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9.51mm"/>
    </style:style>
    <style:style style:name="co6" style:family="table-column">
      <style:table-column-properties fo:break-before="auto" style:column-width="16.46mm"/>
    </style:style>
    <style:style style:name="co7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107"/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06">
      <style:table-cell-properties fo:background-color="#ffff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75.64mm" svg:height="114.02mm" svg:x="163.02mm" svg:y="22.15mm">
            <loext:p draw:notify-on-update-of-ranges="Foglio1.G1:Foglio1.G1 Foglio1.G2:Foglio1.G78 Foglio1.F1:Foglio1.F1 Foglio1.F2:Foglio1.F78 Foglio1.H1:Foglio1.H1 Foglio1.H2:Foglio1.H7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3" table:default-cell-style-name="ce2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prezzo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ltro indicatore</text:p>
          </table:table-cell>
          <table:table-cell table:number-columns-repeated="2"/>
          <table:table-cell office:value-type="string" calcext:value-type="string">
            <text:p>prezzo graph</text:p>
          </table:table-cell>
          <table:table-cell office:value-type="string" calcext:value-type="string">
            <text:p>AO grapf</text:p>
          </table:table-cell>
          <table:table-cell office:value-type="string" calcext:value-type="string">
            <text:p>altro</text:p>
          </table:table-cell>
          <table:table-cell table:style-name="Default"/>
          <table:table-cell office:value-type="string" calcext:value-type="string">
            <text:p>dati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altro</text:p>
          </table:table-cell>
          <table:table-cell/>
        </table:table-row>
        <table:table-row table:style-name="ro1">
          <table:table-cell table:formula="of:=[Foglio2.H2]" office:value-type="float" office:value="8871.00000119" calcext:value-type="float">
            <text:p>8871,0000</text:p>
          </table:table-cell>
          <table:table-cell table:formula="of:=[Foglio2.I2]" office:value-type="float" office:value="-516.337914706117" calcext:value-type="float">
            <text:p>-516,3379</text:p>
          </table:table-cell>
          <table:table-cell table:formula="of:=[Foglio2.J2]" office:value-type="float" office:value="8758.54717337548" calcext:value-type="float">
            <text:p>8758,5472</text:p>
          </table:table-cell>
          <table:table-cell table:number-columns-repeated="2"/>
          <table:table-cell table:formula="of:=([.A2]-[.$K$2])/([.$K$3]-[.$K$2])+0.5" office:value-type="float" office:value="1.11798240304987" calcext:value-type="float">
            <text:p>1,11798</text:p>
          </table:table-cell>
          <table:table-cell table:formula="of:=([.B2]-[.$L$2])/([.$L$3]-[.$L$2])-0.5" office:value-type="float" office:value="-0.393252256980639" calcext:value-type="float">
            <text:p>-0,39325</text:p>
          </table:table-cell>
          <table:table-cell table:formula="of:=([.C2]-[.$M$2])/([.$M$3]-[.$M$2])" office:value-type="float" office:value="0.486367065550191" calcext:value-type="float">
            <text:p>0,48637</text:p>
          </table:table-cell>
          <table:table-cell table:style-name="Default"/>
          <table:table-cell office:value-type="string" calcext:value-type="string">
            <text:p>min</text:p>
          </table:table-cell>
          <table:table-cell table:style-name="ce4" table:formula="of:=MIN([.A2:.A78])" office:value-type="float" office:value="8000" calcext:value-type="float">
            <text:p>8000,000</text:p>
          </table:table-cell>
          <table:table-cell table:style-name="ce4" table:formula="of:=MIN([.B2:.B177])" office:value-type="float" office:value="-634.575545715265" calcext:value-type="float">
            <text:p>-634,576</text:p>
          </table:table-cell>
          <table:table-cell table:style-name="ce4" table:formula="of:=MIN([.C2:.C78])" office:value-type="float" office:value="8097.43280497187" calcext:value-type="float">
            <text:p>8097,433</text:p>
          </table:table-cell>
          <table:table-cell table:style-name="ce3"/>
        </table:table-row>
        <table:table-row table:style-name="ro1">
          <table:table-cell table:formula="of:=[Foglio2.H3]" office:value-type="float" office:value="9050.19999986" calcext:value-type="float">
            <text:p>9050,2000</text:p>
          </table:table-cell>
          <table:table-cell table:formula="of:=[Foglio2.I3]" office:value-type="float" office:value="-537.110201312" calcext:value-type="float">
            <text:p>-537,1102</text:p>
          </table:table-cell>
          <table:table-cell table:formula="of:=[Foglio2.J3]" office:value-type="float" office:value="8862.81827655278" calcext:value-type="float">
            <text:p>8862,8183</text:p>
          </table:table-cell>
          <table:table-cell table:number-columns-repeated="2"/>
          <table:table-cell table:formula="of:=([.A3]-[.$K$2])/([.$K$3]-[.$K$2])+0.5" office:value-type="float" office:value="1.24512642791017" calcext:value-type="float">
            <text:p>1,24513</text:p>
          </table:table-cell>
          <table:table-cell table:formula="of:=([.B3]-[.$L$2])/([.$L$3]-[.$L$2])-0.5" office:value-type="float" office:value="-0.412005970951429" calcext:value-type="float">
            <text:p>-0,41201</text:p>
          </table:table-cell>
          <table:table-cell table:formula="of:=([.C3]-[.$M$2])/([.$M$3]-[.$M$2])" office:value-type="float" office:value="0.563076985796648" calcext:value-type="float">
            <text:p>0,56308</text:p>
          </table:table-cell>
          <table:table-cell/>
          <table:table-cell office:value-type="string" calcext:value-type="string">
            <text:p>max</text:p>
          </table:table-cell>
          <table:table-cell table:formula="of:=MAX([.A2:.A78])" office:value-type="float" office:value="9409.42524721" calcext:value-type="float">
            <text:p>9409,42524721</text:p>
          </table:table-cell>
          <table:table-cell table:formula="of:=MAX([.B2:.B177])" office:value-type="float" office:value="473.060341140939" calcext:value-type="float">
            <text:p>473,0603411409</text:p>
          </table:table-cell>
          <table:table-cell table:formula="of:=MAX([.C2:.C78])" office:value-type="float" office:value="9456.72379161739" calcext:value-type="float">
            <text:p>9456,7237916174</text:p>
          </table:table-cell>
          <table:table-cell table:style-name="ce3"/>
        </table:table-row>
        <table:table-row table:style-name="ro1">
          <table:table-cell table:formula="of:=[Foglio2.H4]" office:value-type="float" office:value="9029.88094777" calcext:value-type="float">
            <text:p>9029,8809</text:p>
          </table:table-cell>
          <table:table-cell table:formula="of:=[Foglio2.I4]" office:value-type="float" office:value="-547.349037417236" calcext:value-type="float">
            <text:p>-547,3490</text:p>
          </table:table-cell>
          <table:table-cell table:formula="of:=[Foglio2.J4]" office:value-type="float" office:value="9001.10468775505" calcext:value-type="float">
            <text:p>9001,1047</text:p>
          </table:table-cell>
          <table:table-cell table:number-columns-repeated="2"/>
          <table:table-cell table:formula="of:=([.A4]-[.$K$2])/([.$K$3]-[.$K$2])+0.5" office:value-type="float" office:value="1.23070987610636" calcext:value-type="float">
            <text:p>1,23071</text:p>
          </table:table-cell>
          <table:table-cell table:formula="of:=([.B4]-[.$L$2])/([.$L$3]-[.$L$2])-0.5" office:value-type="float" office:value="-0.421249835498195" calcext:value-type="float">
            <text:p>-0,42125</text:p>
          </table:table-cell>
          <table:table-cell table:formula="of:=([.C4]-[.$M$2])/([.$M$3]-[.$M$2])" office:value-type="float" office:value="0.664811207946927" calcext:value-type="float">
            <text:p>0,66481</text:p>
          </table:table-cell>
          <table:table-cell table:number-columns-repeated="6"/>
        </table:table-row>
        <table:table-row table:style-name="ro1">
          <table:table-cell table:formula="of:=[Foglio2.H5]" office:value-type="float" office:value="8750" calcext:value-type="float">
            <text:p>8750,0000</text:p>
          </table:table-cell>
          <table:table-cell table:formula="of:=[Foglio2.I5]" office:value-type="float" office:value="-546.905895026148" calcext:value-type="float">
            <text:p>-546,9059</text:p>
          </table:table-cell>
          <table:table-cell table:formula="of:=[Foglio2.J5]" office:value-type="float" office:value="8928.12778936152" calcext:value-type="float">
            <text:p>8928,1278</text:p>
          </table:table-cell>
          <table:table-cell table:number-columns-repeated="2"/>
          <table:table-cell table:formula="of:=([.A5]-[.$K$2])/([.$K$3]-[.$K$2])+0.5" office:value-type="float" office:value="1.03213180442499" calcext:value-type="float">
            <text:p>1,03213</text:p>
          </table:table-cell>
          <table:table-cell table:formula="of:=([.B5]-[.$L$2])/([.$L$3]-[.$L$2])-0.5" office:value-type="float" office:value="-0.42084975601689" calcext:value-type="float">
            <text:p>-0,42085</text:p>
          </table:table-cell>
          <table:table-cell table:formula="of:=([.C5]-[.$M$2])/([.$M$3]-[.$M$2])" office:value-type="float" office:value="0.611123734763851" calcext:value-type="float">
            <text:p>0,61112</text:p>
          </table:table-cell>
          <table:table-cell table:number-columns-repeated="6"/>
        </table:table-row>
        <table:table-row table:style-name="ro1">
          <table:table-cell table:formula="of:=[Foglio2.H6]" office:value-type="float" office:value="8860.00000003" calcext:value-type="float">
            <text:p>8860,0000</text:p>
          </table:table-cell>
          <table:table-cell table:formula="of:=[Foglio2.I6]" office:value-type="float" office:value="-522.838563005" calcext:value-type="float">
            <text:p>-522,8386</text:p>
          </table:table-cell>
          <table:table-cell table:formula="of:=[Foglio2.J6]" office:value-type="float" office:value="8832.17607380414" calcext:value-type="float">
            <text:p>8832,1761</text:p>
          </table:table-cell>
          <table:table-cell table:number-columns-repeated="2"/>
          <table:table-cell table:formula="of:=([.A6]-[.$K$2])/([.$K$3]-[.$K$2])+0.5" office:value-type="float" office:value="1.11017780242861" calcext:value-type="float">
            <text:p>1,11018</text:p>
          </table:table-cell>
          <table:table-cell table:formula="of:=([.B6]-[.$L$2])/([.$L$3]-[.$L$2])-0.5" office:value-type="float" office:value="-0.399121196743266" calcext:value-type="float">
            <text:p>-0,39912</text:p>
          </table:table-cell>
          <table:table-cell table:formula="of:=([.C6]-[.$M$2])/([.$M$3]-[.$M$2])" office:value-type="float" office:value="0.540534202058886" calcext:value-type="float">
            <text:p>0,54053</text:p>
          </table:table-cell>
          <table:table-cell table:number-columns-repeated="6"/>
        </table:table-row>
        <table:table-row table:style-name="ro1">
          <table:table-cell table:formula="of:=[Foglio2.H7]" office:value-type="float" office:value="8788.15045207" calcext:value-type="float">
            <text:p>8788,1505</text:p>
          </table:table-cell>
          <table:table-cell table:formula="of:=[Foglio2.I7]" office:value-type="float" office:value="-491.417478587999" calcext:value-type="float">
            <text:p>-491,4175</text:p>
          </table:table-cell>
          <table:table-cell table:formula="of:=[Foglio2.J7]" office:value-type="float" office:value="8770.63518457851" calcext:value-type="float">
            <text:p>8770,6352</text:p>
          </table:table-cell>
          <table:table-cell table:number-columns-repeated="2"/>
          <table:table-cell table:formula="of:=([.A7]-[.$K$2])/([.$K$3]-[.$K$2])+0.5" office:value-type="float" office:value="1.05919989629118" calcext:value-type="float">
            <text:p>1,05920</text:p>
          </table:table-cell>
          <table:table-cell table:formula="of:=([.B7]-[.$L$2])/([.$L$3]-[.$L$2])-0.5" office:value-type="float" office:value="-0.3707534950555" calcext:value-type="float">
            <text:p>-0,37075</text:p>
          </table:table-cell>
          <table:table-cell table:formula="of:=([.C7]-[.$M$2])/([.$M$3]-[.$M$2])" office:value-type="float" office:value="0.495259945236583" calcext:value-type="float">
            <text:p>0,49526</text:p>
          </table:table-cell>
          <table:table-cell table:number-columns-repeated="6"/>
        </table:table-row>
        <table:table-row table:style-name="ro1">
          <table:table-cell table:formula="of:=[Foglio2.H8]" office:value-type="float" office:value="8599.96000001" calcext:value-type="float">
            <text:p>8599,9600</text:p>
          </table:table-cell>
          <table:table-cell table:formula="of:=[Foglio2.I8]" office:value-type="float" office:value="-497.162005622851" calcext:value-type="float">
            <text:p>-497,1620</text:p>
          </table:table-cell>
          <table:table-cell table:formula="of:=[Foglio2.J8]" office:value-type="float" office:value="8663.94422379935" calcext:value-type="float">
            <text:p>8663,9442</text:p>
          </table:table-cell>
          <table:table-cell table:number-columns-repeated="2"/>
          <table:table-cell table:formula="of:=([.A8]-[.$K$2])/([.$K$3]-[.$K$2])+0.5" office:value-type="float" office:value="0.925677063184187" calcext:value-type="float">
            <text:p>0,92568</text:p>
          </table:table-cell>
          <table:table-cell table:formula="of:=([.B8]-[.$L$2])/([.$L$3]-[.$L$2])-0.5" office:value-type="float" office:value="-0.375939790572845" calcext:value-type="float">
            <text:p>-0,37594</text:p>
          </table:table-cell>
          <table:table-cell table:formula="of:=([.C8]-[.$M$2])/([.$M$3]-[.$M$2])" office:value-type="float" office:value="0.416769789833982" calcext:value-type="float">
            <text:p>0,41677</text:p>
          </table:table-cell>
          <table:table-cell table:number-columns-repeated="6"/>
        </table:table-row>
        <table:table-row table:style-name="ro1">
          <table:table-cell table:formula="of:=[Foglio2.H9]" office:value-type="float" office:value="8716.06177209" calcext:value-type="float">
            <text:p>8716,0618</text:p>
          </table:table-cell>
          <table:table-cell table:formula="of:=[Foglio2.I9]" office:value-type="float" office:value="-504.097115349321" calcext:value-type="float">
            <text:p>-504,0971</text:p>
          </table:table-cell>
          <table:table-cell table:formula="of:=[Foglio2.J9]" office:value-type="float" office:value="8621.09901711042" calcext:value-type="float">
            <text:p>8621,0990</text:p>
          </table:table-cell>
          <table:table-cell table:number-columns-repeated="2"/>
          <table:table-cell table:formula="of:=([.A9]-[.$K$2])/([.$K$3]-[.$K$2])+0.5" office:value-type="float" office:value="1.00805232381601" calcext:value-type="float">
            <text:p>1,00805</text:p>
          </table:table-cell>
          <table:table-cell table:formula="of:=([.B9]-[.$L$2])/([.$L$3]-[.$L$2])-0.5" office:value-type="float" office:value="-0.382200972436637" calcext:value-type="float">
            <text:p>-0,38220</text:p>
          </table:table-cell>
          <table:table-cell table:formula="of:=([.C9]-[.$M$2])/([.$M$3]-[.$M$2])" office:value-type="float" office:value="0.385249528823011" calcext:value-type="float">
            <text:p>0,38525</text:p>
          </table:table-cell>
          <table:table-cell table:number-columns-repeated="6"/>
        </table:table-row>
        <table:table-row table:style-name="ro1">
          <table:table-cell table:formula="of:=[Foglio2.H10]" office:value-type="float" office:value="8550.00000001" calcext:value-type="float">
            <text:p>8550,0000</text:p>
          </table:table-cell>
          <table:table-cell table:formula="of:=[Foglio2.I10]" office:value-type="float" office:value="-493.411385460025" calcext:value-type="float">
            <text:p>-493,4114</text:p>
          </table:table-cell>
          <table:table-cell table:formula="of:=[Foglio2.J10]" office:value-type="float" office:value="8566.51269831717" calcext:value-type="float">
            <text:p>8566,5127</text:p>
          </table:table-cell>
          <table:table-cell table:number-columns-repeated="2"/>
          <table:table-cell table:formula="of:=([.A10]-[.$K$2])/([.$K$3]-[.$K$2])+0.5" office:value-type="float" office:value="0.890229989918758" calcext:value-type="float">
            <text:p>0,89023</text:p>
          </table:table-cell>
          <table:table-cell table:formula="of:=([.B10]-[.$L$2])/([.$L$3]-[.$L$2])-0.5" office:value-type="float" office:value="-0.372553641561845" calcext:value-type="float">
            <text:p>-0,37255</text:p>
          </table:table-cell>
          <table:table-cell table:formula="of:=([.C10]-[.$M$2])/([.$M$3]-[.$M$2])" office:value-type="float" office:value="0.345091594039703" calcext:value-type="float">
            <text:p>0,34509</text:p>
          </table:table-cell>
          <table:table-cell table:number-columns-repeated="6"/>
        </table:table-row>
        <table:table-row table:style-name="ro1">
          <table:table-cell table:formula="of:=[Foglio2.H11]" office:value-type="float" office:value="8443.83213" calcext:value-type="float">
            <text:p>8443,8321</text:p>
          </table:table-cell>
          <table:table-cell table:formula="of:=[Foglio2.I11]" office:value-type="float" office:value="-508.198351895791" calcext:value-type="float">
            <text:p>-508,1984</text:p>
          </table:table-cell>
          <table:table-cell table:formula="of:=[Foglio2.J11]" office:value-type="float" office:value="8472.48843408337" calcext:value-type="float">
            <text:p>8472,4884</text:p>
          </table:table-cell>
          <table:table-cell table:number-columns-repeated="2"/>
          <table:table-cell table:formula="of:=([.A11]-[.$K$2])/([.$K$3]-[.$K$2])+0.5" office:value-type="float" office:value="0.814902922931585" calcext:value-type="float">
            <text:p>0,81490</text:p>
          </table:table-cell>
          <table:table-cell table:formula="of:=([.B11]-[.$L$2])/([.$L$3]-[.$L$2])-0.5" office:value-type="float" office:value="-0.385903666250677" calcext:value-type="float">
            <text:p>-0,38590</text:p>
          </table:table-cell>
          <table:table-cell table:formula="of:=([.C11]-[.$M$2])/([.$M$3]-[.$M$2])" office:value-type="float" office:value="0.275920044196763" calcext:value-type="float">
            <text:p>0,27592</text:p>
          </table:table-cell>
          <table:table-cell table:number-columns-repeated="6"/>
        </table:table-row>
        <table:table-row table:style-name="ro1">
          <table:table-cell table:formula="of:=[Foglio2.H12]" office:value-type="float" office:value="8497.52445115" calcext:value-type="float">
            <text:p>8497,5245</text:p>
          </table:table-cell>
          <table:table-cell table:formula="of:=[Foglio2.I12]" office:value-type="float" office:value="-531.691296859497" calcext:value-type="float">
            <text:p>-531,6913</text:p>
          </table:table-cell>
          <table:table-cell table:formula="of:=[Foglio2.J12]" office:value-type="float" office:value="8420.01630130329" calcext:value-type="float">
            <text:p>8420,0163</text:p>
          </table:table-cell>
          <table:table-cell table:number-columns-repeated="2"/>
          <table:table-cell table:formula="of:=([.A12]-[.$K$2])/([.$K$3]-[.$K$2])+0.5" office:value-type="float" office:value="0.852998111914673" calcext:value-type="float">
            <text:p>0,85300</text:p>
          </table:table-cell>
          <table:table-cell table:formula="of:=([.B12]-[.$L$2])/([.$L$3]-[.$L$2])-0.5" office:value-type="float" office:value="-0.407113655239374" calcext:value-type="float">
            <text:p>-0,40711</text:p>
          </table:table-cell>
          <table:table-cell table:formula="of:=([.C12]-[.$M$2])/([.$M$3]-[.$M$2])" office:value-type="float" office:value="0.237317468813277" calcext:value-type="float">
            <text:p>0,23732</text:p>
          </table:table-cell>
          <table:table-cell table:number-columns-repeated="6"/>
        </table:table-row>
        <table:table-row table:style-name="ro1">
          <table:table-cell table:formula="of:=[Foglio2.H13]" office:value-type="float" office:value="8326.14000003" calcext:value-type="float">
            <text:p>8326,1400</text:p>
          </table:table-cell>
          <table:table-cell table:formula="of:=[Foglio2.I13]" office:value-type="float" office:value="-528.188572885058" calcext:value-type="float">
            <text:p>-528,1886</text:p>
          </table:table-cell>
          <table:table-cell table:formula="of:=[Foglio2.J13]" office:value-type="float" office:value="8348.19831922893" calcext:value-type="float">
            <text:p>8348,1983</text:p>
          </table:table-cell>
          <table:table-cell table:number-columns-repeated="2"/>
          <table:table-cell table:formula="of:=([.A13]-[.$K$2])/([.$K$3]-[.$K$2])+0.5" office:value-type="float" office:value="0.731399288948175" calcext:value-type="float">
            <text:p>0,73140</text:p>
          </table:table-cell>
          <table:table-cell table:formula="of:=([.B13]-[.$L$2])/([.$L$3]-[.$L$2])-0.5" office:value-type="float" office:value="-0.403951312798139" calcext:value-type="float">
            <text:p>-0,40395</text:p>
          </table:table-cell>
          <table:table-cell table:formula="of:=([.C13]-[.$M$2])/([.$M$3]-[.$M$2])" office:value-type="float" office:value="0.184482584465523" calcext:value-type="float">
            <text:p>0,18448</text:p>
          </table:table-cell>
          <table:table-cell table:number-columns-repeated="6"/>
        </table:table-row>
        <table:table-row table:style-name="ro1">
          <table:table-cell table:formula="of:=[Foglio2.H14]" office:value-type="float" office:value="8359.99999992" calcext:value-type="float">
            <text:p>8360,0000</text:p>
          </table:table-cell>
          <table:table-cell table:formula="of:=[Foglio2.I14]" office:value-type="float" office:value="-559.059355768588" calcext:value-type="float">
            <text:p>-559,0594</text:p>
          </table:table-cell>
          <table:table-cell table:formula="of:=[Foglio2.J14]" office:value-type="float" office:value="8308.77620185389" calcext:value-type="float">
            <text:p>8308,7762</text:p>
          </table:table-cell>
          <table:table-cell table:number-columns-repeated="2"/>
          <table:table-cell table:formula="of:=([.A14]-[.$K$2])/([.$K$3]-[.$K$2])+0.5" office:value-type="float" office:value="0.755423266067237" calcext:value-type="float">
            <text:p>0,75542</text:p>
          </table:table-cell>
          <table:table-cell table:formula="of:=([.B14]-[.$L$2])/([.$L$3]-[.$L$2])-0.5" office:value-type="float" office:value="-0.431822189184377" calcext:value-type="float">
            <text:p>-0,43182</text:p>
          </table:table-cell>
          <table:table-cell table:formula="of:=([.C14]-[.$M$2])/([.$M$3]-[.$M$2])" office:value-type="float" office:value="0.155480613759954" calcext:value-type="float">
            <text:p>0,15548</text:p>
          </table:table-cell>
          <table:table-cell table:number-columns-repeated="6"/>
        </table:table-row>
        <table:table-row table:style-name="ro1">
          <table:table-cell table:formula="of:=[Foglio2.H15]" office:value-type="float" office:value="8265.00000316" calcext:value-type="float">
            <text:p>8265,0000</text:p>
          </table:table-cell>
          <table:table-cell table:formula="of:=[Foglio2.I15]" office:value-type="float" office:value="-604.167042347266" calcext:value-type="float">
            <text:p>-604,1670</text:p>
          </table:table-cell>
          <table:table-cell table:formula="of:=[Foglio2.J15]" office:value-type="float" office:value="8257.27224706747" calcext:value-type="float">
            <text:p>8257,2722</text:p>
          </table:table-cell>
          <table:table-cell table:number-columns-repeated="2"/>
          <table:table-cell table:formula="of:=([.A15]-[.$K$2])/([.$K$3]-[.$K$2])+0.5" office:value-type="float" office:value="0.688019906472213" calcext:value-type="float">
            <text:p>0,68802</text:p>
          </table:table-cell>
          <table:table-cell table:formula="of:=([.B15]-[.$L$2])/([.$L$3]-[.$L$2])-0.5" office:value-type="float" office:value="-0.47254648054578" calcext:value-type="float">
            <text:p>-0,47255</text:p>
          </table:table-cell>
          <table:table-cell table:formula="of:=([.C15]-[.$M$2])/([.$M$3]-[.$M$2])" office:value-type="float" office:value="0.11759030528853" calcext:value-type="float">
            <text:p>0,11759</text:p>
          </table:table-cell>
          <table:table-cell table:number-columns-repeated="6"/>
        </table:table-row>
        <table:table-row table:style-name="ro1">
          <table:table-cell table:formula="of:=[Foglio2.H16]" office:value-type="float" office:value="8000" calcext:value-type="float">
            <text:p>8000,0000</text:p>
          </table:table-cell>
          <table:table-cell table:formula="of:=[Foglio2.I16]" office:value-type="float" office:value="-634.575545715265" calcext:value-type="float">
            <text:p>-634,5755</text:p>
          </table:table-cell>
          <table:table-cell table:formula="of:=[Foglio2.J16]" office:value-type="float" office:value="8097.43280497187" calcext:value-type="float">
            <text:p>8097,4328</text:p>
          </table:table-cell>
          <table:table-cell table:number-columns-repeated="2"/>
          <table:table-cell table:formula="of:=([.A16]-[.$K$2])/([.$K$3]-[.$K$2])+0.5" office:value-type="float" office:value="0.5" calcext:value-type="float">
            <text:p>0,50000</text:p>
          </table:table-cell>
          <table:table-cell table:formula="of:=([.B16]-[.$L$2])/([.$L$3]-[.$L$2])-0.5" office:value-type="float" office:value="-0.5" calcext:value-type="float">
            <text:p>-0,50000</text:p>
          </table:table-cell>
          <table:table-cell table:formula="of:=([.C16]-[.$M$2])/([.$M$3]-[.$M$2])" office:value-type="float" office:value="0" calcext:value-type="float">
            <text:p>0,00000</text:p>
          </table:table-cell>
          <table:table-cell table:number-columns-repeated="6"/>
        </table:table-row>
        <table:table-row table:style-name="ro1">
          <table:table-cell table:formula="of:=[Foglio2.H17]" office:value-type="float" office:value="8780" calcext:value-type="float">
            <text:p>8780,0000</text:p>
          </table:table-cell>
          <table:table-cell table:formula="of:=[Foglio2.I17]" office:value-type="float" office:value="-605.476650958208" calcext:value-type="float">
            <text:p>-605,4767</text:p>
          </table:table-cell>
          <table:table-cell table:formula="of:=[Foglio2.J17]" office:value-type="float" office:value="8338.61825860338" calcext:value-type="float">
            <text:p>8338,6183</text:p>
          </table:table-cell>
          <table:table-cell table:number-columns-repeated="2"/>
          <table:table-cell table:formula="of:=([.A17]-[.$K$2])/([.$K$3]-[.$K$2])+0.5" office:value-type="float" office:value="1.05341707660199" calcext:value-type="float">
            <text:p>1,05342</text:p>
          </table:table-cell>
          <table:table-cell table:formula="of:=([.B17]-[.$L$2])/([.$L$3]-[.$L$2])-0.5" office:value-type="float" office:value="-0.473728826320671" calcext:value-type="float">
            <text:p>-0,47373</text:p>
          </table:table-cell>
          <table:table-cell table:formula="of:=([.C17]-[.$M$2])/([.$M$3]-[.$M$2])" office:value-type="float" office:value="0.177434747968655" calcext:value-type="float">
            <text:p>0,17743</text:p>
          </table:table-cell>
          <table:table-cell table:number-columns-repeated="6"/>
        </table:table-row>
        <table:table-row table:style-name="ro1">
          <table:table-cell table:formula="of:=[Foglio2.H18]" office:value-type="float" office:value="8911.46423223" calcext:value-type="float">
            <text:p>8911,4642</text:p>
          </table:table-cell>
          <table:table-cell table:formula="of:=[Foglio2.I18]" office:value-type="float" office:value="-518.061601058149" calcext:value-type="float">
            <text:p>-518,0616</text:p>
          </table:table-cell>
          <table:table-cell table:formula="of:=[Foglio2.J18]" office:value-type="float" office:value="8780.39191835001" calcext:value-type="float">
            <text:p>8780,3919</text:p>
          </table:table-cell>
          <table:table-cell table:number-columns-repeated="2"/>
          <table:table-cell table:formula="of:=([.A18]-[.$K$2])/([.$K$3]-[.$K$2])+0.5" office:value-type="float" office:value="1.14669214208719" calcext:value-type="float">
            <text:p>1,14669</text:p>
          </table:table-cell>
          <table:table-cell table:formula="of:=([.B18]-[.$L$2])/([.$L$3]-[.$L$2])-0.5" office:value-type="float" office:value="-0.394808441980138" calcext:value-type="float">
            <text:p>-0,39481</text:p>
          </table:table-cell>
          <table:table-cell table:formula="of:=([.C18]-[.$M$2])/([.$M$3]-[.$M$2])" office:value-type="float" office:value="0.502437756218453" calcext:value-type="float">
            <text:p>0,50244</text:p>
          </table:table-cell>
          <table:table-cell table:number-columns-repeated="6"/>
        </table:table-row>
        <table:table-row table:style-name="ro1">
          <table:table-cell table:formula="of:=[Foglio2.H19]" office:value-type="float" office:value="8734.99999987" calcext:value-type="float">
            <text:p>8735,0000</text:p>
          </table:table-cell>
          <table:table-cell table:formula="of:=[Foglio2.I19]" office:value-type="float" office:value="-419.84731954503" calcext:value-type="float">
            <text:p>-419,8473</text:p>
          </table:table-cell>
          <table:table-cell table:formula="of:=[Foglio2.J19]" office:value-type="float" office:value="8990.3463286376" calcext:value-type="float">
            <text:p>8990,3463</text:p>
          </table:table-cell>
          <table:table-cell table:number-columns-repeated="2"/>
          <table:table-cell table:formula="of:=([.A19]-[.$K$2])/([.$K$3]-[.$K$2])+0.5" office:value-type="float" office:value="1.02148916824426" calcext:value-type="float">
            <text:p>1,02149</text:p>
          </table:table-cell>
          <table:table-cell table:formula="of:=([.B19]-[.$L$2])/([.$L$3]-[.$L$2])-0.5" office:value-type="float" office:value="-0.306138254711396" calcext:value-type="float">
            <text:p>-0,30614</text:p>
          </table:table-cell>
          <table:table-cell table:formula="of:=([.C19]-[.$M$2])/([.$M$3]-[.$M$2])" office:value-type="float" office:value="0.656896523583426" calcext:value-type="float">
            <text:p>0,65690</text:p>
          </table:table-cell>
          <table:table-cell table:number-columns-repeated="6"/>
        </table:table-row>
        <table:table-row table:style-name="ro1">
          <table:table-cell table:formula="of:=[Foglio2.H20]" office:value-type="float" office:value="8974.99999978" calcext:value-type="float">
            <text:p>8975,0000</text:p>
          </table:table-cell>
          <table:table-cell table:formula="of:=[Foglio2.I20]" office:value-type="float" office:value="-296.530059703913" calcext:value-type="float">
            <text:p>-296,5301</text:p>
          </table:table-cell>
          <table:table-cell table:formula="of:=[Foglio2.J20]" office:value-type="float" office:value="9052.24321726768" calcext:value-type="float">
            <text:p>9052,2432</text:p>
          </table:table-cell>
          <table:table-cell table:number-columns-repeated="2"/>
          <table:table-cell table:formula="of:=([.A20]-[.$K$2])/([.$K$3]-[.$K$2])+0.5" office:value-type="float" office:value="1.1917713455964" calcext:value-type="float">
            <text:p>1,19177</text:p>
          </table:table-cell>
          <table:table-cell table:formula="of:=([.B20]-[.$L$2])/([.$L$3]-[.$L$2])-0.5" office:value-type="float" office:value="-0.194804502072586" calcext:value-type="float">
            <text:p>-0,19480</text:p>
          </table:table-cell>
          <table:table-cell table:formula="of:=([.C20]-[.$M$2])/([.$M$3]-[.$M$2])" office:value-type="float" office:value="0.702432681211332" calcext:value-type="float">
            <text:p>0,70243</text:p>
          </table:table-cell>
          <table:table-cell table:number-columns-repeated="6"/>
        </table:table-row>
        <table:table-row table:style-name="ro1">
          <table:table-cell table:formula="of:=[Foglio2.H21]" office:value-type="float" office:value="9003.29250024" calcext:value-type="float">
            <text:p>9003,2925</text:p>
          </table:table-cell>
          <table:table-cell table:formula="of:=[Foglio2.I21]" office:value-type="float" office:value="-106.324787563091" calcext:value-type="float">
            <text:p>-106,3248</text:p>
          </table:table-cell>
          <table:table-cell table:formula="of:=[Foglio2.J21]" office:value-type="float" office:value="9081.56249364741" calcext:value-type="float">
            <text:p>9081,5625</text:p>
          </table:table-cell>
          <table:table-cell table:number-columns-repeated="2"/>
          <table:table-cell table:formula="of:=([.A21]-[.$K$2])/([.$K$3]-[.$K$2])+0.5" office:value-type="float" office:value="1.21184513135837" calcext:value-type="float">
            <text:p>1,21185</text:p>
          </table:table-cell>
          <table:table-cell table:formula="of:=([.B21]-[.$L$2])/([.$L$3]-[.$L$2])-0.5" office:value-type="float" office:value="-0.023082662433858" calcext:value-type="float">
            <text:p>-0,02308</text:p>
          </table:table-cell>
          <table:table-cell table:formula="of:=([.C21]-[.$M$2])/([.$M$3]-[.$M$2])" office:value-type="float" office:value="0.724002217585646" calcext:value-type="float">
            <text:p>0,72400</text:p>
          </table:table-cell>
          <table:table-cell table:number-columns-repeated="6"/>
        </table:table-row>
        <table:table-row table:style-name="ro1">
          <table:table-cell table:formula="of:=[Foglio2.H22]" office:value-type="float" office:value="8937" calcext:value-type="float">
            <text:p>8937,0000</text:p>
          </table:table-cell>
          <table:table-cell table:formula="of:=[Foglio2.I22]" office:value-type="float" office:value="27.7889365760857" calcext:value-type="float">
            <text:p>27,7889</text:p>
          </table:table-cell>
          <table:table-cell table:formula="of:=[Foglio2.J22]" office:value-type="float" office:value="9065.77670850932" calcext:value-type="float">
            <text:p>9065,7767</text:p>
          </table:table-cell>
          <table:table-cell table:number-columns-repeated="2"/>
          <table:table-cell table:formula="of:=([.A22]-[.$K$2])/([.$K$3]-[.$K$2])+0.5" office:value-type="float" office:value="1.16481000099496" calcext:value-type="float">
            <text:p>1,16481</text:p>
          </table:table-cell>
          <table:table-cell table:formula="of:=([.B22]-[.$L$2])/([.$L$3]-[.$L$2])-0.5" office:value-type="float" office:value="0.0979983947354174" calcext:value-type="float">
            <text:p>0,09800</text:p>
          </table:table-cell>
          <table:table-cell table:formula="of:=([.C22]-[.$M$2])/([.$M$3]-[.$M$2])" office:value-type="float" office:value="0.712388968257004" calcext:value-type="float">
            <text:p>0,71239</text:p>
          </table:table-cell>
          <table:table-cell table:number-columns-repeated="6"/>
        </table:table-row>
        <table:table-row table:style-name="ro1">
          <table:table-cell table:formula="of:=[Foglio2.H23]" office:value-type="float" office:value="8755.20111578" calcext:value-type="float">
            <text:p>8755,2011</text:p>
          </table:table-cell>
          <table:table-cell table:formula="of:=[Foglio2.I23]" office:value-type="float" office:value="46.4510234671725" calcext:value-type="float">
            <text:p>46,4510</text:p>
          </table:table-cell>
          <table:table-cell table:formula="of:=[Foglio2.J23]" office:value-type="float" office:value="8911.08457036964" calcext:value-type="float">
            <text:p>8911,0846</text:p>
          </table:table-cell>
          <table:table-cell table:number-columns-repeated="2"/>
          <table:table-cell table:formula="of:=([.A23]-[.$K$2])/([.$K$3]-[.$K$2])+0.5" office:value-type="float" office:value="1.03582204325837" calcext:value-type="float">
            <text:p>1,03582</text:p>
          </table:table-cell>
          <table:table-cell table:formula="of:=([.B23]-[.$L$2])/([.$L$3]-[.$L$2])-0.5" office:value-type="float" office:value="0.11484697025788" calcext:value-type="float">
            <text:p>0,11485</text:p>
          </table:table-cell>
          <table:table-cell table:formula="of:=([.C23]-[.$M$2])/([.$M$3]-[.$M$2])" office:value-type="float" office:value="0.598585419451438" calcext:value-type="float">
            <text:p>0,59859</text:p>
          </table:table-cell>
          <table:table-cell table:number-columns-repeated="6"/>
        </table:table-row>
        <table:table-row table:style-name="ro1">
          <table:table-cell table:formula="of:=[Foglio2.H24]" office:value-type="float" office:value="8727.92113559" calcext:value-type="float">
            <text:p>8727,9211</text:p>
          </table:table-cell>
          <table:table-cell table:formula="of:=[Foglio2.I24]" office:value-type="float" office:value="55.3221644677888" calcext:value-type="float">
            <text:p>55,3222</text:p>
          </table:table-cell>
          <table:table-cell table:formula="of:=[Foglio2.J24]" office:value-type="float" office:value="8749.68345197504" calcext:value-type="float">
            <text:p>8749,6835</text:p>
          </table:table-cell>
          <table:table-cell table:number-columns-repeated="2"/>
          <table:table-cell table:formula="of:=([.A24]-[.$K$2])/([.$K$3]-[.$K$2])+0.5" office:value-type="float" office:value="1.01646664981413" calcext:value-type="float">
            <text:p>1,01647</text:p>
          </table:table-cell>
          <table:table-cell table:formula="of:=([.B24]-[.$L$2])/([.$L$3]-[.$L$2])-0.5" office:value-type="float" office:value="0.122856047162923" calcext:value-type="float">
            <text:p>0,12286</text:p>
          </table:table-cell>
          <table:table-cell table:formula="of:=([.C24]-[.$M$2])/([.$M$3]-[.$M$2])" office:value-type="float" office:value="0.479846223811726" calcext:value-type="float">
            <text:p>0,47985</text:p>
          </table:table-cell>
          <table:table-cell table:number-columns-repeated="6"/>
        </table:table-row>
        <table:table-row table:style-name="ro1">
          <table:table-cell table:formula="of:=[Foglio2.H25]" office:value-type="float" office:value="8589.96" calcext:value-type="float">
            <text:p>8589,9600</text:p>
          </table:table-cell>
          <table:table-cell table:formula="of:=[Foglio2.I25]" office:value-type="float" office:value="32.6871240281998" calcext:value-type="float">
            <text:p>32,6871</text:p>
          </table:table-cell>
          <table:table-cell table:formula="of:=[Foglio2.J25]" office:value-type="float" office:value="8605.84802206048" calcext:value-type="float">
            <text:p>8605,8480</text:p>
          </table:table-cell>
          <table:table-cell table:number-columns-repeated="2"/>
          <table:table-cell table:formula="of:=([.A25]-[.$K$2])/([.$K$3]-[.$K$2])+0.5" office:value-type="float" office:value="0.918581972451425" calcext:value-type="float">
            <text:p>0,91858</text:p>
          </table:table-cell>
          <table:table-cell table:formula="of:=([.B25]-[.$L$2])/([.$L$3]-[.$L$2])-0.5" office:value-type="float" office:value="0.102420594765444" calcext:value-type="float">
            <text:p>0,10242</text:p>
          </table:table-cell>
          <table:table-cell table:formula="of:=([.C25]-[.$M$2])/([.$M$3]-[.$M$2])" office:value-type="float" office:value="0.374029712610163" calcext:value-type="float">
            <text:p>0,37403</text:p>
          </table:table-cell>
          <table:table-cell table:number-columns-repeated="6"/>
        </table:table-row>
        <table:table-row table:style-name="ro1">
          <table:table-cell table:formula="of:=[Foglio2.H26]" office:value-type="float" office:value="8780.92365654" calcext:value-type="float">
            <text:p>8780,9237</text:p>
          </table:table-cell>
          <table:table-cell table:formula="of:=[Foglio2.I26]" office:value-type="float" office:value="-24.686442872211" calcext:value-type="float">
            <text:p>-24,6864</text:p>
          </table:table-cell>
          <table:table-cell table:formula="of:=[Foglio2.J26]" office:value-type="float" office:value="8622.44610565965" calcext:value-type="float">
            <text:p>8622,4461</text:p>
          </table:table-cell>
          <table:table-cell table:number-columns-repeated="2"/>
          <table:table-cell table:formula="of:=([.A26]-[.$K$2])/([.$K$3]-[.$K$2])+0.5" office:value-type="float" office:value="1.05407241929706" calcext:value-type="float">
            <text:p>1,05407</text:p>
          </table:table-cell>
          <table:table-cell table:formula="of:=([.B26]-[.$L$2])/([.$L$3]-[.$L$2])-0.5" office:value-type="float" office:value="0.0506223751688816" calcext:value-type="float">
            <text:p>0,05062</text:p>
          </table:table-cell>
          <table:table-cell table:formula="of:=([.C26]-[.$M$2])/([.$M$3]-[.$M$2])" office:value-type="float" office:value="0.386240551762516" calcext:value-type="float">
            <text:p>0,38624</text:p>
          </table:table-cell>
          <table:table-cell table:number-columns-repeated="6"/>
        </table:table-row>
        <table:table-row table:style-name="ro1">
          <table:table-cell table:formula="of:=[Foglio2.H27]" office:value-type="float" office:value="8589.99999997" calcext:value-type="float">
            <text:p>8590,0000</text:p>
          </table:table-cell>
          <table:table-cell table:formula="of:=[Foglio2.I27]" office:value-type="float" office:value="-75.6459840173557" calcext:value-type="float">
            <text:p>-75,6460</text:p>
          </table:table-cell>
          <table:table-cell table:formula="of:=[Foglio2.J27]" office:value-type="float" office:value="8621.43314400077" calcext:value-type="float">
            <text:p>8621,4331</text:p>
          </table:table-cell>
          <table:table-cell table:number-columns-repeated="2"/>
          <table:table-cell table:formula="of:=([.A27]-[.$K$2])/([.$K$3]-[.$K$2])+0.5" office:value-type="float" office:value="0.918610352793043" calcext:value-type="float">
            <text:p>0,91861</text:p>
          </table:table-cell>
          <table:table-cell table:formula="of:=([.B27]-[.$L$2])/([.$L$3]-[.$L$2])-0.5" office:value-type="float" office:value="0.0046148904441109" calcext:value-type="float">
            <text:p>0,00461</text:p>
          </table:table-cell>
          <table:table-cell table:formula="of:=([.C27]-[.$M$2])/([.$M$3]-[.$M$2])" office:value-type="float" office:value="0.385495338508817" calcext:value-type="float">
            <text:p>0,38550</text:p>
          </table:table-cell>
          <table:table-cell table:number-columns-repeated="6"/>
        </table:table-row>
        <table:table-row table:style-name="ro1">
          <table:table-cell table:formula="of:=[Foglio2.H28]" office:value-type="float" office:value="8666.81955424" calcext:value-type="float">
            <text:p>8666,8196</text:p>
          </table:table-cell>
          <table:table-cell table:formula="of:=[Foglio2.I28]" office:value-type="float" office:value="-108.121372675503" calcext:value-type="float">
            <text:p>-108,1214</text:p>
          </table:table-cell>
          <table:table-cell table:formula="of:=[Foglio2.J28]" office:value-type="float" office:value="8630.27017003514" calcext:value-type="float">
            <text:p>8630,2702</text:p>
          </table:table-cell>
          <table:table-cell table:number-columns-repeated="2"/>
          <table:table-cell table:formula="of:=([.A28]-[.$K$2])/([.$K$3]-[.$K$2])+0.5" office:value-type="float" office:value="0.973114523498136" calcext:value-type="float">
            <text:p>0,97311</text:p>
          </table:table-cell>
          <table:table-cell table:formula="of:=([.B28]-[.$L$2])/([.$L$3]-[.$L$2])-0.5" office:value-type="float" office:value="-0.0247046621665599" calcext:value-type="float">
            <text:p>-0,02470</text:p>
          </table:table-cell>
          <table:table-cell table:formula="of:=([.C28]-[.$M$2])/([.$M$3]-[.$M$2])" office:value-type="float" office:value="0.391996541063085" calcext:value-type="float">
            <text:p>0,39200</text:p>
          </table:table-cell>
          <table:table-cell table:number-columns-repeated="6"/>
        </table:table-row>
        <table:table-row table:style-name="ro1">
          <table:table-cell table:formula="of:=[Foglio2.H29]" office:value-type="float" office:value="8799" calcext:value-type="float">
            <text:p>8799,0000</text:p>
          </table:table-cell>
          <table:table-cell table:formula="of:=[Foglio2.I29]" office:value-type="float" office:value="-106.187739737563" calcext:value-type="float">
            <text:p>-106,1877</text:p>
          </table:table-cell>
          <table:table-cell table:formula="of:=[Foglio2.J29]" office:value-type="float" office:value="8710.05238324912" calcext:value-type="float">
            <text:p>8710,0524</text:p>
          </table:table-cell>
          <table:table-cell table:number-columns-repeated="2"/>
          <table:table-cell table:formula="of:=([.A29]-[.$K$2])/([.$K$3]-[.$K$2])+0.5" office:value-type="float" office:value="1.06689774898076" calcext:value-type="float">
            <text:p>1,06690</text:p>
          </table:table-cell>
          <table:table-cell table:formula="of:=([.B29]-[.$L$2])/([.$L$3]-[.$L$2])-0.5" office:value-type="float" office:value="-0.0229589324002299" calcext:value-type="float">
            <text:p>-0,02296</text:p>
          </table:table-cell>
          <table:table-cell table:formula="of:=([.C29]-[.$M$2])/([.$M$3]-[.$M$2])" office:value-type="float" office:value="0.45069053226718" calcext:value-type="float">
            <text:p>0,45069</text:p>
          </table:table-cell>
          <table:table-cell table:number-columns-repeated="6"/>
        </table:table-row>
        <table:table-row table:style-name="ro1">
          <table:table-cell table:formula="of:=[Foglio2.H30]" office:value-type="float" office:value="8870.00000002" calcext:value-type="float">
            <text:p>8870,0000</text:p>
          </table:table-cell>
          <table:table-cell table:formula="of:=[Foglio2.I30]" office:value-type="float" office:value="-48.5965472546795" calcext:value-type="float">
            <text:p>-48,5965</text:p>
          </table:table-cell>
          <table:table-cell table:formula="of:=[Foglio2.J30]" office:value-type="float" office:value="8838.53144763341" calcext:value-type="float">
            <text:p>8838,5314</text:p>
          </table:table-cell>
          <table:table-cell table:number-columns-repeated="2"/>
          <table:table-cell table:formula="of:=([.A30]-[.$K$2])/([.$K$3]-[.$K$2])+0.5" office:value-type="float" office:value="1.11727289314718" calcext:value-type="float">
            <text:p>1,11727</text:p>
          </table:table-cell>
          <table:table-cell table:formula="of:=([.B30]-[.$L$2])/([.$L$3]-[.$L$2])-0.5" office:value-type="float" office:value="0.0290357647437423" calcext:value-type="float">
            <text:p>0,02904</text:p>
          </table:table-cell>
          <table:table-cell table:formula="of:=([.C30]-[.$M$2])/([.$M$3]-[.$M$2])" office:value-type="float" office:value="0.545209708548451" calcext:value-type="float">
            <text:p>0,54521</text:p>
          </table:table-cell>
          <table:table-cell table:number-columns-repeated="6"/>
        </table:table-row>
        <table:table-row table:style-name="ro1">
          <table:table-cell table:formula="of:=[Foglio2.H31]" office:value-type="float" office:value="8901.70669743" calcext:value-type="float">
            <text:p>8901,7067</text:p>
          </table:table-cell>
          <table:table-cell table:formula="of:=[Foglio2.I31]" office:value-type="float" office:value="5.02829313870097" calcext:value-type="float">
            <text:p>5,0283</text:p>
          </table:table-cell>
          <table:table-cell table:formula="of:=[Foglio2.J31]" office:value-type="float" office:value="8937.47360551247" calcext:value-type="float">
            <text:p>8937,4736</text:p>
          </table:table-cell>
          <table:table-cell table:number-columns-repeated="2"/>
          <table:table-cell table:formula="of:=([.A31]-[.$K$2])/([.$K$3]-[.$K$2])+0.5" office:value-type="float" office:value="1.1397690826207" calcext:value-type="float">
            <text:p>1,13977</text:p>
          </table:table-cell>
          <table:table-cell table:formula="of:=([.B31]-[.$L$2])/([.$L$3]-[.$L$2])-0.5" office:value-type="float" office:value="0.0774495449667573" calcext:value-type="float">
            <text:p>0,07745</text:p>
          </table:table-cell>
          <table:table-cell table:formula="of:=([.C31]-[.$M$2])/([.$M$3]-[.$M$2])" office:value-type="float" office:value="0.617999242835901" calcext:value-type="float">
            <text:p>0,61800</text:p>
          </table:table-cell>
          <table:table-cell table:number-columns-repeated="6"/>
        </table:table-row>
        <table:table-row table:style-name="ro1">
          <table:table-cell table:formula="of:=[Foglio2.H32]" office:value-type="float" office:value="8818.43141562" calcext:value-type="float">
            <text:p>8818,4314</text:p>
          </table:table-cell>
          <table:table-cell table:formula="of:=[Foglio2.I32]" office:value-type="float" office:value="38.0457213829068" calcext:value-type="float">
            <text:p>38,0457</text:p>
          </table:table-cell>
          <table:table-cell table:formula="of:=[Foglio2.J32]" office:value-type="float" office:value="8924.90094764744" calcext:value-type="float">
            <text:p>8924,9009</text:p>
          </table:table-cell>
          <table:table-cell table:number-columns-repeated="2"/>
          <table:table-cell table:formula="of:=([.A32]-[.$K$2])/([.$K$3]-[.$K$2])+0.5" office:value-type="float" office:value="1.08068451465596" calcext:value-type="float">
            <text:p>1,08068</text:p>
          </table:table-cell>
          <table:table-cell table:formula="of:=([.B32]-[.$L$2])/([.$L$3]-[.$L$2])-0.5" office:value-type="float" office:value="0.107258463796499" calcext:value-type="float">
            <text:p>0,10726</text:p>
          </table:table-cell>
          <table:table-cell table:formula="of:=([.C32]-[.$M$2])/([.$M$3]-[.$M$2])" office:value-type="float" office:value="0.608749819431677" calcext:value-type="float">
            <text:p>0,60875</text:p>
          </table:table-cell>
          <table:table-cell table:number-columns-repeated="6"/>
        </table:table-row>
        <table:table-row table:style-name="ro1">
          <table:table-cell table:formula="of:=[Foglio2.H33]" office:value-type="float" office:value="8618.39539782" calcext:value-type="float">
            <text:p>8618,3954</text:p>
          </table:table-cell>
          <table:table-cell table:formula="of:=[Foglio2.I33]" office:value-type="float" office:value="69.7206252055239" calcext:value-type="float">
            <text:p>69,7206</text:p>
          </table:table-cell>
          <table:table-cell table:formula="of:=[Foglio2.J33]" office:value-type="float" office:value="8768.58346795054" calcext:value-type="float">
            <text:p>8768,5835</text:p>
          </table:table-cell>
          <table:table-cell table:number-columns-repeated="2"/>
          <table:table-cell table:formula="of:=([.A33]-[.$K$2])/([.$K$3]-[.$K$2])+0.5" office:value-type="float" office:value="0.938757145186758" calcext:value-type="float">
            <text:p>0,93876</text:p>
          </table:table-cell>
          <table:table-cell table:formula="of:=([.B33]-[.$L$2])/([.$L$3]-[.$L$2])-0.5" office:value-type="float" office:value="0.135855319675302" calcext:value-type="float">
            <text:p>0,13586</text:p>
          </table:table-cell>
          <table:table-cell table:formula="of:=([.C33]-[.$M$2])/([.$M$3]-[.$M$2])" office:value-type="float" office:value="0.49375054316732" calcext:value-type="float">
            <text:p>0,49375</text:p>
          </table:table-cell>
          <table:table-cell table:number-columns-repeated="6"/>
        </table:table-row>
        <table:table-row table:style-name="ro1">
          <table:table-cell table:formula="of:=[Foglio2.H34]" office:value-type="float" office:value="8681.62927593" calcext:value-type="float">
            <text:p>8681,6293</text:p>
          </table:table-cell>
          <table:table-cell table:formula="of:=[Foglio2.I34]" office:value-type="float" office:value="66.6914056161695" calcext:value-type="float">
            <text:p>66,6914</text:p>
          </table:table-cell>
          <table:table-cell table:formula="of:=[Foglio2.J34]" office:value-type="float" office:value="8646.47718786015" calcext:value-type="float">
            <text:p>8646,4772</text:p>
          </table:table-cell>
          <table:table-cell table:number-columns-repeated="2"/>
          <table:table-cell table:formula="of:=([.A34]-[.$K$2])/([.$K$3]-[.$K$2])+0.5" office:value-type="float" office:value="0.983622155399377" calcext:value-type="float">
            <text:p>0,98362</text:p>
          </table:table-cell>
          <table:table-cell table:formula="of:=([.B34]-[.$L$2])/([.$L$3]-[.$L$2])-0.5" office:value-type="float" office:value="0.133120468245062" calcext:value-type="float">
            <text:p>0,13312</text:p>
          </table:table-cell>
          <table:table-cell table:formula="of:=([.C34]-[.$M$2])/([.$M$3]-[.$M$2])" office:value-type="float" office:value="0.403919681865337" calcext:value-type="float">
            <text:p>0,40392</text:p>
          </table:table-cell>
          <table:table-cell table:number-columns-repeated="6"/>
        </table:table-row>
        <table:table-row table:style-name="ro1">
          <table:table-cell table:formula="of:=[Foglio2.H35]" office:value-type="float" office:value="8537" calcext:value-type="float">
            <text:p>8537,0000</text:p>
          </table:table-cell>
          <table:table-cell table:formula="of:=[Foglio2.I35]" office:value-type="float" office:value="29.9208945071405" calcext:value-type="float">
            <text:p>29,9209</text:p>
          </table:table-cell>
          <table:table-cell table:formula="of:=[Foglio2.J35]" office:value-type="float" office:value="8544.9736891148" calcext:value-type="float">
            <text:p>8544,9737</text:p>
          </table:table-cell>
          <table:table-cell table:number-columns-repeated="2"/>
          <table:table-cell table:formula="of:=([.A35]-[.$K$2])/([.$K$3]-[.$K$2])+0.5" office:value-type="float" office:value="0.881006371968295" calcext:value-type="float">
            <text:p>0,88101</text:p>
          </table:table-cell>
          <table:table-cell table:formula="of:=([.B35]-[.$L$2])/([.$L$3]-[.$L$2])-0.5" office:value-type="float" office:value="0.0999231770184345" calcext:value-type="float">
            <text:p>0,09992</text:p>
          </table:table-cell>
          <table:table-cell table:formula="of:=([.C35]-[.$M$2])/([.$M$3]-[.$M$2])" office:value-type="float" office:value="0.329245826346113" calcext:value-type="float">
            <text:p>0,32925</text:p>
          </table:table-cell>
          <table:table-cell table:number-columns-repeated="6"/>
        </table:table-row>
        <table:table-row table:style-name="ro1">
          <table:table-cell table:formula="of:=[Foglio2.H36]" office:value-type="float" office:value="8244.08085009" calcext:value-type="float">
            <text:p>8244,0809</text:p>
          </table:table-cell>
          <table:table-cell table:formula="of:=[Foglio2.I36]" office:value-type="float" office:value="-59.1820514948886" calcext:value-type="float">
            <text:p>-59,1821</text:p>
          </table:table-cell>
          <table:table-cell table:formula="of:=[Foglio2.J36]" office:value-type="float" office:value="8345.84654079369" calcext:value-type="float">
            <text:p>8345,8465</text:p>
          </table:table-cell>
          <table:table-cell table:number-columns-repeated="2"/>
          <table:table-cell table:formula="of:=([.A36]-[.$K$2])/([.$K$3]-[.$K$2])+0.5" office:value-type="float" office:value="0.673177577578638" calcext:value-type="float">
            <text:p>0,67318</text:p>
          </table:table-cell>
          <table:table-cell table:formula="of:=([.B36]-[.$L$2])/([.$L$3]-[.$L$2])-0.5" office:value-type="float" office:value="0.0194789199666614" calcext:value-type="float">
            <text:p>0,01948</text:p>
          </table:table-cell>
          <table:table-cell table:formula="of:=([.C36]-[.$M$2])/([.$M$3]-[.$M$2])" office:value-type="float" office:value="0.182752433630757" calcext:value-type="float">
            <text:p>0,18275</text:p>
          </table:table-cell>
          <table:table-cell table:number-columns-repeated="6"/>
        </table:table-row>
        <table:table-row table:style-name="ro1">
          <table:table-cell table:formula="of:=[Foglio2.H37]" office:value-type="float" office:value="8442.42643747" calcext:value-type="float">
            <text:p>8442,4264</text:p>
          </table:table-cell>
          <table:table-cell table:formula="of:=[Foglio2.I37]" office:value-type="float" office:value="-141.960997558946" calcext:value-type="float">
            <text:p>-141,9610</text:p>
          </table:table-cell>
          <table:table-cell table:formula="of:=[Foglio2.J37]" office:value-type="float" office:value="8272.35573498691" calcext:value-type="float">
            <text:p>8272,3557</text:p>
          </table:table-cell>
          <table:table-cell table:number-columns-repeated="2"/>
          <table:table-cell table:formula="of:=([.A37]-[.$K$2])/([.$K$3]-[.$K$2])+0.5" office:value-type="float" office:value="0.81390557132831" calcext:value-type="float">
            <text:p>0,81391</text:p>
          </table:table-cell>
          <table:table-cell table:formula="of:=([.B37]-[.$L$2])/([.$L$3]-[.$L$2])-0.5" office:value-type="float" office:value="-0.0552558796605057" calcext:value-type="float">
            <text:p>-0,05526</text:p>
          </table:table-cell>
          <table:table-cell table:formula="of:=([.C37]-[.$M$2])/([.$M$3]-[.$M$2])" office:value-type="float" office:value="0.128686890249099" calcext:value-type="float">
            <text:p>0,12869</text:p>
          </table:table-cell>
          <table:table-cell table:number-columns-repeated="6"/>
        </table:table-row>
        <table:table-row table:style-name="ro1">
          <table:table-cell table:formula="of:=[Foglio2.H38]" office:value-type="float" office:value="8346.00000082" calcext:value-type="float">
            <text:p>8346,0000</text:p>
          </table:table-cell>
          <table:table-cell table:formula="of:=[Foglio2.I38]" office:value-type="float" office:value="-180.961681117034" calcext:value-type="float">
            <text:p>-180,9617</text:p>
          </table:table-cell>
          <table:table-cell table:formula="of:=[Foglio2.J38]" office:value-type="float" office:value="8278.19829605398" calcext:value-type="float">
            <text:p>8278,1983</text:p>
          </table:table-cell>
          <table:table-cell table:number-columns-repeated="2"/>
          <table:table-cell table:formula="of:=([.A38]-[.$K$2])/([.$K$3]-[.$K$2])+0.5" office:value-type="float" office:value="0.745490139689861" calcext:value-type="float">
            <text:p>0,74549</text:p>
          </table:table-cell>
          <table:table-cell table:formula="of:=([.B38]-[.$L$2])/([.$L$3]-[.$L$2])-0.5" office:value-type="float" office:value="-0.0904666235709286" calcext:value-type="float">
            <text:p>-0,09047</text:p>
          </table:table-cell>
          <table:table-cell table:formula="of:=([.C38]-[.$M$2])/([.$M$3]-[.$M$2])" office:value-type="float" office:value="0.132985131850396" calcext:value-type="float">
            <text:p>0,13299</text:p>
          </table:table-cell>
          <table:table-cell table:number-columns-repeated="6"/>
        </table:table-row>
        <table:table-row table:style-name="ro1">
          <table:table-cell table:formula="of:=[Foglio2.H39]" office:value-type="float" office:value="8475.47608106" calcext:value-type="float">
            <text:p>8475,4761</text:p>
          </table:table-cell>
          <table:table-cell table:formula="of:=[Foglio2.I39]" office:value-type="float" office:value="-207.551739748003" calcext:value-type="float">
            <text:p>-207,5517</text:p>
          </table:table-cell>
          <table:table-cell table:formula="of:=[Foglio2.J39]" office:value-type="float" office:value="8375.37355222002" calcext:value-type="float">
            <text:p>8375,3736</text:p>
          </table:table-cell>
          <table:table-cell table:number-columns-repeated="2"/>
          <table:table-cell table:formula="of:=([.A39]-[.$K$2])/([.$K$3]-[.$K$2])+0.5" office:value-type="float" office:value="0.83735459330051" calcext:value-type="float">
            <text:p>0,83735</text:p>
          </table:table-cell>
          <table:table-cell table:formula="of:=([.B39]-[.$L$2])/([.$L$3]-[.$L$2])-0.5" office:value-type="float" office:value="-0.114472760376806" calcext:value-type="float">
            <text:p>-0,11447</text:p>
          </table:table-cell>
          <table:table-cell table:formula="of:=([.C39]-[.$M$2])/([.$M$3]-[.$M$2])" office:value-type="float" office:value="0.20447479603617" calcext:value-type="float">
            <text:p>0,20447</text:p>
          </table:table-cell>
          <table:table-cell table:number-columns-repeated="6"/>
        </table:table-row>
        <table:table-row table:style-name="ro1">
          <table:table-cell table:formula="of:=[Foglio2.H40]" office:value-type="float" office:value="8630.00009999" calcext:value-type="float">
            <text:p>8630,0001</text:p>
          </table:table-cell>
          <table:table-cell table:formula="of:=[Foglio2.I40]" office:value-type="float" office:value="-215.910643318561" calcext:value-type="float">
            <text:p>-215,9106</text:p>
          </table:table-cell>
          <table:table-cell table:formula="of:=[Foglio2.J40]" office:value-type="float" office:value="8537.19973848856" calcext:value-type="float">
            <text:p>8537,1997</text:p>
          </table:table-cell>
          <table:table-cell table:number-columns-repeated="2"/>
          <table:table-cell table:formula="of:=([.A40]-[.$K$2])/([.$K$3]-[.$K$2])+0.5" office:value-type="float" office:value="0.946990786660807" calcext:value-type="float">
            <text:p>0,94699</text:p>
          </table:table-cell>
          <table:table-cell table:formula="of:=([.B40]-[.$L$2])/([.$L$3]-[.$L$2])-0.5" office:value-type="float" office:value="-0.122019377157418" calcext:value-type="float">
            <text:p>-0,12202</text:p>
          </table:table-cell>
          <table:table-cell table:formula="of:=([.C40]-[.$M$2])/([.$M$3]-[.$M$2])" office:value-type="float" office:value="0.323526704610871" calcext:value-type="float">
            <text:p>0,32353</text:p>
          </table:table-cell>
          <table:table-cell table:number-columns-repeated="6"/>
        </table:table-row>
        <table:table-row table:style-name="ro1">
          <table:table-cell table:formula="of:=[Foglio2.H41]" office:value-type="float" office:value="8691" calcext:value-type="float">
            <text:p>8691,0000</text:p>
          </table:table-cell>
          <table:table-cell table:formula="of:=[Foglio2.I41]" office:value-type="float" office:value="-147.180576017501" calcext:value-type="float">
            <text:p>-147,1806</text:p>
          </table:table-cell>
          <table:table-cell table:formula="of:=[Foglio2.J41]" office:value-type="float" office:value="8696.95676299086" calcext:value-type="float">
            <text:p>8696,9568</text:p>
          </table:table-cell>
          <table:table-cell table:number-columns-repeated="2"/>
          <table:table-cell table:formula="of:=([.A41]-[.$K$2])/([.$K$3]-[.$K$2])+0.5" office:value-type="float" office:value="0.990270769143561" calcext:value-type="float">
            <text:p>0,99027</text:p>
          </table:table-cell>
          <table:table-cell table:formula="of:=([.B41]-[.$L$2])/([.$L$3]-[.$L$2])-0.5" office:value-type="float" office:value="-0.0599682391285339" calcext:value-type="float">
            <text:p>-0,05997</text:p>
          </table:table-cell>
          <table:table-cell table:formula="of:=([.C41]-[.$M$2])/([.$M$3]-[.$M$2])" office:value-type="float" office:value="0.441056377117975" calcext:value-type="float">
            <text:p>0,44106</text:p>
          </table:table-cell>
          <table:table-cell table:number-columns-repeated="6"/>
        </table:table-row>
        <table:table-row table:style-name="ro1">
          <table:table-cell table:formula="of:=[Foglio2.H42]" office:value-type="float" office:value="8626" calcext:value-type="float">
            <text:p>8626,0000</text:p>
          </table:table-cell>
          <table:table-cell table:formula="of:=[Foglio2.I42]" office:value-type="float" office:value="-76.0896944313845" calcext:value-type="float">
            <text:p>-76,0897</text:p>
          </table:table-cell>
          <table:table-cell table:formula="of:=[Foglio2.J42]" office:value-type="float" office:value="8742.31684164761" calcext:value-type="float">
            <text:p>8742,3168</text:p>
          </table:table-cell>
          <table:table-cell table:number-columns-repeated="2"/>
          <table:table-cell table:formula="of:=([.A42]-[.$K$2])/([.$K$3]-[.$K$2])+0.5" office:value-type="float" office:value="0.944152679426728" calcext:value-type="float">
            <text:p>0,94415</text:p>
          </table:table-cell>
          <table:table-cell table:formula="of:=([.B42]-[.$L$2])/([.$L$3]-[.$L$2])-0.5" office:value-type="float" office:value="0.00421429813819685" calcext:value-type="float">
            <text:p>0,00421</text:p>
          </table:table-cell>
          <table:table-cell table:formula="of:=([.C42]-[.$M$2])/([.$M$3]-[.$M$2])" office:value-type="float" office:value="0.474426773230651" calcext:value-type="float">
            <text:p>0,47443</text:p>
          </table:table-cell>
          <table:table-cell table:number-columns-repeated="6"/>
        </table:table-row>
        <table:table-row table:style-name="ro1">
          <table:table-cell table:formula="of:=[Foglio2.H43]" office:value-type="float" office:value="8998.00000017" calcext:value-type="float">
            <text:p>8998,0000</text:p>
          </table:table-cell>
          <table:table-cell table:formula="of:=[Foglio2.I43]" office:value-type="float" office:value="-0.409463904738004" calcext:value-type="float">
            <text:p>-0,4095</text:p>
          </table:table-cell>
          <table:table-cell table:formula="of:=[Foglio2.J43]" office:value-type="float" office:value="8887.87443124067" calcext:value-type="float">
            <text:p>8887,8744</text:p>
          </table:table-cell>
          <table:table-cell table:number-columns-repeated="2"/>
          <table:table-cell table:formula="of:=([.A43]-[.$K$2])/([.$K$3]-[.$K$2])+0.5" office:value-type="float" office:value="1.20809005454214" calcext:value-type="float">
            <text:p>1,20809</text:p>
          </table:table-cell>
          <table:table-cell table:formula="of:=([.B43]-[.$L$2])/([.$L$3]-[.$L$2])-0.5" office:value-type="float" office:value="0.0725402086876006" calcext:value-type="float">
            <text:p>0,07254</text:p>
          </table:table-cell>
          <table:table-cell table:formula="of:=([.C43]-[.$M$2])/([.$M$3]-[.$M$2])" office:value-type="float" office:value="0.581510238819038" calcext:value-type="float">
            <text:p>0,58151</text:p>
          </table:table-cell>
          <table:table-cell table:number-columns-repeated="6"/>
        </table:table-row>
        <table:table-row table:style-name="ro1">
          <table:table-cell table:formula="of:=[Foglio2.H44]" office:value-type="float" office:value="8950.99999817" calcext:value-type="float">
            <text:p>8951,0000</text:p>
          </table:table-cell>
          <table:table-cell table:formula="of:=[Foglio2.I44]" office:value-type="float" office:value="102.606473587584" calcext:value-type="float">
            <text:p>102,6065</text:p>
          </table:table-cell>
          <table:table-cell table:formula="of:=[Foglio2.J44]" office:value-type="float" office:value="9023.43936416226" calcext:value-type="float">
            <text:p>9023,4394</text:p>
          </table:table-cell>
          <table:table-cell table:number-columns-repeated="2"/>
          <table:table-cell table:formula="of:=([.A44]-[.$K$2])/([.$K$3]-[.$K$2])+0.5" office:value-type="float" office:value="1.17474312671249" calcext:value-type="float">
            <text:p>1,17474</text:p>
          </table:table-cell>
          <table:table-cell table:formula="of:=([.B44]-[.$L$2])/([.$L$3]-[.$L$2])-0.5" office:value-type="float" office:value="0.165545445078697" calcext:value-type="float">
            <text:p>0,16555</text:p>
          </table:table-cell>
          <table:table-cell table:formula="of:=([.C44]-[.$M$2])/([.$M$3]-[.$M$2])" office:value-type="float" office:value="0.681242330220703" calcext:value-type="float">
            <text:p>0,68124</text:p>
          </table:table-cell>
          <table:table-cell table:number-columns-repeated="6"/>
        </table:table-row>
        <table:table-row table:style-name="ro1">
          <table:table-cell table:formula="of:=[Foglio2.H45]" office:value-type="float" office:value="8835.97273254" calcext:value-type="float">
            <text:p>8835,9727</text:p>
          </table:table-cell>
          <table:table-cell table:formula="of:=[Foglio2.I45]" office:value-type="float" office:value="160.494463954026" calcext:value-type="float">
            <text:p>160,4945</text:p>
          </table:table-cell>
          <table:table-cell table:formula="of:=[Foglio2.J45]" office:value-type="float" office:value="9012.15813087949" calcext:value-type="float">
            <text:p>9012,1581</text:p>
          </table:table-cell>
          <table:table-cell table:number-columns-repeated="2"/>
          <table:table-cell table:formula="of:=([.A45]-[.$K$2])/([.$K$3]-[.$K$2])+0.5" office:value-type="float" office:value="1.09313023815547" calcext:value-type="float">
            <text:p>1,09313</text:p>
          </table:table-cell>
          <table:table-cell table:formula="of:=([.B45]-[.$L$2])/([.$L$3]-[.$L$2])-0.5" office:value-type="float" office:value="0.217808098404913" calcext:value-type="float">
            <text:p>0,21781</text:p>
          </table:table-cell>
          <table:table-cell table:formula="of:=([.C45]-[.$M$2])/([.$M$3]-[.$M$2])" office:value-type="float" office:value="0.672942979019521" calcext:value-type="float">
            <text:p>0,67294</text:p>
          </table:table-cell>
          <table:table-cell table:number-columns-repeated="6"/>
        </table:table-row>
        <table:table-row table:style-name="ro1">
          <table:table-cell table:formula="of:=[Foglio2.H46]" office:value-type="float" office:value="8890.23814992" calcext:value-type="float">
            <text:p>8890,2381</text:p>
          </table:table-cell>
          <table:table-cell table:formula="of:=[Foglio2.I46]" office:value-type="float" office:value="171.714241025231" calcext:value-type="float">
            <text:p>171,7142</text:p>
          </table:table-cell>
          <table:table-cell table:formula="of:=[Foglio2.J46]" office:value-type="float" office:value="8941.42375853565" calcext:value-type="float">
            <text:p>8941,4238</text:p>
          </table:table-cell>
          <table:table-cell table:number-columns-repeated="2"/>
          <table:table-cell table:formula="of:=([.A46]-[.$K$2])/([.$K$3]-[.$K$2])+0.5" office:value-type="float" office:value="1.1316320441132" calcext:value-type="float">
            <text:p>1,13163</text:p>
          </table:table-cell>
          <table:table-cell table:formula="of:=([.B46]-[.$L$2])/([.$L$3]-[.$L$2])-0.5" office:value-type="float" office:value="0.227937579766382" calcext:value-type="float">
            <text:p>0,22794</text:p>
          </table:table-cell>
          <table:table-cell table:formula="of:=([.C46]-[.$M$2])/([.$M$3]-[.$M$2])" office:value-type="float" office:value="0.620905282132852" calcext:value-type="float">
            <text:p>0,62091</text:p>
          </table:table-cell>
          <table:table-cell table:number-columns-repeated="6"/>
        </table:table-row>
        <table:table-row table:style-name="ro1">
          <table:table-cell table:formula="of:=[Foglio2.H47]" office:value-type="float" office:value="9100.5613898" calcext:value-type="float">
            <text:p>9100,5614</text:p>
          </table:table-cell>
          <table:table-cell table:formula="of:=[Foglio2.I47]" office:value-type="float" office:value="217.143681025615" calcext:value-type="float">
            <text:p>217,1437</text:p>
          </table:table-cell>
          <table:table-cell table:formula="of:=[Foglio2.J47]" office:value-type="float" office:value="9005.74243075934" calcext:value-type="float">
            <text:p>9005,7424</text:p>
          </table:table-cell>
          <table:table-cell table:number-columns-repeated="2"/>
          <table:table-cell table:formula="of:=([.A47]-[.$K$2])/([.$K$3]-[.$K$2])+0.5" office:value-type="float" office:value="1.28085829097967" calcext:value-type="float">
            <text:p>1,28086</text:p>
          </table:table-cell>
          <table:table-cell table:formula="of:=([.B47]-[.$L$2])/([.$L$3]-[.$L$2])-0.5" office:value-type="float" office:value="0.2689523577629" calcext:value-type="float">
            <text:p>0,26895</text:p>
          </table:table-cell>
          <table:table-cell table:formula="of:=([.C47]-[.$M$2])/([.$M$3]-[.$M$2])" office:value-type="float" office:value="0.668223091825993" calcext:value-type="float">
            <text:p>0,66822</text:p>
          </table:table-cell>
          <table:table-cell table:number-columns-repeated="6"/>
        </table:table-row>
        <table:table-row table:style-name="ro1">
          <table:table-cell table:formula="of:=[Foglio2.H48]" office:value-type="float" office:value="9089.04774277" calcext:value-type="float">
            <text:p>9089,0477</text:p>
          </table:table-cell>
          <table:table-cell table:formula="of:=[Foglio2.I48]" office:value-type="float" office:value="247.316209626908" calcext:value-type="float">
            <text:p>247,3162</text:p>
          </table:table-cell>
          <table:table-cell table:formula="of:=[Foglio2.J48]" office:value-type="float" office:value="9111.76424745852" calcext:value-type="float">
            <text:p>9111,7642</text:p>
          </table:table-cell>
          <table:table-cell table:number-columns-repeated="2"/>
          <table:table-cell table:formula="of:=([.A48]-[.$K$2])/([.$K$3]-[.$K$2])+0.5" office:value-type="float" office:value="1.27268925395356" calcext:value-type="float">
            <text:p>1,27269</text:p>
          </table:table-cell>
          <table:table-cell table:formula="of:=([.B48]-[.$L$2])/([.$L$3]-[.$L$2])-0.5" office:value-type="float" office:value="0.296192833590143" calcext:value-type="float">
            <text:p>0,29619</text:p>
          </table:table-cell>
          <table:table-cell table:formula="of:=([.C48]-[.$M$2])/([.$M$3]-[.$M$2])" office:value-type="float" office:value="0.746220972883688" calcext:value-type="float">
            <text:p>0,74622</text:p>
          </table:table-cell>
          <table:table-cell table:number-columns-repeated="6"/>
        </table:table-row>
        <table:table-row table:style-name="ro1">
          <table:table-cell table:formula="of:=[Foglio2.H49]" office:value-type="float" office:value="9102.73055011" calcext:value-type="float">
            <text:p>9102,7306</text:p>
          </table:table-cell>
          <table:table-cell table:formula="of:=[Foglio2.I49]" office:value-type="float" office:value="242.240314410055" calcext:value-type="float">
            <text:p>242,2403</text:p>
          </table:table-cell>
          <table:table-cell table:formula="of:=[Foglio2.J49]" office:value-type="float" office:value="9163.97147983023" calcext:value-type="float">
            <text:p>9163,9715</text:p>
          </table:table-cell>
          <table:table-cell table:number-columns-repeated="2"/>
          <table:table-cell table:formula="of:=([.A49]-[.$K$2])/([.$K$3]-[.$K$2])+0.5" office:value-type="float" office:value="1.28239732989947" calcext:value-type="float">
            <text:p>1,28240</text:p>
          </table:table-cell>
          <table:table-cell table:formula="of:=([.B49]-[.$L$2])/([.$L$3]-[.$L$2])-0.5" office:value-type="float" office:value="0.291610194767146" calcext:value-type="float">
            <text:p>0,29161</text:p>
          </table:table-cell>
          <table:table-cell table:formula="of:=([.C49]-[.$M$2])/([.$M$3]-[.$M$2])" office:value-type="float" office:value="0.784628666957015" calcext:value-type="float">
            <text:p>0,78463</text:p>
          </table:table-cell>
          <table:table-cell table:number-columns-repeated="6"/>
        </table:table-row>
        <table:table-row table:style-name="ro1">
          <table:table-cell table:formula="of:=[Foglio2.H50]" office:value-type="float" office:value="9371.95339593" calcext:value-type="float">
            <text:p>9371,9534</text:p>
          </table:table-cell>
          <table:table-cell table:formula="of:=[Foglio2.I50]" office:value-type="float" office:value="286.947264511145" calcext:value-type="float">
            <text:p>286,9473</text:p>
          </table:table-cell>
          <table:table-cell table:formula="of:=[Foglio2.J50]" office:value-type="float" office:value="9294.96024897825" calcext:value-type="float">
            <text:p>9294,9602</text:p>
          </table:table-cell>
          <table:table-cell table:number-columns-repeated="2"/>
          <table:table-cell table:formula="of:=([.A50]-[.$K$2])/([.$K$3]-[.$K$2])+0.5" office:value-type="float" office:value="1.47341338155097" calcext:value-type="float">
            <text:p>1,47341</text:p>
          </table:table-cell>
          <table:table-cell table:formula="of:=([.B50]-[.$L$2])/([.$L$3]-[.$L$2])-0.5" office:value-type="float" office:value="0.331972691713666" calcext:value-type="float">
            <text:p>0,33197</text:p>
          </table:table-cell>
          <table:table-cell table:formula="of:=([.C50]-[.$M$2])/([.$M$3]-[.$M$2])" office:value-type="float" office:value="0.880994176943421" calcext:value-type="float">
            <text:p>0,88099</text:p>
          </table:table-cell>
          <table:table-cell table:number-columns-repeated="6"/>
        </table:table-row>
        <table:table-row table:style-name="ro1">
          <table:table-cell table:formula="of:=[Foglio2.H51]" office:value-type="float" office:value="9392.58569543" calcext:value-type="float">
            <text:p>9392,5857</text:p>
          </table:table-cell>
          <table:table-cell table:formula="of:=[Foglio2.I51]" office:value-type="float" office:value="367.385538570175" calcext:value-type="float">
            <text:p>367,3855</text:p>
          </table:table-cell>
          <table:table-cell table:formula="of:=[Foglio2.J51]" office:value-type="float" office:value="9434.23029391972" calcext:value-type="float">
            <text:p>9434,2303</text:p>
          </table:table-cell>
          <table:table-cell table:number-columns-repeated="2"/>
          <table:table-cell table:formula="of:=([.A51]-[.$K$2])/([.$K$3]-[.$K$2])+0.5" office:value-type="float" office:value="1.48805218523413" calcext:value-type="float">
            <text:p>1,48805</text:p>
          </table:table-cell>
          <table:table-cell table:formula="of:=([.B51]-[.$L$2])/([.$L$3]-[.$L$2])-0.5" office:value-type="float" office:value="0.404594277032049" calcext:value-type="float">
            <text:p>0,40459</text:p>
          </table:table-cell>
          <table:table-cell table:formula="of:=([.C51]-[.$M$2])/([.$M$3]-[.$M$2])" office:value-type="float" office:value="0.983452036452345" calcext:value-type="float">
            <text:p>0,98345</text:p>
          </table:table-cell>
          <table:table-cell table:number-columns-repeated="6"/>
        </table:table-row>
        <table:table-row table:style-name="ro1">
          <table:table-cell table:formula="of:=[Foglio2.H52]" office:value-type="float" office:value="9314" calcext:value-type="float">
            <text:p>9314,0000</text:p>
          </table:table-cell>
          <table:table-cell table:formula="of:=[Foglio2.I52]" office:value-type="float" office:value="426.29494432641" calcext:value-type="float">
            <text:p>426,2949</text:p>
          </table:table-cell>
          <table:table-cell table:formula="of:=[Foglio2.J52]" office:value-type="float" office:value="9456.72379161739" calcext:value-type="float">
            <text:p>9456,7238</text:p>
          </table:table-cell>
          <table:table-cell table:number-columns-repeated="2"/>
          <table:table-cell table:formula="of:=([.A52]-[.$K$2])/([.$K$3]-[.$K$2])+0.5" office:value-type="float" office:value="1.43229492135259" calcext:value-type="float">
            <text:p>1,43229</text:p>
          </table:table-cell>
          <table:table-cell table:formula="of:=([.B52]-[.$L$2])/([.$L$3]-[.$L$2])-0.5" office:value-type="float" office:value="0.457779088444612" calcext:value-type="float">
            <text:p>0,45778</text:p>
          </table:table-cell>
          <table:table-cell table:formula="of:=([.C52]-[.$M$2])/([.$M$3]-[.$M$2])" office:value-type="float" office:value="1" calcext:value-type="float">
            <text:p>1,00000</text:p>
          </table:table-cell>
          <table:table-cell table:number-columns-repeated="6"/>
        </table:table-row>
        <table:table-row table:style-name="ro1">
          <table:table-cell table:formula="of:=[Foglio2.H53]" office:value-type="float" office:value="9190.00000075" calcext:value-type="float">
            <text:p>9190,0000</text:p>
          </table:table-cell>
          <table:table-cell table:formula="of:=[Foglio2.I53]" office:value-type="float" office:value="441.989294807763" calcext:value-type="float">
            <text:p>441,9893</text:p>
          </table:table-cell>
          <table:table-cell table:formula="of:=[Foglio2.J53]" office:value-type="float" office:value="9333.53423419851" calcext:value-type="float">
            <text:p>9333,5342</text:p>
          </table:table-cell>
          <table:table-cell table:number-columns-repeated="2"/>
          <table:table-cell table:formula="of:=([.A53]-[.$K$2])/([.$K$3]-[.$K$2])+0.5" office:value-type="float" office:value="1.34431579688646" calcext:value-type="float">
            <text:p>1,34432</text:p>
          </table:table-cell>
          <table:table-cell table:formula="of:=([.B53]-[.$L$2])/([.$L$3]-[.$L$2])-0.5" office:value-type="float" office:value="0.471948321012454" calcext:value-type="float">
            <text:p>0,47195</text:p>
          </table:table-cell>
          <table:table-cell table:formula="of:=([.C53]-[.$M$2])/([.$M$3]-[.$M$2])" office:value-type="float" office:value="0.909372195777674" calcext:value-type="float">
            <text:p>0,90937</text:p>
          </table:table-cell>
          <table:table-cell table:number-columns-repeated="6"/>
        </table:table-row>
        <table:table-row table:style-name="ro1">
          <table:table-cell table:formula="of:=[Foglio2.H54]" office:value-type="float" office:value="9299.99999999" calcext:value-type="float">
            <text:p>9300,0000</text:p>
          </table:table-cell>
          <table:table-cell table:formula="of:=[Foglio2.I54]" office:value-type="float" office:value="473.060341140939" calcext:value-type="float">
            <text:p>473,0603</text:p>
          </table:table-cell>
          <table:table-cell table:formula="of:=[Foglio2.J54]" office:value-type="float" office:value="9264.13236881141" calcext:value-type="float">
            <text:p>9264,1324</text:p>
          </table:table-cell>
          <table:table-cell table:number-columns-repeated="2"/>
          <table:table-cell table:formula="of:=([.A54]-[.$K$2])/([.$K$3]-[.$K$2])+0.5" office:value-type="float" office:value="1.42236179432956" calcext:value-type="float">
            <text:p>1,42236</text:p>
          </table:table-cell>
          <table:table-cell table:formula="of:=([.B54]-[.$L$2])/([.$L$3]-[.$L$2])-0.5" office:value-type="float" office:value="0.5" calcext:value-type="float">
            <text:p>0,50000</text:p>
          </table:table-cell>
          <table:table-cell table:formula="of:=([.C54]-[.$M$2])/([.$M$3]-[.$M$2])" office:value-type="float" office:value="0.858314794478807" calcext:value-type="float">
            <text:p>0,85831</text:p>
          </table:table-cell>
          <table:table-cell table:number-columns-repeated="6"/>
        </table:table-row>
        <table:table-row table:style-name="ro1">
          <table:table-cell table:formula="of:=[Foglio2.H55]" office:value-type="float" office:value="9208.17367857" calcext:value-type="float">
            <text:p>9208,1737</text:p>
          </table:table-cell>
          <table:table-cell table:formula="of:=[Foglio2.I55]" office:value-type="float" office:value="464.554398639853" calcext:value-type="float">
            <text:p>464,5544</text:p>
          </table:table-cell>
          <table:table-cell table:formula="of:=[Foglio2.J55]" office:value-type="float" office:value="9225.42611721999" calcext:value-type="float">
            <text:p>9225,4261</text:p>
          </table:table-cell>
          <table:table-cell table:number-columns-repeated="2"/>
          <table:table-cell table:formula="of:=([.A55]-[.$K$2])/([.$K$3]-[.$K$2])+0.5" office:value-type="float" office:value="1.35721018618165" calcext:value-type="float">
            <text:p>1,35721</text:p>
          </table:table-cell>
          <table:table-cell table:formula="of:=([.B55]-[.$L$2])/([.$L$3]-[.$L$2])-0.5" office:value-type="float" office:value="0.492320632978742" calcext:value-type="float">
            <text:p>0,49232</text:p>
          </table:table-cell>
          <table:table-cell table:formula="of:=([.C55]-[.$M$2])/([.$M$3]-[.$M$2])" office:value-type="float" office:value="0.829839470231318" calcext:value-type="float">
            <text:p>0,82984</text:p>
          </table:table-cell>
          <table:table-cell table:number-columns-repeated="6"/>
        </table:table-row>
        <table:table-row table:style-name="ro1">
          <table:table-cell table:formula="of:=[Foglio2.H56]" office:value-type="float" office:value="9273.99999999" calcext:value-type="float">
            <text:p>9274,0000</text:p>
          </table:table-cell>
          <table:table-cell table:formula="of:=[Foglio2.I56]" office:value-type="float" office:value="427.822504062029" calcext:value-type="float">
            <text:p>427,8225</text:p>
          </table:table-cell>
          <table:table-cell table:formula="of:=[Foglio2.J56]" office:value-type="float" office:value="9235.69130676838" calcext:value-type="float">
            <text:p>9235,6913</text:p>
          </table:table-cell>
          <table:table-cell table:number-columns-repeated="2"/>
          <table:table-cell table:formula="of:=([.A56]-[.$K$2])/([.$K$3]-[.$K$2])+0.5" office:value-type="float" office:value="1.40391455844283" calcext:value-type="float">
            <text:p>1,40391</text:p>
          </table:table-cell>
          <table:table-cell table:formula="of:=([.B56]-[.$L$2])/([.$L$3]-[.$L$2])-0.5" office:value-type="float" office:value="0.459158205674151" calcext:value-type="float">
            <text:p>0,45916</text:p>
          </table:table-cell>
          <table:table-cell table:formula="of:=([.C56]-[.$M$2])/([.$M$3]-[.$M$2])" office:value-type="float" office:value="0.83739134076473" calcext:value-type="float">
            <text:p>0,83739</text:p>
          </table:table-cell>
          <table:table-cell table:number-columns-repeated="6"/>
        </table:table-row>
        <table:table-row table:style-name="ro1">
          <table:table-cell table:formula="of:=[Foglio2.H57]" office:value-type="float" office:value="9362.99508395" calcext:value-type="float">
            <text:p>9362,9951</text:p>
          </table:table-cell>
          <table:table-cell table:formula="of:=[Foglio2.I57]" office:value-type="float" office:value="406.989003137529" calcext:value-type="float">
            <text:p>406,9890</text:p>
          </table:table-cell>
          <table:table-cell table:formula="of:=[Foglio2.J57]" office:value-type="float" office:value="9305.49844226001" calcext:value-type="float">
            <text:p>9305,4984</text:p>
          </table:table-cell>
          <table:table-cell table:number-columns-repeated="2"/>
          <table:table-cell table:formula="of:=([.A57]-[.$K$2])/([.$K$3]-[.$K$2])+0.5" office:value-type="float" office:value="1.46705737792628" calcext:value-type="float">
            <text:p>1,46706</text:p>
          </table:table-cell>
          <table:table-cell table:formula="of:=([.B57]-[.$L$2])/([.$L$3]-[.$L$2])-0.5" office:value-type="float" office:value="0.440349225961845" calcext:value-type="float">
            <text:p>0,44035</text:p>
          </table:table-cell>
          <table:table-cell table:formula="of:=([.C57]-[.$M$2])/([.$M$3]-[.$M$2])" office:value-type="float" office:value="0.888746890222103" calcext:value-type="float">
            <text:p>0,88875</text:p>
          </table:table-cell>
          <table:table-cell table:number-columns-repeated="6"/>
        </table:table-row>
        <table:table-row table:style-name="ro1">
          <table:table-cell table:formula="of:=[Foglio2.H58]" office:value-type="float" office:value="9409.42524721" calcext:value-type="float">
            <text:p>9409,4252</text:p>
          </table:table-cell>
          <table:table-cell table:formula="of:=[Foglio2.I58]" office:value-type="float" office:value="418.428000482616" calcext:value-type="float">
            <text:p>418,4280</text:p>
          </table:table-cell>
          <table:table-cell table:formula="of:=[Foglio2.J58]" office:value-type="float" office:value="9399.26281845609" calcext:value-type="float">
            <text:p>9399,2628</text:p>
          </table:table-cell>
          <table:table-cell table:number-columns-repeated="2"/>
          <table:table-cell table:formula="of:=([.A58]-[.$K$2])/([.$K$3]-[.$K$2])+0.5" office:value-type="float" office:value="1.5" calcext:value-type="float">
            <text:p>1,50000</text:p>
          </table:table-cell>
          <table:table-cell table:formula="of:=([.B58]-[.$L$2])/([.$L$3]-[.$L$2])-0.5" office:value-type="float" office:value="0.450676624596025" calcext:value-type="float">
            <text:p>0,45068</text:p>
          </table:table-cell>
          <table:table-cell table:formula="of:=([.C58]-[.$M$2])/([.$M$3]-[.$M$2])" office:value-type="float" office:value="0.957727246243941" calcext:value-type="float">
            <text:p>0,95773</text:p>
          </table:table-cell>
          <table:table-cell table:number-columns-repeated="6"/>
        </table:table-row>
        <table:table-row table:style-name="ro1">
          <table:table-cell table:formula="of:=[Foglio2.H59]" office:value-type="float" office:value="9286.76482656" calcext:value-type="float">
            <text:p>9286,7648</text:p>
          </table:table-cell>
          <table:table-cell table:formula="of:=[Foglio2.I59]" office:value-type="float" office:value="410.969938847824" calcext:value-type="float">
            <text:p>410,9699</text:p>
          </table:table-cell>
          <table:table-cell table:formula="of:=[Foglio2.J59]" office:value-type="float" office:value="9391.87679569781" calcext:value-type="float">
            <text:p>9391,8768</text:p>
          </table:table-cell>
          <table:table-cell table:number-columns-repeated="2"/>
          <table:table-cell table:formula="of:=([.A59]-[.$K$2])/([.$K$3]-[.$K$2])+0.5" office:value-type="float" office:value="1.41297131870398" calcext:value-type="float">
            <text:p>1,41297</text:p>
          </table:table-cell>
          <table:table-cell table:formula="of:=([.B59]-[.$L$2])/([.$L$3]-[.$L$2])-0.5" office:value-type="float" office:value="0.443943309322212" calcext:value-type="float">
            <text:p>0,44394</text:p>
          </table:table-cell>
          <table:table-cell table:formula="of:=([.C59]-[.$M$2])/([.$M$3]-[.$M$2])" office:value-type="float" office:value="0.952293514371332" calcext:value-type="float">
            <text:p>0,95229</text:p>
          </table:table-cell>
          <table:table-cell table:number-columns-repeated="6"/>
        </table:table-row>
        <table:table-row table:style-name="ro1">
          <table:table-cell table:formula="of:=[Foglio2.H60]" office:value-type="float" office:value="9177.79696027" calcext:value-type="float">
            <text:p>9177,7970</text:p>
          </table:table-cell>
          <table:table-cell table:formula="of:=[Foglio2.I60]" office:value-type="float" office:value="390.063242030088" calcext:value-type="float">
            <text:p>390,0632</text:p>
          </table:table-cell>
          <table:table-cell table:formula="of:=[Foglio2.J60]" office:value-type="float" office:value="9273.69583544496" calcext:value-type="float">
            <text:p>9273,6958</text:p>
          </table:table-cell>
          <table:table-cell table:number-columns-repeated="2"/>
          <table:table-cell table:formula="of:=([.A60]-[.$K$2])/([.$K$3]-[.$K$2])+0.5" office:value-type="float" office:value="1.335657628953" calcext:value-type="float">
            <text:p>1,33566</text:p>
          </table:table-cell>
          <table:table-cell table:formula="of:=([.B60]-[.$L$2])/([.$L$3]-[.$L$2])-0.5" office:value-type="float" office:value="0.4250682466181" calcext:value-type="float">
            <text:p>0,42507</text:p>
          </table:table-cell>
          <table:table-cell table:formula="of:=([.C60]-[.$M$2])/([.$M$3]-[.$M$2])" office:value-type="float" office:value="0.86535042314662" calcext:value-type="float">
            <text:p>0,86535</text:p>
          </table:table-cell>
          <table:table-cell table:number-columns-repeated="6"/>
        </table:table-row>
        <table:table-row table:style-name="ro1">
          <table:table-cell table:formula="of:=[Foglio2.H61]" office:value-type="float" office:value="9131.45596117" calcext:value-type="float">
            <text:p>9131,4560</text:p>
          </table:table-cell>
          <table:table-cell table:formula="of:=[Foglio2.I61]" office:value-type="float" office:value="362.346226813674" calcext:value-type="float">
            <text:p>362,3462</text:p>
          </table:table-cell>
          <table:table-cell table:formula="of:=[Foglio2.J61]" office:value-type="float" office:value="9144.22445676373" calcext:value-type="float">
            <text:p>9144,2245</text:p>
          </table:table-cell>
          <table:table-cell table:number-columns-repeated="2"/>
          <table:table-cell table:formula="of:=([.A61]-[.$K$2])/([.$K$3]-[.$K$2])+0.5" office:value-type="float" office:value="1.30277826965974" calcext:value-type="float">
            <text:p>1,30278</text:p>
          </table:table-cell>
          <table:table-cell table:formula="of:=([.B61]-[.$L$2])/([.$L$3]-[.$L$2])-0.5" office:value-type="float" office:value="0.400044666626408" calcext:value-type="float">
            <text:p>0,40004</text:p>
          </table:table-cell>
          <table:table-cell table:formula="of:=([.C61]-[.$M$2])/([.$M$3]-[.$M$2])" office:value-type="float" office:value="0.770101223414385" calcext:value-type="float">
            <text:p>0,77010</text:p>
          </table:table-cell>
          <table:table-cell table:number-columns-repeated="6"/>
        </table:table-row>
        <table:table-row table:style-name="ro1">
          <table:table-cell table:formula="of:=[Foglio2.H62]" office:value-type="float" office:value="9069.99999866" calcext:value-type="float">
            <text:p>9070,0000</text:p>
          </table:table-cell>
          <table:table-cell table:formula="of:=[Foglio2.I62]" office:value-type="float" office:value="300.28873525832" calcext:value-type="float">
            <text:p>300,2887</text:p>
          </table:table-cell>
          <table:table-cell table:formula="of:=[Foglio2.J62]" office:value-type="float" office:value="9050.63014120695" calcext:value-type="float">
            <text:p>9050,6301</text:p>
          </table:table-cell>
          <table:table-cell table:number-columns-repeated="2"/>
          <table:table-cell table:formula="of:=([.A62]-[.$K$2])/([.$K$3]-[.$K$2])+0.5" office:value-type="float" office:value="1.25917470669558" calcext:value-type="float">
            <text:p>1,25917</text:p>
          </table:table-cell>
          <table:table-cell table:formula="of:=([.B62]-[.$L$2])/([.$L$3]-[.$L$2])-0.5" office:value-type="float" office:value="0.344017688544748" calcext:value-type="float">
            <text:p>0,34402</text:p>
          </table:table-cell>
          <table:table-cell table:formula="of:=([.C62]-[.$M$2])/([.$M$3]-[.$M$2])" office:value-type="float" office:value="0.701245977204189" calcext:value-type="float">
            <text:p>0,70125</text:p>
          </table:table-cell>
          <table:table-cell table:number-columns-repeated="6"/>
        </table:table-row>
        <table:table-row table:style-name="ro1">
          <table:table-cell table:formula="of:=[Foglio2.H63]" office:value-type="float" office:value="9199.95999708" calcext:value-type="float">
            <text:p>9199,9600</text:p>
          </table:table-cell>
          <table:table-cell table:formula="of:=[Foglio2.I63]" office:value-type="float" office:value="243.736627355878" calcext:value-type="float">
            <text:p>243,7366</text:p>
          </table:table-cell>
          <table:table-cell table:formula="of:=[Foglio2.J63]" office:value-type="float" office:value="9080.41094604061" calcext:value-type="float">
            <text:p>9080,4109</text:p>
          </table:table-cell>
          <table:table-cell table:number-columns-repeated="2"/>
          <table:table-cell table:formula="of:=([.A63]-[.$K$2])/([.$K$3]-[.$K$2])+0.5" office:value-type="float" office:value="1.35138250464532" calcext:value-type="float">
            <text:p>1,35138</text:p>
          </table:table-cell>
          <table:table-cell table:formula="of:=([.B63]-[.$L$2])/([.$L$3]-[.$L$2])-0.5" office:value-type="float" office:value="0.292961101652323" calcext:value-type="float">
            <text:p>0,29296</text:p>
          </table:table-cell>
          <table:table-cell table:formula="of:=([.C63]-[.$M$2])/([.$M$3]-[.$M$2])" office:value-type="float" office:value="0.723155049747333" calcext:value-type="float">
            <text:p>0,72316</text:p>
          </table:table-cell>
          <table:table-cell table:number-columns-repeated="6"/>
        </table:table-row>
        <table:table-row table:style-name="ro1">
          <table:table-cell table:formula="of:=[Foglio2.H64]" office:value-type="float" office:value="9093.5310412" calcext:value-type="float">
            <text:p>9093,5310</text:p>
          </table:table-cell>
          <table:table-cell table:formula="of:=[Foglio2.I64]" office:value-type="float" office:value="188.966832397406" calcext:value-type="float">
            <text:p>188,9668</text:p>
          </table:table-cell>
          <table:table-cell table:formula="of:=[Foglio2.J64]" office:value-type="float" office:value="9105.21935215296" calcext:value-type="float">
            <text:p>9105,2194</text:p>
          </table:table-cell>
          <table:table-cell table:number-columns-repeated="2"/>
          <table:table-cell table:formula="of:=([.A64]-[.$K$2])/([.$K$3]-[.$K$2])+0.5" office:value-type="float" office:value="1.27587019486466" calcext:value-type="float">
            <text:p>1,27587</text:p>
          </table:table-cell>
          <table:table-cell table:formula="of:=([.B64]-[.$L$2])/([.$L$3]-[.$L$2])-0.5" office:value-type="float" office:value="0.243513629239772" calcext:value-type="float">
            <text:p>0,24351</text:p>
          </table:table-cell>
          <table:table-cell table:formula="of:=([.C64]-[.$M$2])/([.$M$3]-[.$M$2])" office:value-type="float" office:value="0.741406039679644" calcext:value-type="float">
            <text:p>0,74141</text:p>
          </table:table-cell>
          <table:table-cell table:number-columns-repeated="6"/>
        </table:table-row>
        <table:table-row table:style-name="ro1">
          <table:table-cell table:formula="of:=[Foglio2.H65]" office:value-type="float" office:value="9093.47809196" calcext:value-type="float">
            <text:p>9093,4781</text:p>
          </table:table-cell>
          <table:table-cell table:formula="of:=[Foglio2.I65]" office:value-type="float" office:value="156.398810433966" calcext:value-type="float">
            <text:p>156,3988</text:p>
          </table:table-cell>
          <table:table-cell table:formula="of:=[Foglio2.J65]" office:value-type="float" office:value="9102.06200587535" calcext:value-type="float">
            <text:p>9102,0620</text:p>
          </table:table-cell>
          <table:table-cell table:number-columns-repeated="2"/>
          <table:table-cell table:formula="of:=([.A65]-[.$K$2])/([.$K$3]-[.$K$2])+0.5" office:value-type="float" office:value="1.2758326268985" calcext:value-type="float">
            <text:p>1,27583</text:p>
          </table:table-cell>
          <table:table-cell table:formula="of:=([.B65]-[.$L$2])/([.$L$3]-[.$L$2])-0.5" office:value-type="float" office:value="0.214110445079789" calcext:value-type="float">
            <text:p>0,21411</text:p>
          </table:table-cell>
          <table:table-cell table:formula="of:=([.C65]-[.$M$2])/([.$M$3]-[.$M$2])" office:value-type="float" office:value="0.739083250586923" calcext:value-type="float">
            <text:p>0,73908</text:p>
          </table:table-cell>
          <table:table-cell table:number-columns-repeated="6"/>
        </table:table-row>
        <table:table-row table:style-name="ro1">
          <table:table-cell table:formula="of:=[Foglio2.H66]" office:value-type="float" office:value="9008" calcext:value-type="float">
            <text:p>9008,0000</text:p>
          </table:table-cell>
          <table:table-cell table:formula="of:=[Foglio2.I66]" office:value-type="float" office:value="126.808521625968" calcext:value-type="float">
            <text:p>126,8085</text:p>
          </table:table-cell>
          <table:table-cell table:formula="of:=[Foglio2.J66]" office:value-type="float" office:value="9044.41844565143" calcext:value-type="float">
            <text:p>9044,4184</text:p>
          </table:table-cell>
          <table:table-cell table:number-columns-repeated="2"/>
          <table:table-cell table:formula="of:=([.A66]-[.$K$2])/([.$K$3]-[.$K$2])+0.5" office:value-type="float" office:value="1.21518514514719" calcext:value-type="float">
            <text:p>1,21519</text:p>
          </table:table-cell>
          <table:table-cell table:formula="of:=([.B66]-[.$L$2])/([.$L$3]-[.$L$2])-0.5" office:value-type="float" office:value="0.18739562917401" calcext:value-type="float">
            <text:p>0,18740</text:p>
          </table:table-cell>
          <table:table-cell table:formula="of:=([.C66]-[.$M$2])/([.$M$3]-[.$M$2])" office:value-type="float" office:value="0.69667617160954" calcext:value-type="float">
            <text:p>0,69668</text:p>
          </table:table-cell>
          <table:table-cell table:number-columns-repeated="6"/>
        </table:table-row>
        <table:table-row table:style-name="ro1">
          <table:table-cell table:formula="of:=[Foglio2.H67]" office:value-type="float" office:value="9057.81948332" calcext:value-type="float">
            <text:p>9057,8195</text:p>
          </table:table-cell>
          <table:table-cell table:formula="of:=[Foglio2.I67]" office:value-type="float" office:value="104.022521161851" calcext:value-type="float">
            <text:p>104,0225</text:p>
          </table:table-cell>
          <table:table-cell table:formula="of:=[Foglio2.J67]" office:value-type="float" office:value="9019.96567076008" calcext:value-type="float">
            <text:p>9019,9657</text:p>
          </table:table-cell>
          <table:table-cell table:number-columns-repeated="2"/>
          <table:table-cell table:formula="of:=([.A67]-[.$K$2])/([.$K$3]-[.$K$2])+0.5" office:value-type="float" office:value="1.25053252055331" calcext:value-type="float">
            <text:p>1,25053</text:p>
          </table:table-cell>
          <table:table-cell table:formula="of:=([.B67]-[.$L$2])/([.$L$3]-[.$L$2])-0.5" office:value-type="float" office:value="0.166823886479043" calcext:value-type="float">
            <text:p>0,16682</text:p>
          </table:table-cell>
          <table:table-cell table:formula="of:=([.C67]-[.$M$2])/([.$M$3]-[.$M$2])" office:value-type="float" office:value="0.6786868116185" calcext:value-type="float">
            <text:p>0,67869</text:p>
          </table:table-cell>
          <table:table-cell table:number-columns-repeated="6"/>
        </table:table-row>
        <table:table-row table:style-name="ro1">
          <table:table-cell table:formula="of:=[Foglio2.H68]" office:value-type="float" office:value="9223.66491036" calcext:value-type="float">
            <text:p>9223,6649</text:p>
          </table:table-cell>
          <table:table-cell table:formula="of:=[Foglio2.I68]" office:value-type="float" office:value="93.2334639004112" calcext:value-type="float">
            <text:p>93,2335</text:p>
          </table:table-cell>
          <table:table-cell table:formula="of:=[Foglio2.J68]" office:value-type="float" office:value="9113.98003505263" calcext:value-type="float">
            <text:p>9113,9800</text:p>
          </table:table-cell>
          <table:table-cell table:number-columns-repeated="2"/>
          <table:table-cell table:formula="of:=([.A68]-[.$K$2])/([.$K$3]-[.$K$2])+0.5" office:value-type="float" office:value="1.36820135568189" calcext:value-type="float">
            <text:p>1,36820</text:p>
          </table:table-cell>
          <table:table-cell table:formula="of:=([.B68]-[.$L$2])/([.$L$3]-[.$L$2])-0.5" office:value-type="float" office:value="0.157083269197255" calcext:value-type="float">
            <text:p>0,15708</text:p>
          </table:table-cell>
          <table:table-cell table:formula="of:=([.C68]-[.$M$2])/([.$M$3]-[.$M$2])" office:value-type="float" office:value="0.747851078295906" calcext:value-type="float">
            <text:p>0,74785</text:p>
          </table:table-cell>
          <table:table-cell table:number-columns-repeated="6"/>
        </table:table-row>
        <table:table-row table:style-name="ro1">
          <table:table-cell table:formula="of:=[Foglio2.H69]" office:value-type="float" office:value="9063.28861739" calcext:value-type="float">
            <text:p>9063,2886</text:p>
          </table:table-cell>
          <table:table-cell table:formula="of:=[Foglio2.I69]" office:value-type="float" office:value="77.4088319729399" calcext:value-type="float">
            <text:p>77,4088</text:p>
          </table:table-cell>
          <table:table-cell table:formula="of:=[Foglio2.J69]" office:value-type="float" office:value="9145.07230428101" calcext:value-type="float">
            <text:p>9145,0723</text:p>
          </table:table-cell>
          <table:table-cell table:number-columns-repeated="2"/>
          <table:table-cell table:formula="of:=([.A69]-[.$K$2])/([.$K$3]-[.$K$2])+0.5" office:value-type="float" office:value="1.25441292079506" calcext:value-type="float">
            <text:p>1,25441</text:p>
          </table:table-cell>
          <table:table-cell table:formula="of:=([.B69]-[.$L$2])/([.$L$3]-[.$L$2])-0.5" office:value-type="float" office:value="0.14279641544391" calcext:value-type="float">
            <text:p>0,14280</text:p>
          </table:table-cell>
          <table:table-cell table:formula="of:=([.C69]-[.$M$2])/([.$M$3]-[.$M$2])" office:value-type="float" office:value="0.770724965884251" calcext:value-type="float">
            <text:p>0,77072</text:p>
          </table:table-cell>
          <table:table-cell table:number-columns-repeated="6"/>
        </table:table-row>
        <table:table-row table:style-name="ro1">
          <table:table-cell table:formula="of:=[Foglio2.H70]" office:value-type="float" office:value="9150.81637264" calcext:value-type="float">
            <text:p>9150,8164</text:p>
          </table:table-cell>
          <table:table-cell table:formula="of:=[Foglio2.I70]" office:value-type="float" office:value="60.9281603966156" calcext:value-type="float">
            <text:p>60,9282</text:p>
          </table:table-cell>
          <table:table-cell table:formula="of:=[Foglio2.J70]" office:value-type="float" office:value="9154.02074722089" calcext:value-type="float">
            <text:p>9154,0207</text:p>
          </table:table-cell>
          <table:table-cell table:number-columns-repeated="2"/>
          <table:table-cell table:formula="of:=([.A70]-[.$K$2])/([.$K$3]-[.$K$2])+0.5" office:value-type="float" office:value="1.31651465724633" calcext:value-type="float">
            <text:p>1,31651</text:p>
          </table:table-cell>
          <table:table-cell table:formula="of:=([.B70]-[.$L$2])/([.$L$3]-[.$L$2])-0.5" office:value-type="float" office:value="0.127917273505758" calcext:value-type="float">
            <text:p>0,12792</text:p>
          </table:table-cell>
          <table:table-cell table:formula="of:=([.C70]-[.$M$2])/([.$M$3]-[.$M$2])" office:value-type="float" office:value="0.777308135365842" calcext:value-type="float">
            <text:p>0,77731</text:p>
          </table:table-cell>
          <table:table-cell table:number-columns-repeated="6"/>
        </table:table-row>
        <table:table-row table:style-name="ro1">
          <table:table-cell table:formula="of:=[Foglio2.H71]" office:value-type="float" office:value="9261.85954224" calcext:value-type="float">
            <text:p>9261,8595</text:p>
          </table:table-cell>
          <table:table-cell table:formula="of:=[Foglio2.I71]" office:value-type="float" office:value="74.9028047043503" calcext:value-type="float">
            <text:p>74,9028</text:p>
          </table:table-cell>
          <table:table-cell table:formula="of:=[Foglio2.J71]" office:value-type="float" office:value="9212.31357496658" calcext:value-type="float">
            <text:p>9212,3136</text:p>
          </table:table-cell>
          <table:table-cell table:number-columns-repeated="2"/>
          <table:table-cell table:formula="of:=([.A71]-[.$K$2])/([.$K$3]-[.$K$2])+0.5" office:value-type="float" office:value="1.39530079352409" calcext:value-type="float">
            <text:p>1,39530</text:p>
          </table:table-cell>
          <table:table-cell table:formula="of:=([.B71]-[.$L$2])/([.$L$3]-[.$L$2])-0.5" office:value-type="float" office:value="0.140533914473756" calcext:value-type="float">
            <text:p>0,14053</text:p>
          </table:table-cell>
          <table:table-cell table:formula="of:=([.C71]-[.$M$2])/([.$M$3]-[.$M$2])" office:value-type="float" office:value="0.820192865948466" calcext:value-type="float">
            <text:p>0,82019</text:p>
          </table:table-cell>
          <table:table-cell table:number-columns-repeated="6"/>
        </table:table-row>
        <table:table-row table:style-name="ro1">
          <table:table-cell table:formula="of:=[Foglio2.H72]" office:value-type="float" office:value="9303.0000001" calcext:value-type="float">
            <text:p>9303,0000</text:p>
          </table:table-cell>
          <table:table-cell table:formula="of:=[Foglio2.I72]" office:value-type="float" office:value="108.268031846645" calcext:value-type="float">
            <text:p>108,2680</text:p>
          </table:table-cell>
          <table:table-cell table:formula="of:=[Foglio2.J72]" office:value-type="float" office:value="9303.53951867194" calcext:value-type="float">
            <text:p>9303,5395</text:p>
          </table:table-cell>
          <table:table-cell table:number-columns-repeated="2"/>
          <table:table-cell table:formula="of:=([.A72]-[.$K$2])/([.$K$3]-[.$K$2])+0.5" office:value-type="float" office:value="1.42449032162531" calcext:value-type="float">
            <text:p>1,42449</text:p>
          </table:table-cell>
          <table:table-cell table:formula="of:=([.B72]-[.$L$2])/([.$L$3]-[.$L$2])-0.5" office:value-type="float" office:value="0.170656834413624" calcext:value-type="float">
            <text:p>0,17066</text:p>
          </table:table-cell>
          <table:table-cell table:formula="of:=([.C72]-[.$M$2])/([.$M$3]-[.$M$2])" office:value-type="float" office:value="0.887305753918458" calcext:value-type="float">
            <text:p>0,88731</text:p>
          </table:table-cell>
          <table:table-cell table:number-columns-repeated="6"/>
        </table:table-row>
        <table:table-row table:style-name="ro1">
          <table:table-cell table:formula="of:=[Foglio2.H73]" office:value-type="float" office:value="9226.56138928" calcext:value-type="float">
            <text:p>9226,5614</text:p>
          </table:table-cell>
          <table:table-cell table:formula="of:=[Foglio2.I73]" office:value-type="float" office:value="104.055169539319" calcext:value-type="float">
            <text:p>104,0552</text:p>
          </table:table-cell>
          <table:table-cell table:formula="of:=[Foglio2.J73]" office:value-type="float" office:value="9316.310754875" calcext:value-type="float">
            <text:p>9316,3108</text:p>
          </table:table-cell>
          <table:table-cell table:number-columns-repeated="2"/>
          <table:table-cell table:formula="of:=([.A73]-[.$K$2])/([.$K$3]-[.$K$2])+0.5" office:value-type="float" office:value="1.37025643375412" calcext:value-type="float">
            <text:p>1,37026</text:p>
          </table:table-cell>
          <table:table-cell table:formula="of:=([.B73]-[.$L$2])/([.$L$3]-[.$L$2])-0.5" office:value-type="float" office:value="0.166853362210062" calcext:value-type="float">
            <text:p>0,16685</text:p>
          </table:table-cell>
          <table:table-cell table:formula="of:=([.C73]-[.$M$2])/([.$M$3]-[.$M$2])" office:value-type="float" office:value="0.896701266967931" calcext:value-type="float">
            <text:p>0,89670</text:p>
          </table:table-cell>
          <table:table-cell table:number-columns-repeated="6"/>
        </table:table-row>
        <table:table-row table:style-name="ro1">
          <table:table-cell table:formula="of:=[Foglio2.H74]" office:value-type="float" office:value="9137.21204161" calcext:value-type="float">
            <text:p>9137,2120</text:p>
          </table:table-cell>
          <table:table-cell table:formula="of:=[Foglio2.I74]" office:value-type="float" office:value="92.7693366642015" calcext:value-type="float">
            <text:p>92,7693</text:p>
          </table:table-cell>
          <table:table-cell table:formula="of:=[Foglio2.J74]" office:value-type="float" office:value="9229.52899157131" calcext:value-type="float">
            <text:p>9229,5290</text:p>
          </table:table-cell>
          <table:table-cell table:number-columns-repeated="2"/>
          <table:table-cell table:formula="of:=([.A74]-[.$K$2])/([.$K$3]-[.$K$2])+0.5" office:value-type="float" office:value="1.30686226095435" calcext:value-type="float">
            <text:p>1,30686</text:p>
          </table:table-cell>
          <table:table-cell table:formula="of:=([.B74]-[.$L$2])/([.$L$3]-[.$L$2])-0.5" office:value-type="float" office:value="0.156664244099101" calcext:value-type="float">
            <text:p>0,15666</text:p>
          </table:table-cell>
          <table:table-cell table:formula="of:=([.C74]-[.$M$2])/([.$M$3]-[.$M$2])" office:value-type="float" office:value="0.832857863196202" calcext:value-type="float">
            <text:p>0,83286</text:p>
          </table:table-cell>
          <table:table-cell table:number-columns-repeated="6"/>
        </table:table-row>
        <table:table-row table:style-name="ro1">
          <table:table-cell table:formula="of:=[Foglio2.H75]" office:value-type="float" office:value="9080.99999132" calcext:value-type="float">
            <text:p>9081,0000</text:p>
          </table:table-cell>
          <table:table-cell table:formula="of:=[Foglio2.I75]" office:value-type="float" office:value="77.4195416655239" calcext:value-type="float">
            <text:p>77,4195</text:p>
          </table:table-cell>
          <table:table-cell table:formula="of:=[Foglio2.J75]" office:value-type="float" office:value="9116.07941813743" calcext:value-type="float">
            <text:p>9116,0794</text:p>
          </table:table-cell>
          <table:table-cell table:number-columns-repeated="2"/>
          <table:table-cell table:formula="of:=([.A75]-[.$K$2])/([.$K$3]-[.$K$2])+0.5" office:value-type="float" office:value="1.26697930128602" calcext:value-type="float">
            <text:p>1,26698</text:p>
          </table:table-cell>
          <table:table-cell table:formula="of:=([.B75]-[.$L$2])/([.$L$3]-[.$L$2])-0.5" office:value-type="float" office:value="0.142806084408875" calcext:value-type="float">
            <text:p>0,14281</text:p>
          </table:table-cell>
          <table:table-cell table:formula="of:=([.C75]-[.$M$2])/([.$M$3]-[.$M$2])" office:value-type="float" office:value="0.74939554751216" calcext:value-type="float">
            <text:p>0,74940</text:p>
          </table:table-cell>
          <table:table-cell table:number-columns-repeated="6"/>
        </table:table-row>
        <table:table-row table:style-name="ro1">
          <table:table-cell table:formula="of:=[Foglio2.H76]" office:value-type="float" office:value="8789.99999997" calcext:value-type="float">
            <text:p>8790,0000</text:p>
          </table:table-cell>
          <table:table-cell table:formula="of:=[Foglio2.I76]" office:value-type="float" office:value="10.4494083913196" calcext:value-type="float">
            <text:p>10,4494</text:p>
          </table:table-cell>
          <table:table-cell table:formula="of:=[Foglio2.J76]" office:value-type="float" office:value="8903.8082597495" calcext:value-type="float">
            <text:p>8903,8083</text:p>
          </table:table-cell>
          <table:table-cell table:number-columns-repeated="2"/>
          <table:table-cell table:formula="of:=([.A76]-[.$K$2])/([.$K$3]-[.$K$2])+0.5" office:value-type="float" office:value="1.06051216730637" calcext:value-type="float">
            <text:p>1,06051</text:p>
          </table:table-cell>
          <table:table-cell table:formula="of:=([.B76]-[.$L$2])/([.$L$3]-[.$L$2])-0.5" office:value-type="float" office:value="0.0823438566416934" calcext:value-type="float">
            <text:p>0,08234</text:p>
          </table:table-cell>
          <table:table-cell table:formula="of:=([.C76]-[.$M$2])/([.$M$3]-[.$M$2])" office:value-type="float" office:value="0.593232400346902" calcext:value-type="float">
            <text:p>0,59323</text:p>
          </table:table-cell>
          <table:table-cell table:number-columns-repeated="6"/>
        </table:table-row>
        <table:table-row table:style-name="ro1">
          <table:table-cell table:formula="of:=[Foglio2.H77]" office:value-type="float" office:value="8773.47698136" calcext:value-type="float">
            <text:p>8773,4770</text:p>
          </table:table-cell>
          <table:table-cell table:formula="of:=[Foglio2.I77]" office:value-type="float" office:value="-100.063979679151" calcext:value-type="float">
            <text:p>-100,0640</text:p>
          </table:table-cell>
          <table:table-cell table:formula="of:=[Foglio2.J77]" office:value-type="float" office:value="8724.00064019351" calcext:value-type="float">
            <text:p>8724,0006</text:p>
          </table:table-cell>
          <table:table-cell table:number-columns-repeated="2"/>
          <table:table-cell table:formula="of:=([.A77]-[.$K$2])/([.$K$3]-[.$K$2])+0.5" office:value-type="float" office:value="1.04878893569639" calcext:value-type="float">
            <text:p>1,04879</text:p>
          </table:table-cell>
          <table:table-cell table:formula="of:=([.B77]-[.$L$2])/([.$L$3]-[.$L$2])-0.5" office:value-type="float" office:value="-0.0174302562972979" calcext:value-type="float">
            <text:p>-0,01743</text:p>
          </table:table-cell>
          <table:table-cell table:formula="of:=([.C77]-[.$M$2])/([.$M$3]-[.$M$2])" office:value-type="float" office:value="0.460951953170747" calcext:value-type="float">
            <text:p>0,46095</text:p>
          </table:table-cell>
          <table:table-cell table:number-columns-repeated="6"/>
        </table:table-row>
        <table:table-row table:style-name="ro1">
          <table:table-cell table:formula="of:=[Foglio2.H78]" office:value-type="float" office:value="8926.80199088" calcext:value-type="float">
            <text:p>8926,8020</text:p>
          </table:table-cell>
          <table:table-cell table:formula="of:=[Foglio2.I78]" office:value-type="float" office:value="-178.89551784162" calcext:value-type="float">
            <text:p>-178,8955</text:p>
          </table:table-cell>
          <table:table-cell table:formula="of:=[Foglio2.J78]" office:value-type="float" office:value="8733.82389802574" calcext:value-type="float">
            <text:p>8733,8239</text:p>
          </table:table-cell>
          <table:table-cell table:number-columns-repeated="2"/>
          <table:table-cell table:formula="of:=([.A78]-[.$K$2])/([.$K$3]-[.$K$2])+0.5" office:value-type="float" office:value="1.1575744210022" calcext:value-type="float">
            <text:p>1,15757</text:p>
          </table:table-cell>
          <table:table-cell table:formula="of:=([.B78]-[.$L$2])/([.$L$3]-[.$L$2])-0.5" office:value-type="float" office:value="-0.0886012422665372" calcext:value-type="float">
            <text:p>-0,08860</text:p>
          </table:table-cell>
          <table:table-cell table:formula="of:=([.C78]-[.$M$2])/([.$M$3]-[.$M$2])" office:value-type="float" office:value="0.468178704417343" calcext:value-type="float">
            <text:p>0,46818</text:p>
          </table:table-cell>
          <table:table-cell table:number-columns-repeated="6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oglio2" table:style-name="ta1">
        <table:shapes>
          <draw:frame draw:z-index="0" draw:style-name="gr1" draw:text-style-name="P1" svg:width="175.64mm" svg:height="114.02mm" svg:x="165.88mm" svg:y="0.24mm">
            <loext:p draw:notify-on-update-of-ranges="Foglio1.G1:Foglio1.G1 Foglio1.G2:Foglio1.G78 Foglio1.F1:Foglio1.F1 Foglio1.F2:Foglio1.F78 Foglio1.H1:Foglio1.H1 Foglio1.H2:Foglio1.H78 Foglio2.D2:Foglio2.D7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3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copia qui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8871.00000119</text:p>
          </table:table-cell>
          <table:table-cell table:style-name="ce5" office:value-type="string" calcext:value-type="string">
            <text:p>-516.3379147061169</text:p>
          </table:table-cell>
          <table:table-cell table:style-name="ce5" office:value-type="string" calcext:value-type="string">
            <text:p>8758.5471733754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];&quot;.&quot;;&quot;,&quot;)/1" office:value-type="float" office:value="8871.00000119" calcext:value-type="float">
            <text:p>8.871,00</text:p>
          </table:table-cell>
          <table:table-cell table:style-name="ce8" table:formula="of:=SUBSTITUTE([.B2];&quot;.&quot;;&quot;,&quot;)/1" office:value-type="float" office:value="-516.337914706117" calcext:value-type="float">
            <text:p>-516,34</text:p>
          </table:table-cell>
          <table:table-cell table:style-name="ce8" table:formula="of:=SUBSTITUTE([.C2];&quot;.&quot;;&quot;,&quot;)/1" office:value-type="float" office:value="8758.54717337548" calcext:value-type="float">
            <text:p>8.758,55</text:p>
          </table:table-cell>
          <table:table-cell table:style-name="ce8" table:formula="of:=SUBSTITUTE([.D2];&quot;.&quot;;&quot;,&quot;)/1" office:value-type="float" office:value="0" calcext:value-type="float">
            <text:p>0,00</text:p>
          </table:table-cell>
          <table:table-cell table:style-name="ce8" table:formula="of:=SUBSTITUTE([.E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0.19999986</text:p>
          </table:table-cell>
          <table:table-cell table:style-name="ce5" office:value-type="string" calcext:value-type="string">
            <text:p>-537.1102013119998</text:p>
          </table:table-cell>
          <table:table-cell table:style-name="ce5" office:value-type="string" calcext:value-type="string">
            <text:p>8862.81827655278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];&quot;.&quot;;&quot;,&quot;)/1" office:value-type="float" office:value="9050.19999986" calcext:value-type="float">
            <text:p>9.050,20</text:p>
          </table:table-cell>
          <table:table-cell table:style-name="ce8" table:formula="of:=SUBSTITUTE([.B3];&quot;.&quot;;&quot;,&quot;)/1" office:value-type="float" office:value="-537.110201312" calcext:value-type="float">
            <text:p>-537,11</text:p>
          </table:table-cell>
          <table:table-cell table:style-name="ce8" table:formula="of:=SUBSTITUTE([.C3];&quot;.&quot;;&quot;,&quot;)/1" office:value-type="float" office:value="8862.81827655278" calcext:value-type="float">
            <text:p>8.862,82</text:p>
          </table:table-cell>
          <table:table-cell table:style-name="ce8" table:formula="of:=SUBSTITUTE([.D3];&quot;.&quot;;&quot;,&quot;)/1" office:value-type="float" office:value="0" calcext:value-type="float">
            <text:p>0,00</text:p>
          </table:table-cell>
          <table:table-cell table:style-name="ce8" table:formula="of:=SUBSTITUTE([.E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29.88094777</text:p>
          </table:table-cell>
          <table:table-cell table:style-name="ce5" office:value-type="string" calcext:value-type="string">
            <text:p>-547.3490374172361</text:p>
          </table:table-cell>
          <table:table-cell table:style-name="ce5" office:value-type="string" calcext:value-type="string">
            <text:p>9001.10468775504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4];&quot;.&quot;;&quot;,&quot;)/1" office:value-type="float" office:value="9029.88094777" calcext:value-type="float">
            <text:p>9.029,88</text:p>
          </table:table-cell>
          <table:table-cell table:style-name="ce8" table:formula="of:=SUBSTITUTE([.B4];&quot;.&quot;;&quot;,&quot;)/1" office:value-type="float" office:value="-547.349037417236" calcext:value-type="float">
            <text:p>-547,35</text:p>
          </table:table-cell>
          <table:table-cell table:style-name="ce8" table:formula="of:=SUBSTITUTE([.C4];&quot;.&quot;;&quot;,&quot;)/1" office:value-type="float" office:value="9001.10468775505" calcext:value-type="float">
            <text:p>9.001,10</text:p>
          </table:table-cell>
          <table:table-cell table:style-name="ce8" table:formula="of:=SUBSTITUTE([.D4];&quot;.&quot;;&quot;,&quot;)/1" office:value-type="float" office:value="0" calcext:value-type="float">
            <text:p>0,00</text:p>
          </table:table-cell>
          <table:table-cell table:style-name="ce8" table:formula="of:=SUBSTITUTE([.E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750" calcext:value-type="float">
            <text:p>8750</text:p>
          </table:table-cell>
          <table:table-cell table:style-name="ce5" office:value-type="string" calcext:value-type="string">
            <text:p>-546.9058950261478</text:p>
          </table:table-cell>
          <table:table-cell table:style-name="ce5" office:value-type="string" calcext:value-type="string">
            <text:p>8928.1277893615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];&quot;.&quot;;&quot;,&quot;)/1" office:value-type="float" office:value="8750" calcext:value-type="float">
            <text:p>8.750,00</text:p>
          </table:table-cell>
          <table:table-cell table:style-name="ce8" table:formula="of:=SUBSTITUTE([.B5];&quot;.&quot;;&quot;,&quot;)/1" office:value-type="float" office:value="-546.905895026148" calcext:value-type="float">
            <text:p>-546,91</text:p>
          </table:table-cell>
          <table:table-cell table:style-name="ce8" table:formula="of:=SUBSTITUTE([.C5];&quot;.&quot;;&quot;,&quot;)/1" office:value-type="float" office:value="8928.12778936152" calcext:value-type="float">
            <text:p>8.928,13</text:p>
          </table:table-cell>
          <table:table-cell table:style-name="ce8" table:formula="of:=SUBSTITUTE([.D5];&quot;.&quot;;&quot;,&quot;)/1" office:value-type="float" office:value="0" calcext:value-type="float">
            <text:p>0,00</text:p>
          </table:table-cell>
          <table:table-cell table:style-name="ce8" table:formula="of:=SUBSTITUTE([.E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60.00000003</text:p>
          </table:table-cell>
          <table:table-cell table:style-name="ce5" office:value-type="string" calcext:value-type="string">
            <text:p>-522.8385630049997</text:p>
          </table:table-cell>
          <table:table-cell table:style-name="ce5" office:value-type="string" calcext:value-type="string">
            <text:p>8832.17607380414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];&quot;.&quot;;&quot;,&quot;)/1" office:value-type="float" office:value="8860.00000003" calcext:value-type="float">
            <text:p>8.860,00</text:p>
          </table:table-cell>
          <table:table-cell table:style-name="ce8" table:formula="of:=SUBSTITUTE([.B6];&quot;.&quot;;&quot;,&quot;)/1" office:value-type="float" office:value="-522.838563005" calcext:value-type="float">
            <text:p>-522,84</text:p>
          </table:table-cell>
          <table:table-cell table:style-name="ce8" table:formula="of:=SUBSTITUTE([.C6];&quot;.&quot;;&quot;,&quot;)/1" office:value-type="float" office:value="8832.17607380414" calcext:value-type="float">
            <text:p>8.832,18</text:p>
          </table:table-cell>
          <table:table-cell table:style-name="ce8" table:formula="of:=SUBSTITUTE([.D6];&quot;.&quot;;&quot;,&quot;)/1" office:value-type="float" office:value="0" calcext:value-type="float">
            <text:p>0,00</text:p>
          </table:table-cell>
          <table:table-cell table:style-name="ce8" table:formula="of:=SUBSTITUTE([.E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88.15045207</text:p>
          </table:table-cell>
          <table:table-cell table:style-name="ce5" office:value-type="string" calcext:value-type="string">
            <text:p>-491.41747858799863</text:p>
          </table:table-cell>
          <table:table-cell table:style-name="ce5" office:value-type="string" calcext:value-type="string">
            <text:p>8770.63518457851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];&quot;.&quot;;&quot;,&quot;)/1" office:value-type="float" office:value="8788.15045207" calcext:value-type="float">
            <text:p>8.788,15</text:p>
          </table:table-cell>
          <table:table-cell table:style-name="ce8" table:formula="of:=SUBSTITUTE([.B7];&quot;.&quot;;&quot;,&quot;)/1" office:value-type="float" office:value="-491.417478587999" calcext:value-type="float">
            <text:p>-491,42</text:p>
          </table:table-cell>
          <table:table-cell table:style-name="ce8" table:formula="of:=SUBSTITUTE([.C7];&quot;.&quot;;&quot;,&quot;)/1" office:value-type="float" office:value="8770.63518457851" calcext:value-type="float">
            <text:p>8.770,64</text:p>
          </table:table-cell>
          <table:table-cell table:style-name="ce8" table:formula="of:=SUBSTITUTE([.D7];&quot;.&quot;;&quot;,&quot;)/1" office:value-type="float" office:value="0" calcext:value-type="float">
            <text:p>0,00</text:p>
          </table:table-cell>
          <table:table-cell table:style-name="ce8" table:formula="of:=SUBSTITUTE([.E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99.96000001</text:p>
          </table:table-cell>
          <table:table-cell table:style-name="ce5" office:value-type="string" calcext:value-type="string">
            <text:p>-497.1620056228512</text:p>
          </table:table-cell>
          <table:table-cell table:style-name="ce5" office:value-type="string" calcext:value-type="string">
            <text:p>8663.944223799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8];&quot;.&quot;;&quot;,&quot;)/1" office:value-type="float" office:value="8599.96000001" calcext:value-type="float">
            <text:p>8.599,96</text:p>
          </table:table-cell>
          <table:table-cell table:style-name="ce8" table:formula="of:=SUBSTITUTE([.B8];&quot;.&quot;;&quot;,&quot;)/1" office:value-type="float" office:value="-497.162005622851" calcext:value-type="float">
            <text:p>-497,16</text:p>
          </table:table-cell>
          <table:table-cell table:style-name="ce8" table:formula="of:=SUBSTITUTE([.C8];&quot;.&quot;;&quot;,&quot;)/1" office:value-type="float" office:value="8663.94422379935" calcext:value-type="float">
            <text:p>8.663,94</text:p>
          </table:table-cell>
          <table:table-cell table:style-name="ce8" table:formula="of:=SUBSTITUTE([.D8];&quot;.&quot;;&quot;,&quot;)/1" office:value-type="float" office:value="0" calcext:value-type="float">
            <text:p>0,00</text:p>
          </table:table-cell>
          <table:table-cell table:style-name="ce8" table:formula="of:=SUBSTITUTE([.E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16.06177209</text:p>
          </table:table-cell>
          <table:table-cell table:style-name="ce5" office:value-type="string" calcext:value-type="string">
            <text:p>-504.09711534932103</text:p>
          </table:table-cell>
          <table:table-cell table:style-name="ce5" office:value-type="string" calcext:value-type="string">
            <text:p>8621.09901711042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9];&quot;.&quot;;&quot;,&quot;)/1" office:value-type="float" office:value="8716.06177209" calcext:value-type="float">
            <text:p>8.716,06</text:p>
          </table:table-cell>
          <table:table-cell table:style-name="ce8" table:formula="of:=SUBSTITUTE([.B9];&quot;.&quot;;&quot;,&quot;)/1" office:value-type="float" office:value="-504.097115349321" calcext:value-type="float">
            <text:p>-504,10</text:p>
          </table:table-cell>
          <table:table-cell table:style-name="ce8" table:formula="of:=SUBSTITUTE([.C9];&quot;.&quot;;&quot;,&quot;)/1" office:value-type="float" office:value="8621.09901711042" calcext:value-type="float">
            <text:p>8.621,10</text:p>
          </table:table-cell>
          <table:table-cell table:style-name="ce8" table:formula="of:=SUBSTITUTE([.D9];&quot;.&quot;;&quot;,&quot;)/1" office:value-type="float" office:value="0" calcext:value-type="float">
            <text:p>0,00</text:p>
          </table:table-cell>
          <table:table-cell table:style-name="ce8" table:formula="of:=SUBSTITUTE([.E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50.00000001</text:p>
          </table:table-cell>
          <table:table-cell table:style-name="ce5" office:value-type="string" calcext:value-type="string">
            <text:p>-493.4113854600255</text:p>
          </table:table-cell>
          <table:table-cell table:style-name="ce5" office:value-type="string" calcext:value-type="string">
            <text:p>8566.5126983171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0];&quot;.&quot;;&quot;,&quot;)/1" office:value-type="float" office:value="8550.00000001" calcext:value-type="float">
            <text:p>8.550,00</text:p>
          </table:table-cell>
          <table:table-cell table:style-name="ce8" table:formula="of:=SUBSTITUTE([.B10];&quot;.&quot;;&quot;,&quot;)/1" office:value-type="float" office:value="-493.411385460025" calcext:value-type="float">
            <text:p>-493,41</text:p>
          </table:table-cell>
          <table:table-cell table:style-name="ce8" table:formula="of:=SUBSTITUTE([.C10];&quot;.&quot;;&quot;,&quot;)/1" office:value-type="float" office:value="8566.51269831717" calcext:value-type="float">
            <text:p>8.566,51</text:p>
          </table:table-cell>
          <table:table-cell table:style-name="ce8" table:formula="of:=SUBSTITUTE([.D10];&quot;.&quot;;&quot;,&quot;)/1" office:value-type="float" office:value="0" calcext:value-type="float">
            <text:p>0,00</text:p>
          </table:table-cell>
          <table:table-cell table:style-name="ce8" table:formula="of:=SUBSTITUTE([.E1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3.83213</text:p>
          </table:table-cell>
          <table:table-cell table:style-name="ce5" office:value-type="string" calcext:value-type="string">
            <text:p>-508.19835189579135</text:p>
          </table:table-cell>
          <table:table-cell table:style-name="ce5" office:value-type="string" calcext:value-type="string">
            <text:p>8472.48843408336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1];&quot;.&quot;;&quot;,&quot;)/1" office:value-type="float" office:value="8443.83213" calcext:value-type="float">
            <text:p>8.443,83</text:p>
          </table:table-cell>
          <table:table-cell table:style-name="ce8" table:formula="of:=SUBSTITUTE([.B11];&quot;.&quot;;&quot;,&quot;)/1" office:value-type="float" office:value="-508.198351895791" calcext:value-type="float">
            <text:p>-508,20</text:p>
          </table:table-cell>
          <table:table-cell table:style-name="ce8" table:formula="of:=SUBSTITUTE([.C11];&quot;.&quot;;&quot;,&quot;)/1" office:value-type="float" office:value="8472.48843408337" calcext:value-type="float">
            <text:p>8.472,49</text:p>
          </table:table-cell>
          <table:table-cell table:style-name="ce8" table:formula="of:=SUBSTITUTE([.D11];&quot;.&quot;;&quot;,&quot;)/1" office:value-type="float" office:value="0" calcext:value-type="float">
            <text:p>0,00</text:p>
          </table:table-cell>
          <table:table-cell table:style-name="ce8" table:formula="of:=SUBSTITUTE([.E1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97.52445115</text:p>
          </table:table-cell>
          <table:table-cell table:style-name="ce5" office:value-type="string" calcext:value-type="string">
            <text:p>-531.691296859497</text:p>
          </table:table-cell>
          <table:table-cell table:style-name="ce5" office:value-type="string" calcext:value-type="string">
            <text:p>8420.0163013032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2];&quot;.&quot;;&quot;,&quot;)/1" office:value-type="float" office:value="8497.52445115" calcext:value-type="float">
            <text:p>8.497,52</text:p>
          </table:table-cell>
          <table:table-cell table:style-name="ce8" table:formula="of:=SUBSTITUTE([.B12];&quot;.&quot;;&quot;,&quot;)/1" office:value-type="float" office:value="-531.691296859497" calcext:value-type="float">
            <text:p>-531,69</text:p>
          </table:table-cell>
          <table:table-cell table:style-name="ce8" table:formula="of:=SUBSTITUTE([.C12];&quot;.&quot;;&quot;,&quot;)/1" office:value-type="float" office:value="8420.01630130329" calcext:value-type="float">
            <text:p>8.420,02</text:p>
          </table:table-cell>
          <table:table-cell table:style-name="ce8" table:formula="of:=SUBSTITUTE([.D12];&quot;.&quot;;&quot;,&quot;)/1" office:value-type="float" office:value="0" calcext:value-type="float">
            <text:p>0,00</text:p>
          </table:table-cell>
          <table:table-cell table:style-name="ce8" table:formula="of:=SUBSTITUTE([.E1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26.14000003</text:p>
          </table:table-cell>
          <table:table-cell table:style-name="ce5" office:value-type="string" calcext:value-type="string">
            <text:p>-528.1885728850575</text:p>
          </table:table-cell>
          <table:table-cell table:style-name="ce5" office:value-type="string" calcext:value-type="string">
            <text:p>8348.19831922892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3];&quot;.&quot;;&quot;,&quot;)/1" office:value-type="float" office:value="8326.14000003" calcext:value-type="float">
            <text:p>8.326,14</text:p>
          </table:table-cell>
          <table:table-cell table:style-name="ce8" table:formula="of:=SUBSTITUTE([.B13];&quot;.&quot;;&quot;,&quot;)/1" office:value-type="float" office:value="-528.188572885058" calcext:value-type="float">
            <text:p>-528,19</text:p>
          </table:table-cell>
          <table:table-cell table:style-name="ce8" table:formula="of:=SUBSTITUTE([.C13];&quot;.&quot;;&quot;,&quot;)/1" office:value-type="float" office:value="8348.19831922893" calcext:value-type="float">
            <text:p>8.348,20</text:p>
          </table:table-cell>
          <table:table-cell table:style-name="ce8" table:formula="of:=SUBSTITUTE([.D13];&quot;.&quot;;&quot;,&quot;)/1" office:value-type="float" office:value="0" calcext:value-type="float">
            <text:p>0,00</text:p>
          </table:table-cell>
          <table:table-cell table:style-name="ce8" table:formula="of:=SUBSTITUTE([.E1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59.99999992</text:p>
          </table:table-cell>
          <table:table-cell table:style-name="ce5" office:value-type="string" calcext:value-type="string">
            <text:p>-559.0593557685879</text:p>
          </table:table-cell>
          <table:table-cell table:style-name="ce5" office:value-type="string" calcext:value-type="string">
            <text:p>8308.7762018538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4];&quot;.&quot;;&quot;,&quot;)/1" office:value-type="float" office:value="8359.99999992" calcext:value-type="float">
            <text:p>8.360,00</text:p>
          </table:table-cell>
          <table:table-cell table:style-name="ce8" table:formula="of:=SUBSTITUTE([.B14];&quot;.&quot;;&quot;,&quot;)/1" office:value-type="float" office:value="-559.059355768588" calcext:value-type="float">
            <text:p>-559,06</text:p>
          </table:table-cell>
          <table:table-cell table:style-name="ce8" table:formula="of:=SUBSTITUTE([.C14];&quot;.&quot;;&quot;,&quot;)/1" office:value-type="float" office:value="8308.77620185389" calcext:value-type="float">
            <text:p>8.308,78</text:p>
          </table:table-cell>
          <table:table-cell table:style-name="ce8" table:formula="of:=SUBSTITUTE([.D14];&quot;.&quot;;&quot;,&quot;)/1" office:value-type="float" office:value="0" calcext:value-type="float">
            <text:p>0,00</text:p>
          </table:table-cell>
          <table:table-cell table:style-name="ce8" table:formula="of:=SUBSTITUTE([.E1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65.00000316</text:p>
          </table:table-cell>
          <table:table-cell table:style-name="ce5" office:value-type="string" calcext:value-type="string">
            <text:p>-604.167042347266</text:p>
          </table:table-cell>
          <table:table-cell table:style-name="ce5" office:value-type="string" calcext:value-type="string">
            <text:p>8257.27224706746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5];&quot;.&quot;;&quot;,&quot;)/1" office:value-type="float" office:value="8265.00000316" calcext:value-type="float">
            <text:p>8.265,00</text:p>
          </table:table-cell>
          <table:table-cell table:style-name="ce8" table:formula="of:=SUBSTITUTE([.B15];&quot;.&quot;;&quot;,&quot;)/1" office:value-type="float" office:value="-604.167042347266" calcext:value-type="float">
            <text:p>-604,17</text:p>
          </table:table-cell>
          <table:table-cell table:style-name="ce8" table:formula="of:=SUBSTITUTE([.C15];&quot;.&quot;;&quot;,&quot;)/1" office:value-type="float" office:value="8257.27224706747" calcext:value-type="float">
            <text:p>8.257,27</text:p>
          </table:table-cell>
          <table:table-cell table:style-name="ce8" table:formula="of:=SUBSTITUTE([.D15];&quot;.&quot;;&quot;,&quot;)/1" office:value-type="float" office:value="0" calcext:value-type="float">
            <text:p>0,00</text:p>
          </table:table-cell>
          <table:table-cell table:style-name="ce8" table:formula="of:=SUBSTITUTE([.E1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000" calcext:value-type="float">
            <text:p>8000</text:p>
          </table:table-cell>
          <table:table-cell table:style-name="ce5" office:value-type="string" calcext:value-type="string">
            <text:p>-634.5755457152645</text:p>
          </table:table-cell>
          <table:table-cell table:style-name="ce5" office:value-type="string" calcext:value-type="string">
            <text:p>8097.43280497187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16];&quot;.&quot;;&quot;,&quot;)/1" office:value-type="float" office:value="8000" calcext:value-type="float">
            <text:p>8.000,00</text:p>
          </table:table-cell>
          <table:table-cell table:style-name="ce8" table:formula="of:=SUBSTITUTE([.B16];&quot;.&quot;;&quot;,&quot;)/1" office:value-type="float" office:value="-634.575545715265" calcext:value-type="float">
            <text:p>-634,58</text:p>
          </table:table-cell>
          <table:table-cell table:style-name="ce8" table:formula="of:=SUBSTITUTE([.C16];&quot;.&quot;;&quot;,&quot;)/1" office:value-type="float" office:value="8097.43280497187" calcext:value-type="float">
            <text:p>8.097,43</text:p>
          </table:table-cell>
          <table:table-cell table:style-name="ce8" table:formula="of:=SUBSTITUTE([.D16];&quot;.&quot;;&quot;,&quot;)/1" office:value-type="float" office:value="0" calcext:value-type="float">
            <text:p>0,00</text:p>
          </table:table-cell>
          <table:table-cell table:style-name="ce8" table:formula="of:=SUBSTITUTE([.E1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780" calcext:value-type="float">
            <text:p>8780</text:p>
          </table:table-cell>
          <table:table-cell table:style-name="ce5" office:value-type="string" calcext:value-type="string">
            <text:p>-605.4766509582078</text:p>
          </table:table-cell>
          <table:table-cell table:style-name="ce5" office:value-type="string" calcext:value-type="string">
            <text:p>8338.61825860338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7];&quot;.&quot;;&quot;,&quot;)/1" office:value-type="float" office:value="8780" calcext:value-type="float">
            <text:p>8.780,00</text:p>
          </table:table-cell>
          <table:table-cell table:style-name="ce8" table:formula="of:=SUBSTITUTE([.B17];&quot;.&quot;;&quot;,&quot;)/1" office:value-type="float" office:value="-605.476650958208" calcext:value-type="float">
            <text:p>-605,48</text:p>
          </table:table-cell>
          <table:table-cell table:style-name="ce8" table:formula="of:=SUBSTITUTE([.C17];&quot;.&quot;;&quot;,&quot;)/1" office:value-type="float" office:value="8338.61825860338" calcext:value-type="float">
            <text:p>8.338,62</text:p>
          </table:table-cell>
          <table:table-cell table:style-name="ce8" table:formula="of:=SUBSTITUTE([.D17];&quot;.&quot;;&quot;,&quot;)/1" office:value-type="float" office:value="1" calcext:value-type="float">
            <text:p>1,00</text:p>
          </table:table-cell>
          <table:table-cell table:style-name="ce8" table:formula="of:=SUBSTITUTE([.E1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11.46423223</text:p>
          </table:table-cell>
          <table:table-cell table:style-name="ce5" office:value-type="string" calcext:value-type="string">
            <text:p>-518.0616010581489</text:p>
          </table:table-cell>
          <table:table-cell table:style-name="ce5" office:value-type="string" calcext:value-type="string">
            <text:p>8780.3919183500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8];&quot;.&quot;;&quot;,&quot;)/1" office:value-type="float" office:value="8911.46423223" calcext:value-type="float">
            <text:p>8.911,46</text:p>
          </table:table-cell>
          <table:table-cell table:style-name="ce8" table:formula="of:=SUBSTITUTE([.B18];&quot;.&quot;;&quot;,&quot;)/1" office:value-type="float" office:value="-518.061601058149" calcext:value-type="float">
            <text:p>-518,06</text:p>
          </table:table-cell>
          <table:table-cell table:style-name="ce8" table:formula="of:=SUBSTITUTE([.C18];&quot;.&quot;;&quot;,&quot;)/1" office:value-type="float" office:value="8780.39191835001" calcext:value-type="float">
            <text:p>8.780,39</text:p>
          </table:table-cell>
          <table:table-cell table:style-name="ce8" table:formula="of:=SUBSTITUTE([.D18];&quot;.&quot;;&quot;,&quot;)/1" office:value-type="float" office:value="1" calcext:value-type="float">
            <text:p>1,00</text:p>
          </table:table-cell>
          <table:table-cell table:style-name="ce8" table:formula="of:=SUBSTITUTE([.E1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34.99999987</text:p>
          </table:table-cell>
          <table:table-cell table:style-name="ce5" office:value-type="string" calcext:value-type="string">
            <text:p>-419.8473195450297</text:p>
          </table:table-cell>
          <table:table-cell table:style-name="ce5" office:value-type="string" calcext:value-type="string">
            <text:p>8990.34632863759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19];&quot;.&quot;;&quot;,&quot;)/1" office:value-type="float" office:value="8734.99999987" calcext:value-type="float">
            <text:p>8.735,00</text:p>
          </table:table-cell>
          <table:table-cell table:style-name="ce8" table:formula="of:=SUBSTITUTE([.B19];&quot;.&quot;;&quot;,&quot;)/1" office:value-type="float" office:value="-419.84731954503" calcext:value-type="float">
            <text:p>-419,85</text:p>
          </table:table-cell>
          <table:table-cell table:style-name="ce8" table:formula="of:=SUBSTITUTE([.C19];&quot;.&quot;;&quot;,&quot;)/1" office:value-type="float" office:value="8990.3463286376" calcext:value-type="float">
            <text:p>8.990,35</text:p>
          </table:table-cell>
          <table:table-cell table:style-name="ce8" table:formula="of:=SUBSTITUTE([.D19];&quot;.&quot;;&quot;,&quot;)/1" office:value-type="float" office:value="1" calcext:value-type="float">
            <text:p>1,00</text:p>
          </table:table-cell>
          <table:table-cell table:style-name="ce8" table:formula="of:=SUBSTITUTE([.E1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74.99999978</text:p>
          </table:table-cell>
          <table:table-cell table:style-name="ce5" office:value-type="string" calcext:value-type="string">
            <text:p>-296.53005970391314</text:p>
          </table:table-cell>
          <table:table-cell table:style-name="ce5" office:value-type="string" calcext:value-type="string">
            <text:p>9052.2432172676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0];&quot;.&quot;;&quot;,&quot;)/1" office:value-type="float" office:value="8974.99999978" calcext:value-type="float">
            <text:p>8.975,00</text:p>
          </table:table-cell>
          <table:table-cell table:style-name="ce8" table:formula="of:=SUBSTITUTE([.B20];&quot;.&quot;;&quot;,&quot;)/1" office:value-type="float" office:value="-296.530059703913" calcext:value-type="float">
            <text:p>-296,53</text:p>
          </table:table-cell>
          <table:table-cell table:style-name="ce8" table:formula="of:=SUBSTITUTE([.C20];&quot;.&quot;;&quot;,&quot;)/1" office:value-type="float" office:value="9052.24321726768" calcext:value-type="float">
            <text:p>9.052,24</text:p>
          </table:table-cell>
          <table:table-cell table:style-name="ce8" table:formula="of:=SUBSTITUTE([.D20];&quot;.&quot;;&quot;,&quot;)/1" office:value-type="float" office:value="1" calcext:value-type="float">
            <text:p>1,00</text:p>
          </table:table-cell>
          <table:table-cell table:style-name="ce8" table:formula="of:=SUBSTITUTE([.E2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03.29250024</text:p>
          </table:table-cell>
          <table:table-cell table:style-name="ce5" office:value-type="string" calcext:value-type="string">
            <text:p>-106.32478756309138</text:p>
          </table:table-cell>
          <table:table-cell table:style-name="ce5" office:value-type="string" calcext:value-type="string">
            <text:p>9081.5624936474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1];&quot;.&quot;;&quot;,&quot;)/1" office:value-type="float" office:value="9003.29250024" calcext:value-type="float">
            <text:p>9.003,29</text:p>
          </table:table-cell>
          <table:table-cell table:style-name="ce8" table:formula="of:=SUBSTITUTE([.B21];&quot;.&quot;;&quot;,&quot;)/1" office:value-type="float" office:value="-106.324787563091" calcext:value-type="float">
            <text:p>-106,32</text:p>
          </table:table-cell>
          <table:table-cell table:style-name="ce8" table:formula="of:=SUBSTITUTE([.C21];&quot;.&quot;;&quot;,&quot;)/1" office:value-type="float" office:value="9081.56249364741" calcext:value-type="float">
            <text:p>9.081,56</text:p>
          </table:table-cell>
          <table:table-cell table:style-name="ce8" table:formula="of:=SUBSTITUTE([.D21];&quot;.&quot;;&quot;,&quot;)/1" office:value-type="float" office:value="1" calcext:value-type="float">
            <text:p>1,00</text:p>
          </table:table-cell>
          <table:table-cell table:style-name="ce8" table:formula="of:=SUBSTITUTE([.E2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937" calcext:value-type="float">
            <text:p>8937</text:p>
          </table:table-cell>
          <table:table-cell table:style-name="ce5" office:value-type="string" calcext:value-type="string">
            <text:p>27.78893657608569</text:p>
          </table:table-cell>
          <table:table-cell table:style-name="ce5" office:value-type="string" calcext:value-type="string">
            <text:p>9065.77670850931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2];&quot;.&quot;;&quot;,&quot;)/1" office:value-type="float" office:value="8937" calcext:value-type="float">
            <text:p>8.937,00</text:p>
          </table:table-cell>
          <table:table-cell table:style-name="ce8" table:formula="of:=SUBSTITUTE([.B22];&quot;.&quot;;&quot;,&quot;)/1" office:value-type="float" office:value="27.7889365760857" calcext:value-type="float">
            <text:p>27,79</text:p>
          </table:table-cell>
          <table:table-cell table:style-name="ce8" table:formula="of:=SUBSTITUTE([.C22];&quot;.&quot;;&quot;,&quot;)/1" office:value-type="float" office:value="9065.77670850932" calcext:value-type="float">
            <text:p>9.065,78</text:p>
          </table:table-cell>
          <table:table-cell table:style-name="ce8" table:formula="of:=SUBSTITUTE([.D22];&quot;.&quot;;&quot;,&quot;)/1" office:value-type="float" office:value="1" calcext:value-type="float">
            <text:p>1,00</text:p>
          </table:table-cell>
          <table:table-cell table:style-name="ce8" table:formula="of:=SUBSTITUTE([.E2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55.20111578</text:p>
          </table:table-cell>
          <table:table-cell table:style-name="ce5" office:value-type="string" calcext:value-type="string">
            <text:p>46.45102346717249</text:p>
          </table:table-cell>
          <table:table-cell table:style-name="ce5" office:value-type="string" calcext:value-type="string">
            <text:p>8911.0845703696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3];&quot;.&quot;;&quot;,&quot;)/1" office:value-type="float" office:value="8755.20111578" calcext:value-type="float">
            <text:p>8.755,20</text:p>
          </table:table-cell>
          <table:table-cell table:style-name="ce8" table:formula="of:=SUBSTITUTE([.B23];&quot;.&quot;;&quot;,&quot;)/1" office:value-type="float" office:value="46.4510234671725" calcext:value-type="float">
            <text:p>46,45</text:p>
          </table:table-cell>
          <table:table-cell table:style-name="ce8" table:formula="of:=SUBSTITUTE([.C23];&quot;.&quot;;&quot;,&quot;)/1" office:value-type="float" office:value="8911.08457036964" calcext:value-type="float">
            <text:p>8.911,08</text:p>
          </table:table-cell>
          <table:table-cell table:style-name="ce8" table:formula="of:=SUBSTITUTE([.D23];&quot;.&quot;;&quot;,&quot;)/1" office:value-type="float" office:value="1" calcext:value-type="float">
            <text:p>1,00</text:p>
          </table:table-cell>
          <table:table-cell table:style-name="ce8" table:formula="of:=SUBSTITUTE([.E2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27.92113559</text:p>
          </table:table-cell>
          <table:table-cell table:style-name="ce5" office:value-type="string" calcext:value-type="string">
            <text:p>55.32216446778875</text:p>
          </table:table-cell>
          <table:table-cell table:style-name="ce5" office:value-type="string" calcext:value-type="string">
            <text:p>8749.6834519750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4];&quot;.&quot;;&quot;,&quot;)/1" office:value-type="float" office:value="8727.92113559" calcext:value-type="float">
            <text:p>8.727,92</text:p>
          </table:table-cell>
          <table:table-cell table:style-name="ce8" table:formula="of:=SUBSTITUTE([.B24];&quot;.&quot;;&quot;,&quot;)/1" office:value-type="float" office:value="55.3221644677888" calcext:value-type="float">
            <text:p>55,32</text:p>
          </table:table-cell>
          <table:table-cell table:style-name="ce8" table:formula="of:=SUBSTITUTE([.C24];&quot;.&quot;;&quot;,&quot;)/1" office:value-type="float" office:value="8749.68345197504" calcext:value-type="float">
            <text:p>8.749,68</text:p>
          </table:table-cell>
          <table:table-cell table:style-name="ce8" table:formula="of:=SUBSTITUTE([.D24];&quot;.&quot;;&quot;,&quot;)/1" office:value-type="float" office:value="1" calcext:value-type="float">
            <text:p>1,00</text:p>
          </table:table-cell>
          <table:table-cell table:style-name="ce8" table:formula="of:=SUBSTITUTE([.E2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9.96</text:p>
          </table:table-cell>
          <table:table-cell table:style-name="ce5" office:value-type="string" calcext:value-type="string">
            <text:p>32.68712402819983</text:p>
          </table:table-cell>
          <table:table-cell table:style-name="ce5" office:value-type="string" calcext:value-type="string">
            <text:p>8605.848022060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5];&quot;.&quot;;&quot;,&quot;)/1" office:value-type="float" office:value="8589.96" calcext:value-type="float">
            <text:p>8.589,96</text:p>
          </table:table-cell>
          <table:table-cell table:style-name="ce8" table:formula="of:=SUBSTITUTE([.B25];&quot;.&quot;;&quot;,&quot;)/1" office:value-type="float" office:value="32.6871240281998" calcext:value-type="float">
            <text:p>32,69</text:p>
          </table:table-cell>
          <table:table-cell table:style-name="ce8" table:formula="of:=SUBSTITUTE([.C25];&quot;.&quot;;&quot;,&quot;)/1" office:value-type="float" office:value="8605.84802206048" calcext:value-type="float">
            <text:p>8.605,85</text:p>
          </table:table-cell>
          <table:table-cell table:style-name="ce8" table:formula="of:=SUBSTITUTE([.D25];&quot;.&quot;;&quot;,&quot;)/1" office:value-type="float" office:value="0" calcext:value-type="float">
            <text:p>0,00</text:p>
          </table:table-cell>
          <table:table-cell table:style-name="ce8" table:formula="of:=SUBSTITUTE([.E2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80.92365654</text:p>
          </table:table-cell>
          <table:table-cell table:style-name="ce5" office:value-type="string" calcext:value-type="string">
            <text:p>-24.686442872211046</text:p>
          </table:table-cell>
          <table:table-cell table:style-name="ce5" office:value-type="string" calcext:value-type="string">
            <text:p>8622.44610565965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6];&quot;.&quot;;&quot;,&quot;)/1" office:value-type="float" office:value="8780.92365654" calcext:value-type="float">
            <text:p>8.780,92</text:p>
          </table:table-cell>
          <table:table-cell table:style-name="ce8" table:formula="of:=SUBSTITUTE([.B26];&quot;.&quot;;&quot;,&quot;)/1" office:value-type="float" office:value="-24.686442872211" calcext:value-type="float">
            <text:p>-24,69</text:p>
          </table:table-cell>
          <table:table-cell table:style-name="ce8" table:formula="of:=SUBSTITUTE([.C26];&quot;.&quot;;&quot;,&quot;)/1" office:value-type="float" office:value="8622.44610565965" calcext:value-type="float">
            <text:p>8.622,45</text:p>
          </table:table-cell>
          <table:table-cell table:style-name="ce8" table:formula="of:=SUBSTITUTE([.D26];&quot;.&quot;;&quot;,&quot;)/1" office:value-type="float" office:value="0" calcext:value-type="float">
            <text:p>0,00</text:p>
          </table:table-cell>
          <table:table-cell table:style-name="ce8" table:formula="of:=SUBSTITUTE([.E2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589.99999997</text:p>
          </table:table-cell>
          <table:table-cell table:style-name="ce5" office:value-type="string" calcext:value-type="string">
            <text:p>-75.64598401735566</text:p>
          </table:table-cell>
          <table:table-cell table:style-name="ce5" office:value-type="string" calcext:value-type="string">
            <text:p>8621.4331440007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7];&quot;.&quot;;&quot;,&quot;)/1" office:value-type="float" office:value="8589.99999997" calcext:value-type="float">
            <text:p>8.590,00</text:p>
          </table:table-cell>
          <table:table-cell table:style-name="ce8" table:formula="of:=SUBSTITUTE([.B27];&quot;.&quot;;&quot;,&quot;)/1" office:value-type="float" office:value="-75.6459840173557" calcext:value-type="float">
            <text:p>-75,65</text:p>
          </table:table-cell>
          <table:table-cell table:style-name="ce8" table:formula="of:=SUBSTITUTE([.C27];&quot;.&quot;;&quot;,&quot;)/1" office:value-type="float" office:value="8621.43314400077" calcext:value-type="float">
            <text:p>8.621,43</text:p>
          </table:table-cell>
          <table:table-cell table:style-name="ce8" table:formula="of:=SUBSTITUTE([.D27];&quot;.&quot;;&quot;,&quot;)/1" office:value-type="float" office:value="0" calcext:value-type="float">
            <text:p>0,00</text:p>
          </table:table-cell>
          <table:table-cell table:style-name="ce8" table:formula="of:=SUBSTITUTE([.E2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6.81955424</text:p>
          </table:table-cell>
          <table:table-cell table:style-name="ce5" office:value-type="string" calcext:value-type="string">
            <text:p>-108.12137267550315</text:p>
          </table:table-cell>
          <table:table-cell table:style-name="ce5" office:value-type="string" calcext:value-type="string">
            <text:p>8630.27017003514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28];&quot;.&quot;;&quot;,&quot;)/1" office:value-type="float" office:value="8666.81955424" calcext:value-type="float">
            <text:p>8.666,82</text:p>
          </table:table-cell>
          <table:table-cell table:style-name="ce8" table:formula="of:=SUBSTITUTE([.B28];&quot;.&quot;;&quot;,&quot;)/1" office:value-type="float" office:value="-108.121372675503" calcext:value-type="float">
            <text:p>-108,12</text:p>
          </table:table-cell>
          <table:table-cell table:style-name="ce8" table:formula="of:=SUBSTITUTE([.C28];&quot;.&quot;;&quot;,&quot;)/1" office:value-type="float" office:value="8630.27017003514" calcext:value-type="float">
            <text:p>8.630,27</text:p>
          </table:table-cell>
          <table:table-cell table:style-name="ce8" table:formula="of:=SUBSTITUTE([.D28];&quot;.&quot;;&quot;,&quot;)/1" office:value-type="float" office:value="0" calcext:value-type="float">
            <text:p>0,00</text:p>
          </table:table-cell>
          <table:table-cell table:style-name="ce8" table:formula="of:=SUBSTITUTE([.E2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799" calcext:value-type="float">
            <text:p>8799</text:p>
          </table:table-cell>
          <table:table-cell table:style-name="ce5" office:value-type="string" calcext:value-type="string">
            <text:p>-106.18773973756288</text:p>
          </table:table-cell>
          <table:table-cell table:style-name="ce5" office:value-type="string" calcext:value-type="string">
            <text:p>8710.052383249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29];&quot;.&quot;;&quot;,&quot;)/1" office:value-type="float" office:value="8799" calcext:value-type="float">
            <text:p>8.799,00</text:p>
          </table:table-cell>
          <table:table-cell table:style-name="ce8" table:formula="of:=SUBSTITUTE([.B29];&quot;.&quot;;&quot;,&quot;)/1" office:value-type="float" office:value="-106.187739737563" calcext:value-type="float">
            <text:p>-106,19</text:p>
          </table:table-cell>
          <table:table-cell table:style-name="ce8" table:formula="of:=SUBSTITUTE([.C29];&quot;.&quot;;&quot;,&quot;)/1" office:value-type="float" office:value="8710.05238324912" calcext:value-type="float">
            <text:p>8.710,05</text:p>
          </table:table-cell>
          <table:table-cell table:style-name="ce8" table:formula="of:=SUBSTITUTE([.D29];&quot;.&quot;;&quot;,&quot;)/1" office:value-type="float" office:value="1" calcext:value-type="float">
            <text:p>1,00</text:p>
          </table:table-cell>
          <table:table-cell table:style-name="ce8" table:formula="of:=SUBSTITUTE([.E2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70.00000002</text:p>
          </table:table-cell>
          <table:table-cell table:style-name="ce5" office:value-type="string" calcext:value-type="string">
            <text:p>-48.596547254679535</text:p>
          </table:table-cell>
          <table:table-cell table:style-name="ce5" office:value-type="string" calcext:value-type="string">
            <text:p>8838.53144763341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0];&quot;.&quot;;&quot;,&quot;)/1" office:value-type="float" office:value="8870.00000002" calcext:value-type="float">
            <text:p>8.870,00</text:p>
          </table:table-cell>
          <table:table-cell table:style-name="ce8" table:formula="of:=SUBSTITUTE([.B30];&quot;.&quot;;&quot;,&quot;)/1" office:value-type="float" office:value="-48.5965472546795" calcext:value-type="float">
            <text:p>-48,60</text:p>
          </table:table-cell>
          <table:table-cell table:style-name="ce8" table:formula="of:=SUBSTITUTE([.C30];&quot;.&quot;;&quot;,&quot;)/1" office:value-type="float" office:value="8838.53144763341" calcext:value-type="float">
            <text:p>8.838,53</text:p>
          </table:table-cell>
          <table:table-cell table:style-name="ce8" table:formula="of:=SUBSTITUTE([.D30];&quot;.&quot;;&quot;,&quot;)/1" office:value-type="float" office:value="1" calcext:value-type="float">
            <text:p>1,00</text:p>
          </table:table-cell>
          <table:table-cell table:style-name="ce8" table:formula="of:=SUBSTITUTE([.E3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01.70669743</text:p>
          </table:table-cell>
          <table:table-cell table:style-name="ce5" office:value-type="string" calcext:value-type="string">
            <text:p>5.028293138700974</text:p>
          </table:table-cell>
          <table:table-cell table:style-name="ce5" office:value-type="string" calcext:value-type="string">
            <text:p>8937.47360551246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1];&quot;.&quot;;&quot;,&quot;)/1" office:value-type="float" office:value="8901.70669743" calcext:value-type="float">
            <text:p>8.901,71</text:p>
          </table:table-cell>
          <table:table-cell table:style-name="ce8" table:formula="of:=SUBSTITUTE([.B31];&quot;.&quot;;&quot;,&quot;)/1" office:value-type="float" office:value="5.02829313870097" calcext:value-type="float">
            <text:p>5,03</text:p>
          </table:table-cell>
          <table:table-cell table:style-name="ce8" table:formula="of:=SUBSTITUTE([.C31];&quot;.&quot;;&quot;,&quot;)/1" office:value-type="float" office:value="8937.47360551247" calcext:value-type="float">
            <text:p>8.937,47</text:p>
          </table:table-cell>
          <table:table-cell table:style-name="ce8" table:formula="of:=SUBSTITUTE([.D31];&quot;.&quot;;&quot;,&quot;)/1" office:value-type="float" office:value="1" calcext:value-type="float">
            <text:p>1,00</text:p>
          </table:table-cell>
          <table:table-cell table:style-name="ce8" table:formula="of:=SUBSTITUTE([.E3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18.43141562</text:p>
          </table:table-cell>
          <table:table-cell table:style-name="ce5" office:value-type="string" calcext:value-type="string">
            <text:p>38.04572138290678</text:p>
          </table:table-cell>
          <table:table-cell table:style-name="ce5" office:value-type="string" calcext:value-type="string">
            <text:p>8924.90094764743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2];&quot;.&quot;;&quot;,&quot;)/1" office:value-type="float" office:value="8818.43141562" calcext:value-type="float">
            <text:p>8.818,43</text:p>
          </table:table-cell>
          <table:table-cell table:style-name="ce8" table:formula="of:=SUBSTITUTE([.B32];&quot;.&quot;;&quot;,&quot;)/1" office:value-type="float" office:value="38.0457213829068" calcext:value-type="float">
            <text:p>38,05</text:p>
          </table:table-cell>
          <table:table-cell table:style-name="ce8" table:formula="of:=SUBSTITUTE([.C32];&quot;.&quot;;&quot;,&quot;)/1" office:value-type="float" office:value="8924.90094764744" calcext:value-type="float">
            <text:p>8.924,90</text:p>
          </table:table-cell>
          <table:table-cell table:style-name="ce8" table:formula="of:=SUBSTITUTE([.D32];&quot;.&quot;;&quot;,&quot;)/1" office:value-type="float" office:value="1" calcext:value-type="float">
            <text:p>1,00</text:p>
          </table:table-cell>
          <table:table-cell table:style-name="ce8" table:formula="of:=SUBSTITUTE([.E3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18.39539782</text:p>
          </table:table-cell>
          <table:table-cell table:style-name="ce5" office:value-type="string" calcext:value-type="string">
            <text:p>69.7206252055239</text:p>
          </table:table-cell>
          <table:table-cell table:style-name="ce5" office:value-type="string" calcext:value-type="string">
            <text:p>8768.58346795053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33];&quot;.&quot;;&quot;,&quot;)/1" office:value-type="float" office:value="8618.39539782" calcext:value-type="float">
            <text:p>8.618,40</text:p>
          </table:table-cell>
          <table:table-cell table:style-name="ce8" table:formula="of:=SUBSTITUTE([.B33];&quot;.&quot;;&quot;,&quot;)/1" office:value-type="float" office:value="69.7206252055239" calcext:value-type="float">
            <text:p>69,72</text:p>
          </table:table-cell>
          <table:table-cell table:style-name="ce8" table:formula="of:=SUBSTITUTE([.C33];&quot;.&quot;;&quot;,&quot;)/1" office:value-type="float" office:value="8768.58346795054" calcext:value-type="float">
            <text:p>8.768,58</text:p>
          </table:table-cell>
          <table:table-cell table:style-name="ce8" table:formula="of:=SUBSTITUTE([.D33];&quot;.&quot;;&quot;,&quot;)/1" office:value-type="float" office:value="1" calcext:value-type="float">
            <text:p>1,00</text:p>
          </table:table-cell>
          <table:table-cell table:style-name="ce8" table:formula="of:=SUBSTITUTE([.E3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81.62927593</text:p>
          </table:table-cell>
          <table:table-cell table:style-name="ce5" office:value-type="string" calcext:value-type="string">
            <text:p>66.6914056161695</text:p>
          </table:table-cell>
          <table:table-cell table:style-name="ce5" office:value-type="string" calcext:value-type="string">
            <text:p>8646.477187860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4];&quot;.&quot;;&quot;,&quot;)/1" office:value-type="float" office:value="8681.62927593" calcext:value-type="float">
            <text:p>8.681,63</text:p>
          </table:table-cell>
          <table:table-cell table:style-name="ce8" table:formula="of:=SUBSTITUTE([.B34];&quot;.&quot;;&quot;,&quot;)/1" office:value-type="float" office:value="66.6914056161695" calcext:value-type="float">
            <text:p>66,69</text:p>
          </table:table-cell>
          <table:table-cell table:style-name="ce8" table:formula="of:=SUBSTITUTE([.C34];&quot;.&quot;;&quot;,&quot;)/1" office:value-type="float" office:value="8646.47718786015" calcext:value-type="float">
            <text:p>8.646,48</text:p>
          </table:table-cell>
          <table:table-cell table:style-name="ce8" table:formula="of:=SUBSTITUTE([.D34];&quot;.&quot;;&quot;,&quot;)/1" office:value-type="float" office:value="0" calcext:value-type="float">
            <text:p>0,00</text:p>
          </table:table-cell>
          <table:table-cell table:style-name="ce8" table:formula="of:=SUBSTITUTE([.E3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537" calcext:value-type="float">
            <text:p>8537</text:p>
          </table:table-cell>
          <table:table-cell table:style-name="ce5" office:value-type="string" calcext:value-type="string">
            <text:p>29.920894507140474</text:p>
          </table:table-cell>
          <table:table-cell table:style-name="ce5" office:value-type="string" calcext:value-type="string">
            <text:p>8544.97368911479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5];&quot;.&quot;;&quot;,&quot;)/1" office:value-type="float" office:value="8537" calcext:value-type="float">
            <text:p>8.537,00</text:p>
          </table:table-cell>
          <table:table-cell table:style-name="ce8" table:formula="of:=SUBSTITUTE([.B35];&quot;.&quot;;&quot;,&quot;)/1" office:value-type="float" office:value="29.9208945071405" calcext:value-type="float">
            <text:p>29,92</text:p>
          </table:table-cell>
          <table:table-cell table:style-name="ce8" table:formula="of:=SUBSTITUTE([.C35];&quot;.&quot;;&quot;,&quot;)/1" office:value-type="float" office:value="8544.9736891148" calcext:value-type="float">
            <text:p>8.544,97</text:p>
          </table:table-cell>
          <table:table-cell table:style-name="ce8" table:formula="of:=SUBSTITUTE([.D35];&quot;.&quot;;&quot;,&quot;)/1" office:value-type="float" office:value="0" calcext:value-type="float">
            <text:p>0,00</text:p>
          </table:table-cell>
          <table:table-cell table:style-name="ce8" table:formula="of:=SUBSTITUTE([.E3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244.08085009</text:p>
          </table:table-cell>
          <table:table-cell table:style-name="ce5" office:value-type="string" calcext:value-type="string">
            <text:p>-59.18205149488858</text:p>
          </table:table-cell>
          <table:table-cell table:style-name="ce5" office:value-type="string" calcext:value-type="string">
            <text:p>8345.84654079369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6];&quot;.&quot;;&quot;,&quot;)/1" office:value-type="float" office:value="8244.08085009" calcext:value-type="float">
            <text:p>8.244,08</text:p>
          </table:table-cell>
          <table:table-cell table:style-name="ce8" table:formula="of:=SUBSTITUTE([.B36];&quot;.&quot;;&quot;,&quot;)/1" office:value-type="float" office:value="-59.1820514948886" calcext:value-type="float">
            <text:p>-59,18</text:p>
          </table:table-cell>
          <table:table-cell table:style-name="ce8" table:formula="of:=SUBSTITUTE([.C36];&quot;.&quot;;&quot;,&quot;)/1" office:value-type="float" office:value="8345.84654079369" calcext:value-type="float">
            <text:p>8.345,85</text:p>
          </table:table-cell>
          <table:table-cell table:style-name="ce8" table:formula="of:=SUBSTITUTE([.D36];&quot;.&quot;;&quot;,&quot;)/1" office:value-type="float" office:value="0" calcext:value-type="float">
            <text:p>0,00</text:p>
          </table:table-cell>
          <table:table-cell table:style-name="ce8" table:formula="of:=SUBSTITUTE([.E3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42.42643747</text:p>
          </table:table-cell>
          <table:table-cell table:style-name="ce5" office:value-type="string" calcext:value-type="string">
            <text:p>-141.96099755894647</text:p>
          </table:table-cell>
          <table:table-cell table:style-name="ce5" office:value-type="string" calcext:value-type="string">
            <text:p>8272.3557349869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7];&quot;.&quot;;&quot;,&quot;)/1" office:value-type="float" office:value="8442.42643747" calcext:value-type="float">
            <text:p>8.442,43</text:p>
          </table:table-cell>
          <table:table-cell table:style-name="ce8" table:formula="of:=SUBSTITUTE([.B37];&quot;.&quot;;&quot;,&quot;)/1" office:value-type="float" office:value="-141.960997558946" calcext:value-type="float">
            <text:p>-141,96</text:p>
          </table:table-cell>
          <table:table-cell table:style-name="ce8" table:formula="of:=SUBSTITUTE([.C37];&quot;.&quot;;&quot;,&quot;)/1" office:value-type="float" office:value="8272.35573498691" calcext:value-type="float">
            <text:p>8.272,36</text:p>
          </table:table-cell>
          <table:table-cell table:style-name="ce8" table:formula="of:=SUBSTITUTE([.D37];&quot;.&quot;;&quot;,&quot;)/1" office:value-type="float" office:value="0" calcext:value-type="float">
            <text:p>0,00</text:p>
          </table:table-cell>
          <table:table-cell table:style-name="ce8" table:formula="of:=SUBSTITUTE([.E3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346.00000082</text:p>
          </table:table-cell>
          <table:table-cell table:style-name="ce5" office:value-type="string" calcext:value-type="string">
            <text:p>-180.96168111703446</text:p>
          </table:table-cell>
          <table:table-cell table:style-name="ce5" office:value-type="string" calcext:value-type="string">
            <text:p>8278.1982960539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8];&quot;.&quot;;&quot;,&quot;)/1" office:value-type="float" office:value="8346.00000082" calcext:value-type="float">
            <text:p>8.346,00</text:p>
          </table:table-cell>
          <table:table-cell table:style-name="ce8" table:formula="of:=SUBSTITUTE([.B38];&quot;.&quot;;&quot;,&quot;)/1" office:value-type="float" office:value="-180.961681117034" calcext:value-type="float">
            <text:p>-180,96</text:p>
          </table:table-cell>
          <table:table-cell table:style-name="ce8" table:formula="of:=SUBSTITUTE([.C38];&quot;.&quot;;&quot;,&quot;)/1" office:value-type="float" office:value="8278.19829605398" calcext:value-type="float">
            <text:p>8.278,20</text:p>
          </table:table-cell>
          <table:table-cell table:style-name="ce8" table:formula="of:=SUBSTITUTE([.D38];&quot;.&quot;;&quot;,&quot;)/1" office:value-type="float" office:value="0" calcext:value-type="float">
            <text:p>0,00</text:p>
          </table:table-cell>
          <table:table-cell table:style-name="ce8" table:formula="of:=SUBSTITUTE([.E3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475.47608106</text:p>
          </table:table-cell>
          <table:table-cell table:style-name="ce5" office:value-type="string" calcext:value-type="string">
            <text:p>-207.55173974800346</text:p>
          </table:table-cell>
          <table:table-cell table:style-name="ce5" office:value-type="string" calcext:value-type="string">
            <text:p>8375.37355222001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39];&quot;.&quot;;&quot;,&quot;)/1" office:value-type="float" office:value="8475.47608106" calcext:value-type="float">
            <text:p>8.475,48</text:p>
          </table:table-cell>
          <table:table-cell table:style-name="ce8" table:formula="of:=SUBSTITUTE([.B39];&quot;.&quot;;&quot;,&quot;)/1" office:value-type="float" office:value="-207.551739748003" calcext:value-type="float">
            <text:p>-207,55</text:p>
          </table:table-cell>
          <table:table-cell table:style-name="ce8" table:formula="of:=SUBSTITUTE([.C39];&quot;.&quot;;&quot;,&quot;)/1" office:value-type="float" office:value="8375.37355222002" calcext:value-type="float">
            <text:p>8.375,37</text:p>
          </table:table-cell>
          <table:table-cell table:style-name="ce8" table:formula="of:=SUBSTITUTE([.D39];&quot;.&quot;;&quot;,&quot;)/1" office:value-type="float" office:value="0" calcext:value-type="float">
            <text:p>0,00</text:p>
          </table:table-cell>
          <table:table-cell table:style-name="ce8" table:formula="of:=SUBSTITUTE([.E3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30.00009999</text:p>
          </table:table-cell>
          <table:table-cell table:style-name="ce5" office:value-type="string" calcext:value-type="string">
            <text:p>-215.9106433185607</text:p>
          </table:table-cell>
          <table:table-cell table:style-name="ce5" office:value-type="string" calcext:value-type="string">
            <text:p>8537.1997384885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40];&quot;.&quot;;&quot;,&quot;)/1" office:value-type="float" office:value="8630.00009999" calcext:value-type="float">
            <text:p>8.630,00</text:p>
          </table:table-cell>
          <table:table-cell table:style-name="ce8" table:formula="of:=SUBSTITUTE([.B40];&quot;.&quot;;&quot;,&quot;)/1" office:value-type="float" office:value="-215.910643318561" calcext:value-type="float">
            <text:p>-215,91</text:p>
          </table:table-cell>
          <table:table-cell table:style-name="ce8" table:formula="of:=SUBSTITUTE([.C40];&quot;.&quot;;&quot;,&quot;)/1" office:value-type="float" office:value="8537.19973848856" calcext:value-type="float">
            <text:p>8.537,20</text:p>
          </table:table-cell>
          <table:table-cell table:style-name="ce8" table:formula="of:=SUBSTITUTE([.D40];&quot;.&quot;;&quot;,&quot;)/1" office:value-type="float" office:value="0" calcext:value-type="float">
            <text:p>0,00</text:p>
          </table:table-cell>
          <table:table-cell table:style-name="ce8" table:formula="of:=SUBSTITUTE([.E4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91" calcext:value-type="float">
            <text:p>8691</text:p>
          </table:table-cell>
          <table:table-cell table:style-name="ce5" office:value-type="string" calcext:value-type="string">
            <text:p>-147.18057601750115</text:p>
          </table:table-cell>
          <table:table-cell table:style-name="ce5" office:value-type="string" calcext:value-type="string">
            <text:p>8696.95676299086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1];&quot;.&quot;;&quot;,&quot;)/1" office:value-type="float" office:value="8691" calcext:value-type="float">
            <text:p>8.691,00</text:p>
          </table:table-cell>
          <table:table-cell table:style-name="ce8" table:formula="of:=SUBSTITUTE([.B41];&quot;.&quot;;&quot;,&quot;)/1" office:value-type="float" office:value="-147.180576017501" calcext:value-type="float">
            <text:p>-147,18</text:p>
          </table:table-cell>
          <table:table-cell table:style-name="ce8" table:formula="of:=SUBSTITUTE([.C41];&quot;.&quot;;&quot;,&quot;)/1" office:value-type="float" office:value="8696.95676299086" calcext:value-type="float">
            <text:p>8.696,96</text:p>
          </table:table-cell>
          <table:table-cell table:style-name="ce8" table:formula="of:=SUBSTITUTE([.D41];&quot;.&quot;;&quot;,&quot;)/1" office:value-type="float" office:value="1" calcext:value-type="float">
            <text:p>1,00</text:p>
          </table:table-cell>
          <table:table-cell table:style-name="ce8" table:formula="of:=SUBSTITUTE([.E4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8626" calcext:value-type="float">
            <text:p>8626</text:p>
          </table:table-cell>
          <table:table-cell table:style-name="ce5" office:value-type="string" calcext:value-type="string">
            <text:p>-76.08969443138449</text:p>
          </table:table-cell>
          <table:table-cell table:style-name="ce5" office:value-type="string" calcext:value-type="string">
            <text:p>8742.3168416476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2];&quot;.&quot;;&quot;,&quot;)/1" office:value-type="float" office:value="8626" calcext:value-type="float">
            <text:p>8.626,00</text:p>
          </table:table-cell>
          <table:table-cell table:style-name="ce8" table:formula="of:=SUBSTITUTE([.B42];&quot;.&quot;;&quot;,&quot;)/1" office:value-type="float" office:value="-76.0896944313845" calcext:value-type="float">
            <text:p>-76,09</text:p>
          </table:table-cell>
          <table:table-cell table:style-name="ce8" table:formula="of:=SUBSTITUTE([.C42];&quot;.&quot;;&quot;,&quot;)/1" office:value-type="float" office:value="8742.31684164761" calcext:value-type="float">
            <text:p>8.742,32</text:p>
          </table:table-cell>
          <table:table-cell table:style-name="ce8" table:formula="of:=SUBSTITUTE([.D42];&quot;.&quot;;&quot;,&quot;)/1" office:value-type="float" office:value="1" calcext:value-type="float">
            <text:p>1,00</text:p>
          </table:table-cell>
          <table:table-cell table:style-name="ce8" table:formula="of:=SUBSTITUTE([.E4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98.00000017</text:p>
          </table:table-cell>
          <table:table-cell table:style-name="ce5" office:value-type="string" calcext:value-type="string">
            <text:p>-0.4094639047380042</text:p>
          </table:table-cell>
          <table:table-cell table:style-name="ce5" office:value-type="string" calcext:value-type="string">
            <text:p>8887.87443124067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3];&quot;.&quot;;&quot;,&quot;)/1" office:value-type="float" office:value="8998.00000017" calcext:value-type="float">
            <text:p>8.998,00</text:p>
          </table:table-cell>
          <table:table-cell table:style-name="ce8" table:formula="of:=SUBSTITUTE([.B43];&quot;.&quot;;&quot;,&quot;)/1" office:value-type="float" office:value="-0.409463904738004" calcext:value-type="float">
            <text:p>-0,41</text:p>
          </table:table-cell>
          <table:table-cell table:style-name="ce8" table:formula="of:=SUBSTITUTE([.C43];&quot;.&quot;;&quot;,&quot;)/1" office:value-type="float" office:value="8887.87443124067" calcext:value-type="float">
            <text:p>8.887,87</text:p>
          </table:table-cell>
          <table:table-cell table:style-name="ce8" table:formula="of:=SUBSTITUTE([.D43];&quot;.&quot;;&quot;,&quot;)/1" office:value-type="float" office:value="1" calcext:value-type="float">
            <text:p>1,00</text:p>
          </table:table-cell>
          <table:table-cell table:style-name="ce8" table:formula="of:=SUBSTITUTE([.E4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50.99999817</text:p>
          </table:table-cell>
          <table:table-cell table:style-name="ce5" office:value-type="string" calcext:value-type="string">
            <text:p>102.60647358758433</text:p>
          </table:table-cell>
          <table:table-cell table:style-name="ce5" office:value-type="string" calcext:value-type="string">
            <text:p>9023.4393641622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4];&quot;.&quot;;&quot;,&quot;)/1" office:value-type="float" office:value="8950.99999817" calcext:value-type="float">
            <text:p>8.951,00</text:p>
          </table:table-cell>
          <table:table-cell table:style-name="ce8" table:formula="of:=SUBSTITUTE([.B44];&quot;.&quot;;&quot;,&quot;)/1" office:value-type="float" office:value="102.606473587584" calcext:value-type="float">
            <text:p>102,61</text:p>
          </table:table-cell>
          <table:table-cell table:style-name="ce8" table:formula="of:=SUBSTITUTE([.C44];&quot;.&quot;;&quot;,&quot;)/1" office:value-type="float" office:value="9023.43936416226" calcext:value-type="float">
            <text:p>9.023,44</text:p>
          </table:table-cell>
          <table:table-cell table:style-name="ce8" table:formula="of:=SUBSTITUTE([.D44];&quot;.&quot;;&quot;,&quot;)/1" office:value-type="float" office:value="1" calcext:value-type="float">
            <text:p>1,00</text:p>
          </table:table-cell>
          <table:table-cell table:style-name="ce8" table:formula="of:=SUBSTITUTE([.E4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35.97273254</text:p>
          </table:table-cell>
          <table:table-cell table:style-name="ce5" office:value-type="string" calcext:value-type="string">
            <text:p>160.4944639540263</text:p>
          </table:table-cell>
          <table:table-cell table:style-name="ce5" office:value-type="string" calcext:value-type="string">
            <text:p>9012.1581308794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5];&quot;.&quot;;&quot;,&quot;)/1" office:value-type="float" office:value="8835.97273254" calcext:value-type="float">
            <text:p>8.835,97</text:p>
          </table:table-cell>
          <table:table-cell table:style-name="ce8" table:formula="of:=SUBSTITUTE([.B45];&quot;.&quot;;&quot;,&quot;)/1" office:value-type="float" office:value="160.494463954026" calcext:value-type="float">
            <text:p>160,49</text:p>
          </table:table-cell>
          <table:table-cell table:style-name="ce8" table:formula="of:=SUBSTITUTE([.C45];&quot;.&quot;;&quot;,&quot;)/1" office:value-type="float" office:value="9012.15813087949" calcext:value-type="float">
            <text:p>9.012,16</text:p>
          </table:table-cell>
          <table:table-cell table:style-name="ce8" table:formula="of:=SUBSTITUTE([.D45];&quot;.&quot;;&quot;,&quot;)/1" office:value-type="float" office:value="1" calcext:value-type="float">
            <text:p>1,00</text:p>
          </table:table-cell>
          <table:table-cell table:style-name="ce8" table:formula="of:=SUBSTITUTE([.E4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890.23814992</text:p>
          </table:table-cell>
          <table:table-cell table:style-name="ce5" office:value-type="string" calcext:value-type="string">
            <text:p>171.71424102523088</text:p>
          </table:table-cell>
          <table:table-cell table:style-name="ce5" office:value-type="string" calcext:value-type="string">
            <text:p>8941.4237585356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6];&quot;.&quot;;&quot;,&quot;)/1" office:value-type="float" office:value="8890.23814992" calcext:value-type="float">
            <text:p>8.890,24</text:p>
          </table:table-cell>
          <table:table-cell table:style-name="ce8" table:formula="of:=SUBSTITUTE([.B46];&quot;.&quot;;&quot;,&quot;)/1" office:value-type="float" office:value="171.714241025231" calcext:value-type="float">
            <text:p>171,71</text:p>
          </table:table-cell>
          <table:table-cell table:style-name="ce8" table:formula="of:=SUBSTITUTE([.C46];&quot;.&quot;;&quot;,&quot;)/1" office:value-type="float" office:value="8941.42375853565" calcext:value-type="float">
            <text:p>8.941,42</text:p>
          </table:table-cell>
          <table:table-cell table:style-name="ce8" table:formula="of:=SUBSTITUTE([.D46];&quot;.&quot;;&quot;,&quot;)/1" office:value-type="float" office:value="1" calcext:value-type="float">
            <text:p>1,00</text:p>
          </table:table-cell>
          <table:table-cell table:style-name="ce8" table:formula="of:=SUBSTITUTE([.E4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00.5613898</text:p>
          </table:table-cell>
          <table:table-cell table:style-name="ce5" office:value-type="string" calcext:value-type="string">
            <text:p>217.14368102561457</text:p>
          </table:table-cell>
          <table:table-cell table:style-name="ce5" office:value-type="string" calcext:value-type="string">
            <text:p>9005.74243075934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7];&quot;.&quot;;&quot;,&quot;)/1" office:value-type="float" office:value="9100.5613898" calcext:value-type="float">
            <text:p>9.100,56</text:p>
          </table:table-cell>
          <table:table-cell table:style-name="ce8" table:formula="of:=SUBSTITUTE([.B47];&quot;.&quot;;&quot;,&quot;)/1" office:value-type="float" office:value="217.143681025615" calcext:value-type="float">
            <text:p>217,14</text:p>
          </table:table-cell>
          <table:table-cell table:style-name="ce8" table:formula="of:=SUBSTITUTE([.C47];&quot;.&quot;;&quot;,&quot;)/1" office:value-type="float" office:value="9005.74243075934" calcext:value-type="float">
            <text:p>9.005,74</text:p>
          </table:table-cell>
          <table:table-cell table:style-name="ce8" table:formula="of:=SUBSTITUTE([.D47];&quot;.&quot;;&quot;,&quot;)/1" office:value-type="float" office:value="1" calcext:value-type="float">
            <text:p>1,00</text:p>
          </table:table-cell>
          <table:table-cell table:style-name="ce8" table:formula="of:=SUBSTITUTE([.E4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9.04774277</text:p>
          </table:table-cell>
          <table:table-cell table:style-name="ce5" office:value-type="string" calcext:value-type="string">
            <text:p>247.31620962690795</text:p>
          </table:table-cell>
          <table:table-cell table:style-name="ce5" office:value-type="string" calcext:value-type="string">
            <text:p>9111.76424745851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8];&quot;.&quot;;&quot;,&quot;)/1" office:value-type="float" office:value="9089.04774277" calcext:value-type="float">
            <text:p>9.089,05</text:p>
          </table:table-cell>
          <table:table-cell table:style-name="ce8" table:formula="of:=SUBSTITUTE([.B48];&quot;.&quot;;&quot;,&quot;)/1" office:value-type="float" office:value="247.316209626908" calcext:value-type="float">
            <text:p>247,32</text:p>
          </table:table-cell>
          <table:table-cell table:style-name="ce8" table:formula="of:=SUBSTITUTE([.C48];&quot;.&quot;;&quot;,&quot;)/1" office:value-type="float" office:value="9111.76424745852" calcext:value-type="float">
            <text:p>9.111,76</text:p>
          </table:table-cell>
          <table:table-cell table:style-name="ce8" table:formula="of:=SUBSTITUTE([.D48];&quot;.&quot;;&quot;,&quot;)/1" office:value-type="float" office:value="1" calcext:value-type="float">
            <text:p>1,00</text:p>
          </table:table-cell>
          <table:table-cell table:style-name="ce8" table:formula="of:=SUBSTITUTE([.E4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02.73055011</text:p>
          </table:table-cell>
          <table:table-cell table:style-name="ce5" office:value-type="string" calcext:value-type="string">
            <text:p>242.24031441005536</text:p>
          </table:table-cell>
          <table:table-cell table:style-name="ce5" office:value-type="string" calcext:value-type="string">
            <text:p>9163.971479830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49];&quot;.&quot;;&quot;,&quot;)/1" office:value-type="float" office:value="9102.73055011" calcext:value-type="float">
            <text:p>9.102,73</text:p>
          </table:table-cell>
          <table:table-cell table:style-name="ce8" table:formula="of:=SUBSTITUTE([.B49];&quot;.&quot;;&quot;,&quot;)/1" office:value-type="float" office:value="242.240314410055" calcext:value-type="float">
            <text:p>242,24</text:p>
          </table:table-cell>
          <table:table-cell table:style-name="ce8" table:formula="of:=SUBSTITUTE([.C49];&quot;.&quot;;&quot;,&quot;)/1" office:value-type="float" office:value="9163.97147983023" calcext:value-type="float">
            <text:p>9.163,97</text:p>
          </table:table-cell>
          <table:table-cell table:style-name="ce8" table:formula="of:=SUBSTITUTE([.D49];&quot;.&quot;;&quot;,&quot;)/1" office:value-type="float" office:value="1" calcext:value-type="float">
            <text:p>1,00</text:p>
          </table:table-cell>
          <table:table-cell table:style-name="ce8" table:formula="of:=SUBSTITUTE([.E4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71.95339593</text:p>
          </table:table-cell>
          <table:table-cell table:style-name="ce5" office:value-type="string" calcext:value-type="string">
            <text:p>286.9472645111455</text:p>
          </table:table-cell>
          <table:table-cell table:style-name="ce5" office:value-type="string" calcext:value-type="string">
            <text:p>9294.9602489782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0];&quot;.&quot;;&quot;,&quot;)/1" office:value-type="float" office:value="9371.95339593" calcext:value-type="float">
            <text:p>9.371,95</text:p>
          </table:table-cell>
          <table:table-cell table:style-name="ce8" table:formula="of:=SUBSTITUTE([.B50];&quot;.&quot;;&quot;,&quot;)/1" office:value-type="float" office:value="286.947264511145" calcext:value-type="float">
            <text:p>286,95</text:p>
          </table:table-cell>
          <table:table-cell table:style-name="ce8" table:formula="of:=SUBSTITUTE([.C50];&quot;.&quot;;&quot;,&quot;)/1" office:value-type="float" office:value="9294.96024897825" calcext:value-type="float">
            <text:p>9.294,96</text:p>
          </table:table-cell>
          <table:table-cell table:style-name="ce8" table:formula="of:=SUBSTITUTE([.D50];&quot;.&quot;;&quot;,&quot;)/1" office:value-type="float" office:value="1" calcext:value-type="float">
            <text:p>1,00</text:p>
          </table:table-cell>
          <table:table-cell table:style-name="ce8" table:formula="of:=SUBSTITUTE([.E5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92.58569543</text:p>
          </table:table-cell>
          <table:table-cell table:style-name="ce5" office:value-type="string" calcext:value-type="string">
            <text:p>367.3855385701754</text:p>
          </table:table-cell>
          <table:table-cell table:style-name="ce5" office:value-type="string" calcext:value-type="string">
            <text:p>9434.2302939197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1];&quot;.&quot;;&quot;,&quot;)/1" office:value-type="float" office:value="9392.58569543" calcext:value-type="float">
            <text:p>9.392,59</text:p>
          </table:table-cell>
          <table:table-cell table:style-name="ce8" table:formula="of:=SUBSTITUTE([.B51];&quot;.&quot;;&quot;,&quot;)/1" office:value-type="float" office:value="367.385538570175" calcext:value-type="float">
            <text:p>367,39</text:p>
          </table:table-cell>
          <table:table-cell table:style-name="ce8" table:formula="of:=SUBSTITUTE([.C51];&quot;.&quot;;&quot;,&quot;)/1" office:value-type="float" office:value="9434.23029391972" calcext:value-type="float">
            <text:p>9.434,23</text:p>
          </table:table-cell>
          <table:table-cell table:style-name="ce8" table:formula="of:=SUBSTITUTE([.D51];&quot;.&quot;;&quot;,&quot;)/1" office:value-type="float" office:value="1" calcext:value-type="float">
            <text:p>1,00</text:p>
          </table:table-cell>
          <table:table-cell table:style-name="ce8" table:formula="of:=SUBSTITUTE([.E5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314" calcext:value-type="float">
            <text:p>9314</text:p>
          </table:table-cell>
          <table:table-cell table:style-name="ce5" office:value-type="string" calcext:value-type="string">
            <text:p>426.2949443264097</text:p>
          </table:table-cell>
          <table:table-cell table:style-name="ce5" office:value-type="string" calcext:value-type="string">
            <text:p>9456.72379161738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2];&quot;.&quot;;&quot;,&quot;)/1" office:value-type="float" office:value="9314" calcext:value-type="float">
            <text:p>9.314,00</text:p>
          </table:table-cell>
          <table:table-cell table:style-name="ce8" table:formula="of:=SUBSTITUTE([.B52];&quot;.&quot;;&quot;,&quot;)/1" office:value-type="float" office:value="426.29494432641" calcext:value-type="float">
            <text:p>426,29</text:p>
          </table:table-cell>
          <table:table-cell table:style-name="ce8" table:formula="of:=SUBSTITUTE([.C52];&quot;.&quot;;&quot;,&quot;)/1" office:value-type="float" office:value="9456.72379161739" calcext:value-type="float">
            <text:p>9.456,72</text:p>
          </table:table-cell>
          <table:table-cell table:style-name="ce8" table:formula="of:=SUBSTITUTE([.D52];&quot;.&quot;;&quot;,&quot;)/1" office:value-type="float" office:value="1" calcext:value-type="float">
            <text:p>1,00</text:p>
          </table:table-cell>
          <table:table-cell table:style-name="ce8" table:formula="of:=SUBSTITUTE([.E5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0.00000075</text:p>
          </table:table-cell>
          <table:table-cell table:style-name="ce5" office:value-type="string" calcext:value-type="string">
            <text:p>441.98929480776314</text:p>
          </table:table-cell>
          <table:table-cell table:style-name="ce5" office:value-type="string" calcext:value-type="string">
            <text:p>9333.5342341985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3];&quot;.&quot;;&quot;,&quot;)/1" office:value-type="float" office:value="9190.00000075" calcext:value-type="float">
            <text:p>9.190,00</text:p>
          </table:table-cell>
          <table:table-cell table:style-name="ce8" table:formula="of:=SUBSTITUTE([.B53];&quot;.&quot;;&quot;,&quot;)/1" office:value-type="float" office:value="441.989294807763" calcext:value-type="float">
            <text:p>441,99</text:p>
          </table:table-cell>
          <table:table-cell table:style-name="ce8" table:formula="of:=SUBSTITUTE([.C53];&quot;.&quot;;&quot;,&quot;)/1" office:value-type="float" office:value="9333.53423419851" calcext:value-type="float">
            <text:p>9.333,53</text:p>
          </table:table-cell>
          <table:table-cell table:style-name="ce8" table:formula="of:=SUBSTITUTE([.D53];&quot;.&quot;;&quot;,&quot;)/1" office:value-type="float" office:value="1" calcext:value-type="float">
            <text:p>1,00</text:p>
          </table:table-cell>
          <table:table-cell table:style-name="ce8" table:formula="of:=SUBSTITUTE([.E5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99.99999999</text:p>
          </table:table-cell>
          <table:table-cell table:style-name="ce5" office:value-type="string" calcext:value-type="string">
            <text:p>473.0603411409393</text:p>
          </table:table-cell>
          <table:table-cell table:style-name="ce5" office:value-type="string" calcext:value-type="string">
            <text:p>9264.13236881141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4];&quot;.&quot;;&quot;,&quot;)/1" office:value-type="float" office:value="9299.99999999" calcext:value-type="float">
            <text:p>9.300,00</text:p>
          </table:table-cell>
          <table:table-cell table:style-name="ce8" table:formula="of:=SUBSTITUTE([.B54];&quot;.&quot;;&quot;,&quot;)/1" office:value-type="float" office:value="473.060341140939" calcext:value-type="float">
            <text:p>473,06</text:p>
          </table:table-cell>
          <table:table-cell table:style-name="ce8" table:formula="of:=SUBSTITUTE([.C54];&quot;.&quot;;&quot;,&quot;)/1" office:value-type="float" office:value="9264.13236881141" calcext:value-type="float">
            <text:p>9.264,13</text:p>
          </table:table-cell>
          <table:table-cell table:style-name="ce8" table:formula="of:=SUBSTITUTE([.D54];&quot;.&quot;;&quot;,&quot;)/1" office:value-type="float" office:value="1" calcext:value-type="float">
            <text:p>1,00</text:p>
          </table:table-cell>
          <table:table-cell table:style-name="ce8" table:formula="of:=SUBSTITUTE([.E5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08.17367857</text:p>
          </table:table-cell>
          <table:table-cell table:style-name="ce5" office:value-type="string" calcext:value-type="string">
            <text:p>464.5543986398534</text:p>
          </table:table-cell>
          <table:table-cell table:style-name="ce5" office:value-type="string" calcext:value-type="string">
            <text:p>9225.42611721999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5];&quot;.&quot;;&quot;,&quot;)/1" office:value-type="float" office:value="9208.17367857" calcext:value-type="float">
            <text:p>9.208,17</text:p>
          </table:table-cell>
          <table:table-cell table:style-name="ce8" table:formula="of:=SUBSTITUTE([.B55];&quot;.&quot;;&quot;,&quot;)/1" office:value-type="float" office:value="464.554398639853" calcext:value-type="float">
            <text:p>464,55</text:p>
          </table:table-cell>
          <table:table-cell table:style-name="ce8" table:formula="of:=SUBSTITUTE([.C55];&quot;.&quot;;&quot;,&quot;)/1" office:value-type="float" office:value="9225.42611721999" calcext:value-type="float">
            <text:p>9.225,43</text:p>
          </table:table-cell>
          <table:table-cell table:style-name="ce8" table:formula="of:=SUBSTITUTE([.D55];&quot;.&quot;;&quot;,&quot;)/1" office:value-type="float" office:value="0" calcext:value-type="float">
            <text:p>0,00</text:p>
          </table:table-cell>
          <table:table-cell table:style-name="ce8" table:formula="of:=SUBSTITUTE([.E5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73.99999999</text:p>
          </table:table-cell>
          <table:table-cell table:style-name="ce5" office:value-type="string" calcext:value-type="string">
            <text:p>427.8225040620291</text:p>
          </table:table-cell>
          <table:table-cell table:style-name="ce5" office:value-type="string" calcext:value-type="string">
            <text:p>9235.69130676837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6];&quot;.&quot;;&quot;,&quot;)/1" office:value-type="float" office:value="9273.99999999" calcext:value-type="float">
            <text:p>9.274,00</text:p>
          </table:table-cell>
          <table:table-cell table:style-name="ce8" table:formula="of:=SUBSTITUTE([.B56];&quot;.&quot;;&quot;,&quot;)/1" office:value-type="float" office:value="427.822504062029" calcext:value-type="float">
            <text:p>427,82</text:p>
          </table:table-cell>
          <table:table-cell table:style-name="ce8" table:formula="of:=SUBSTITUTE([.C56];&quot;.&quot;;&quot;,&quot;)/1" office:value-type="float" office:value="9235.69130676838" calcext:value-type="float">
            <text:p>9.235,69</text:p>
          </table:table-cell>
          <table:table-cell table:style-name="ce8" table:formula="of:=SUBSTITUTE([.D56];&quot;.&quot;;&quot;,&quot;)/1" office:value-type="float" office:value="0" calcext:value-type="float">
            <text:p>0,00</text:p>
          </table:table-cell>
          <table:table-cell table:style-name="ce8" table:formula="of:=SUBSTITUTE([.E5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62.99508395</text:p>
          </table:table-cell>
          <table:table-cell table:style-name="ce5" office:value-type="string" calcext:value-type="string">
            <text:p>406.9890031375289</text:p>
          </table:table-cell>
          <table:table-cell table:style-name="ce5" office:value-type="string" calcext:value-type="string">
            <text:p>9305.498442260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7];&quot;.&quot;;&quot;,&quot;)/1" office:value-type="float" office:value="9362.99508395" calcext:value-type="float">
            <text:p>9.363,00</text:p>
          </table:table-cell>
          <table:table-cell table:style-name="ce8" table:formula="of:=SUBSTITUTE([.B57];&quot;.&quot;;&quot;,&quot;)/1" office:value-type="float" office:value="406.989003137529" calcext:value-type="float">
            <text:p>406,99</text:p>
          </table:table-cell>
          <table:table-cell table:style-name="ce8" table:formula="of:=SUBSTITUTE([.C57];&quot;.&quot;;&quot;,&quot;)/1" office:value-type="float" office:value="9305.49844226001" calcext:value-type="float">
            <text:p>9.305,50</text:p>
          </table:table-cell>
          <table:table-cell table:style-name="ce8" table:formula="of:=SUBSTITUTE([.D57];&quot;.&quot;;&quot;,&quot;)/1" office:value-type="float" office:value="0" calcext:value-type="float">
            <text:p>0,00</text:p>
          </table:table-cell>
          <table:table-cell table:style-name="ce8" table:formula="of:=SUBSTITUTE([.E5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409.42524721</text:p>
          </table:table-cell>
          <table:table-cell table:style-name="ce5" office:value-type="string" calcext:value-type="string">
            <text:p>418.42800048261597</text:p>
          </table:table-cell>
          <table:table-cell table:style-name="ce5" office:value-type="string" calcext:value-type="string">
            <text:p>9399.2628184560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58];&quot;.&quot;;&quot;,&quot;)/1" office:value-type="float" office:value="9409.42524721" calcext:value-type="float">
            <text:p>9.409,43</text:p>
          </table:table-cell>
          <table:table-cell table:style-name="ce8" table:formula="of:=SUBSTITUTE([.B58];&quot;.&quot;;&quot;,&quot;)/1" office:value-type="float" office:value="418.428000482616" calcext:value-type="float">
            <text:p>418,43</text:p>
          </table:table-cell>
          <table:table-cell table:style-name="ce8" table:formula="of:=SUBSTITUTE([.C58];&quot;.&quot;;&quot;,&quot;)/1" office:value-type="float" office:value="9399.26281845609" calcext:value-type="float">
            <text:p>9.399,26</text:p>
          </table:table-cell>
          <table:table-cell table:style-name="ce8" table:formula="of:=SUBSTITUTE([.D58];&quot;.&quot;;&quot;,&quot;)/1" office:value-type="float" office:value="1" calcext:value-type="float">
            <text:p>1,00</text:p>
          </table:table-cell>
          <table:table-cell table:style-name="ce8" table:formula="of:=SUBSTITUTE([.E5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86.76482656</text:p>
          </table:table-cell>
          <table:table-cell table:style-name="ce5" office:value-type="string" calcext:value-type="string">
            <text:p>410.96993884782387</text:p>
          </table:table-cell>
          <table:table-cell table:style-name="ce5" office:value-type="string" calcext:value-type="string">
            <text:p>9391.87679569780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59];&quot;.&quot;;&quot;,&quot;)/1" office:value-type="float" office:value="9286.76482656" calcext:value-type="float">
            <text:p>9.286,76</text:p>
          </table:table-cell>
          <table:table-cell table:style-name="ce8" table:formula="of:=SUBSTITUTE([.B59];&quot;.&quot;;&quot;,&quot;)/1" office:value-type="float" office:value="410.969938847824" calcext:value-type="float">
            <text:p>410,97</text:p>
          </table:table-cell>
          <table:table-cell table:style-name="ce8" table:formula="of:=SUBSTITUTE([.C59];&quot;.&quot;;&quot;,&quot;)/1" office:value-type="float" office:value="9391.87679569781" calcext:value-type="float">
            <text:p>9.391,88</text:p>
          </table:table-cell>
          <table:table-cell table:style-name="ce8" table:formula="of:=SUBSTITUTE([.D59];&quot;.&quot;;&quot;,&quot;)/1" office:value-type="float" office:value="0" calcext:value-type="float">
            <text:p>0,00</text:p>
          </table:table-cell>
          <table:table-cell table:style-name="ce8" table:formula="of:=SUBSTITUTE([.E5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77.79696027</text:p>
          </table:table-cell>
          <table:table-cell table:style-name="ce5" office:value-type="string" calcext:value-type="string">
            <text:p>390.0632420300881</text:p>
          </table:table-cell>
          <table:table-cell table:style-name="ce5" office:value-type="string" calcext:value-type="string">
            <text:p>9273.69583544495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0];&quot;.&quot;;&quot;,&quot;)/1" office:value-type="float" office:value="9177.79696027" calcext:value-type="float">
            <text:p>9.177,80</text:p>
          </table:table-cell>
          <table:table-cell table:style-name="ce8" table:formula="of:=SUBSTITUTE([.B60];&quot;.&quot;;&quot;,&quot;)/1" office:value-type="float" office:value="390.063242030088" calcext:value-type="float">
            <text:p>390,06</text:p>
          </table:table-cell>
          <table:table-cell table:style-name="ce8" table:formula="of:=SUBSTITUTE([.C60];&quot;.&quot;;&quot;,&quot;)/1" office:value-type="float" office:value="9273.69583544496" calcext:value-type="float">
            <text:p>9.273,70</text:p>
          </table:table-cell>
          <table:table-cell table:style-name="ce8" table:formula="of:=SUBSTITUTE([.D60];&quot;.&quot;;&quot;,&quot;)/1" office:value-type="float" office:value="0" calcext:value-type="float">
            <text:p>0,00</text:p>
          </table:table-cell>
          <table:table-cell table:style-name="ce8" table:formula="of:=SUBSTITUTE([.E6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31.45596117</text:p>
          </table:table-cell>
          <table:table-cell table:style-name="ce5" office:value-type="string" calcext:value-type="string">
            <text:p>362.34622681367364</text:p>
          </table:table-cell>
          <table:table-cell table:style-name="ce5" office:value-type="string" calcext:value-type="string">
            <text:p>9144.22445676373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1];&quot;.&quot;;&quot;,&quot;)/1" office:value-type="float" office:value="9131.45596117" calcext:value-type="float">
            <text:p>9.131,46</text:p>
          </table:table-cell>
          <table:table-cell table:style-name="ce8" table:formula="of:=SUBSTITUTE([.B61];&quot;.&quot;;&quot;,&quot;)/1" office:value-type="float" office:value="362.346226813674" calcext:value-type="float">
            <text:p>362,35</text:p>
          </table:table-cell>
          <table:table-cell table:style-name="ce8" table:formula="of:=SUBSTITUTE([.C61];&quot;.&quot;;&quot;,&quot;)/1" office:value-type="float" office:value="9144.22445676373" calcext:value-type="float">
            <text:p>9.144,22</text:p>
          </table:table-cell>
          <table:table-cell table:style-name="ce8" table:formula="of:=SUBSTITUTE([.D61];&quot;.&quot;;&quot;,&quot;)/1" office:value-type="float" office:value="0" calcext:value-type="float">
            <text:p>0,00</text:p>
          </table:table-cell>
          <table:table-cell table:style-name="ce8" table:formula="of:=SUBSTITUTE([.E6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69.99999866</text:p>
          </table:table-cell>
          <table:table-cell table:style-name="ce5" office:value-type="string" calcext:value-type="string">
            <text:p>300.28873525832023</text:p>
          </table:table-cell>
          <table:table-cell table:style-name="ce5" office:value-type="string" calcext:value-type="string">
            <text:p>9050.63014120695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2];&quot;.&quot;;&quot;,&quot;)/1" office:value-type="float" office:value="9069.99999866" calcext:value-type="float">
            <text:p>9.070,00</text:p>
          </table:table-cell>
          <table:table-cell table:style-name="ce8" table:formula="of:=SUBSTITUTE([.B62];&quot;.&quot;;&quot;,&quot;)/1" office:value-type="float" office:value="300.28873525832" calcext:value-type="float">
            <text:p>300,29</text:p>
          </table:table-cell>
          <table:table-cell table:style-name="ce8" table:formula="of:=SUBSTITUTE([.C62];&quot;.&quot;;&quot;,&quot;)/1" office:value-type="float" office:value="9050.63014120695" calcext:value-type="float">
            <text:p>9.050,63</text:p>
          </table:table-cell>
          <table:table-cell table:style-name="ce8" table:formula="of:=SUBSTITUTE([.D62];&quot;.&quot;;&quot;,&quot;)/1" office:value-type="float" office:value="0" calcext:value-type="float">
            <text:p>0,00</text:p>
          </table:table-cell>
          <table:table-cell table:style-name="ce8" table:formula="of:=SUBSTITUTE([.E6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99.95999708</text:p>
          </table:table-cell>
          <table:table-cell table:style-name="ce5" office:value-type="string" calcext:value-type="string">
            <text:p>243.73662735587823</text:p>
          </table:table-cell>
          <table:table-cell table:style-name="ce5" office:value-type="string" calcext:value-type="string">
            <text:p>9080.41094604061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3];&quot;.&quot;;&quot;,&quot;)/1" office:value-type="float" office:value="9199.95999708" calcext:value-type="float">
            <text:p>9.199,96</text:p>
          </table:table-cell>
          <table:table-cell table:style-name="ce8" table:formula="of:=SUBSTITUTE([.B63];&quot;.&quot;;&quot;,&quot;)/1" office:value-type="float" office:value="243.736627355878" calcext:value-type="float">
            <text:p>243,74</text:p>
          </table:table-cell>
          <table:table-cell table:style-name="ce8" table:formula="of:=SUBSTITUTE([.C63];&quot;.&quot;;&quot;,&quot;)/1" office:value-type="float" office:value="9080.41094604061" calcext:value-type="float">
            <text:p>9.080,41</text:p>
          </table:table-cell>
          <table:table-cell table:style-name="ce8" table:formula="of:=SUBSTITUTE([.D63];&quot;.&quot;;&quot;,&quot;)/1" office:value-type="float" office:value="0" calcext:value-type="float">
            <text:p>0,00</text:p>
          </table:table-cell>
          <table:table-cell table:style-name="ce8" table:formula="of:=SUBSTITUTE([.E6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93.5310412</text:p>
          </table:table-cell>
          <table:table-cell table:style-name="ce5" office:value-type="string" calcext:value-type="string">
            <text:p>188.9668323974056</text:p>
          </table:table-cell>
          <table:table-cell table:style-name="ce5" office:value-type="string" calcext:value-type="string">
            <text:p>9105.219352152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4];&quot;.&quot;;&quot;,&quot;)/1" office:value-type="float" office:value="9093.5310412" calcext:value-type="float">
            <text:p>9.093,53</text:p>
          </table:table-cell>
          <table:table-cell table:style-name="ce8" table:formula="of:=SUBSTITUTE([.B64];&quot;.&quot;;&quot;,&quot;)/1" office:value-type="float" office:value="188.966832397406" calcext:value-type="float">
            <text:p>188,97</text:p>
          </table:table-cell>
          <table:table-cell table:style-name="ce8" table:formula="of:=SUBSTITUTE([.C64];&quot;.&quot;;&quot;,&quot;)/1" office:value-type="float" office:value="9105.21935215296" calcext:value-type="float">
            <text:p>9.105,22</text:p>
          </table:table-cell>
          <table:table-cell table:style-name="ce8" table:formula="of:=SUBSTITUTE([.D64];&quot;.&quot;;&quot;,&quot;)/1" office:value-type="float" office:value="0" calcext:value-type="float">
            <text:p>0,00</text:p>
          </table:table-cell>
          <table:table-cell table:style-name="ce8" table:formula="of:=SUBSTITUTE([.E6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93.47809196</text:p>
          </table:table-cell>
          <table:table-cell table:style-name="ce5" office:value-type="string" calcext:value-type="string">
            <text:p>156.398810433966</text:p>
          </table:table-cell>
          <table:table-cell table:style-name="ce5" office:value-type="string" calcext:value-type="string">
            <text:p>9102.06200587534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5];&quot;.&quot;;&quot;,&quot;)/1" office:value-type="float" office:value="9093.47809196" calcext:value-type="float">
            <text:p>9.093,48</text:p>
          </table:table-cell>
          <table:table-cell table:style-name="ce8" table:formula="of:=SUBSTITUTE([.B65];&quot;.&quot;;&quot;,&quot;)/1" office:value-type="float" office:value="156.398810433966" calcext:value-type="float">
            <text:p>156,40</text:p>
          </table:table-cell>
          <table:table-cell table:style-name="ce8" table:formula="of:=SUBSTITUTE([.C65];&quot;.&quot;;&quot;,&quot;)/1" office:value-type="float" office:value="9102.06200587535" calcext:value-type="float">
            <text:p>9.102,06</text:p>
          </table:table-cell>
          <table:table-cell table:style-name="ce8" table:formula="of:=SUBSTITUTE([.D65];&quot;.&quot;;&quot;,&quot;)/1" office:value-type="float" office:value="0" calcext:value-type="float">
            <text:p>0,00</text:p>
          </table:table-cell>
          <table:table-cell table:style-name="ce8" table:formula="of:=SUBSTITUTE([.E6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float" office:value="9008" calcext:value-type="float">
            <text:p>9008</text:p>
          </table:table-cell>
          <table:table-cell table:style-name="ce5" office:value-type="string" calcext:value-type="string">
            <text:p>126.80852162596784</text:p>
          </table:table-cell>
          <table:table-cell table:style-name="ce5" office:value-type="string" calcext:value-type="string">
            <text:p>9044.41844565142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6];&quot;.&quot;;&quot;,&quot;)/1" office:value-type="float" office:value="9008" calcext:value-type="float">
            <text:p>9.008,00</text:p>
          </table:table-cell>
          <table:table-cell table:style-name="ce8" table:formula="of:=SUBSTITUTE([.B66];&quot;.&quot;;&quot;,&quot;)/1" office:value-type="float" office:value="126.808521625968" calcext:value-type="float">
            <text:p>126,81</text:p>
          </table:table-cell>
          <table:table-cell table:style-name="ce8" table:formula="of:=SUBSTITUTE([.C66];&quot;.&quot;;&quot;,&quot;)/1" office:value-type="float" office:value="9044.41844565143" calcext:value-type="float">
            <text:p>9.044,42</text:p>
          </table:table-cell>
          <table:table-cell table:style-name="ce8" table:formula="of:=SUBSTITUTE([.D66];&quot;.&quot;;&quot;,&quot;)/1" office:value-type="float" office:value="0" calcext:value-type="float">
            <text:p>0,00</text:p>
          </table:table-cell>
          <table:table-cell table:style-name="ce8" table:formula="of:=SUBSTITUTE([.E6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57.81948332</text:p>
          </table:table-cell>
          <table:table-cell table:style-name="ce5" office:value-type="string" calcext:value-type="string">
            <text:p>104.02252116185082</text:p>
          </table:table-cell>
          <table:table-cell table:style-name="ce5" office:value-type="string" calcext:value-type="string">
            <text:p>9019.96567076008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7];&quot;.&quot;;&quot;,&quot;)/1" office:value-type="float" office:value="9057.81948332" calcext:value-type="float">
            <text:p>9.057,82</text:p>
          </table:table-cell>
          <table:table-cell table:style-name="ce8" table:formula="of:=SUBSTITUTE([.B67];&quot;.&quot;;&quot;,&quot;)/1" office:value-type="float" office:value="104.022521161851" calcext:value-type="float">
            <text:p>104,02</text:p>
          </table:table-cell>
          <table:table-cell table:style-name="ce8" table:formula="of:=SUBSTITUTE([.C67];&quot;.&quot;;&quot;,&quot;)/1" office:value-type="float" office:value="9019.96567076008" calcext:value-type="float">
            <text:p>9.019,97</text:p>
          </table:table-cell>
          <table:table-cell table:style-name="ce8" table:formula="of:=SUBSTITUTE([.D67];&quot;.&quot;;&quot;,&quot;)/1" office:value-type="float" office:value="0" calcext:value-type="float">
            <text:p>0,00</text:p>
          </table:table-cell>
          <table:table-cell table:style-name="ce8" table:formula="of:=SUBSTITUTE([.E6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3.66491036</text:p>
          </table:table-cell>
          <table:table-cell table:style-name="ce5" office:value-type="string" calcext:value-type="string">
            <text:p>93.23346390041115</text:p>
          </table:table-cell>
          <table:table-cell table:style-name="ce5" office:value-type="string" calcext:value-type="string">
            <text:p>9113.9800350526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8];&quot;.&quot;;&quot;,&quot;)/1" office:value-type="float" office:value="9223.66491036" calcext:value-type="float">
            <text:p>9.223,66</text:p>
          </table:table-cell>
          <table:table-cell table:style-name="ce8" table:formula="of:=SUBSTITUTE([.B68];&quot;.&quot;;&quot;,&quot;)/1" office:value-type="float" office:value="93.2334639004112" calcext:value-type="float">
            <text:p>93,23</text:p>
          </table:table-cell>
          <table:table-cell table:style-name="ce8" table:formula="of:=SUBSTITUTE([.C68];&quot;.&quot;;&quot;,&quot;)/1" office:value-type="float" office:value="9113.98003505263" calcext:value-type="float">
            <text:p>9.113,98</text:p>
          </table:table-cell>
          <table:table-cell table:style-name="ce8" table:formula="of:=SUBSTITUTE([.D68];&quot;.&quot;;&quot;,&quot;)/1" office:value-type="float" office:value="0" calcext:value-type="float">
            <text:p>0,00</text:p>
          </table:table-cell>
          <table:table-cell table:style-name="ce8" table:formula="of:=SUBSTITUTE([.E6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63.28861739</text:p>
          </table:table-cell>
          <table:table-cell table:style-name="ce5" office:value-type="string" calcext:value-type="string">
            <text:p>77.40883197293988</text:p>
          </table:table-cell>
          <table:table-cell table:style-name="ce5" office:value-type="string" calcext:value-type="string">
            <text:p>9145.07230428100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69];&quot;.&quot;;&quot;,&quot;)/1" office:value-type="float" office:value="9063.28861739" calcext:value-type="float">
            <text:p>9.063,29</text:p>
          </table:table-cell>
          <table:table-cell table:style-name="ce8" table:formula="of:=SUBSTITUTE([.B69];&quot;.&quot;;&quot;,&quot;)/1" office:value-type="float" office:value="77.4088319729399" calcext:value-type="float">
            <text:p>77,41</text:p>
          </table:table-cell>
          <table:table-cell table:style-name="ce8" table:formula="of:=SUBSTITUTE([.C69];&quot;.&quot;;&quot;,&quot;)/1" office:value-type="float" office:value="9145.07230428101" calcext:value-type="float">
            <text:p>9.145,07</text:p>
          </table:table-cell>
          <table:table-cell table:style-name="ce8" table:formula="of:=SUBSTITUTE([.D69];&quot;.&quot;;&quot;,&quot;)/1" office:value-type="float" office:value="0" calcext:value-type="float">
            <text:p>0,00</text:p>
          </table:table-cell>
          <table:table-cell table:style-name="ce8" table:formula="of:=SUBSTITUTE([.E69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50.81637264</text:p>
          </table:table-cell>
          <table:table-cell table:style-name="ce5" office:value-type="string" calcext:value-type="string">
            <text:p>60.92816039661557</text:p>
          </table:table-cell>
          <table:table-cell table:style-name="ce5" office:value-type="string" calcext:value-type="string">
            <text:p>9154.02074722089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0];&quot;.&quot;;&quot;,&quot;)/1" office:value-type="float" office:value="9150.81637264" calcext:value-type="float">
            <text:p>9.150,82</text:p>
          </table:table-cell>
          <table:table-cell table:style-name="ce8" table:formula="of:=SUBSTITUTE([.B70];&quot;.&quot;;&quot;,&quot;)/1" office:value-type="float" office:value="60.9281603966156" calcext:value-type="float">
            <text:p>60,93</text:p>
          </table:table-cell>
          <table:table-cell table:style-name="ce8" table:formula="of:=SUBSTITUTE([.C70];&quot;.&quot;;&quot;,&quot;)/1" office:value-type="float" office:value="9154.02074722089" calcext:value-type="float">
            <text:p>9.154,02</text:p>
          </table:table-cell>
          <table:table-cell table:style-name="ce8" table:formula="of:=SUBSTITUTE([.D70];&quot;.&quot;;&quot;,&quot;)/1" office:value-type="float" office:value="0" calcext:value-type="float">
            <text:p>0,00</text:p>
          </table:table-cell>
          <table:table-cell table:style-name="ce8" table:formula="of:=SUBSTITUTE([.E70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61.85954224</text:p>
          </table:table-cell>
          <table:table-cell table:style-name="ce5" office:value-type="string" calcext:value-type="string">
            <text:p>74.90280470435027</text:p>
          </table:table-cell>
          <table:table-cell table:style-name="ce5" office:value-type="string" calcext:value-type="string">
            <text:p>9212.31357496657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71];&quot;.&quot;;&quot;,&quot;)/1" office:value-type="float" office:value="9261.85954224" calcext:value-type="float">
            <text:p>9.261,86</text:p>
          </table:table-cell>
          <table:table-cell table:style-name="ce8" table:formula="of:=SUBSTITUTE([.B71];&quot;.&quot;;&quot;,&quot;)/1" office:value-type="float" office:value="74.9028047043503" calcext:value-type="float">
            <text:p>74,90</text:p>
          </table:table-cell>
          <table:table-cell table:style-name="ce8" table:formula="of:=SUBSTITUTE([.C71];&quot;.&quot;;&quot;,&quot;)/1" office:value-type="float" office:value="9212.31357496658" calcext:value-type="float">
            <text:p>9.212,31</text:p>
          </table:table-cell>
          <table:table-cell table:style-name="ce8" table:formula="of:=SUBSTITUTE([.D71];&quot;.&quot;;&quot;,&quot;)/1" office:value-type="float" office:value="1" calcext:value-type="float">
            <text:p>1,00</text:p>
          </table:table-cell>
          <table:table-cell table:style-name="ce8" table:formula="of:=SUBSTITUTE([.E71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303.0000001</text:p>
          </table:table-cell>
          <table:table-cell table:style-name="ce5" office:value-type="string" calcext:value-type="string">
            <text:p>108.26803184664459</text:p>
          </table:table-cell>
          <table:table-cell table:style-name="ce5" office:value-type="string" calcext:value-type="string">
            <text:p>9303.53951867193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72];&quot;.&quot;;&quot;,&quot;)/1" office:value-type="float" office:value="9303.0000001" calcext:value-type="float">
            <text:p>9.303,00</text:p>
          </table:table-cell>
          <table:table-cell table:style-name="ce8" table:formula="of:=SUBSTITUTE([.B72];&quot;.&quot;;&quot;,&quot;)/1" office:value-type="float" office:value="108.268031846645" calcext:value-type="float">
            <text:p>108,27</text:p>
          </table:table-cell>
          <table:table-cell table:style-name="ce8" table:formula="of:=SUBSTITUTE([.C72];&quot;.&quot;;&quot;,&quot;)/1" office:value-type="float" office:value="9303.53951867194" calcext:value-type="float">
            <text:p>9.303,54</text:p>
          </table:table-cell>
          <table:table-cell table:style-name="ce8" table:formula="of:=SUBSTITUTE([.D72];&quot;.&quot;;&quot;,&quot;)/1" office:value-type="float" office:value="1" calcext:value-type="float">
            <text:p>1,00</text:p>
          </table:table-cell>
          <table:table-cell table:style-name="ce8" table:formula="of:=SUBSTITUTE([.E72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226.56138928</text:p>
          </table:table-cell>
          <table:table-cell table:style-name="ce5" office:value-type="string" calcext:value-type="string">
            <text:p>104.05516953931874</text:p>
          </table:table-cell>
          <table:table-cell table:style-name="ce5" office:value-type="string" calcext:value-type="string">
            <text:p>9316.310754874996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formula="of:=SUBSTITUTE([.A73];&quot;.&quot;;&quot;,&quot;)/1" office:value-type="float" office:value="9226.56138928" calcext:value-type="float">
            <text:p>9.226,56</text:p>
          </table:table-cell>
          <table:table-cell table:style-name="ce8" table:formula="of:=SUBSTITUTE([.B73];&quot;.&quot;;&quot;,&quot;)/1" office:value-type="float" office:value="104.055169539319" calcext:value-type="float">
            <text:p>104,06</text:p>
          </table:table-cell>
          <table:table-cell table:style-name="ce8" table:formula="of:=SUBSTITUTE([.C73];&quot;.&quot;;&quot;,&quot;)/1" office:value-type="float" office:value="9316.310754875" calcext:value-type="float">
            <text:p>9.316,31</text:p>
          </table:table-cell>
          <table:table-cell table:style-name="ce8" table:formula="of:=SUBSTITUTE([.D73];&quot;.&quot;;&quot;,&quot;)/1" office:value-type="float" office:value="1" calcext:value-type="float">
            <text:p>1,00</text:p>
          </table:table-cell>
          <table:table-cell table:style-name="ce8" table:formula="of:=SUBSTITUTE([.E73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137.21204161</text:p>
          </table:table-cell>
          <table:table-cell table:style-name="ce5" office:value-type="string" calcext:value-type="string">
            <text:p>92.76933666420155</text:p>
          </table:table-cell>
          <table:table-cell table:style-name="ce5" office:value-type="string" calcext:value-type="string">
            <text:p>9229.5289915713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4];&quot;.&quot;;&quot;,&quot;)/1" office:value-type="float" office:value="9137.21204161" calcext:value-type="float">
            <text:p>9.137,21</text:p>
          </table:table-cell>
          <table:table-cell table:style-name="ce8" table:formula="of:=SUBSTITUTE([.B74];&quot;.&quot;;&quot;,&quot;)/1" office:value-type="float" office:value="92.7693366642015" calcext:value-type="float">
            <text:p>92,77</text:p>
          </table:table-cell>
          <table:table-cell table:style-name="ce8" table:formula="of:=SUBSTITUTE([.C74];&quot;.&quot;;&quot;,&quot;)/1" office:value-type="float" office:value="9229.52899157131" calcext:value-type="float">
            <text:p>9.229,53</text:p>
          </table:table-cell>
          <table:table-cell table:style-name="ce8" table:formula="of:=SUBSTITUTE([.D74];&quot;.&quot;;&quot;,&quot;)/1" office:value-type="float" office:value="0" calcext:value-type="float">
            <text:p>0,00</text:p>
          </table:table-cell>
          <table:table-cell table:style-name="ce8" table:formula="of:=SUBSTITUTE([.E74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9080.99999132</text:p>
          </table:table-cell>
          <table:table-cell table:style-name="ce5" office:value-type="string" calcext:value-type="string">
            <text:p>77.41954166552387</text:p>
          </table:table-cell>
          <table:table-cell table:style-name="ce5" office:value-type="string" calcext:value-type="string">
            <text:p>9116.07941813743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5];&quot;.&quot;;&quot;,&quot;)/1" office:value-type="float" office:value="9080.99999132" calcext:value-type="float">
            <text:p>9.081,00</text:p>
          </table:table-cell>
          <table:table-cell table:style-name="ce8" table:formula="of:=SUBSTITUTE([.B75];&quot;.&quot;;&quot;,&quot;)/1" office:value-type="float" office:value="77.4195416655239" calcext:value-type="float">
            <text:p>77,42</text:p>
          </table:table-cell>
          <table:table-cell table:style-name="ce8" table:formula="of:=SUBSTITUTE([.C75];&quot;.&quot;;&quot;,&quot;)/1" office:value-type="float" office:value="9116.07941813743" calcext:value-type="float">
            <text:p>9.116,08</text:p>
          </table:table-cell>
          <table:table-cell table:style-name="ce8" table:formula="of:=SUBSTITUTE([.D75];&quot;.&quot;;&quot;,&quot;)/1" office:value-type="float" office:value="0" calcext:value-type="float">
            <text:p>0,00</text:p>
          </table:table-cell>
          <table:table-cell table:style-name="ce8" table:formula="of:=SUBSTITUTE([.E75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89.99999997</text:p>
          </table:table-cell>
          <table:table-cell table:style-name="ce5" office:value-type="string" calcext:value-type="string">
            <text:p>10.449408391319594</text:p>
          </table:table-cell>
          <table:table-cell table:style-name="ce5" office:value-type="string" calcext:value-type="string">
            <text:p>8903.80825974950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6];&quot;.&quot;;&quot;,&quot;)/1" office:value-type="float" office:value="8789.99999997" calcext:value-type="float">
            <text:p>8.790,00</text:p>
          </table:table-cell>
          <table:table-cell table:style-name="ce8" table:formula="of:=SUBSTITUTE([.B76];&quot;.&quot;;&quot;,&quot;)/1" office:value-type="float" office:value="10.4494083913196" calcext:value-type="float">
            <text:p>10,45</text:p>
          </table:table-cell>
          <table:table-cell table:style-name="ce8" table:formula="of:=SUBSTITUTE([.C76];&quot;.&quot;;&quot;,&quot;)/1" office:value-type="float" office:value="8903.8082597495" calcext:value-type="float">
            <text:p>8.903,81</text:p>
          </table:table-cell>
          <table:table-cell table:style-name="ce8" table:formula="of:=SUBSTITUTE([.D76];&quot;.&quot;;&quot;,&quot;)/1" office:value-type="float" office:value="0" calcext:value-type="float">
            <text:p>0,00</text:p>
          </table:table-cell>
          <table:table-cell table:style-name="ce8" table:formula="of:=SUBSTITUTE([.E76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773.47698136</text:p>
          </table:table-cell>
          <table:table-cell table:style-name="ce5" office:value-type="string" calcext:value-type="string">
            <text:p>-100.06397967915109</text:p>
          </table:table-cell>
          <table:table-cell table:style-name="ce5" office:value-type="string" calcext:value-type="string">
            <text:p>8724.00064019351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formula="of:=SUBSTITUTE([.A77];&quot;.&quot;;&quot;,&quot;)/1" office:value-type="float" office:value="8773.47698136" calcext:value-type="float">
            <text:p>8.773,48</text:p>
          </table:table-cell>
          <table:table-cell table:style-name="ce8" table:formula="of:=SUBSTITUTE([.B77];&quot;.&quot;;&quot;,&quot;)/1" office:value-type="float" office:value="-100.063979679151" calcext:value-type="float">
            <text:p>-100,06</text:p>
          </table:table-cell>
          <table:table-cell table:style-name="ce8" table:formula="of:=SUBSTITUTE([.C77];&quot;.&quot;;&quot;,&quot;)/1" office:value-type="float" office:value="8724.00064019351" calcext:value-type="float">
            <text:p>8.724,00</text:p>
          </table:table-cell>
          <table:table-cell table:style-name="ce8" table:formula="of:=SUBSTITUTE([.D77];&quot;.&quot;;&quot;,&quot;)/1" office:value-type="float" office:value="0" calcext:value-type="float">
            <text:p>0,00</text:p>
          </table:table-cell>
          <table:table-cell table:style-name="ce8" table:formula="of:=SUBSTITUTE([.E77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926.80199088</text:p>
          </table:table-cell>
          <table:table-cell table:style-name="ce5" office:value-type="string" calcext:value-type="string">
            <text:p>-178.89551784161995</text:p>
          </table:table-cell>
          <table:table-cell table:style-name="ce5" office:value-type="string" calcext:value-type="string">
            <text:p>8733.823898025743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8" table:formula="of:=SUBSTITUTE([.A78];&quot;.&quot;;&quot;,&quot;)/1" office:value-type="float" office:value="8926.80199088" calcext:value-type="float">
            <text:p>8.926,80</text:p>
          </table:table-cell>
          <table:table-cell table:style-name="ce8" table:formula="of:=SUBSTITUTE([.B78];&quot;.&quot;;&quot;,&quot;)/1" office:value-type="float" office:value="-178.89551784162" calcext:value-type="float">
            <text:p>-178,90</text:p>
          </table:table-cell>
          <table:table-cell table:style-name="ce8" table:formula="of:=SUBSTITUTE([.C78];&quot;.&quot;;&quot;,&quot;)/1" office:value-type="float" office:value="8733.82389802574" calcext:value-type="float">
            <text:p>8.733,82</text:p>
          </table:table-cell>
          <table:table-cell table:style-name="ce8" table:formula="of:=SUBSTITUTE([.D78];&quot;.&quot;;&quot;,&quot;)/1" office:value-type="float" office:value="0" calcext:value-type="float">
            <text:p>0,00</text:p>
          </table:table-cell>
          <table:table-cell table:style-name="ce8" table:formula="of:=SUBSTITUTE([.E78];&quot;.&quot;;&quot;,&quot;)/1" office:value-type="string" office:string-value="" calcext:value-type="error">
            <text:p>#VALORE!</text:p>
          </table:table-cell>
        </table:table-row>
        <table:table-row table:style-name="ro1">
          <table:table-cell table:style-name="ce5" office:value-type="string" calcext:value-type="string">
            <text:p>8662.97500004</text:p>
          </table:table-cell>
          <table:table-cell table:style-name="ce5" office:value-type="string" calcext:value-type="string">
            <text:p>-252.7069794103245</text:p>
          </table:table-cell>
          <table:table-cell table:style-name="ce5" office:value-type="string" calcext:value-type="string">
            <text:p>8712.27644547527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600.00000018</text:p>
          </table:table-cell>
          <table:table-cell table:style-name="ce5" office:value-type="string" calcext:value-type="string">
            <text:p>-353.36467482882654</text:p>
          </table:table-cell>
          <table:table-cell table:style-name="ce5" office:value-type="string" calcext:value-type="string">
            <text:p>8619.418163356073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722" calcext:value-type="float">
            <text:p>8722</text:p>
          </table:table-cell>
          <table:table-cell table:style-name="ce5" office:value-type="string" calcext:value-type="string">
            <text:p>-393.4654413912085</text:p>
          </table:table-cell>
          <table:table-cell table:style-name="ce5" office:value-type="string" calcext:value-type="string">
            <text:p>8601.94298677449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849.99999999</text:p>
          </table:table-cell>
          <table:table-cell table:style-name="ce5" office:value-type="string" calcext:value-type="string">
            <text:p>-390.33674328050074</text:p>
          </table:table-cell>
          <table:table-cell table:style-name="ce5" office:value-type="string" calcext:value-type="string">
            <text:p>8726.40951865624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640" calcext:value-type="float">
            <text:p>8640</text:p>
          </table:table-cell>
          <table:table-cell table:style-name="ce5" office:value-type="string" calcext:value-type="string">
            <text:p>-398.87135408617905</text:p>
          </table:table-cell>
          <table:table-cell table:style-name="ce5" office:value-type="string" calcext:value-type="string">
            <text:p>8748.6277159160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01.04532074</text:p>
          </table:table-cell>
          <table:table-cell table:style-name="ce5" office:value-type="string" calcext:value-type="string">
            <text:p>-434.1531952037367</text:p>
          </table:table-cell>
          <table:table-cell table:style-name="ce5" office:value-type="string" calcext:value-type="string">
            <text:p>8562.87770068188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38.95627082</text:p>
          </table:table-cell>
          <table:table-cell table:style-name="ce5" office:value-type="string" calcext:value-type="string">
            <text:p>-444.7468009650893</text:p>
          </table:table-cell>
          <table:table-cell table:style-name="ce5" office:value-type="string" calcext:value-type="string">
            <text:p>8392.57017352978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534.00000011</text:p>
          </table:table-cell>
          <table:table-cell table:style-name="ce5" office:value-type="string" calcext:value-type="string">
            <text:p>-461.60462600635583</text:p>
          </table:table-cell>
          <table:table-cell table:style-name="ce5" office:value-type="string" calcext:value-type="string">
            <text:p>8390.21784596562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486.6356675</text:p>
          </table:table-cell>
          <table:table-cell table:style-name="ce5" office:value-type="string" calcext:value-type="string">
            <text:p>-494.7213378676788</text:p>
          </table:table-cell>
          <table:table-cell table:style-name="ce5" office:value-type="string" calcext:value-type="string">
            <text:p>8448.2928449381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69.14672631</text:p>
          </table:table-cell>
          <table:table-cell table:style-name="ce5" office:value-type="string" calcext:value-type="string">
            <text:p>-534.554403918266</text:p>
          </table:table-cell>
          <table:table-cell table:style-name="ce5" office:value-type="string" calcext:value-type="string">
            <text:p>8424.30542342706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52.84466088</text:p>
          </table:table-cell>
          <table:table-cell table:style-name="ce5" office:value-type="string" calcext:value-type="string">
            <text:p>-554.7887500960605</text:p>
          </table:table-cell>
          <table:table-cell table:style-name="ce5" office:value-type="string" calcext:value-type="string">
            <text:p>8309.04708367766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983.46106793</text:p>
          </table:table-cell>
          <table:table-cell table:style-name="ce5" office:value-type="string" calcext:value-type="string">
            <text:p>-563.7474427827947</text:p>
          </table:table-cell>
          <table:table-cell table:style-name="ce5" office:value-type="string" calcext:value-type="string">
            <text:p>8081.83839295064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36.00000285</text:p>
          </table:table-cell>
          <table:table-cell table:style-name="ce5" office:value-type="string" calcext:value-type="string">
            <text:p>-607.7730498064739</text:p>
          </table:table-cell>
          <table:table-cell table:style-name="ce5" office:value-type="string" calcext:value-type="string">
            <text:p>7983.86845979775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85.28216651</text:p>
          </table:table-cell>
          <table:table-cell table:style-name="ce5" office:value-type="string" calcext:value-type="string">
            <text:p>-637.6878731125325</text:p>
          </table:table-cell>
          <table:table-cell table:style-name="ce5" office:value-type="string" calcext:value-type="string">
            <text:p>8042.26647156267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29.99999998</text:p>
          </table:table-cell>
          <table:table-cell table:style-name="ce5" office:value-type="string" calcext:value-type="string">
            <text:p>-649.1876007635019</text:p>
          </table:table-cell>
          <table:table-cell table:style-name="ce5" office:value-type="string" calcext:value-type="string">
            <text:p>8217.06785908105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52.13478751</text:p>
          </table:table-cell>
          <table:table-cell table:style-name="ce5" office:value-type="string" calcext:value-type="string">
            <text:p>-598.4031133534745</text:p>
          </table:table-cell>
          <table:table-cell table:style-name="ce5" office:value-type="string" calcext:value-type="string">
            <text:p>8361.73731831070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201" calcext:value-type="float">
            <text:p>8201</text:p>
          </table:table-cell>
          <table:table-cell table:style-name="ce5" office:value-type="string" calcext:value-type="string">
            <text:p>-547.736812647121</text:p>
          </table:table-cell>
          <table:table-cell table:style-name="ce5" office:value-type="string" calcext:value-type="string">
            <text:p>8344.20782940320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48.97150361</text:p>
          </table:table-cell>
          <table:table-cell table:style-name="ce5" office:value-type="string" calcext:value-type="string">
            <text:p>-477.7550909113834</text:p>
          </table:table-cell>
          <table:table-cell table:style-name="ce5" office:value-type="string" calcext:value-type="string">
            <text:p>8279.76787302737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033.99999959</text:p>
          </table:table-cell>
          <table:table-cell table:style-name="ce5" office:value-type="string" calcext:value-type="string">
            <text:p>-455.30276820861945</text:p>
          </table:table-cell>
          <table:table-cell table:style-name="ce5" office:value-type="string" calcext:value-type="string">
            <text:p>8134.000982355356</text:p>
          </table:table-cell>
          <table:table-cell office:value-type="float" office:value="1" calcext:value-type="float">
            <text:p>1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020.57856856</text:p>
          </table:table-cell>
          <table:table-cell table:style-name="ce5" office:value-type="string" calcext:value-type="string">
            <text:p>-452.42579894111987</text:p>
          </table:table-cell>
          <table:table-cell table:style-name="ce5" office:value-type="string" calcext:value-type="string">
            <text:p>8008.63748484599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072.69878096</text:p>
          </table:table-cell>
          <table:table-cell table:style-name="ce5" office:value-type="string" calcext:value-type="string">
            <text:p>-510.05423997082653</text:p>
          </table:table-cell>
          <table:table-cell table:style-name="ce5" office:value-type="string" calcext:value-type="string">
            <text:p>7979.274221539606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50.45746724</text:p>
          </table:table-cell>
          <table:table-cell table:style-name="ce5" office:value-type="string" calcext:value-type="string">
            <text:p>-508.63843768938386</text:p>
          </table:table-cell>
          <table:table-cell table:style-name="ce5" office:value-type="string" calcext:value-type="string">
            <text:p>8056.98427484048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155.9999999</text:p>
          </table:table-cell>
          <table:table-cell table:style-name="ce5" office:value-type="string" calcext:value-type="string">
            <text:p>-516.7626061654719</text:p>
          </table:table-cell>
          <table:table-cell table:style-name="ce5" office:value-type="string" calcext:value-type="string">
            <text:p>8144.99658625052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353.67787154</text:p>
          </table:table-cell>
          <table:table-cell table:style-name="ce5" office:value-type="string" calcext:value-type="string">
            <text:p>-460.25688957826515</text:p>
          </table:table-cell>
          <table:table-cell table:style-name="ce5" office:value-type="string" calcext:value-type="string">
            <text:p>8283.39280960937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8211.4256703</text:p>
          </table:table-cell>
          <table:table-cell table:style-name="ce5" office:value-type="string" calcext:value-type="string">
            <text:p>-387.99175455844124</text:p>
          </table:table-cell>
          <table:table-cell table:style-name="ce5" office:value-type="string" calcext:value-type="string">
            <text:p>8323.89602611699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8270" calcext:value-type="float">
            <text:p>8270</text:p>
          </table:table-cell>
          <table:table-cell table:style-name="ce5" office:value-type="string" calcext:value-type="string">
            <text:p>-300.2530960852655</text:p>
          </table:table-cell>
          <table:table-cell table:style-name="ce5" office:value-type="string" calcext:value-type="string">
            <text:p>8314.27861393905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974.2518096</text:p>
          </table:table-cell>
          <table:table-cell table:style-name="ce5" office:value-type="string" calcext:value-type="string">
            <text:p>-274.56254093170537</text:p>
          </table:table-cell>
          <table:table-cell table:style-name="ce5" office:value-type="string" calcext:value-type="string">
            <text:p>8144.49518426886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831.96957167</text:p>
          </table:table-cell>
          <table:table-cell table:style-name="ce5" office:value-type="string" calcext:value-type="string">
            <text:p>-265.6061474882945</text:p>
          </table:table-cell>
          <table:table-cell table:style-name="ce5" office:value-type="string" calcext:value-type="string">
            <text:p>7902.990329753149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801.55180681</text:p>
          </table:table-cell>
          <table:table-cell table:style-name="ce5" office:value-type="string" calcext:value-type="string">
            <text:p>-296.30484290614913</text:p>
          </table:table-cell>
          <table:table-cell table:style-name="ce5" office:value-type="string" calcext:value-type="string">
            <text:p>7730.90490524945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916.05794918</text:p>
          </table:table-cell>
          <table:table-cell table:style-name="ce5" office:value-type="string" calcext:value-type="string">
            <text:p>-336.66042512762033</text:p>
          </table:table-cell>
          <table:table-cell table:style-name="ce5" office:value-type="string" calcext:value-type="string">
            <text:p>7743.55639638969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844.99999995</text:p>
          </table:table-cell>
          <table:table-cell table:style-name="ce5" office:value-type="string" calcext:value-type="string">
            <text:p>-376.2909391926505</text:p>
          </table:table-cell>
          <table:table-cell table:style-name="ce5" office:value-type="string" calcext:value-type="string">
            <text:p>7804.420671948824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662.4765</text:p>
          </table:table-cell>
          <table:table-cell table:style-name="ce5" office:value-type="string" calcext:value-type="string">
            <text:p>-414.4793213960902</text:p>
          </table:table-cell>
          <table:table-cell table:style-name="ce5" office:value-type="string" calcext:value-type="string">
            <text:p>7744.861213107913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5" office:value-type="string" calcext:value-type="string">
            <text:p>-440.28278832144133</text:p>
          </table:table-cell>
          <table:table-cell table:style-name="ce5" office:value-type="string" calcext:value-type="string">
            <text:p>7618.76452036263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584.33208759</text:p>
          </table:table-cell>
          <table:table-cell table:style-name="ce5" office:value-type="string" calcext:value-type="string">
            <text:p>-456.58021926520814</text:p>
          </table:table-cell>
          <table:table-cell table:style-name="ce5" office:value-type="string" calcext:value-type="string">
            <text:p>7532.41516797529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680.00000033</text:p>
          </table:table-cell>
          <table:table-cell table:style-name="ce5" office:value-type="string" calcext:value-type="string">
            <text:p>-464.5260406666184</text:p>
          </table:table-cell>
          <table:table-cell table:style-name="ce5" office:value-type="string" calcext:value-type="string">
            <text:p>7565.7665531298235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7472.38287996</text:p>
          </table:table-cell>
          <table:table-cell table:style-name="ce5" office:value-type="string" calcext:value-type="string">
            <text:p>-489.34653937667645</text:p>
          </table:table-cell>
          <table:table-cell table:style-name="ce5" office:value-type="string" calcext:value-type="string">
            <text:p>7536.035121893595</text:p>
          </table:table-cell>
          <table:table-cell office:value-type="float" office:value="0" calcext:value-type="float">
            <text:p>0,0</text:p>
          </table:table-cell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698</text:p>
          </table:table-cell>
          <table:table-cell table:style-name="ce5" office:value-type="string" calcext:value-type="string">
            <text:p>0.02250329785294014</text:p>
          </table:table-cell>
          <table:table-cell table:style-name="ce5" office:value-type="string" calcext:value-type="string">
            <text:p>-0.000755938571427861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7329999</text:p>
          </table:table-cell>
          <table:table-cell table:style-name="ce5" office:value-type="string" calcext:value-type="string">
            <text:p>0.024844057323528457</text:p>
          </table:table-cell>
          <table:table-cell table:style-name="ce5" office:value-type="string" calcext:value-type="string">
            <text:p>-0.01495778999999930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6390785</text:p>
          </table:table-cell>
          <table:table-cell table:style-name="ce5" office:value-type="string" calcext:value-type="string">
            <text:p>0.024535494264705027</text:p>
          </table:table-cell>
          <table:table-cell table:style-name="ce5" office:value-type="string" calcext:value-type="string">
            <text:p>-0.0118812257142850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5550007</text:p>
          </table:table-cell>
          <table:table-cell table:style-name="ce5" office:value-type="string" calcext:value-type="string">
            <text:p>0.026214750294116795</text:p>
          </table:table-cell>
          <table:table-cell table:style-name="ce5" office:value-type="string" calcext:value-type="string">
            <text:p>-0.00400636714285651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700001</text:p>
          </table:table-cell>
          <table:table-cell table:style-name="ce5" office:value-type="string" calcext:value-type="string">
            <text:p>0.025701216470587318</text:p>
          </table:table-cell>
          <table:table-cell table:style-name="ce5" office:value-type="string" calcext:value-type="string">
            <text:p>0.010827441428571949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999949</text:p>
          </table:table-cell>
          <table:table-cell table:style-name="ce5" office:value-type="string" calcext:value-type="string">
            <text:p>0.022045142999999046</text:p>
          </table:table-cell>
          <table:table-cell table:style-name="ce5" office:value-type="string" calcext:value-type="string">
            <text:p>0.014084647142857731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5909887</text:p>
          </table:table-cell>
          <table:table-cell table:style-name="ce5" office:value-type="string" calcext:value-type="string">
            <text:p>0.014670952029410933</text:p>
          </table:table-cell>
          <table:table-cell table:style-name="ce5" office:value-type="string" calcext:value-type="string">
            <text:p>0.004106952857143464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450004</text:p>
          </table:table-cell>
          <table:table-cell table:style-name="ce5" office:value-type="string" calcext:value-type="string">
            <text:p>0.011081949617646303</text:p>
          </table:table-cell>
          <table:table-cell table:style-name="ce5" office:value-type="string" calcext:value-type="string">
            <text:p>-0.000686547142856541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5150467</text:p>
          </table:table-cell>
          <table:table-cell table:style-name="ce5" office:value-type="string" calcext:value-type="string">
            <text:p>0.007426701941175562</text:p>
          </table:table-cell>
          <table:table-cell table:style-name="ce5" office:value-type="string" calcext:value-type="string">
            <text:p>-0.006072989999999501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6</text:p>
          </table:table-cell>
          <table:table-cell table:style-name="ce5" office:value-type="string" calcext:value-type="string">
            <text:p>0.00749720379411678</text:p>
          </table:table-cell>
          <table:table-cell table:style-name="ce5" office:value-type="string" calcext:value-type="string">
            <text:p>-0.00251524571428518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553" calcext:value-type="float">
            <text:p>553</text:p>
          </table:table-cell>
          <table:table-cell table:style-name="ce5" office:value-type="string" calcext:value-type="string">
            <text:p>0.00742888473529324</text:p>
          </table:table-cell>
          <table:table-cell table:style-name="ce5" office:value-type="string" calcext:value-type="string">
            <text:p>0.00694128714285757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77</text:p>
          </table:table-cell>
          <table:table-cell table:style-name="ce5" office:value-type="string" calcext:value-type="string">
            <text:p>0.005061383999999003</text:p>
          </table:table-cell>
          <table:table-cell table:style-name="ce5" office:value-type="string" calcext:value-type="string">
            <text:p>-0.007757541428570991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540121</text:p>
          </table:table-cell>
          <table:table-cell table:style-name="ce5" office:value-type="string" calcext:value-type="string">
            <text:p>0.0038454579999990246</text:p>
          </table:table-cell>
          <table:table-cell table:style-name="ce5" office:value-type="string" calcext:value-type="string">
            <text:p>-0.00009601428571381909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5128495</text:p>
          </table:table-cell>
          <table:table-cell table:style-name="ce5" office:value-type="string" calcext:value-type="string">
            <text:p>0.0027641277647049156</text:p>
          </table:table-cell>
          <table:table-cell table:style-name="ce5" office:value-type="string" calcext:value-type="string">
            <text:p>0.00951559000000046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799997</text:p>
          </table:table-cell>
          <table:table-cell table:style-name="ce5" office:value-type="string" calcext:value-type="string">
            <text:p>0.0009042516470579853</text:p>
          </table:table-cell>
          <table:table-cell table:style-name="ce5" office:value-type="string" calcext:value-type="string">
            <text:p>0.0020156000000005614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015182</text:p>
          </table:table-cell>
          <table:table-cell table:style-name="ce5" office:value-type="string" calcext:value-type="string">
            <text:p>-0.0020335692058831567</text:p>
          </table:table-cell>
          <table:table-cell table:style-name="ce5" office:value-type="string" calcext:value-type="string">
            <text:p>-0.001662564285713874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2880795</text:p>
          </table:table-cell>
          <table:table-cell table:style-name="ce5" office:value-type="string" calcext:value-type="string">
            <text:p>-0.005748337205883081</text:p>
          </table:table-cell>
          <table:table-cell table:style-name="ce5" office:value-type="string" calcext:value-type="string">
            <text:p>0.000494652857143229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348</text:p>
          </table:table-cell>
          <table:table-cell table:style-name="ce5" office:value-type="string" calcext:value-type="string">
            <text:p>-0.009066297647059574</text:p>
          </table:table-cell>
          <table:table-cell table:style-name="ce5" office:value-type="string" calcext:value-type="string">
            <text:p>0.00897839285714330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000001</text:p>
          </table:table-cell>
          <table:table-cell table:style-name="ce5" office:value-type="string" calcext:value-type="string">
            <text:p>-0.010327212176471368</text:p>
          </table:table-cell>
          <table:table-cell table:style-name="ce5" office:value-type="string" calcext:value-type="string">
            <text:p>0.00679341142857181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</text:p>
          </table:table-cell>
          <table:table-cell table:style-name="ce5" office:value-type="string" calcext:value-type="string">
            <text:p>-0.013192338588236208</text:p>
          </table:table-cell>
          <table:table-cell table:style-name="ce5" office:value-type="string" calcext:value-type="string">
            <text:p>-0.00028313714285677083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543" calcext:value-type="float">
            <text:p>543</text:p>
          </table:table-cell>
          <table:table-cell table:style-name="ce5" office:value-type="string" calcext:value-type="string">
            <text:p>-0.013617496235294957</text:p>
          </table:table-cell>
          <table:table-cell table:style-name="ce5" office:value-type="string" calcext:value-type="string">
            <text:p>-0.01044344285714238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441</text:p>
          </table:table-cell>
          <table:table-cell table:style-name="ce5" office:value-type="string" calcext:value-type="string">
            <text:p>-0.01203736467647154</text:p>
          </table:table-cell>
          <table:table-cell table:style-name="ce5" office:value-type="string" calcext:value-type="string">
            <text:p>-0.00389425428571377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335329</text:p>
          </table:table-cell>
          <table:table-cell table:style-name="ce5" office:value-type="string" calcext:value-type="string">
            <text:p>-0.011838701529412687</text:p>
          </table:table-cell>
          <table:table-cell table:style-name="ce5" office:value-type="string" calcext:value-type="string">
            <text:p>0.002251315714286161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2000876</text:p>
          </table:table-cell>
          <table:table-cell table:style-name="ce5" office:value-type="string" calcext:value-type="string">
            <text:p>-0.014583545470589043</text:p>
          </table:table-cell>
          <table:table-cell table:style-name="ce5" office:value-type="string" calcext:value-type="string">
            <text:p>0.00350833285714347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2100553</text:p>
          </table:table-cell>
          <table:table-cell table:style-name="ce5" office:value-type="string" calcext:value-type="string">
            <text:p>-0.01728809679411858</text:p>
          </table:table-cell>
          <table:table-cell table:style-name="ce5" office:value-type="string" calcext:value-type="string">
            <text:p>0.008478971428572013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1</text:p>
          </table:table-cell>
          <table:table-cell table:style-name="ce5" office:value-type="string" calcext:value-type="string">
            <text:p>-0.02286460455882422</text:p>
          </table:table-cell>
          <table:table-cell table:style-name="ce5" office:value-type="string" calcext:value-type="string">
            <text:p>0.013864687142857712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5" office:value-type="string" calcext:value-type="string">
            <text:p>-0.02799517961764786</text:p>
          </table:table-cell>
          <table:table-cell table:style-name="ce5" office:value-type="string" calcext:value-type="string">
            <text:p>0.008011872857143443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1286488</text:p>
          </table:table-cell>
          <table:table-cell table:style-name="ce5" office:value-type="string" calcext:value-type="string">
            <text:p>-0.03145068232353021</text:p>
          </table:table-cell>
          <table:table-cell table:style-name="ce5" office:value-type="string" calcext:value-type="string">
            <text:p>-0.001207249999999438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1104765</text:p>
          </table:table-cell>
          <table:table-cell table:style-name="ce5" office:value-type="string" calcext:value-type="string">
            <text:p>-0.031092478470589047</text:p>
          </table:table-cell>
          <table:table-cell table:style-name="ce5" office:value-type="string" calcext:value-type="string">
            <text:p>0.0045112842857149005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102</text:p>
          </table:table-cell>
          <table:table-cell table:style-name="ce5" office:value-type="string" calcext:value-type="string">
            <text:p>-0.03157550823529498</text:p>
          </table:table-cell>
          <table:table-cell table:style-name="ce5" office:value-type="string" calcext:value-type="string">
            <text:p>-0.0031609742857137135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0657137</text:p>
          </table:table-cell>
          <table:table-cell table:style-name="ce5" office:value-type="string" calcext:value-type="string">
            <text:p>-0.030295680647059675</text:p>
          </table:table-cell>
          <table:table-cell table:style-name="ce5" office:value-type="string" calcext:value-type="string">
            <text:p>-0.004241347142856511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96" calcext:value-type="float">
            <text:p>496</text:p>
          </table:table-cell>
          <table:table-cell table:style-name="ce5" office:value-type="string" calcext:value-type="string">
            <text:p>-0.029925795676471467</text:p>
          </table:table-cell>
          <table:table-cell table:style-name="ce5" office:value-type="string" calcext:value-type="string">
            <text:p>0.005195751428571982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</text:p>
          </table:table-cell>
          <table:table-cell table:style-name="ce5" office:value-type="string" calcext:value-type="string">
            <text:p>-0.030497482441177448</text:p>
          </table:table-cell>
          <table:table-cell table:style-name="ce5" office:value-type="string" calcext:value-type="string">
            <text:p>0.00480709285714342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698506</text:p>
          </table:table-cell>
          <table:table-cell table:style-name="ce5" office:value-type="string" calcext:value-type="string">
            <text:p>-0.032527199588236244</text:p>
          </table:table-cell>
          <table:table-cell table:style-name="ce5" office:value-type="string" calcext:value-type="string">
            <text:p>0.00539014857142916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04</text:p>
          </table:table-cell>
          <table:table-cell table:style-name="ce5" office:value-type="string" calcext:value-type="string">
            <text:p>-0.03432695391176577</text:p>
          </table:table-cell>
          <table:table-cell table:style-name="ce5" office:value-type="string" calcext:value-type="string">
            <text:p>0.00497078714285770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7348144</text:p>
          </table:table-cell>
          <table:table-cell table:style-name="ce5" office:value-type="string" calcext:value-type="string">
            <text:p>-0.03795186020588337</text:p>
          </table:table-cell>
          <table:table-cell table:style-name="ce5" office:value-type="string" calcext:value-type="string">
            <text:p>-0.000233981428570784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44" calcext:value-type="float">
            <text:p>444</text:p>
          </table:table-cell>
          <table:table-cell table:style-name="ce5" office:value-type="string" calcext:value-type="string">
            <text:p>-0.04416371161764793</text:p>
          </table:table-cell>
          <table:table-cell table:style-name="ce5" office:value-type="string" calcext:value-type="string">
            <text:p>0.01322316142857210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5710061</text:p>
          </table:table-cell>
          <table:table-cell table:style-name="ce5" office:value-type="string" calcext:value-type="string">
            <text:p>-0.05239490729411844</text:p>
          </table:table-cell>
          <table:table-cell table:style-name="ce5" office:value-type="string" calcext:value-type="string">
            <text:p>0.01727547285714353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76" calcext:value-type="float">
            <text:p>476</text:p>
          </table:table-cell>
          <table:table-cell table:style-name="ce5" office:value-type="string" calcext:value-type="string">
            <text:p>-0.054939694117647764</text:p>
          </table:table-cell>
          <table:table-cell table:style-name="ce5" office:value-type="string" calcext:value-type="string">
            <text:p>0.01354755571428639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7733785</text:p>
          </table:table-cell>
          <table:table-cell table:style-name="ce5" office:value-type="string" calcext:value-type="string">
            <text:p>-0.05700865870588301</text:p>
          </table:table-cell>
          <table:table-cell table:style-name="ce5" office:value-type="string" calcext:value-type="string">
            <text:p>-0.0001335542857135996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000004</text:p>
          </table:table-cell>
          <table:table-cell table:style-name="ce5" office:value-type="string" calcext:value-type="string">
            <text:p>-0.05444798811764778</text:p>
          </table:table-cell>
          <table:table-cell table:style-name="ce5" office:value-type="string" calcext:value-type="string">
            <text:p>-0.02718856285714216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31</text:p>
          </table:table-cell>
          <table:table-cell table:style-name="ce5" office:value-type="string" calcext:value-type="string">
            <text:p>-0.04660056197058904</text:p>
          </table:table-cell>
          <table:table-cell table:style-name="ce5" office:value-type="string" calcext:value-type="string">
            <text:p>-0.01447366714285641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922938</text:p>
          </table:table-cell>
          <table:table-cell table:style-name="ce5" office:value-type="string" calcext:value-type="string">
            <text:p>-0.03583245517647138</text:p>
          </table:table-cell>
          <table:table-cell table:style-name="ce5" office:value-type="string" calcext:value-type="string">
            <text:p>0.002176017142857866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099988</text:p>
          </table:table-cell>
          <table:table-cell table:style-name="ce5" office:value-type="string" calcext:value-type="string">
            <text:p>-0.02972334491176548</text:p>
          </table:table-cell>
          <table:table-cell table:style-name="ce5" office:value-type="string" calcext:value-type="string">
            <text:p>-0.0032004014285706983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75" calcext:value-type="float">
            <text:p>475</text:p>
          </table:table-cell>
          <table:table-cell table:style-name="ce5" office:value-type="string" calcext:value-type="string">
            <text:p>-0.024919325882353793</text:p>
          </table:table-cell>
          <table:table-cell table:style-name="ce5" office:value-type="string" calcext:value-type="string">
            <text:p>-0.00309526714285640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7500059</text:p>
          </table:table-cell>
          <table:table-cell table:style-name="ce5" office:value-type="string" calcext:value-type="string">
            <text:p>-0.02456945614705952</text:p>
          </table:table-cell>
          <table:table-cell table:style-name="ce5" office:value-type="string" calcext:value-type="string">
            <text:p>0.010147465714286374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085443</text:p>
          </table:table-cell>
          <table:table-cell table:style-name="ce5" office:value-type="string" calcext:value-type="string">
            <text:p>-0.024942166205883076</text:p>
          </table:table-cell>
          <table:table-cell table:style-name="ce5" office:value-type="string" calcext:value-type="string">
            <text:p>0.00577447714285783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728014</text:p>
          </table:table-cell>
          <table:table-cell table:style-name="ce5" office:value-type="string" calcext:value-type="string">
            <text:p>-0.024954976441177112</text:p>
          </table:table-cell>
          <table:table-cell table:style-name="ce5" office:value-type="string" calcext:value-type="string">
            <text:p>0.00857335428571504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085443</text:p>
          </table:table-cell>
          <table:table-cell table:style-name="ce5" office:value-type="string" calcext:value-type="string">
            <text:p>-0.02514105973529479</text:p>
          </table:table-cell>
          <table:table-cell table:style-name="ce5" office:value-type="string" calcext:value-type="string">
            <text:p>-0.0056771585714278094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328975</text:p>
          </table:table-cell>
          <table:table-cell table:style-name="ce5" office:value-type="string" calcext:value-type="string">
            <text:p>-0.023508312764706496</text:p>
          </table:table-cell>
          <table:table-cell table:style-name="ce5" office:value-type="string" calcext:value-type="string">
            <text:p>-0.004828049999999251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967213</text:p>
          </table:table-cell>
          <table:table-cell table:style-name="ce5" office:value-type="string" calcext:value-type="string">
            <text:p>-0.019006662882353642</text:p>
          </table:table-cell>
          <table:table-cell table:style-name="ce5" office:value-type="string" calcext:value-type="string">
            <text:p>-0.0002131028571421001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198969</text:p>
          </table:table-cell>
          <table:table-cell table:style-name="ce5" office:value-type="string" calcext:value-type="string">
            <text:p>-0.014864596617647718</text:p>
          </table:table-cell>
          <table:table-cell table:style-name="ce5" office:value-type="string" calcext:value-type="string">
            <text:p>-0.009264659999999203</text:p>
          </table:table-cell>
          <table:table-cell table:number-columns-repeated="4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092005</text:p>
          </table:table-cell>
          <table:table-cell table:style-name="ce5" office:value-type="string" calcext:value-type="string">
            <text:p>-0.012071834911765333</text:p>
          </table:table-cell>
          <table:table-cell table:style-name="ce5" office:value-type="string" calcext:value-type="string">
            <text:p>-0.0020572671428563116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0701994</text:p>
          </table:table-cell>
          <table:table-cell table:style-name="ce5" office:value-type="string" calcext:value-type="string">
            <text:p>-0.007471116441177039</text:p>
          </table:table-cell>
          <table:table-cell table:style-name="ce5" office:value-type="string" calcext:value-type="string">
            <text:p>-0.003359877142856349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1989887</text:p>
          </table:table-cell>
          <table:table-cell table:style-name="ce5" office:value-type="string" calcext:value-type="string">
            <text:p>0.00007965776470519881</text:p>
          </table:table-cell>
          <table:table-cell table:style-name="ce5" office:value-type="string" calcext:value-type="string">
            <text:p>0.006294292857143613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0000036</text:p>
          </table:table-cell>
          <table:table-cell table:style-name="ce5" office:value-type="string" calcext:value-type="string">
            <text:p>0.005487866647058137</text:p>
          </table:table-cell>
          <table:table-cell table:style-name="ce5" office:value-type="string" calcext:value-type="string">
            <text:p>-0.014123279999999239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95" calcext:value-type="float">
            <text:p>495</text:p>
          </table:table-cell>
          <table:table-cell table:style-name="ce5" office:value-type="string" calcext:value-type="string">
            <text:p>0.008442151823528754</text:p>
          </table:table-cell>
          <table:table-cell table:style-name="ce5" office:value-type="string" calcext:value-type="string">
            <text:p>-0.0168658128571421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509" calcext:value-type="float">
            <text:p>509</text:p>
          </table:table-cell>
          <table:table-cell table:style-name="ce5" office:value-type="string" calcext:value-type="string">
            <text:p>0.013354864382352283</text:p>
          </table:table-cell>
          <table:table-cell table:style-name="ce5" office:value-type="string" calcext:value-type="string">
            <text:p>0.00790152428571494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9870947</text:p>
          </table:table-cell>
          <table:table-cell table:style-name="ce5" office:value-type="string" calcext:value-type="string">
            <text:p>0.015678680352940566</text:p>
          </table:table-cell>
          <table:table-cell table:style-name="ce5" office:value-type="string" calcext:value-type="string">
            <text:p>0.01839191428571507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7045153</text:p>
          </table:table-cell>
          <table:table-cell table:style-name="ce5" office:value-type="string" calcext:value-type="string">
            <text:p>0.01022894502941113</text:p>
          </table:table-cell>
          <table:table-cell table:style-name="ce5" office:value-type="string" calcext:value-type="string">
            <text:p>-0.000011092857142069867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48769011</text:p>
          </table:table-cell>
          <table:table-cell table:style-name="ce5" office:value-type="string" calcext:value-type="string">
            <text:p>0.0048959369705876</text:p>
          </table:table-cell>
          <table:table-cell table:style-name="ce5" office:value-type="string" calcext:value-type="string">
            <text:p>-0.0022500485714277985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float" office:value="489" calcext:value-type="float">
            <text:p>489</text:p>
          </table:table-cell>
          <table:table-cell table:style-name="ce5" office:value-type="string" calcext:value-type="string">
            <text:p>0.004622359705881762</text:p>
          </table:table-cell>
          <table:table-cell table:style-name="ce5" office:value-type="string" calcext:value-type="string">
            <text:p>0.0161640757142865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0834928</text:p>
          </table:table-cell>
          <table:table-cell table:style-name="ce5" office:value-type="string" calcext:value-type="string">
            <text:p>0.0036925047941170352</text:p>
          </table:table-cell>
          <table:table-cell table:style-name="ce5" office:value-type="string" calcext:value-type="string">
            <text:p>0.004680842857143652</text:p>
          </table:table-cell>
          <table:table-cell table:style-name="ce6"/>
          <table:table-cell table:number-columns-repeated="3"/>
          <table:table-cell table:style-name="ce8" table:number-columns-repeated="3"/>
          <table:table-cell table:number-columns-repeated="2"/>
        </table:table-row>
        <table:table-row table:style-name="ro1">
          <table:table-cell table:style-name="ce5" office:value-type="string" calcext:value-type="string">
            <text:p>0.50492424</text:p>
          </table:table-cell>
          <table:table-cell table:style-name="ce5" office:value-type="string" calcext:value-type="string">
            <text:p>0.004266163941175849</text:p>
          </table:table-cell>
          <table:table-cell table:style-name="ce5" office:value-type="string" calcext:value-type="string">
            <text:p>-0.02499484571428495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float" office:value="507" calcext:value-type="float">
            <text:p>507</text:p>
          </table:table-cell>
          <table:table-cell table:style-name="ce5" office:value-type="string" calcext:value-type="string">
            <text:p>0.008727313088234712</text:p>
          </table:table-cell>
          <table:table-cell table:style-name="ce5" office:value-type="string" calcext:value-type="string">
            <text:p>-0.00747055142857067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50300032</text:p>
          </table:table-cell>
          <table:table-cell table:style-name="ce5" office:value-type="string" calcext:value-type="string">
            <text:p>0.012995417117646513</text:p>
          </table:table-cell>
          <table:table-cell table:style-name="ce5" office:value-type="string" calcext:value-type="string">
            <text:p>-0.0067736399999992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49823312</text:p>
          </table:table-cell>
          <table:table-cell table:style-name="ce5" office:value-type="string" calcext:value-type="string">
            <text:p>0.014257551294117099</text:p>
          </table:table-cell>
          <table:table-cell table:style-name="ce5" office:value-type="string" calcext:value-type="string">
            <text:p>0.0086068414285722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8975484</text:p>
          </table:table-cell>
          <table:table-cell table:style-name="ce5" office:value-type="string" calcext:value-type="string">
            <text:p>0.013153455411764048</text:p>
          </table:table-cell>
          <table:table-cell table:style-name="ce5" office:value-type="string" calcext:value-type="string">
            <text:p>0.00488684000000072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7108016</text:p>
          </table:table-cell>
          <table:table-cell table:style-name="ce5" office:value-type="string" calcext:value-type="string">
            <text:p>0.009464283676470009</text:p>
          </table:table-cell>
          <table:table-cell table:style-name="ce5" office:value-type="string" calcext:value-type="string">
            <text:p>0.00952257714285781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7322</text:p>
          </table:table-cell>
          <table:table-cell table:style-name="ce5" office:value-type="string" calcext:value-type="string">
            <text:p>0.0031255797058818424</text:p>
          </table:table-cell>
          <table:table-cell table:style-name="ce5" office:value-type="string" calcext:value-type="string">
            <text:p>0.01054136571428632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709999</text:p>
          </table:table-cell>
          <table:table-cell table:style-name="ce5" office:value-type="string" calcext:value-type="string">
            <text:p>-0.0037730601764710547</text:p>
          </table:table-cell>
          <table:table-cell table:style-name="ce5" office:value-type="string" calcext:value-type="string">
            <text:p>0.010620500000000699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7326773</text:p>
          </table:table-cell>
          <table:table-cell table:style-name="ce5" office:value-type="string" calcext:value-type="string">
            <text:p>-0.010635368882353391</text:p>
          </table:table-cell>
          <table:table-cell table:style-name="ce5" office:value-type="string" calcext:value-type="string">
            <text:p>0.006961115714286536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7607386</text:p>
          </table:table-cell>
          <table:table-cell table:style-name="ce5" office:value-type="string" calcext:value-type="string">
            <text:p>-0.014969654764706353</text:p>
          </table:table-cell>
          <table:table-cell table:style-name="ce5" office:value-type="string" calcext:value-type="string">
            <text:p>-0.0078669271428563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6672219</text:p>
          </table:table-cell>
          <table:table-cell table:style-name="ce5" office:value-type="string" calcext:value-type="string">
            <text:p>-0.01668998797058885</text:p>
          </table:table-cell>
          <table:table-cell table:style-name="ce5" office:value-type="string" calcext:value-type="string">
            <text:p>-0.001225525714284969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544735</text:p>
          </table:table-cell>
          <table:table-cell table:style-name="ce5" office:value-type="string" calcext:value-type="string">
            <text:p>-0.018101341735294763</text:p>
          </table:table-cell>
          <table:table-cell table:style-name="ce5" office:value-type="string" calcext:value-type="string">
            <text:p>0.001594565714286455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4497551</text:p>
          </table:table-cell>
          <table:table-cell table:style-name="ce5" office:value-type="string" calcext:value-type="string">
            <text:p>-0.021433109029412367</text:p>
          </table:table-cell>
          <table:table-cell table:style-name="ce5" office:value-type="string" calcext:value-type="string">
            <text:p>0.00759163142857216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4206801</text:p>
          </table:table-cell>
          <table:table-cell table:style-name="ce5" office:value-type="string" calcext:value-type="string">
            <text:p>-0.02468824985294188</text:p>
          </table:table-cell>
          <table:table-cell table:style-name="ce5" office:value-type="string" calcext:value-type="string">
            <text:p>0.01484804571428649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3611127</text:p>
          </table:table-cell>
          <table:table-cell table:style-name="ce5" office:value-type="string" calcext:value-type="string">
            <text:p>-0.030394549264706472</text:p>
          </table:table-cell>
          <table:table-cell table:style-name="ce5" office:value-type="string" calcext:value-type="string">
            <text:p>0.01048046571428645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1769995</text:p>
          </table:table-cell>
          <table:table-cell table:style-name="ce5" office:value-type="string" calcext:value-type="string">
            <text:p>-0.03860434300000065</text:p>
          </table:table-cell>
          <table:table-cell table:style-name="ce5" office:value-type="string" calcext:value-type="string">
            <text:p>0.0061700300000007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43131324</text:p>
          </table:table-cell>
          <table:table-cell table:style-name="ce5" office:value-type="string" calcext:value-type="string">
            <text:p>-0.04360458473529466</text:p>
          </table:table-cell>
          <table:table-cell table:style-name="ce5" office:value-type="string" calcext:value-type="string">
            <text:p>0.0030664142857150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506768</text:p>
          </table:table-cell>
          <table:table-cell table:style-name="ce5" office:value-type="string" calcext:value-type="string">
            <text:p>-0.043736769294118294</text:p>
          </table:table-cell>
          <table:table-cell table:style-name="ce5" office:value-type="string" calcext:value-type="string">
            <text:p>0.0032524157142864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46" calcext:value-type="float">
            <text:p>446</text:p>
          </table:table-cell>
          <table:table-cell table:style-name="ce5" office:value-type="string" calcext:value-type="string">
            <text:p>-0.04401214885294186</text:p>
          </table:table-cell>
          <table:table-cell table:style-name="ce5" office:value-type="string" calcext:value-type="string">
            <text:p>-0.001493824285713540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3567314</text:p>
          </table:table-cell>
          <table:table-cell table:style-name="ce5" office:value-type="string" calcext:value-type="string">
            <text:p>-0.0417484426470594</text:p>
          </table:table-cell>
          <table:table-cell table:style-name="ce5" office:value-type="string" calcext:value-type="string">
            <text:p>-0.01857623428571353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2919999</text:p>
          </table:table-cell>
          <table:table-cell table:style-name="ce5" office:value-type="string" calcext:value-type="string">
            <text:p>-0.03891027008823589</text:p>
          </table:table-cell>
          <table:table-cell table:style-name="ce5" office:value-type="string" calcext:value-type="string">
            <text:p>-0.003124655714284996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780009</text:p>
          </table:table-cell>
          <table:table-cell table:style-name="ce5" office:value-type="string" calcext:value-type="string">
            <text:p>-0.038129244470588686</text:p>
          </table:table-cell>
          <table:table-cell table:style-name="ce5" office:value-type="string" calcext:value-type="string">
            <text:p>0.01324566714285790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000481</text:p>
          </table:table-cell>
          <table:table-cell table:style-name="ce5" office:value-type="string" calcext:value-type="string">
            <text:p>-0.038395702794118136</text:p>
          </table:table-cell>
          <table:table-cell table:style-name="ce5" office:value-type="string" calcext:value-type="string">
            <text:p>0.0109915785714292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099995</text:p>
          </table:table-cell>
          <table:table-cell table:style-name="ce5" office:value-type="string" calcext:value-type="string">
            <text:p>-0.037199882411765195</text:p>
          </table:table-cell>
          <table:table-cell table:style-name="ce5" office:value-type="string" calcext:value-type="string">
            <text:p>-0.000719097142856395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299894</text:p>
          </table:table-cell>
          <table:table-cell table:style-name="ce5" office:value-type="string" calcext:value-type="string">
            <text:p>-0.035547136382353406</text:p>
          </table:table-cell>
          <table:table-cell table:style-name="ce5" office:value-type="string" calcext:value-type="string">
            <text:p>-0.00689671285714210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079998</text:p>
          </table:table-cell>
          <table:table-cell table:style-name="ce5" office:value-type="string" calcext:value-type="string">
            <text:p>-0.03204355858823571</text:p>
          </table:table-cell>
          <table:table-cell table:style-name="ce5" office:value-type="string" calcext:value-type="string">
            <text:p>-0.0175537528571420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3497263</text:p>
          </table:table-cell>
          <table:table-cell table:style-name="ce5" office:value-type="string" calcext:value-type="string">
            <text:p>-0.026825159147059185</text:p>
          </table:table-cell>
          <table:table-cell table:style-name="ce5" office:value-type="string" calcext:value-type="string">
            <text:p>0.00475104000000081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499974</text:p>
          </table:table-cell>
          <table:table-cell table:style-name="ce5" office:value-type="string" calcext:value-type="string">
            <text:p>-0.02367660226470636</text:p>
          </table:table-cell>
          <table:table-cell table:style-name="ce5" office:value-type="string" calcext:value-type="string">
            <text:p>0.00348907285714361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588141</text:p>
          </table:table-cell>
          <table:table-cell table:style-name="ce5" office:value-type="string" calcext:value-type="string">
            <text:p>-0.021649207088235867</text:p>
          </table:table-cell>
          <table:table-cell table:style-name="ce5" office:value-type="string" calcext:value-type="string">
            <text:p>0.001476445714286511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3893401</text:p>
          </table:table-cell>
          <table:table-cell table:style-name="ce5" office:value-type="string" calcext:value-type="string">
            <text:p>-0.020073604323530003</text:p>
          </table:table-cell>
          <table:table-cell table:style-name="ce5" office:value-type="string" calcext:value-type="string">
            <text:p>-0.00056954285714211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48" calcext:value-type="float">
            <text:p>448</text:p>
          </table:table-cell>
          <table:table-cell table:style-name="ce5" office:value-type="string" calcext:value-type="string">
            <text:p>-0.018343163117647665</text:p>
          </table:table-cell>
          <table:table-cell table:style-name="ce5" office:value-type="string" calcext:value-type="string">
            <text:p>-0.00739689999999920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75</text:p>
          </table:table-cell>
          <table:table-cell table:style-name="ce5" office:value-type="string" calcext:value-type="string">
            <text:p>-0.01568084708823586</text:p>
          </table:table-cell>
          <table:table-cell table:style-name="ce5" office:value-type="string" calcext:value-type="string">
            <text:p>0.001987201428572116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5870659</text:p>
          </table:table-cell>
          <table:table-cell table:style-name="ce5" office:value-type="string" calcext:value-type="string">
            <text:p>-0.011979955823529953</text:p>
          </table:table-cell>
          <table:table-cell table:style-name="ce5" office:value-type="string" calcext:value-type="string">
            <text:p>0.000310784285714960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022423</text:p>
          </table:table-cell>
          <table:table-cell table:style-name="ce5" office:value-type="string" calcext:value-type="string">
            <text:p>-0.009042016676471032</text:p>
          </table:table-cell>
          <table:table-cell table:style-name="ce5" office:value-type="string" calcext:value-type="string">
            <text:p>-0.00738684428571362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174866</text:p>
          </table:table-cell>
          <table:table-cell table:style-name="ce5" office:value-type="string" calcext:value-type="string">
            <text:p>-0.011144838294118053</text:p>
          </table:table-cell>
          <table:table-cell table:style-name="ce5" office:value-type="string" calcext:value-type="string">
            <text:p>0.00785787142857213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8999999</text:p>
          </table:table-cell>
          <table:table-cell table:style-name="ce5" office:value-type="string" calcext:value-type="string">
            <text:p>-0.01765462579411814</text:p>
          </table:table-cell>
          <table:table-cell table:style-name="ce5" office:value-type="string" calcext:value-type="string">
            <text:p>0.0153409314285721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8147177</text:p>
          </table:table-cell>
          <table:table-cell table:style-name="ce5" office:value-type="string" calcext:value-type="string">
            <text:p>-0.025199468000000447</text:p>
          </table:table-cell>
          <table:table-cell table:style-name="ce5" office:value-type="string" calcext:value-type="string">
            <text:p>0.0347564128571435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126965</text:p>
          </table:table-cell>
          <table:table-cell table:style-name="ce5" office:value-type="string" calcext:value-type="string">
            <text:p>-0.03378633261764741</text:p>
          </table:table-cell>
          <table:table-cell table:style-name="ce5" office:value-type="string" calcext:value-type="string">
            <text:p>0.02437838857142926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340155</text:p>
          </table:table-cell>
          <table:table-cell table:style-name="ce5" office:value-type="string" calcext:value-type="string">
            <text:p>-0.04256927485294154</text:p>
          </table:table-cell>
          <table:table-cell table:style-name="ce5" office:value-type="string" calcext:value-type="string">
            <text:p>-0.00779740285714219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000039</text:p>
          </table:table-cell>
          <table:table-cell table:style-name="ce5" office:value-type="string" calcext:value-type="string">
            <text:p>-0.041616484205882764</text:p>
          </table:table-cell>
          <table:table-cell table:style-name="ce5" office:value-type="string" calcext:value-type="string">
            <text:p>-0.012588044285713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47311</text:p>
          </table:table-cell>
          <table:table-cell table:style-name="ce5" office:value-type="string" calcext:value-type="string">
            <text:p>-0.036995500558823946</text:p>
          </table:table-cell>
          <table:table-cell table:style-name="ce5" office:value-type="string" calcext:value-type="string">
            <text:p>-0.01604581714285652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540451</text:p>
          </table:table-cell>
          <table:table-cell table:style-name="ce5" office:value-type="string" calcext:value-type="string">
            <text:p>-0.03303015214705923</text:p>
          </table:table-cell>
          <table:table-cell table:style-name="ce5" office:value-type="string" calcext:value-type="string">
            <text:p>-0.00534162999999937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410211</text:p>
          </table:table-cell>
          <table:table-cell table:style-name="ce5" office:value-type="string" calcext:value-type="string">
            <text:p>-0.03157385247058869</text:p>
          </table:table-cell>
          <table:table-cell table:style-name="ce5" office:value-type="string" calcext:value-type="string">
            <text:p>0.006204252857143488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9998</text:p>
          </table:table-cell>
          <table:table-cell table:style-name="ce5" office:value-type="string" calcext:value-type="string">
            <text:p>-0.027936450441176874</text:p>
          </table:table-cell>
          <table:table-cell table:style-name="ce5" office:value-type="string" calcext:value-type="string">
            <text:p>0.0087279171428578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11001</text:p>
          </table:table-cell>
          <table:table-cell table:style-name="ce5" office:value-type="string" calcext:value-type="string">
            <text:p>-0.026282822117647597</text:p>
          </table:table-cell>
          <table:table-cell table:style-name="ce5" office:value-type="string" calcext:value-type="string">
            <text:p>0.002054277142857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83</text:p>
          </table:table-cell>
          <table:table-cell table:style-name="ce5" office:value-type="string" calcext:value-type="string">
            <text:p>-0.025956197264706493</text:p>
          </table:table-cell>
          <table:table-cell table:style-name="ce5" office:value-type="string" calcext:value-type="string">
            <text:p>-0.00797209142857080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149888</text:p>
          </table:table-cell>
          <table:table-cell table:style-name="ce5" office:value-type="string" calcext:value-type="string">
            <text:p>-0.022684764117647638</text:p>
          </table:table-cell>
          <table:table-cell table:style-name="ce5" office:value-type="string" calcext:value-type="string">
            <text:p>-0.00948856142857074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918275</text:p>
          </table:table-cell>
          <table:table-cell table:style-name="ce5" office:value-type="string" calcext:value-type="string">
            <text:p>-0.016391546088235842</text:p>
          </table:table-cell>
          <table:table-cell table:style-name="ce5" office:value-type="string" calcext:value-type="string">
            <text:p>0.004342807142857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215</text:p>
          </table:table-cell>
          <table:table-cell table:style-name="ce5" office:value-type="string" calcext:value-type="string">
            <text:p>-0.013330925705882846</text:p>
          </table:table-cell>
          <table:table-cell table:style-name="ce5" office:value-type="string" calcext:value-type="string">
            <text:p>-0.0069473057142850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1</text:p>
          </table:table-cell>
          <table:table-cell table:style-name="ce5" office:value-type="string" calcext:value-type="string">
            <text:p>-0.012170952205882768</text:p>
          </table:table-cell>
          <table:table-cell table:style-name="ce5" office:value-type="string" calcext:value-type="string">
            <text:p>-0.00201853285714226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922322</text:p>
          </table:table-cell>
          <table:table-cell table:style-name="ce5" office:value-type="string" calcext:value-type="string">
            <text:p>-0.010511223500000333</text:p>
          </table:table-cell>
          <table:table-cell table:style-name="ce5" office:value-type="string" calcext:value-type="string">
            <text:p>0.00271960142857202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299952</text:p>
          </table:table-cell>
          <table:table-cell table:style-name="ce5" office:value-type="string" calcext:value-type="string">
            <text:p>-0.011934776470588493</text:p>
          </table:table-cell>
          <table:table-cell table:style-name="ce5" office:value-type="string" calcext:value-type="string">
            <text:p>0.01013212571428628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500666</text:p>
          </table:table-cell>
          <table:table-cell table:style-name="ce5" office:value-type="string" calcext:value-type="string">
            <text:p>-0.014150450264706183</text:p>
          </table:table-cell>
          <table:table-cell table:style-name="ce5" office:value-type="string" calcext:value-type="string">
            <text:p>0.00499842428571489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7662436</text:p>
          </table:table-cell>
          <table:table-cell table:style-name="ce5" office:value-type="string" calcext:value-type="string">
            <text:p>-0.017449142911765025</text:p>
          </table:table-cell>
          <table:table-cell table:style-name="ce5" office:value-type="string" calcext:value-type="string">
            <text:p>0.0078304985714290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8645994</text:p>
          </table:table-cell>
          <table:table-cell table:style-name="ce5" office:value-type="string" calcext:value-type="string">
            <text:p>-0.022088339852941563</text:p>
          </table:table-cell>
          <table:table-cell table:style-name="ce5" office:value-type="string" calcext:value-type="string">
            <text:p>0.0017284057142862852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" office:value-type="string" calcext:value-type="string">
            <text:p>-0.025880171176470956</text:p>
          </table:table-cell>
          <table:table-cell table:style-name="ce5" office:value-type="string" calcext:value-type="string">
            <text:p>0.0090975628571434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799997</text:p>
          </table:table-cell>
          <table:table-cell table:style-name="ce5" office:value-type="string" calcext:value-type="string">
            <text:p>-0.02657683141176509</text:p>
          </table:table-cell>
          <table:table-cell table:style-name="ce5" office:value-type="string" calcext:value-type="string">
            <text:p>0.00281899285714348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9750427</text:p>
          </table:table-cell>
          <table:table-cell table:style-name="ce5" office:value-type="string" calcext:value-type="string">
            <text:p>-0.024678983058823933</text:p>
          </table:table-cell>
          <table:table-cell table:style-name="ce5" office:value-type="string" calcext:value-type="string">
            <text:p>-0.01531774285714226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263449</text:p>
          </table:table-cell>
          <table:table-cell table:style-name="ce5" office:value-type="string" calcext:value-type="string">
            <text:p>-0.02163681255882388</text:p>
          </table:table-cell>
          <table:table-cell table:style-name="ce5" office:value-type="string" calcext:value-type="string">
            <text:p>-0.00543001571428514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696371</text:p>
          </table:table-cell>
          <table:table-cell table:style-name="ce5" office:value-type="string" calcext:value-type="string">
            <text:p>-0.01630989850000031</text:p>
          </table:table-cell>
          <table:table-cell table:style-name="ce5" office:value-type="string" calcext:value-type="string">
            <text:p>-0.00659810571428509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0999997</text:p>
          </table:table-cell>
          <table:table-cell table:style-name="ce5" office:value-type="string" calcext:value-type="string">
            <text:p>-0.010923877705882656</text:p>
          </table:table-cell>
          <table:table-cell table:style-name="ce5" office:value-type="string" calcext:value-type="string">
            <text:p>-0.0003660799999993802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2111455</text:p>
          </table:table-cell>
          <table:table-cell table:style-name="ce5" office:value-type="string" calcext:value-type="string">
            <text:p>-0.005666571617647276</text:p>
          </table:table-cell>
          <table:table-cell table:style-name="ce5" office:value-type="string" calcext:value-type="string">
            <text:p>-0.00581243857142799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60391</text:p>
          </table:table-cell>
          <table:table-cell table:style-name="ce5" office:value-type="string" calcext:value-type="string">
            <text:p>0.002391513764705755</text:p>
          </table:table-cell>
          <table:table-cell table:style-name="ce5" office:value-type="string" calcext:value-type="string">
            <text:p>-0.00911637571428508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0.011388058176470428</text:p>
          </table:table-cell>
          <table:table-cell table:style-name="ce5" office:value-type="string" calcext:value-type="string">
            <text:p>-0.00993001714285662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0.017372208088235086</text:p>
          </table:table-cell>
          <table:table-cell table:style-name="ce5" office:value-type="string" calcext:value-type="string">
            <text:p>-0.01125028999999949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15</text:p>
          </table:table-cell>
          <table:table-cell table:style-name="ce5" office:value-type="string" calcext:value-type="string">
            <text:p>0.025174222764705656</text:p>
          </table:table-cell>
          <table:table-cell table:style-name="ce5" office:value-type="string" calcext:value-type="string">
            <text:p>-0.0056879257142852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199956</text:p>
          </table:table-cell>
          <table:table-cell table:style-name="ce5" office:value-type="string" calcext:value-type="string">
            <text:p>0.030982711323529255</text:p>
          </table:table-cell>
          <table:table-cell table:style-name="ce5" office:value-type="string" calcext:value-type="string">
            <text:p>0.01423150285714336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458393</text:p>
          </table:table-cell>
          <table:table-cell table:style-name="ce5" office:value-type="string" calcext:value-type="string">
            <text:p>0.03333432535294101</text:p>
          </table:table-cell>
          <table:table-cell table:style-name="ce5" office:value-type="string" calcext:value-type="string">
            <text:p>-0.00560530571428524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528101</text:p>
          </table:table-cell>
          <table:table-cell table:style-name="ce5" office:value-type="string" calcext:value-type="string">
            <text:p>0.03606376649999987</text:p>
          </table:table-cell>
          <table:table-cell table:style-name="ce5" office:value-type="string" calcext:value-type="string">
            <text:p>-0.0150576571428566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810003</text:p>
          </table:table-cell>
          <table:table-cell table:style-name="ce5" office:value-type="string" calcext:value-type="string">
            <text:p>0.040107192499999944</text:p>
          </table:table-cell>
          <table:table-cell table:style-name="ce5" office:value-type="string" calcext:value-type="string">
            <text:p>-0.00470921857142803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712427</text:p>
          </table:table-cell>
          <table:table-cell table:style-name="ce5" office:value-type="string" calcext:value-type="string">
            <text:p>0.04199146261764697</text:p>
          </table:table-cell>
          <table:table-cell table:style-name="ce5" office:value-type="string" calcext:value-type="string">
            <text:p>-0.006084554285713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1528</text:p>
          </table:table-cell>
          <table:table-cell table:style-name="ce5" office:value-type="string" calcext:value-type="string">
            <text:p>0.03973243773529406</text:p>
          </table:table-cell>
          <table:table-cell table:style-name="ce5" office:value-type="string" calcext:value-type="string">
            <text:p>0.0145672442857147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739992</text:p>
          </table:table-cell>
          <table:table-cell table:style-name="ce5" office:value-type="string" calcext:value-type="string">
            <text:p>0.03676326652941164</text:p>
          </table:table-cell>
          <table:table-cell table:style-name="ce5" office:value-type="string" calcext:value-type="string">
            <text:p>-0.00557852142857095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609454</text:p>
          </table:table-cell>
          <table:table-cell table:style-name="ce5" office:value-type="string" calcext:value-type="string">
            <text:p>0.03295749979411766</text:p>
          </table:table-cell>
          <table:table-cell table:style-name="ce5" office:value-type="string" calcext:value-type="string">
            <text:p>0.01665550142857197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5999977</text:p>
          </table:table-cell>
          <table:table-cell table:style-name="ce5" office:value-type="string" calcext:value-type="string">
            <text:p>0.03013488908823525</text:p>
          </table:table-cell>
          <table:table-cell table:style-name="ce5" office:value-type="string" calcext:value-type="string">
            <text:p>-0.003665378571428068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7</text:p>
          </table:table-cell>
          <table:table-cell table:style-name="ce5" office:value-type="string" calcext:value-type="string">
            <text:p>0.029170512705882223</text:p>
          </table:table-cell>
          <table:table-cell table:style-name="ce5" office:value-type="string" calcext:value-type="string">
            <text:p>-0.01279293285714239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506775</text:p>
          </table:table-cell>
          <table:table-cell table:style-name="ce5" office:value-type="string" calcext:value-type="string">
            <text:p>0.03141313647058802</text:p>
          </table:table-cell>
          <table:table-cell table:style-name="ce5" office:value-type="string" calcext:value-type="string">
            <text:p>-0.003630687142856692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5000381</text:p>
          </table:table-cell>
          <table:table-cell table:style-name="ce5" office:value-type="string" calcext:value-type="string">
            <text:p>0.03125868347058808</text:p>
          </table:table-cell>
          <table:table-cell table:style-name="ce5" office:value-type="string" calcext:value-type="string">
            <text:p>-0.0053474299999995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4600001</text:p>
          </table:table-cell>
          <table:table-cell table:style-name="ce5" office:value-type="string" calcext:value-type="string">
            <text:p>0.030600609088235198</text:p>
          </table:table-cell>
          <table:table-cell table:style-name="ce5" office:value-type="string" calcext:value-type="string">
            <text:p>0.00791894142857185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922667</text:p>
          </table:table-cell>
          <table:table-cell table:style-name="ce5" office:value-type="string" calcext:value-type="string">
            <text:p>0.03004574635294105</text:p>
          </table:table-cell>
          <table:table-cell table:style-name="ce5" office:value-type="string" calcext:value-type="string">
            <text:p>0.014801064285714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62437</text:p>
          </table:table-cell>
          <table:table-cell table:style-name="ce5" office:value-type="string" calcext:value-type="string">
            <text:p>0.028858097088235224</text:p>
          </table:table-cell>
          <table:table-cell table:style-name="ce5" office:value-type="string" calcext:value-type="string">
            <text:p>-0.01300963714285674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999983</text:p>
          </table:table-cell>
          <table:table-cell table:style-name="ce5" office:value-type="string" calcext:value-type="string">
            <text:p>0.02895385714705878</text:p>
          </table:table-cell>
          <table:table-cell table:style-name="ce5" office:value-type="string" calcext:value-type="string">
            <text:p>-0.0095021571428566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44718</text:p>
          </table:table-cell>
          <table:table-cell table:style-name="ce5" office:value-type="string" calcext:value-type="string">
            <text:p>0.029967778499999986</text:p>
          </table:table-cell>
          <table:table-cell table:style-name="ce5" office:value-type="string" calcext:value-type="string">
            <text:p>-0.0127162142857137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548</text:p>
          </table:table-cell>
          <table:table-cell table:style-name="ce5" office:value-type="string" calcext:value-type="string">
            <text:p>0.030204690911764698</text:p>
          </table:table-cell>
          <table:table-cell table:style-name="ce5" office:value-type="string" calcext:value-type="string">
            <text:p>0.00912012428571479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5400052</text:p>
          </table:table-cell>
          <table:table-cell table:style-name="ce5" office:value-type="string" calcext:value-type="string">
            <text:p>0.029061820235294078</text:p>
          </table:table-cell>
          <table:table-cell table:style-name="ce5" office:value-type="string" calcext:value-type="string">
            <text:p>0.0055661957142861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268</text:p>
          </table:table-cell>
          <table:table-cell table:style-name="ce5" office:value-type="string" calcext:value-type="string">
            <text:p>0.025905426882352978</text:p>
          </table:table-cell>
          <table:table-cell table:style-name="ce5" office:value-type="string" calcext:value-type="string">
            <text:p>0.0069394700000005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302407</text:p>
          </table:table-cell>
          <table:table-cell table:style-name="ce5" office:value-type="string" calcext:value-type="string">
            <text:p>0.02288298185294113</text:p>
          </table:table-cell>
          <table:table-cell table:style-name="ce5" office:value-type="string" calcext:value-type="string">
            <text:p>0.002297525714286208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250063</text:p>
          </table:table-cell>
          <table:table-cell table:style-name="ce5" office:value-type="string" calcext:value-type="string">
            <text:p>0.02054737094117637</text:p>
          </table:table-cell>
          <table:table-cell table:style-name="ce5" office:value-type="string" calcext:value-type="string">
            <text:p>-0.006839549999999472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000011</text:p>
          </table:table-cell>
          <table:table-cell table:style-name="ce5" office:value-type="string" calcext:value-type="string">
            <text:p>0.018624686470588125</text:p>
          </table:table-cell>
          <table:table-cell table:style-name="ce5" office:value-type="string" calcext:value-type="string">
            <text:p>-0.0062104985714280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549991</text:p>
          </table:table-cell>
          <table:table-cell table:style-name="ce5" office:value-type="string" calcext:value-type="string">
            <text:p>0.016990110470588127</text:p>
          </table:table-cell>
          <table:table-cell table:style-name="ce5" office:value-type="string" calcext:value-type="string">
            <text:p>0.0023221085714290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64" calcext:value-type="float">
            <text:p>464</text:p>
          </table:table-cell>
          <table:table-cell table:style-name="ce5" office:value-type="string" calcext:value-type="string">
            <text:p>0.016187932117646964</text:p>
          </table:table-cell>
          <table:table-cell table:style-name="ce5" office:value-type="string" calcext:value-type="string">
            <text:p>0.00135189285714337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46088738</text:p>
          </table:table-cell>
          <table:table-cell table:style-name="ce5" office:value-type="string" calcext:value-type="string">
            <text:p>0.015175932499999822</text:p>
          </table:table-cell>
          <table:table-cell table:style-name="ce5" office:value-type="string" calcext:value-type="string">
            <text:p>-0.0001553842857137111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5" office:value-type="string" calcext:value-type="string">
            <text:p>0.012400315411764506</text:p>
          </table:table-cell>
          <table:table-cell table:style-name="ce5" office:value-type="string" calcext:value-type="string">
            <text:p>-0.0028444757142851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float" office:value="454" calcext:value-type="float">
            <text:p>454</text:p>
          </table:table-cell>
          <table:table-cell table:style-name="ce5" office:value-type="string" calcext:value-type="string">
            <text:p>0.009650973235294014</text:p>
          </table:table-cell>
          <table:table-cell table:style-name="ce5" office:value-type="string" calcext:value-type="string">
            <text:p>0.00394447714285767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535903</text:p>
          </table:table-cell>
          <table:table-cell table:style-name="ce5" office:value-type="string" calcext:value-type="string">
            <text:p>0.005469298441176329</text:p>
          </table:table-cell>
          <table:table-cell table:style-name="ce5" office:value-type="string" calcext:value-type="string">
            <text:p>0.00489336714285770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879826</text:p>
          </table:table-cell>
          <table:table-cell table:style-name="ce5" office:value-type="string" calcext:value-type="string">
            <text:p>0.001140879794117533</text:p>
          </table:table-cell>
          <table:table-cell table:style-name="ce5" office:value-type="string" calcext:value-type="string">
            <text:p>0.003381011428572000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698836</text:p>
          </table:table-cell>
          <table:table-cell table:style-name="ce5" office:value-type="string" calcext:value-type="string">
            <text:p>-0.0029313275588237486</text:p>
          </table:table-cell>
          <table:table-cell table:style-name="ce5" office:value-type="string" calcext:value-type="string">
            <text:p>0.00913813857142925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799209</text:p>
          </table:table-cell>
          <table:table-cell table:style-name="ce5" office:value-type="string" calcext:value-type="string">
            <text:p>-0.005627321823529596</text:p>
          </table:table-cell>
          <table:table-cell table:style-name="ce5" office:value-type="string" calcext:value-type="string">
            <text:p>0.001424982857143486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19979</text:p>
          </table:table-cell>
          <table:table-cell table:style-name="ce5" office:value-type="string" calcext:value-type="string">
            <text:p>-0.009004055294117796</text:p>
          </table:table-cell>
          <table:table-cell table:style-name="ce5" office:value-type="string" calcext:value-type="string">
            <text:p>-0.00451748999999940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849992</text:p>
          </table:table-cell>
          <table:table-cell table:style-name="ce5" office:value-type="string" calcext:value-type="string">
            <text:p>-0.010520185617647115</text:p>
          </table:table-cell>
          <table:table-cell table:style-name="ce5" office:value-type="string" calcext:value-type="string">
            <text:p>0.001136037142857704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4512</text:p>
          </table:table-cell>
          <table:table-cell table:style-name="ce5" office:value-type="string" calcext:value-type="string">
            <text:p>-0.010741892382352958</text:p>
          </table:table-cell>
          <table:table-cell table:style-name="ce5" office:value-type="string" calcext:value-type="string">
            <text:p>0.000681565714286291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5130083</text:p>
          </table:table-cell>
          <table:table-cell table:style-name="ce5" office:value-type="string" calcext:value-type="string">
            <text:p>-0.00997448711764698</text:p>
          </table:table-cell>
          <table:table-cell table:style-name="ce5" office:value-type="string" calcext:value-type="string">
            <text:p>0.00083646714285773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631881</text:p>
          </table:table-cell>
          <table:table-cell table:style-name="ce5" office:value-type="string" calcext:value-type="string">
            <text:p>-0.008595680617647095</text:p>
          </table:table-cell>
          <table:table-cell table:style-name="ce5" office:value-type="string" calcext:value-type="string">
            <text:p>-0.00480351571428511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17001</text:p>
          </table:table-cell>
          <table:table-cell table:style-name="ce5" office:value-type="string" calcext:value-type="string">
            <text:p>-0.008127805470588223</text:p>
          </table:table-cell>
          <table:table-cell table:style-name="ce5" office:value-type="string" calcext:value-type="string">
            <text:p>0.00245397000000063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357691</text:p>
          </table:table-cell>
          <table:table-cell table:style-name="ce5" office:value-type="string" calcext:value-type="string">
            <text:p>-0.007517794823529322</text:p>
          </table:table-cell>
          <table:table-cell table:style-name="ce5" office:value-type="string" calcext:value-type="string">
            <text:p>-0.00090320999999932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47" calcext:value-type="float">
            <text:p>447</text:p>
          </table:table-cell>
          <table:table-cell table:style-name="ce5" office:value-type="string" calcext:value-type="string">
            <text:p>-0.008671100029411682</text:p>
          </table:table-cell>
          <table:table-cell table:style-name="ce5" office:value-type="string" calcext:value-type="string">
            <text:p>0.005171034285714970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5</text:p>
          </table:table-cell>
          <table:table-cell table:style-name="ce5" office:value-type="string" calcext:value-type="string">
            <text:p>-0.009358834970588203</text:p>
          </table:table-cell>
          <table:table-cell table:style-name="ce5" office:value-type="string" calcext:value-type="string">
            <text:p>-0.00002528285714215039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778855</text:p>
          </table:table-cell>
          <table:table-cell table:style-name="ce5" office:value-type="string" calcext:value-type="string">
            <text:p>-0.01007224094117637</text:p>
          </table:table-cell>
          <table:table-cell table:style-name="ce5" office:value-type="string" calcext:value-type="string">
            <text:p>-0.0036834999999993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35" calcext:value-type="float">
            <text:p>435</text:p>
          </table:table-cell>
          <table:table-cell table:style-name="ce5" office:value-type="string" calcext:value-type="string">
            <text:p>-0.011114737176470546</text:p>
          </table:table-cell>
          <table:table-cell table:style-name="ce5" office:value-type="string" calcext:value-type="string">
            <text:p>0.000522000000000688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760001</text:p>
          </table:table-cell>
          <table:table-cell table:style-name="ce5" office:value-type="string" calcext:value-type="string">
            <text:p>-0.011521842852941167</text:p>
          </table:table-cell>
          <table:table-cell table:style-name="ce5" office:value-type="string" calcext:value-type="string">
            <text:p>0.00519063285714355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41</text:p>
          </table:table-cell>
          <table:table-cell table:style-name="ce5" office:value-type="string" calcext:value-type="string">
            <text:p>-0.011807754970588114</text:p>
          </table:table-cell>
          <table:table-cell table:style-name="ce5" office:value-type="string" calcext:value-type="string">
            <text:p>0.00927636142857207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121105</text:p>
          </table:table-cell>
          <table:table-cell table:style-name="ce5" office:value-type="string" calcext:value-type="string">
            <text:p>-0.013440071999999859</text:p>
          </table:table-cell>
          <table:table-cell table:style-name="ce5" office:value-type="string" calcext:value-type="string">
            <text:p>-0.00116853714285647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629357</text:p>
          </table:table-cell>
          <table:table-cell table:style-name="ce5" office:value-type="string" calcext:value-type="string">
            <text:p>-0.016656393294117555</text:p>
          </table:table-cell>
          <table:table-cell table:style-name="ce5" office:value-type="string" calcext:value-type="string">
            <text:p>-0.000999025714285006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48465</text:p>
          </table:table-cell>
          <table:table-cell table:style-name="ce5" office:value-type="string" calcext:value-type="string">
            <text:p>-0.017908645588235128</text:p>
          </table:table-cell>
          <table:table-cell table:style-name="ce5" office:value-type="string" calcext:value-type="string">
            <text:p>0.004674605714286406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99996</text:p>
          </table:table-cell>
          <table:table-cell table:style-name="ce5" office:value-type="string" calcext:value-type="string">
            <text:p>-0.02009990652941157</text:p>
          </table:table-cell>
          <table:table-cell table:style-name="ce5" office:value-type="string" calcext:value-type="string">
            <text:p>0.003715822857143502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0510233</text:p>
          </table:table-cell>
          <table:table-cell table:style-name="ce5" office:value-type="string" calcext:value-type="string">
            <text:p>-0.023801835205882083</text:p>
          </table:table-cell>
          <table:table-cell table:style-name="ce5" office:value-type="string" calcext:value-type="string">
            <text:p>0.005097968571429245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04754</text:p>
          </table:table-cell>
          <table:table-cell table:style-name="ce5" office:value-type="string" calcext:value-type="string">
            <text:p>-0.026183059794117336</text:p>
          </table:table-cell>
          <table:table-cell table:style-name="ce5" office:value-type="string" calcext:value-type="string">
            <text:p>0.002259412857143594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796858</text:p>
          </table:table-cell>
          <table:table-cell table:style-name="ce5" office:value-type="string" calcext:value-type="string">
            <text:p>-0.026593937705882142</text:p>
          </table:table-cell>
          <table:table-cell table:style-name="ce5" office:value-type="string" calcext:value-type="string">
            <text:p>0.006754981428572171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</text:p>
          </table:table-cell>
          <table:table-cell table:style-name="ce5" office:value-type="string" calcext:value-type="string">
            <text:p>-0.028526652794117313</text:p>
          </table:table-cell>
          <table:table-cell table:style-name="ce5" office:value-type="string" calcext:value-type="string">
            <text:p>0.002729012857143553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06" calcext:value-type="float">
            <text:p>406</text:p>
          </table:table-cell>
          <table:table-cell table:style-name="ce5" office:value-type="string" calcext:value-type="string">
            <text:p>-0.031002563588235</text:p>
          </table:table-cell>
          <table:table-cell table:style-name="ce5" office:value-type="string" calcext:value-type="string">
            <text:p>-0.0092695357142850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313377</text:p>
          </table:table-cell>
          <table:table-cell table:style-name="ce5" office:value-type="string" calcext:value-type="string">
            <text:p>-0.03011095911764672</text:p>
          </table:table-cell>
          <table:table-cell table:style-name="ce5" office:value-type="string" calcext:value-type="string">
            <text:p>0.010868657142857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790002</text:p>
          </table:table-cell>
          <table:table-cell table:style-name="ce5" office:value-type="string" calcext:value-type="string">
            <text:p>-0.02878612661764668</text:p>
          </table:table-cell>
          <table:table-cell table:style-name="ce5" office:value-type="string" calcext:value-type="string">
            <text:p>0.0060896885714292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589978</text:p>
          </table:table-cell>
          <table:table-cell table:style-name="ce5" office:value-type="string" calcext:value-type="string">
            <text:p>-0.027370219294117204</text:p>
          </table:table-cell>
          <table:table-cell table:style-name="ce5" office:value-type="string" calcext:value-type="string">
            <text:p>-0.01342138428571354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010047</text:p>
          </table:table-cell>
          <table:table-cell table:style-name="ce5" office:value-type="string" calcext:value-type="string">
            <text:p>-0.02440002176470546</text:p>
          </table:table-cell>
          <table:table-cell table:style-name="ce5" office:value-type="string" calcext:value-type="string">
            <text:p>-0.0070003742857134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0972406</text:p>
          </table:table-cell>
          <table:table-cell table:style-name="ce5" office:value-type="string" calcext:value-type="string">
            <text:p>-0.020042464176470154</text:p>
          </table:table-cell>
          <table:table-cell table:style-name="ce5" office:value-type="string" calcext:value-type="string">
            <text:p>0.00131118428571513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001163</text:p>
          </table:table-cell>
          <table:table-cell table:style-name="ce5" office:value-type="string" calcext:value-type="string">
            <text:p>-0.017311541029411348</text:p>
          </table:table-cell>
          <table:table-cell table:style-name="ce5" office:value-type="string" calcext:value-type="string">
            <text:p>0.003218630000000832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99964</text:p>
          </table:table-cell>
          <table:table-cell table:style-name="ce5" office:value-type="string" calcext:value-type="string">
            <text:p>-0.0151681525588232</text:p>
          </table:table-cell>
          <table:table-cell table:style-name="ce5" office:value-type="string" calcext:value-type="string">
            <text:p>-0.000781558571427698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15001</text:p>
          </table:table-cell>
          <table:table-cell table:style-name="ce5" office:value-type="string" calcext:value-type="string">
            <text:p>-0.01331008720588206</text:p>
          </table:table-cell>
          <table:table-cell table:style-name="ce5" office:value-type="string" calcext:value-type="string">
            <text:p>0.001845382857143695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23526</text:p>
          </table:table-cell>
          <table:table-cell table:style-name="ce5" office:value-type="string" calcext:value-type="string">
            <text:p>-0.010233268147058494</text:p>
          </table:table-cell>
          <table:table-cell table:style-name="ce5" office:value-type="string" calcext:value-type="string">
            <text:p>-0.01059568142857064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00001</text:p>
          </table:table-cell>
          <table:table-cell table:style-name="ce5" office:value-type="string" calcext:value-type="string">
            <text:p>-0.006400850176470296</text:p>
          </table:table-cell>
          <table:table-cell table:style-name="ce5" office:value-type="string" calcext:value-type="string">
            <text:p>-0.00132242999999915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73802</text:p>
          </table:table-cell>
          <table:table-cell table:style-name="ce5" office:value-type="string" calcext:value-type="string">
            <text:p>-0.0041724628529408725</text:p>
          </table:table-cell>
          <table:table-cell table:style-name="ce5" office:value-type="string" calcext:value-type="string">
            <text:p>-0.002568355714284875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95682</text:p>
          </table:table-cell>
          <table:table-cell table:style-name="ce5" office:value-type="string" calcext:value-type="string">
            <text:p>-0.0017882493529408627</text:p>
          </table:table-cell>
          <table:table-cell table:style-name="ce5" office:value-type="string" calcext:value-type="string">
            <text:p>-0.001165522857141998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</text:p>
          </table:table-cell>
          <table:table-cell table:style-name="ce5" office:value-type="string" calcext:value-type="string">
            <text:p>-0.001050753676470284</text:p>
          </table:table-cell>
          <table:table-cell table:style-name="ce5" office:value-type="string" calcext:value-type="string">
            <text:p>0.00703872857142939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52051</text:p>
          </table:table-cell>
          <table:table-cell table:style-name="ce5" office:value-type="string" calcext:value-type="string">
            <text:p>-0.0012222598823526387</text:p>
          </table:table-cell>
          <table:table-cell table:style-name="ce5" office:value-type="string" calcext:value-type="string">
            <text:p>-0.00295969999999917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22" calcext:value-type="float">
            <text:p>422</text:p>
          </table:table-cell>
          <table:table-cell table:style-name="ce5" office:value-type="string" calcext:value-type="string">
            <text:p>-0.0022116964117643856</text:p>
          </table:table-cell>
          <table:table-cell table:style-name="ce5" office:value-type="string" calcext:value-type="string">
            <text:p>0.0030854542857151057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4999</text:p>
          </table:table-cell>
          <table:table-cell table:style-name="ce5" office:value-type="string" calcext:value-type="string">
            <text:p>-0.002183188735293773</text:p>
          </table:table-cell>
          <table:table-cell table:style-name="ce5" office:value-type="string" calcext:value-type="string">
            <text:p>0.005140354285715076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</text:p>
          </table:table-cell>
          <table:table-cell table:style-name="ce5" office:value-type="string" calcext:value-type="string">
            <text:p>-0.003287131529411458</text:p>
          </table:table-cell>
          <table:table-cell table:style-name="ce5" office:value-type="string" calcext:value-type="string">
            <text:p>-0.00338789285714208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452056</text:p>
          </table:table-cell>
          <table:table-cell table:style-name="ce5" office:value-type="string" calcext:value-type="string">
            <text:p>-0.00316604411764676</text:p>
          </table:table-cell>
          <table:table-cell table:style-name="ce5" office:value-type="string" calcext:value-type="string">
            <text:p>0.0017351114285722447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914968</text:p>
          </table:table-cell>
          <table:table-cell table:style-name="ce5" office:value-type="string" calcext:value-type="string">
            <text:p>-0.0031377443529408966</text:p>
          </table:table-cell>
          <table:table-cell table:style-name="ce5" office:value-type="string" calcext:value-type="string">
            <text:p>0.000615621428572188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5</text:p>
          </table:table-cell>
          <table:table-cell table:style-name="ce5" office:value-type="string" calcext:value-type="string">
            <text:p>-0.002832226029411522</text:p>
          </table:table-cell>
          <table:table-cell table:style-name="ce5" office:value-type="string" calcext:value-type="string">
            <text:p>-0.0030987642857135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float" office:value="428" calcext:value-type="float">
            <text:p>428</text:p>
          </table:table-cell>
          <table:table-cell table:style-name="ce5" office:value-type="string" calcext:value-type="string">
            <text:p>-0.00047109414705859276</text:p>
          </table:table-cell>
          <table:table-cell table:style-name="ce5" office:value-type="string" calcext:value-type="string">
            <text:p>-0.0030957342857134695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37354</text:p>
          </table:table-cell>
          <table:table-cell table:style-name="ce5" office:value-type="string" calcext:value-type="string">
            <text:p>0.002140553647059118</text:p>
          </table:table-cell>
          <table:table-cell table:style-name="ce5" office:value-type="string" calcext:value-type="string">
            <text:p>0.0005143200000008452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576487</text:p>
          </table:table-cell>
          <table:table-cell table:style-name="ce5" office:value-type="string" calcext:value-type="string">
            <text:p>0.004457371235294383</text:p>
          </table:table-cell>
          <table:table-cell table:style-name="ce5" office:value-type="string" calcext:value-type="string">
            <text:p>-0.007180127142856263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703</text:p>
          </table:table-cell>
          <table:table-cell table:style-name="ce5" office:value-type="string" calcext:value-type="string">
            <text:p>0.008321311176470891</text:p>
          </table:table-cell>
          <table:table-cell table:style-name="ce5" office:value-type="string" calcext:value-type="string">
            <text:p>-0.00026266428571347644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3057938</text:p>
          </table:table-cell>
          <table:table-cell table:style-name="ce5" office:value-type="string" calcext:value-type="string">
            <text:p>0.01127760011764739</text:p>
          </table:table-cell>
          <table:table-cell table:style-name="ce5" office:value-type="string" calcext:value-type="string">
            <text:p>-0.0016282099999991861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4149892</text:p>
          </table:table-cell>
          <table:table-cell table:style-name="ce5" office:value-type="string" calcext:value-type="string">
            <text:p>0.012851261411765014</text:p>
          </table:table-cell>
          <table:table-cell table:style-name="ce5" office:value-type="string" calcext:value-type="string">
            <text:p>-0.0044474185714277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800006</text:p>
          </table:table-cell>
          <table:table-cell table:style-name="ce5" office:value-type="string" calcext:value-type="string">
            <text:p>0.013720843558823859</text:p>
          </table:table-cell>
          <table:table-cell table:style-name="ce5" office:value-type="string" calcext:value-type="string">
            <text:p>0.003015331428572243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184798</text:p>
          </table:table-cell>
          <table:table-cell table:style-name="ce5" office:value-type="string" calcext:value-type="string">
            <text:p>0.012796436558823787</text:p>
          </table:table-cell>
          <table:table-cell table:style-name="ce5" office:value-type="string" calcext:value-type="string">
            <text:p>0.00515932142857222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913493</text:p>
          </table:table-cell>
          <table:table-cell table:style-name="ce5" office:value-type="string" calcext:value-type="string">
            <text:p>0.009513414617647264</text:p>
          </table:table-cell>
          <table:table-cell table:style-name="ce5" office:value-type="string" calcext:value-type="string">
            <text:p>-0.001400068571427770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231</text:p>
          </table:table-cell>
          <table:table-cell table:style-name="ce5" office:value-type="string" calcext:value-type="string">
            <text:p>0.0070169152352944075</text:p>
          </table:table-cell>
          <table:table-cell table:style-name="ce5" office:value-type="string" calcext:value-type="string">
            <text:p>0.011328738571429409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4126335</text:p>
          </table:table-cell>
          <table:table-cell table:style-name="ce5" office:value-type="string" calcext:value-type="string">
            <text:p>0.003174689323529656</text:p>
          </table:table-cell>
          <table:table-cell table:style-name="ce5" office:value-type="string" calcext:value-type="string">
            <text:p>0.001315092857143651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9599777</text:p>
          </table:table-cell>
          <table:table-cell table:style-name="ce5" office:value-type="string" calcext:value-type="string">
            <text:p>-0.002815678029411406</text:p>
          </table:table-cell>
          <table:table-cell table:style-name="ce5" office:value-type="string" calcext:value-type="string">
            <text:p>0.00010324285714369275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98327</text:p>
          </table:table-cell>
          <table:table-cell table:style-name="ce5" office:value-type="string" calcext:value-type="string">
            <text:p>-0.009110422588235023</text:p>
          </table:table-cell>
          <table:table-cell table:style-name="ce5" office:value-type="string" calcext:value-type="string">
            <text:p>0.014771081428572252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9564238</text:p>
          </table:table-cell>
          <table:table-cell table:style-name="ce5" office:value-type="string" calcext:value-type="string">
            <text:p>-0.01579240617647043</text:p>
          </table:table-cell>
          <table:table-cell table:style-name="ce5" office:value-type="string" calcext:value-type="string">
            <text:p>0.01335867714285793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387101</text:p>
          </table:table-cell>
          <table:table-cell table:style-name="ce5" office:value-type="string" calcext:value-type="string">
            <text:p>-0.022666451764705664</text:p>
          </table:table-cell>
          <table:table-cell table:style-name="ce5" office:value-type="string" calcext:value-type="string">
            <text:p>0.008317458571429348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35626</text:p>
          </table:table-cell>
          <table:table-cell table:style-name="ce5" office:value-type="string" calcext:value-type="string">
            <text:p>-0.02784906452941155</text:p>
          </table:table-cell>
          <table:table-cell table:style-name="ce5" office:value-type="string" calcext:value-type="string">
            <text:p>-0.0018079385714277474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53711</text:p>
          </table:table-cell>
          <table:table-cell table:style-name="ce5" office:value-type="string" calcext:value-type="string">
            <text:p>-0.03060759308823513</text:p>
          </table:table-cell>
          <table:table-cell table:style-name="ce5" office:value-type="string" calcext:value-type="string">
            <text:p>-0.002583165714284963</text:p>
          </table:table-cell>
          <table:table-cell table:style-name="ce6"/>
          <table:table-cell table:style-name="Default"/>
          <table:table-cell table:number-columns-repeated="7"/>
        </table:table-row>
        <table:table-row table:style-name="ro1">
          <table:table-cell table:style-name="ce5" office:value-type="string" calcext:value-type="string">
            <text:p>0.38500001</text:p>
          </table:table-cell>
          <table:table-cell table:style-name="ce5" office:value-type="string" calcext:value-type="string">
            <text:p>-0.031363607205882105</text:p>
          </table:table-cell>
          <table:table-cell table:style-name="ce5" office:value-type="string" calcext:value-type="string">
            <text:p>0.00717415571428653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4011</text:p>
          </table:table-cell>
          <table:table-cell table:style-name="ce5" office:value-type="string" calcext:value-type="string">
            <text:p>-0.032332794617646876</text:p>
          </table:table-cell>
          <table:table-cell table:style-name="ce5" office:value-type="string" calcext:value-type="string">
            <text:p>-0.00002767571428491377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098627</text:p>
          </table:table-cell>
          <table:table-cell table:style-name="ce5" office:value-type="string" calcext:value-type="string">
            <text:p>-0.03886517929411737</text:p>
          </table:table-cell>
          <table:table-cell table:style-name="ce5" office:value-type="string" calcext:value-type="string">
            <text:p>0.00807054714285793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949524</text:p>
          </table:table-cell>
          <table:table-cell table:style-name="ce5" office:value-type="string" calcext:value-type="string">
            <text:p>-0.05020126973529376</text:p>
          </table:table-cell>
          <table:table-cell table:style-name="ce5" office:value-type="string" calcext:value-type="string">
            <text:p>0.023614352857143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-0.06107900170588204</text:p>
          </table:table-cell>
          <table:table-cell table:style-name="ce5" office:value-type="string" calcext:value-type="string">
            <text:p>0.0323676928571436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632107</text:p>
          </table:table-cell>
          <table:table-cell table:style-name="ce5" office:value-type="string" calcext:value-type="string">
            <text:p>-0.06960592676470562</text:p>
          </table:table-cell>
          <table:table-cell table:style-name="ce5" office:value-type="string" calcext:value-type="string">
            <text:p>0.0181274728571436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5" office:value-type="string" calcext:value-type="string">
            <text:p>-0.0754937412647056</text:p>
          </table:table-cell>
          <table:table-cell table:style-name="ce5" office:value-type="string" calcext:value-type="string">
            <text:p>-0.00655852857142774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97069</text:p>
          </table:table-cell>
          <table:table-cell table:style-name="ce5" office:value-type="string" calcext:value-type="string">
            <text:p>-0.07683605008823507</text:p>
          </table:table-cell>
          <table:table-cell table:style-name="ce5" office:value-type="string" calcext:value-type="string">
            <text:p>-0.0280453699999991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002244</text:p>
          </table:table-cell>
          <table:table-cell table:style-name="ce5" office:value-type="string" calcext:value-type="string">
            <text:p>-0.07303666170588219</text:p>
          </table:table-cell>
          <table:table-cell table:style-name="ce5" office:value-type="string" calcext:value-type="string">
            <text:p>-0.00125652999999920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4001</text:p>
          </table:table-cell>
          <table:table-cell table:style-name="ce5" office:value-type="string" calcext:value-type="string">
            <text:p>-0.06750495002941165</text:p>
          </table:table-cell>
          <table:table-cell table:style-name="ce5" office:value-type="string" calcext:value-type="string">
            <text:p>0.01463386428571500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95436</text:p>
          </table:table-cell>
          <table:table-cell table:style-name="ce5" office:value-type="string" calcext:value-type="string">
            <text:p>-0.06425704188235282</text:p>
          </table:table-cell>
          <table:table-cell table:style-name="ce5" office:value-type="string" calcext:value-type="string">
            <text:p>0.001104348571429325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02571</text:p>
          </table:table-cell>
          <table:table-cell table:style-name="ce5" office:value-type="string" calcext:value-type="string">
            <text:p>-0.06436812111764689</text:p>
          </table:table-cell>
          <table:table-cell table:style-name="ce5" office:value-type="string" calcext:value-type="string">
            <text:p>-0.00892863428571355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483807</text:p>
          </table:table-cell>
          <table:table-cell table:style-name="ce5" office:value-type="string" calcext:value-type="string">
            <text:p>-0.06567083599999984</text:p>
          </table:table-cell>
          <table:table-cell table:style-name="ce5" office:value-type="string" calcext:value-type="string">
            <text:p>0.00062068714285784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184032</text:p>
          </table:table-cell>
          <table:table-cell table:style-name="ce5" office:value-type="string" calcext:value-type="string">
            <text:p>-0.06391045926470573</text:p>
          </table:table-cell>
          <table:table-cell table:style-name="ce5" office:value-type="string" calcext:value-type="string">
            <text:p>0.01676491571428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055784</text:p>
          </table:table-cell>
          <table:table-cell table:style-name="ce5" office:value-type="string" calcext:value-type="string">
            <text:p>-0.06544808008823505</text:p>
          </table:table-cell>
          <table:table-cell table:style-name="ce5" office:value-type="string" calcext:value-type="string">
            <text:p>0.01520582571428641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012096</text:p>
          </table:table-cell>
          <table:table-cell table:style-name="ce5" office:value-type="string" calcext:value-type="string">
            <text:p>-0.07128266797058802</text:p>
          </table:table-cell>
          <table:table-cell table:style-name="ce5" office:value-type="string" calcext:value-type="string">
            <text:p>0.000834530000000721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494676</text:p>
          </table:table-cell>
          <table:table-cell table:style-name="ce5" office:value-type="string" calcext:value-type="string">
            <text:p>-0.07811570202941165</text:p>
          </table:table-cell>
          <table:table-cell table:style-name="ce5" office:value-type="string" calcext:value-type="string">
            <text:p>0.0095117814285721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510035</text:p>
          </table:table-cell>
          <table:table-cell table:style-name="ce5" office:value-type="string" calcext:value-type="string">
            <text:p>-0.07956802652941164</text:p>
          </table:table-cell>
          <table:table-cell table:style-name="ce5" office:value-type="string" calcext:value-type="string">
            <text:p>0.02420746142857216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500085</text:p>
          </table:table-cell>
          <table:table-cell table:style-name="ce5" office:value-type="string" calcext:value-type="string">
            <text:p>-0.080620747235294</text:p>
          </table:table-cell>
          <table:table-cell table:style-name="ce5" office:value-type="string" calcext:value-type="string">
            <text:p>0.0073571042857150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247851</text:p>
          </table:table-cell>
          <table:table-cell table:style-name="ce5" office:value-type="string" calcext:value-type="string">
            <text:p>-0.07935526323529407</text:p>
          </table:table-cell>
          <table:table-cell table:style-name="ce5" office:value-type="string" calcext:value-type="string">
            <text:p>-0.0198855528571421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000011</text:p>
          </table:table-cell>
          <table:table-cell table:style-name="ce5" office:value-type="string" calcext:value-type="string">
            <text:p>-0.07428291067647053</text:p>
          </table:table-cell>
          <table:table-cell table:style-name="ce5" office:value-type="string" calcext:value-type="string">
            <text:p>-0.009082579999999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932498</text:p>
          </table:table-cell>
          <table:table-cell table:style-name="ce5" office:value-type="string" calcext:value-type="string">
            <text:p>-0.06830388894117634</text:p>
          </table:table-cell>
          <table:table-cell table:style-name="ce5" office:value-type="string" calcext:value-type="string">
            <text:p>0.004104275714286398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5" office:value-type="string" calcext:value-type="string">
            <text:p>-0.06353466423529397</text:p>
          </table:table-cell>
          <table:table-cell table:style-name="ce5" office:value-type="string" calcext:value-type="string">
            <text:p>0.00102205571428637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690062</text:p>
          </table:table-cell>
          <table:table-cell table:style-name="ce5" office:value-type="string" calcext:value-type="string">
            <text:p>-0.059674533529411655</text:p>
          </table:table-cell>
          <table:table-cell table:style-name="ce5" office:value-type="string" calcext:value-type="string">
            <text:p>0.00536345000000065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200001</text:p>
          </table:table-cell>
          <table:table-cell table:style-name="ce5" office:value-type="string" calcext:value-type="string">
            <text:p>-0.05465051538235283</text:p>
          </table:table-cell>
          <table:table-cell table:style-name="ce5" office:value-type="string" calcext:value-type="string">
            <text:p>-0.00952918714285644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747061</text:p>
          </table:table-cell>
          <table:table-cell table:style-name="ce5" office:value-type="string" calcext:value-type="string">
            <text:p>-0.049094061705882264</text:p>
          </table:table-cell>
          <table:table-cell table:style-name="ce5" office:value-type="string" calcext:value-type="string">
            <text:p>-0.0119857114285707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288027</text:p>
          </table:table-cell>
          <table:table-cell table:style-name="ce5" office:value-type="string" calcext:value-type="string">
            <text:p>-0.041808192735294014</text:p>
          </table:table-cell>
          <table:table-cell table:style-name="ce5" office:value-type="string" calcext:value-type="string">
            <text:p>-0.00036808571428498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979972</text:p>
          </table:table-cell>
          <table:table-cell table:style-name="ce5" office:value-type="string" calcext:value-type="string">
            <text:p>-0.036342225735294</text:p>
          </table:table-cell>
          <table:table-cell table:style-name="ce5" office:value-type="string" calcext:value-type="string">
            <text:p>0.005561161428572103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" office:value-type="string" calcext:value-type="string">
            <text:p>-0.036066034176470474</text:p>
          </table:table-cell>
          <table:table-cell table:style-name="ce5" office:value-type="string" calcext:value-type="string">
            <text:p>0.0127069771428577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402305</text:p>
          </table:table-cell>
          <table:table-cell table:style-name="ce5" office:value-type="string" calcext:value-type="string">
            <text:p>-0.03833740532352925</text:p>
          </table:table-cell>
          <table:table-cell table:style-name="ce5" office:value-type="string" calcext:value-type="string">
            <text:p>0.0120314271428578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899999</text:p>
          </table:table-cell>
          <table:table-cell table:style-name="ce5" office:value-type="string" calcext:value-type="string">
            <text:p>-0.04022373864705875</text:p>
          </table:table-cell>
          <table:table-cell table:style-name="ce5" office:value-type="string" calcext:value-type="string">
            <text:p>0.00999832000000067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6390447</text:p>
          </table:table-cell>
          <table:table-cell table:style-name="ce5" office:value-type="string" calcext:value-type="string">
            <text:p>-0.03925746517647044</text:p>
          </table:table-cell>
          <table:table-cell table:style-name="ce5" office:value-type="string" calcext:value-type="string">
            <text:p>0.000931418571429254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2896092</text:p>
          </table:table-cell>
          <table:table-cell table:style-name="ce5" office:value-type="string" calcext:value-type="string">
            <text:p>-0.041500017176470505</text:p>
          </table:table-cell>
          <table:table-cell table:style-name="ce5" office:value-type="string" calcext:value-type="string">
            <text:p>-0.005509774285713587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-0.04449910214705882</text:p>
          </table:table-cell>
          <table:table-cell table:style-name="ce5" office:value-type="string" calcext:value-type="string">
            <text:p>0.001924742857143502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</text:p>
          </table:table-cell>
          <table:table-cell table:style-name="ce5" office:value-type="string" calcext:value-type="string">
            <text:p>-0.04490444108823524</text:p>
          </table:table-cell>
          <table:table-cell table:style-name="ce5" office:value-type="string" calcext:value-type="string">
            <text:p>0.01973021428571500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4501813</text:p>
          </table:table-cell>
          <table:table-cell table:style-name="ce5" office:value-type="string" calcext:value-type="string">
            <text:p>-0.04362876582352937</text:p>
          </table:table-cell>
          <table:table-cell table:style-name="ce5" office:value-type="string" calcext:value-type="string">
            <text:p>0.016060675714286404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" office:value-type="string" calcext:value-type="string">
            <text:p>-0.04456061170588235</text:p>
          </table:table-cell>
          <table:table-cell table:style-name="ce5" office:value-type="string" calcext:value-type="string">
            <text:p>-0.0173081528571421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5000004</text:p>
          </table:table-cell>
          <table:table-cell table:style-name="ce5" office:value-type="string" calcext:value-type="string">
            <text:p>-0.04119338423529409</text:p>
          </table:table-cell>
          <table:table-cell table:style-name="ce5" office:value-type="string" calcext:value-type="string">
            <text:p>-0.01955479428571357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831789</text:p>
          </table:table-cell>
          <table:table-cell table:style-name="ce5" office:value-type="string" calcext:value-type="string">
            <text:p>-0.031631787823529406</text:p>
          </table:table-cell>
          <table:table-cell table:style-name="ce5" office:value-type="string" calcext:value-type="string">
            <text:p>0.00369171571428639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040595</text:p>
          </table:table-cell>
          <table:table-cell table:style-name="ce5" office:value-type="string" calcext:value-type="string">
            <text:p>-0.01966827685294109</text:p>
          </table:table-cell>
          <table:table-cell table:style-name="ce5" office:value-type="string" calcext:value-type="string">
            <text:p>-0.014353729999999287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5" office:value-type="string" calcext:value-type="string">
            <text:p>-0.006783218470588159</text:p>
          </table:table-cell>
          <table:table-cell table:style-name="ce5" office:value-type="string" calcext:value-type="string">
            <text:p>-0.0265147171428564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264855</text:p>
          </table:table-cell>
          <table:table-cell table:style-name="ce5" office:value-type="string" calcext:value-type="string">
            <text:p>0.003931010558823611</text:p>
          </table:table-cell>
          <table:table-cell table:style-name="ce5" office:value-type="string" calcext:value-type="string">
            <text:p>-0.028464469999999298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99981</text:p>
          </table:table-cell>
          <table:table-cell table:style-name="ce5" office:value-type="string" calcext:value-type="string">
            <text:p>0.015131998794117807</text:p>
          </table:table-cell>
          <table:table-cell table:style-name="ce5" office:value-type="string" calcext:value-type="string">
            <text:p>-0.00471156428571356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880001</text:p>
          </table:table-cell>
          <table:table-cell table:style-name="ce5" office:value-type="string" calcext:value-type="string">
            <text:p>0.02473747902941198</text:p>
          </table:table-cell>
          <table:table-cell table:style-name="ce5" office:value-type="string" calcext:value-type="string">
            <text:p>0.02168691285714352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400954</text:p>
          </table:table-cell>
          <table:table-cell table:style-name="ce5" office:value-type="string" calcext:value-type="string">
            <text:p>0.034358458823529614</text:p>
          </table:table-cell>
          <table:table-cell table:style-name="ce5" office:value-type="string" calcext:value-type="string">
            <text:p>-0.01572039428571353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85295</text:p>
          </table:table-cell>
          <table:table-cell table:style-name="ce5" office:value-type="string" calcext:value-type="string">
            <text:p>0.036901420176470745</text:p>
          </table:table-cell>
          <table:table-cell table:style-name="ce5" office:value-type="string" calcext:value-type="string">
            <text:p>-0.002025279999999185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886177</text:p>
          </table:table-cell>
          <table:table-cell table:style-name="ce5" office:value-type="string" calcext:value-type="string">
            <text:p>0.039731440029411924</text:p>
          </table:table-cell>
          <table:table-cell table:style-name="ce5" office:value-type="string" calcext:value-type="string">
            <text:p>-0.000596279999999282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20622</text:p>
          </table:table-cell>
          <table:table-cell table:style-name="ce5" office:value-type="string" calcext:value-type="string">
            <text:p>0.03839054279411769</text:p>
          </table:table-cell>
          <table:table-cell table:style-name="ce5" office:value-type="string" calcext:value-type="string">
            <text:p>0.00619503428571505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657406</text:p>
          </table:table-cell>
          <table:table-cell table:style-name="ce5" office:value-type="string" calcext:value-type="string">
            <text:p>0.03684770741176474</text:p>
          </table:table-cell>
          <table:table-cell table:style-name="ce5" office:value-type="string" calcext:value-type="string">
            <text:p>0.0222723485714292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7858147</text:p>
          </table:table-cell>
          <table:table-cell table:style-name="ce5" office:value-type="string" calcext:value-type="string">
            <text:p>0.026999569235294174</text:p>
          </table:table-cell>
          <table:table-cell table:style-name="ce5" office:value-type="string" calcext:value-type="string">
            <text:p>0.00374695000000080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827416</text:p>
          </table:table-cell>
          <table:table-cell table:style-name="ce5" office:value-type="string" calcext:value-type="string">
            <text:p>0.019273034705882375</text:p>
          </table:table-cell>
          <table:table-cell table:style-name="ce5" office:value-type="string" calcext:value-type="string">
            <text:p>-0.005311965714284883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191486</text:p>
          </table:table-cell>
          <table:table-cell table:style-name="ce5" office:value-type="string" calcext:value-type="string">
            <text:p>0.016510039794117692</text:p>
          </table:table-cell>
          <table:table-cell table:style-name="ce5" office:value-type="string" calcext:value-type="string">
            <text:p>0.00104484714285790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558466</text:p>
          </table:table-cell>
          <table:table-cell table:style-name="ce5" office:value-type="string" calcext:value-type="string">
            <text:p>0.01876681270588243</text:p>
          </table:table-cell>
          <table:table-cell table:style-name="ce5" office:value-type="string" calcext:value-type="string">
            <text:p>0.004880748571429339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5" office:value-type="string" calcext:value-type="string">
            <text:p>0.021595558058823572</text:p>
          </table:table-cell>
          <table:table-cell table:style-name="ce5" office:value-type="string" calcext:value-type="string">
            <text:p>-0.02827444571428489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99996</text:p>
          </table:table-cell>
          <table:table-cell table:style-name="ce5" office:value-type="string" calcext:value-type="string">
            <text:p>0.028180914000000057</text:p>
          </table:table-cell>
          <table:table-cell table:style-name="ce5" office:value-type="string" calcext:value-type="string">
            <text:p>-0.0122871499999991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0998</text:p>
          </table:table-cell>
          <table:table-cell table:style-name="ce5" office:value-type="string" calcext:value-type="string">
            <text:p>0.03407373805882352</text:p>
          </table:table-cell>
          <table:table-cell table:style-name="ce5" office:value-type="string" calcext:value-type="string">
            <text:p>-0.002135584285713476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858907</text:p>
          </table:table-cell>
          <table:table-cell table:style-name="ce5" office:value-type="string" calcext:value-type="string">
            <text:p>0.038522762823529455</text:p>
          </table:table-cell>
          <table:table-cell table:style-name="ce5" office:value-type="string" calcext:value-type="string">
            <text:p>-0.00703829857142773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4</text:p>
          </table:table-cell>
          <table:table-cell table:style-name="ce5" office:value-type="string" calcext:value-type="string">
            <text:p>0.04197917664705886</text:p>
          </table:table-cell>
          <table:table-cell table:style-name="ce5" office:value-type="string" calcext:value-type="string">
            <text:p>0.0064162071428580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499977</text:p>
          </table:table-cell>
          <table:table-cell table:style-name="ce5" office:value-type="string" calcext:value-type="string">
            <text:p>0.04155332023529412</text:p>
          </table:table-cell>
          <table:table-cell table:style-name="ce5" office:value-type="string" calcext:value-type="string">
            <text:p>-0.002453105714284864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34948</text:p>
          </table:table-cell>
          <table:table-cell table:style-name="ce5" office:value-type="string" calcext:value-type="string">
            <text:p>0.037273119941176436</text:p>
          </table:table-cell>
          <table:table-cell table:style-name="ce5" office:value-type="string" calcext:value-type="string">
            <text:p>0.000843485714286551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255</text:p>
          </table:table-cell>
          <table:table-cell table:style-name="ce5" office:value-type="string" calcext:value-type="string">
            <text:p>0.03444292908823526</text:p>
          </table:table-cell>
          <table:table-cell table:style-name="ce5" office:value-type="string" calcext:value-type="string">
            <text:p>0.01021312714285793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6813</text:p>
          </table:table-cell>
          <table:table-cell table:style-name="ce5" office:value-type="string" calcext:value-type="string">
            <text:p>0.031196058382352898</text:p>
          </table:table-cell>
          <table:table-cell table:style-name="ce5" office:value-type="string" calcext:value-type="string">
            <text:p>0.011669580000000845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5" office:value-type="string" calcext:value-type="string">
            <text:p>0.028023742764705872</text:p>
          </table:table-cell>
          <table:table-cell table:style-name="ce5" office:value-type="string" calcext:value-type="string">
            <text:p>-0.003759507142856277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649994</text:p>
          </table:table-cell>
          <table:table-cell table:style-name="ce5" office:value-type="string" calcext:value-type="string">
            <text:p>0.025364187911764757</text:p>
          </table:table-cell>
          <table:table-cell table:style-name="ce5" office:value-type="string" calcext:value-type="string">
            <text:p>-0.01210888714285629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500646</text:p>
          </table:table-cell>
          <table:table-cell table:style-name="ce5" office:value-type="string" calcext:value-type="string">
            <text:p>0.02160166458823537</text:p>
          </table:table-cell>
          <table:table-cell table:style-name="ce5" office:value-type="string" calcext:value-type="string">
            <text:p>0.001945390000000768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988167</text:p>
          </table:table-cell>
          <table:table-cell table:style-name="ce5" office:value-type="string" calcext:value-type="string">
            <text:p>0.017684406205882408</text:p>
          </table:table-cell>
          <table:table-cell table:style-name="ce5" office:value-type="string" calcext:value-type="string">
            <text:p>0.00923641857142937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49668</text:p>
          </table:table-cell>
          <table:table-cell table:style-name="ce5" office:value-type="string" calcext:value-type="string">
            <text:p>0.01267760605882362</text:p>
          </table:table-cell>
          <table:table-cell table:style-name="ce5" office:value-type="string" calcext:value-type="string">
            <text:p>0.01534483285714366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688479</text:p>
          </table:table-cell>
          <table:table-cell table:style-name="ce5" office:value-type="string" calcext:value-type="string">
            <text:p>0.00562232079411773</text:p>
          </table:table-cell>
          <table:table-cell table:style-name="ce5" office:value-type="string" calcext:value-type="string">
            <text:p>0.0000826600000007338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29399999</text:p>
          </table:table-cell>
          <table:table-cell table:style-name="ce5" office:value-type="string" calcext:value-type="string">
            <text:p>-0.0012359581764704863</text:p>
          </table:table-cell>
          <table:table-cell table:style-name="ce5" office:value-type="string" calcext:value-type="string">
            <text:p>-0.006599204285713534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489792</text:p>
          </table:table-cell>
          <table:table-cell table:style-name="ce5" office:value-type="string" calcext:value-type="string">
            <text:p>-0.004560287411764563</text:p>
          </table:table-cell>
          <table:table-cell table:style-name="ce5" office:value-type="string" calcext:value-type="string">
            <text:p>0.0024334457142864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108701</text:p>
          </table:table-cell>
          <table:table-cell table:style-name="ce5" office:value-type="string" calcext:value-type="string">
            <text:p>-0.007118577588235142</text:p>
          </table:table-cell>
          <table:table-cell table:style-name="ce5" office:value-type="string" calcext:value-type="string">
            <text:p>0.00972042285714358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1077708</text:p>
          </table:table-cell>
          <table:table-cell table:style-name="ce5" office:value-type="string" calcext:value-type="string">
            <text:p>-0.009160318794117495</text:p>
          </table:table-cell>
          <table:table-cell table:style-name="ce5" office:value-type="string" calcext:value-type="string">
            <text:p>0.000814038571429365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981679</text:p>
          </table:table-cell>
          <table:table-cell table:style-name="ce5" office:value-type="string" calcext:value-type="string">
            <text:p>-0.010437085882352815</text:p>
          </table:table-cell>
          <table:table-cell table:style-name="ce5" office:value-type="string" calcext:value-type="string">
            <text:p>-0.012061492857142142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0468288</text:p>
          </table:table-cell>
          <table:table-cell table:style-name="ce5" office:value-type="string" calcext:value-type="string">
            <text:p>-0.009713109235294004</text:p>
          </table:table-cell>
          <table:table-cell table:style-name="ce5" office:value-type="string" calcext:value-type="string">
            <text:p>0.0003055685714292711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200004</text:p>
          </table:table-cell>
          <table:table-cell table:style-name="ce5" office:value-type="string" calcext:value-type="string">
            <text:p>-0.0056968932647057935</text:p>
          </table:table-cell>
          <table:table-cell table:style-name="ce5" office:value-type="string" calcext:value-type="string">
            <text:p>-0.0056646628571421775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783692</text:p>
          </table:table-cell>
          <table:table-cell table:style-name="ce5" office:value-type="string" calcext:value-type="string">
            <text:p>-0.0009570925588235357</text:p>
          </table:table-cell>
          <table:table-cell table:style-name="ce5" office:value-type="string" calcext:value-type="string">
            <text:p>-0.000808439999999299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3140604</text:p>
          </table:table-cell>
          <table:table-cell table:style-name="ce5" office:value-type="string" calcext:value-type="string">
            <text:p>0.0024273155588235285</text:p>
          </table:table-cell>
          <table:table-cell table:style-name="ce5" office:value-type="string" calcext:value-type="string">
            <text:p>-0.00555560428571355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0.32995769</text:p>
          </table:table-cell>
          <table:table-cell table:style-name="ce5" office:value-type="string" calcext:value-type="string">
            <text:p>0.006075894911764745</text:p>
          </table:table-cell>
          <table:table-cell table:style-name="ce5" office:value-type="string" calcext:value-type="string">
            <text:p>-0.0148138971428564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216784</text:p>
          </table:table-cell>
          <table:table-cell table:style-name="ce5" office:value-type="string" calcext:value-type="string">
            <text:p>0.010942609852941154</text:p>
          </table:table-cell>
          <table:table-cell table:style-name="ce5" office:value-type="string" calcext:value-type="string">
            <text:p>-0.000552559999999369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3291196794117666</text:p>
          </table:table-cell>
          <table:table-cell table:style-name="ce5" office:value-type="string" calcext:value-type="string">
            <text:p>0.00240100428571493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77746</text:p>
          </table:table-cell>
          <table:table-cell table:style-name="ce5" office:value-type="string" calcext:value-type="string">
            <text:p>0.011266205705882326</text:p>
          </table:table-cell>
          <table:table-cell table:style-name="ce5" office:value-type="string" calcext:value-type="string">
            <text:p>0.0050994700000006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75</text:p>
          </table:table-cell>
          <table:table-cell table:style-name="ce5" office:value-type="string" calcext:value-type="string">
            <text:p>0.00826801585294118</text:p>
          </table:table-cell>
          <table:table-cell table:style-name="ce5" office:value-type="string" calcext:value-type="string">
            <text:p>0.00429398285714355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734</text:p>
          </table:table-cell>
          <table:table-cell table:style-name="ce5" office:value-type="string" calcext:value-type="string">
            <text:p>0.006390600588235262</text:p>
          </table:table-cell>
          <table:table-cell table:style-name="ce5" office:value-type="string" calcext:value-type="string">
            <text:p>0.00747978714285774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1000001</text:p>
          </table:table-cell>
          <table:table-cell table:style-name="ce5" office:value-type="string" calcext:value-type="string">
            <text:p>0.003255517147058795</text:p>
          </table:table-cell>
          <table:table-cell table:style-name="ce5" office:value-type="string" calcext:value-type="string">
            <text:p>0.0083699514285721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5</text:p>
          </table:table-cell>
          <table:table-cell table:style-name="ce5" office:value-type="string" calcext:value-type="string">
            <text:p>-0.0019486750294117616</text:p>
          </table:table-cell>
          <table:table-cell table:style-name="ce5" office:value-type="string" calcext:value-type="string">
            <text:p>-0.0077872042857136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63332</text:p>
          </table:table-cell>
          <table:table-cell table:style-name="ce5" office:value-type="string" calcext:value-type="string">
            <text:p>-0.005038965441176491</text:p>
          </table:table-cell>
          <table:table-cell table:style-name="ce5" office:value-type="string" calcext:value-type="string">
            <text:p>0.0026259985714292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91508</text:p>
          </table:table-cell>
          <table:table-cell table:style-name="ce5" office:value-type="string" calcext:value-type="string">
            <text:p>-0.0064615819705882704</text:p>
          </table:table-cell>
          <table:table-cell table:style-name="ce5" office:value-type="string" calcext:value-type="string">
            <text:p>0.00900261285714343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03377</text:p>
          </table:table-cell>
          <table:table-cell table:style-name="ce5" office:value-type="string" calcext:value-type="string">
            <text:p>-0.008101144823529416</text:p>
          </table:table-cell>
          <table:table-cell table:style-name="ce5" office:value-type="string" calcext:value-type="string">
            <text:p>-0.001755618571427974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091</text:p>
          </table:table-cell>
          <table:table-cell table:style-name="ce5" office:value-type="string" calcext:value-type="string">
            <text:p>-0.008474747647058856</text:p>
          </table:table-cell>
          <table:table-cell table:style-name="ce5" office:value-type="string" calcext:value-type="string">
            <text:p>-0.002055628571427936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00067</text:p>
          </table:table-cell>
          <table:table-cell table:style-name="ce5" office:value-type="string" calcext:value-type="string">
            <text:p>-0.006976831058823629</text:p>
          </table:table-cell>
          <table:table-cell table:style-name="ce5" office:value-type="string" calcext:value-type="string">
            <text:p>-0.00422147571428510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471297</text:p>
          </table:table-cell>
          <table:table-cell table:style-name="ce5" office:value-type="string" calcext:value-type="string">
            <text:p>-0.003837119794117716</text:p>
          </table:table-cell>
          <table:table-cell table:style-name="ce5" office:value-type="string" calcext:value-type="string">
            <text:p>-0.002741447142856512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2146458</text:p>
          </table:table-cell>
          <table:table-cell table:style-name="ce5" office:value-type="string" calcext:value-type="string">
            <text:p>-0.000015924911764775285</text:p>
          </table:table-cell>
          <table:table-cell table:style-name="ce5" office:value-type="string" calcext:value-type="string">
            <text:p>-0.005474839999999426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099912</text:p>
          </table:table-cell>
          <table:table-cell table:style-name="ce5" office:value-type="string" calcext:value-type="string">
            <text:p>0.0032975551764705124</text:p>
          </table:table-cell>
          <table:table-cell table:style-name="ce5" office:value-type="string" calcext:value-type="string">
            <text:p>-0.00893231285714224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06585423705882276</text:p>
          </table:table-cell>
          <table:table-cell table:style-name="ce5" office:value-type="string" calcext:value-type="string">
            <text:p>0.0000990828571434954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489943</text:p>
          </table:table-cell>
          <table:table-cell table:style-name="ce5" office:value-type="string" calcext:value-type="string">
            <text:p>0.009390116117647007</text:p>
          </table:table-cell>
          <table:table-cell table:style-name="ce5" office:value-type="string" calcext:value-type="string">
            <text:p>0.0001162885714292016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390344</text:p>
          </table:table-cell>
          <table:table-cell table:style-name="ce5" office:value-type="string" calcext:value-type="string">
            <text:p>0.011401656735294141</text:p>
          </table:table-cell>
          <table:table-cell table:style-name="ce5" office:value-type="string" calcext:value-type="string">
            <text:p>-0.00667544999999936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3899989</text:p>
          </table:table-cell>
          <table:table-cell table:style-name="ce5" office:value-type="string" calcext:value-type="string">
            <text:p>0.013733859588235253</text:p>
          </table:table-cell>
          <table:table-cell table:style-name="ce5" office:value-type="string" calcext:value-type="string">
            <text:p>0.00028777285714348677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408475</text:p>
          </table:table-cell>
          <table:table-cell table:style-name="ce5" office:value-type="string" calcext:value-type="string">
            <text:p>0.016441703911764638</text:p>
          </table:table-cell>
          <table:table-cell table:style-name="ce5" office:value-type="string" calcext:value-type="string">
            <text:p>-0.00347874428571365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5" office:value-type="string" calcext:value-type="string">
            <text:p>0.34899998</text:p>
          </table:table-cell>
          <table:table-cell table:style-name="ce5" office:value-type="string" calcext:value-type="string">
            <text:p>0.018421291705882248</text:p>
          </table:table-cell>
          <table:table-cell table:style-name="ce5" office:value-type="string" calcext:value-type="string">
            <text:p>-0.00251294285714220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</text:p>
          </table:table-cell>
          <table:table-cell table:style-name="ce5" office:value-type="string" calcext:value-type="string">
            <text:p>0.019961992470588164</text:p>
          </table:table-cell>
          <table:table-cell table:style-name="ce5" office:value-type="string" calcext:value-type="string">
            <text:p>-0.00458048714285647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66545</text:p>
          </table:table-cell>
          <table:table-cell table:style-name="ce5" office:value-type="string" calcext:value-type="string">
            <text:p>0.020451696941176267</text:p>
          </table:table-cell>
          <table:table-cell table:style-name="ce5" office:value-type="string" calcext:value-type="string">
            <text:p>-0.00015052999999931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29498</text:p>
          </table:table-cell>
          <table:table-cell table:style-name="ce5" office:value-type="string" calcext:value-type="string">
            <text:p>0.019725875999999865</text:p>
          </table:table-cell>
          <table:table-cell table:style-name="ce5" office:value-type="string" calcext:value-type="string">
            <text:p>0.0051635371428577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991</text:p>
          </table:table-cell>
          <table:table-cell table:style-name="ce5" office:value-type="string" calcext:value-type="string">
            <text:p>0.016736991470588047</text:p>
          </table:table-cell>
          <table:table-cell table:style-name="ce5" office:value-type="string" calcext:value-type="string">
            <text:p>0.0099221285714291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02481</text:p>
          </table:table-cell>
          <table:table-cell table:style-name="ce5" office:value-type="string" calcext:value-type="string">
            <text:p>0.013762759676470393</text:p>
          </table:table-cell>
          <table:table-cell table:style-name="ce5" office:value-type="string" calcext:value-type="string">
            <text:p>0.00041858857142923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89998</text:p>
          </table:table-cell>
          <table:table-cell table:style-name="ce5" office:value-type="string" calcext:value-type="string">
            <text:p>0.011172651705882108</text:p>
          </table:table-cell>
          <table:table-cell table:style-name="ce5" office:value-type="string" calcext:value-type="string">
            <text:p>-0.00238956571428511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9794</text:p>
          </table:table-cell>
          <table:table-cell table:style-name="ce5" office:value-type="string" calcext:value-type="string">
            <text:p>0.009840199411764505</text:p>
          </table:table-cell>
          <table:table-cell table:style-name="ce5" office:value-type="string" calcext:value-type="string">
            <text:p>-0.00175974428571368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99773</text:p>
          </table:table-cell>
          <table:table-cell table:style-name="ce5" office:value-type="string" calcext:value-type="string">
            <text:p>0.009716887235293903</text:p>
          </table:table-cell>
          <table:table-cell table:style-name="ce5" office:value-type="string" calcext:value-type="string">
            <text:p>-0.00141163285714218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61</text:p>
          </table:table-cell>
          <table:table-cell table:style-name="ce5" office:value-type="string" calcext:value-type="string">
            <text:p>0.013067562911764474</text:p>
          </table:table-cell>
          <table:table-cell table:style-name="ce5" office:value-type="string" calcext:value-type="string">
            <text:p>-0.007448811428570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31</text:p>
          </table:table-cell>
          <table:table-cell table:style-name="ce5" office:value-type="string" calcext:value-type="string">
            <text:p>0.015855831970588097</text:p>
          </table:table-cell>
          <table:table-cell table:style-name="ce5" office:value-type="string" calcext:value-type="string">
            <text:p>-0.005402929999999417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1864405399999991</text:p>
          </table:table-cell>
          <table:table-cell table:style-name="ce5" office:value-type="string" calcext:value-type="string">
            <text:p>-0.0093049828571422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869139</text:p>
          </table:table-cell>
          <table:table-cell table:style-name="ce5" office:value-type="string" calcext:value-type="string">
            <text:p>0.02044840999999986</text:p>
          </table:table-cell>
          <table:table-cell table:style-name="ce5" office:value-type="string" calcext:value-type="string">
            <text:p>0.00131386714285774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67</text:p>
          </table:table-cell>
          <table:table-cell table:style-name="ce5" office:value-type="string" calcext:value-type="string">
            <text:p>0.021757141029411675</text:p>
          </table:table-cell>
          <table:table-cell table:style-name="ce5" office:value-type="string" calcext:value-type="string">
            <text:p>0.0068451771428578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71986</text:p>
          </table:table-cell>
          <table:table-cell table:style-name="ce5" office:value-type="string" calcext:value-type="string">
            <text:p>0.020888329617646917</text:p>
          </table:table-cell>
          <table:table-cell table:style-name="ce5" office:value-type="string" calcext:value-type="string">
            <text:p>0.00145633142857209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57328</text:p>
          </table:table-cell>
          <table:table-cell table:style-name="ce5" office:value-type="string" calcext:value-type="string">
            <text:p>0.019913780999999797</text:p>
          </table:table-cell>
          <table:table-cell table:style-name="ce5" office:value-type="string" calcext:value-type="string">
            <text:p>-0.00286874714285656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537</text:p>
          </table:table-cell>
          <table:table-cell table:style-name="ce5" office:value-type="string" calcext:value-type="string">
            <text:p>0.01726998729411755</text:p>
          </table:table-cell>
          <table:table-cell office:value-type="string" calcext:value-type="string">
            <text:p>6.857142862970456e-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340749</text:p>
          </table:table-cell>
          <table:table-cell table:style-name="ce5" office:value-type="string" calcext:value-type="string">
            <text:p>0.01609008332352929</text:p>
          </table:table-cell>
          <table:table-cell table:style-name="ce5" office:value-type="string" calcext:value-type="string">
            <text:p>0.00759064000000059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52998</text:p>
          </table:table-cell>
          <table:table-cell table:style-name="ce5" office:value-type="string" calcext:value-type="string">
            <text:p>0.013645398147058674</text:p>
          </table:table-cell>
          <table:table-cell table:style-name="ce5" office:value-type="string" calcext:value-type="string">
            <text:p>0.00562380285714342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89969</text:p>
          </table:table-cell>
          <table:table-cell table:style-name="ce5" office:value-type="string" calcext:value-type="string">
            <text:p>0.010125399617646913</text:p>
          </table:table-cell>
          <table:table-cell table:style-name="ce5" office:value-type="string" calcext:value-type="string">
            <text:p>0.0047331800000005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5" office:value-type="string" calcext:value-type="string">
            <text:p>0.005624687470588197</text:p>
          </table:table-cell>
          <table:table-cell table:style-name="ce5" office:value-type="string" calcext:value-type="string">
            <text:p>-0.00714401428571376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3</text:p>
          </table:table-cell>
          <table:table-cell table:style-name="ce5" office:value-type="string" calcext:value-type="string">
            <text:p>0.002631178999999928</text:p>
          </table:table-cell>
          <table:table-cell table:style-name="ce5" office:value-type="string" calcext:value-type="string">
            <text:p>0.0067554700000005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378611</text:p>
          </table:table-cell>
          <table:table-cell table:style-name="ce5" office:value-type="string" calcext:value-type="string">
            <text:p>-0.0025182518529412445</text:p>
          </table:table-cell>
          <table:table-cell table:style-name="ce5" office:value-type="string" calcext:value-type="string">
            <text:p>0.0075618414285720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8872</text:p>
          </table:table-cell>
          <table:table-cell table:style-name="ce5" office:value-type="string" calcext:value-type="string">
            <text:p>-0.008082620823529452</text:p>
          </table:table-cell>
          <table:table-cell table:style-name="ce5" office:value-type="string" calcext:value-type="string">
            <text:p>0.00978369142857199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589994</text:p>
          </table:table-cell>
          <table:table-cell table:style-name="ce5" office:value-type="string" calcext:value-type="string">
            <text:p>-0.012944662529411843</text:p>
          </table:table-cell>
          <table:table-cell table:style-name="ce5" office:value-type="string" calcext:value-type="string">
            <text:p>0.00181365142857203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5</text:p>
          </table:table-cell>
          <table:table-cell table:style-name="ce5" office:value-type="string" calcext:value-type="string">
            <text:p>-0.017969148264705914</text:p>
          </table:table-cell>
          <table:table-cell table:style-name="ce5" office:value-type="string" calcext:value-type="string">
            <text:p>-0.000024922857142228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68</text:p>
          </table:table-cell>
          <table:table-cell table:style-name="ce5" office:value-type="string" calcext:value-type="string">
            <text:p>-0.022391281735294144</text:p>
          </table:table-cell>
          <table:table-cell table:style-name="ce5" office:value-type="string" calcext:value-type="string">
            <text:p>0.007189714285714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89</text:p>
          </table:table-cell>
          <table:table-cell table:style-name="ce5" office:value-type="string" calcext:value-type="string">
            <text:p>-0.023694475411764726</text:p>
          </table:table-cell>
          <table:table-cell table:style-name="ce5" office:value-type="string" calcext:value-type="string">
            <text:p>-0.0014076757142851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44922</text:p>
          </table:table-cell>
          <table:table-cell table:style-name="ce5" office:value-type="string" calcext:value-type="string">
            <text:p>-0.02307827349999997</text:p>
          </table:table-cell>
          <table:table-cell table:style-name="ce5" office:value-type="string" calcext:value-type="string">
            <text:p>0.00172508428571482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07788</text:p>
          </table:table-cell>
          <table:table-cell table:style-name="ce5" office:value-type="string" calcext:value-type="string">
            <text:p>-0.022804470029411716</text:p>
          </table:table-cell>
          <table:table-cell table:style-name="ce5" office:value-type="string" calcext:value-type="string">
            <text:p>-0.0062879657142851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0867905</text:p>
          </table:table-cell>
          <table:table-cell table:style-name="ce5" office:value-type="string" calcext:value-type="string">
            <text:p>-0.02173669897058822</text:p>
          </table:table-cell>
          <table:table-cell table:style-name="ce5" office:value-type="string" calcext:value-type="string">
            <text:p>-0.00524372714285659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88811</text:p>
          </table:table-cell>
          <table:table-cell table:style-name="ce5" office:value-type="string" calcext:value-type="string">
            <text:p>-0.02191725849999998</text:p>
          </table:table-cell>
          <table:table-cell table:style-name="ce5" office:value-type="string" calcext:value-type="string">
            <text:p>0.009857962857143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" office:value-type="string" calcext:value-type="string">
            <text:p>-0.0255609349705882</text:p>
          </table:table-cell>
          <table:table-cell table:style-name="ce5" office:value-type="string" calcext:value-type="string">
            <text:p>0.0077643257142862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588196</text:p>
          </table:table-cell>
          <table:table-cell table:style-name="ce5" office:value-type="string" calcext:value-type="string">
            <text:p>-0.030488352352941117</text:p>
          </table:table-cell>
          <table:table-cell table:style-name="ce5" office:value-type="string" calcext:value-type="string">
            <text:p>0.01138127714285769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71</text:p>
          </table:table-cell>
          <table:table-cell table:style-name="ce5" office:value-type="string" calcext:value-type="string">
            <text:p>-0.03489466799999991</text:p>
          </table:table-cell>
          <table:table-cell table:style-name="ce5" office:value-type="string" calcext:value-type="string">
            <text:p>0.0105253042857148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499986</text:p>
          </table:table-cell>
          <table:table-cell table:style-name="ce5" office:value-type="string" calcext:value-type="string">
            <text:p>-0.03695019429411761</text:p>
          </table:table-cell>
          <table:table-cell table:style-name="ce5" office:value-type="string" calcext:value-type="string">
            <text:p>-0.00063001285714231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5" office:value-type="string" calcext:value-type="string">
            <text:p>-0.03809326217647052</text:p>
          </table:table-cell>
          <table:table-cell table:style-name="ce5" office:value-type="string" calcext:value-type="string">
            <text:p>-0.00822128285714229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894662</text:p>
          </table:table-cell>
          <table:table-cell table:style-name="ce5" office:value-type="string" calcext:value-type="string">
            <text:p>-0.03639374655882344</text:p>
          </table:table-cell>
          <table:table-cell table:style-name="ce5" office:value-type="string" calcext:value-type="string">
            <text:p>-0.002594629999999431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29397227</text:p>
          </table:table-cell>
          <table:table-cell table:style-name="ce5" office:value-type="string" calcext:value-type="string">
            <text:p>-0.03344580408823522</text:p>
          </table:table-cell>
          <table:table-cell table:style-name="ce5" office:value-type="string" calcext:value-type="string">
            <text:p>-0.00124575571428509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5" office:value-type="string" calcext:value-type="string">
            <text:p>-0.030179764970588108</text:p>
          </table:table-cell>
          <table:table-cell table:style-name="ce5" office:value-type="string" calcext:value-type="string">
            <text:p>0.0043683900000006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46961</text:p>
          </table:table-cell>
          <table:table-cell table:style-name="ce5" office:value-type="string" calcext:value-type="string">
            <text:p>-0.025811612911764592</text:p>
          </table:table-cell>
          <table:table-cell table:style-name="ce5" office:value-type="string" calcext:value-type="string">
            <text:p>-0.01074777571428514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016305</text:p>
          </table:table-cell>
          <table:table-cell table:style-name="ce5" office:value-type="string" calcext:value-type="string">
            <text:p>-0.018841752411764556</text:p>
          </table:table-cell>
          <table:table-cell table:style-name="ce5" office:value-type="string" calcext:value-type="string">
            <text:p>-0.0085762971428565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610663</text:p>
          </table:table-cell>
          <table:table-cell table:style-name="ce5" office:value-type="string" calcext:value-type="string">
            <text:p>-0.011935904205882197</text:p>
          </table:table-cell>
          <table:table-cell table:style-name="ce5" office:value-type="string" calcext:value-type="string">
            <text:p>-0.00851405142857086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01118</text:p>
          </table:table-cell>
          <table:table-cell table:style-name="ce5" office:value-type="string" calcext:value-type="string">
            <text:p>-0.00227725058823508</text:p>
          </table:table-cell>
          <table:table-cell table:style-name="ce5" office:value-type="string" calcext:value-type="string">
            <text:p>-0.0137736328571422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099981</text:p>
          </table:table-cell>
          <table:table-cell table:style-name="ce5" office:value-type="string" calcext:value-type="string">
            <text:p>0.009307522411764912</text:p>
          </table:table-cell>
          <table:table-cell table:style-name="ce5" office:value-type="string" calcext:value-type="string">
            <text:p>-0.00686804857142803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99796</text:p>
          </table:table-cell>
          <table:table-cell table:style-name="ce5" office:value-type="string" calcext:value-type="string">
            <text:p>0.019563837235294257</text:p>
          </table:table-cell>
          <table:table-cell table:style-name="ce5" office:value-type="string" calcext:value-type="string">
            <text:p>-0.022259288571428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408506</text:p>
          </table:table-cell>
          <table:table-cell table:style-name="ce5" office:value-type="string" calcext:value-type="string">
            <text:p>0.03360794126470601</text:p>
          </table:table-cell>
          <table:table-cell table:style-name="ce5" office:value-type="string" calcext:value-type="string">
            <text:p>-0.0198992885714280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40570754</text:p>
          </table:table-cell>
          <table:table-cell table:style-name="ce5" office:value-type="string" calcext:value-type="string">
            <text:p>0.047897225235294216</text:p>
          </table:table-cell>
          <table:table-cell table:style-name="ce5" office:value-type="string" calcext:value-type="string">
            <text:p>-0.002996372857142382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</text:p>
          </table:table-cell>
          <table:table-cell table:style-name="ce5" office:value-type="string" calcext:value-type="string">
            <text:p>0.057098078705882516</text:p>
          </table:table-cell>
          <table:table-cell table:style-name="ce5" office:value-type="string" calcext:value-type="string">
            <text:p>-0.01798444999999948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88047</text:p>
          </table:table-cell>
          <table:table-cell table:style-name="ce5" office:value-type="string" calcext:value-type="string">
            <text:p>0.06308505688235316</text:p>
          </table:table-cell>
          <table:table-cell table:style-name="ce5" office:value-type="string" calcext:value-type="string">
            <text:p>-0.006829494285713777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79</text:p>
          </table:table-cell>
          <table:table-cell table:style-name="ce5" office:value-type="string" calcext:value-type="string">
            <text:p>0.0642297978529413</text:p>
          </table:table-cell>
          <table:table-cell table:style-name="ce5" office:value-type="string" calcext:value-type="string">
            <text:p>0.014148991428571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80001</text:p>
          </table:table-cell>
          <table:table-cell table:style-name="ce5" office:value-type="string" calcext:value-type="string">
            <text:p>0.057805436852941317</text:p>
          </table:table-cell>
          <table:table-cell table:style-name="ce5" office:value-type="string" calcext:value-type="string">
            <text:p>0.0248000142857147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00002</text:p>
          </table:table-cell>
          <table:table-cell table:style-name="ce5" office:value-type="string" calcext:value-type="string">
            <text:p>0.051219687264706104</text:p>
          </table:table-cell>
          <table:table-cell table:style-name="ce5" office:value-type="string" calcext:value-type="string">
            <text:p>-0.001481871428570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93258</text:p>
          </table:table-cell>
          <table:table-cell table:style-name="ce5" office:value-type="string" calcext:value-type="string">
            <text:p>0.04262113314705901</text:p>
          </table:table-cell>
          <table:table-cell table:style-name="ce5" office:value-type="string" calcext:value-type="string">
            <text:p>0.0087060957142862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1873</text:p>
          </table:table-cell>
          <table:table-cell table:style-name="ce5" office:value-type="string" calcext:value-type="string">
            <text:p>0.03266754614705908</text:p>
          </table:table-cell>
          <table:table-cell table:style-name="ce5" office:value-type="string" calcext:value-type="string">
            <text:p>0.01637137428571483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739078</text:p>
          </table:table-cell>
          <table:table-cell table:style-name="ce5" office:value-type="string" calcext:value-type="string">
            <text:p>0.022268711000000274</text:p>
          </table:table-cell>
          <table:table-cell table:style-name="ce5" office:value-type="string" calcext:value-type="string">
            <text:p>0.0052155585714290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219998</text:p>
          </table:table-cell>
          <table:table-cell table:style-name="ce5" office:value-type="string" calcext:value-type="string">
            <text:p>0.01285290538235323</text:p>
          </table:table-cell>
          <table:table-cell table:style-name="ce5" office:value-type="string" calcext:value-type="string">
            <text:p>0.02836992428571477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99998</text:p>
          </table:table-cell>
          <table:table-cell table:style-name="ce5" office:value-type="string" calcext:value-type="string">
            <text:p>0.007129692000000187</text:p>
          </table:table-cell>
          <table:table-cell table:style-name="ce5" office:value-type="string" calcext:value-type="string">
            <text:p>-0.0138546557142852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7459925</text:p>
          </table:table-cell>
          <table:table-cell table:style-name="ce5" office:value-type="string" calcext:value-type="string">
            <text:p>0.009515838558823764</text:p>
          </table:table-cell>
          <table:table-cell table:style-name="ce5" office:value-type="string" calcext:value-type="string">
            <text:p>-0.01399982714285663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0002</text:p>
          </table:table-cell>
          <table:table-cell table:style-name="ce5" office:value-type="string" calcext:value-type="string">
            <text:p>0.014476861470588465</text:p>
          </table:table-cell>
          <table:table-cell table:style-name="ce5" office:value-type="string" calcext:value-type="string">
            <text:p>-0.02865377285714243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436172</text:p>
          </table:table-cell>
          <table:table-cell table:style-name="ce5" office:value-type="string" calcext:value-type="string">
            <text:p>0.021011105970588473</text:p>
          </table:table-cell>
          <table:table-cell table:style-name="ce5" office:value-type="string" calcext:value-type="string">
            <text:p>-0.017477307142856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6201432</text:p>
          </table:table-cell>
          <table:table-cell table:style-name="ce5" office:value-type="string" calcext:value-type="string">
            <text:p>0.024327021029411977</text:p>
          </table:table-cell>
          <table:table-cell table:style-name="ce5" office:value-type="string" calcext:value-type="string">
            <text:p>0.00391883285714328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9</text:p>
          </table:table-cell>
          <table:table-cell table:style-name="ce5" office:value-type="string" calcext:value-type="string">
            <text:p>0.02857436423529436</text:p>
          </table:table-cell>
          <table:table-cell table:style-name="ce5" office:value-type="string" calcext:value-type="string">
            <text:p>0.01014535714285752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8200547</text:p>
          </table:table-cell>
          <table:table-cell table:style-name="ce5" office:value-type="string" calcext:value-type="string">
            <text:p>0.029348435882353197</text:p>
          </table:table-cell>
          <table:table-cell table:style-name="ce5" office:value-type="string" calcext:value-type="string">
            <text:p>0.0084330371428574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719859</text:p>
          </table:table-cell>
          <table:table-cell table:style-name="ce5" office:value-type="string" calcext:value-type="string">
            <text:p>0.0262549006470591</text:p>
          </table:table-cell>
          <table:table-cell table:style-name="ce5" office:value-type="string" calcext:value-type="string">
            <text:p>-0.0170927585714282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02944</text:p>
          </table:table-cell>
          <table:table-cell table:style-name="ce5" office:value-type="string" calcext:value-type="string">
            <text:p>0.023267483000000255</text:p>
          </table:table-cell>
          <table:table-cell table:style-name="ce5" office:value-type="string" calcext:value-type="string">
            <text:p>-0.005787328571428218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835693</text:p>
          </table:table-cell>
          <table:table-cell table:style-name="ce5" office:value-type="string" calcext:value-type="string">
            <text:p>0.02224664152941197</text:p>
          </table:table-cell>
          <table:table-cell table:style-name="ce5" office:value-type="string" calcext:value-type="string">
            <text:p>0.02529050428571466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892556</text:p>
          </table:table-cell>
          <table:table-cell table:style-name="ce5" office:value-type="string" calcext:value-type="string">
            <text:p>0.015497285441176678</text:p>
          </table:table-cell>
          <table:table-cell table:style-name="ce5" office:value-type="string" calcext:value-type="string">
            <text:p>0.01807256857142891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169995</text:p>
          </table:table-cell>
          <table:table-cell table:style-name="ce5" office:value-type="string" calcext:value-type="string">
            <text:p>0.007551243500000193</text:p>
          </table:table-cell>
          <table:table-cell table:style-name="ce5" office:value-type="string" calcext:value-type="string">
            <text:p>-0.00383225857142827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722818</text:p>
          </table:table-cell>
          <table:table-cell table:style-name="ce5" office:value-type="string" calcext:value-type="string">
            <text:p>-0.0003258252941174544</text:p>
          </table:table-cell>
          <table:table-cell table:style-name="ce5" office:value-type="string" calcext:value-type="string">
            <text:p>-0.004462577142856749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055301</text:p>
          </table:table-cell>
          <table:table-cell table:style-name="ce5" office:value-type="string" calcext:value-type="string">
            <text:p>-0.005376589088235129</text:p>
          </table:table-cell>
          <table:table-cell table:style-name="ce5" office:value-type="string" calcext:value-type="string">
            <text:p>0.01221526428571467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984495</text:p>
          </table:table-cell>
          <table:table-cell table:style-name="ce5" office:value-type="string" calcext:value-type="string">
            <text:p>-0.011173961411764466</text:p>
          </table:table-cell>
          <table:table-cell table:style-name="ce5" office:value-type="string" calcext:value-type="string">
            <text:p>0.00669155714285751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40001</text:p>
          </table:table-cell>
          <table:table-cell table:style-name="ce5" office:value-type="string" calcext:value-type="string">
            <text:p>-0.016005765882352696</text:p>
          </table:table-cell>
          <table:table-cell table:style-name="ce5" office:value-type="string" calcext:value-type="string">
            <text:p>0.000184424285714579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1934827270588213</text:p>
          </table:table-cell>
          <table:table-cell table:style-name="ce5" office:value-type="string" calcext:value-type="string">
            <text:p>-0.00109349857142826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87962</text:p>
          </table:table-cell>
          <table:table-cell table:style-name="ce5" office:value-type="string" calcext:value-type="string">
            <text:p>-0.02025886761764678</text:p>
          </table:table-cell>
          <table:table-cell table:style-name="ce5" office:value-type="string" calcext:value-type="string">
            <text:p>-0.00489304571428544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1381042</text:p>
          </table:table-cell>
          <table:table-cell table:style-name="ce5" office:value-type="string" calcext:value-type="string">
            <text:p>-0.024073957029411508</text:p>
          </table:table-cell>
          <table:table-cell table:style-name="ce5" office:value-type="string" calcext:value-type="string">
            <text:p>-0.00161688714285684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177564</text:p>
          </table:table-cell>
          <table:table-cell table:style-name="ce5" office:value-type="string" calcext:value-type="string">
            <text:p>-0.0255293361470586</text:p>
          </table:table-cell>
          <table:table-cell table:style-name="ce5" office:value-type="string" calcext:value-type="string">
            <text:p>0.014745768571428841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54363</text:p>
          </table:table-cell>
          <table:table-cell table:style-name="ce5" office:value-type="string" calcext:value-type="string">
            <text:p>-0.02602039670588213</text:p>
          </table:table-cell>
          <table:table-cell table:style-name="ce5" office:value-type="string" calcext:value-type="string">
            <text:p>0.00631843714285745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1873</text:p>
          </table:table-cell>
          <table:table-cell table:style-name="ce5" office:value-type="string" calcext:value-type="string">
            <text:p>-0.02765891988235275</text:p>
          </table:table-cell>
          <table:table-cell table:style-name="ce5" office:value-type="string" calcext:value-type="string">
            <text:p>-0.001175084285713945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73166</text:p>
          </table:table-cell>
          <table:table-cell table:style-name="ce5" office:value-type="string" calcext:value-type="string">
            <text:p>-0.02504477679411743</text:p>
          </table:table-cell>
          <table:table-cell table:style-name="ce5" office:value-type="string" calcext:value-type="string">
            <text:p>-0.01697965857142824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672976</text:p>
          </table:table-cell>
          <table:table-cell table:style-name="ce5" office:value-type="string" calcext:value-type="string">
            <text:p>-0.016760427147058554</text:p>
          </table:table-cell>
          <table:table-cell table:style-name="ce5" office:value-type="string" calcext:value-type="string">
            <text:p>-0.0119758328571425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779989</text:p>
          </table:table-cell>
          <table:table-cell table:style-name="ce5" office:value-type="string" calcext:value-type="string">
            <text:p>-0.009178452058823283</text:p>
          </table:table-cell>
          <table:table-cell table:style-name="ce5" office:value-type="string" calcext:value-type="string">
            <text:p>-0.002922655714285460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5</text:p>
          </table:table-cell>
          <table:table-cell table:style-name="ce5" office:value-type="string" calcext:value-type="string">
            <text:p>-0.005018767588235051</text:p>
          </table:table-cell>
          <table:table-cell table:style-name="ce5" office:value-type="string" calcext:value-type="string">
            <text:p>-0.00976322571428550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099652</text:p>
          </table:table-cell>
          <table:table-cell table:style-name="ce5" office:value-type="string" calcext:value-type="string">
            <text:p>-0.0010130351176468322</text:p>
          </table:table-cell>
          <table:table-cell table:style-name="ce5" office:value-type="string" calcext:value-type="string">
            <text:p>0.005349594285714465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999991</text:p>
          </table:table-cell>
          <table:table-cell table:style-name="ce5" office:value-type="string" calcext:value-type="string">
            <text:p>0.00009802423529436943</text:p>
          </table:table-cell>
          <table:table-cell table:style-name="ce5" office:value-type="string" calcext:value-type="string">
            <text:p>0.00999679714285728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5</text:p>
          </table:table-cell>
          <table:table-cell table:style-name="ce5" office:value-type="string" calcext:value-type="string">
            <text:p>-0.00032515535294097564</text:p>
          </table:table-cell>
          <table:table-cell table:style-name="ce5" office:value-type="string" calcext:value-type="string">
            <text:p>-0.0005940728571427467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527907</text:p>
          </table:table-cell>
          <table:table-cell table:style-name="ce5" office:value-type="string" calcext:value-type="string">
            <text:p>-0.0009903544411762333</text:p>
          </table:table-cell>
          <table:table-cell table:style-name="ce5" office:value-type="string" calcext:value-type="string">
            <text:p>0.0022421214285715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957872</text:p>
          </table:table-cell>
          <table:table-cell table:style-name="ce5" office:value-type="string" calcext:value-type="string">
            <text:p>-0.0014678881764703666</text:p>
          </table:table-cell>
          <table:table-cell table:style-name="ce5" office:value-type="string" calcext:value-type="string">
            <text:p>-0.00431120999999984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209306</text:p>
          </table:table-cell>
          <table:table-cell table:style-name="ce5" office:value-type="string" calcext:value-type="string">
            <text:p>-0.002830639499999843</text:p>
          </table:table-cell>
          <table:table-cell table:style-name="ce5" office:value-type="string" calcext:value-type="string">
            <text:p>0.0055074414285716244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600345</text:p>
          </table:table-cell>
          <table:table-cell table:style-name="ce5" office:value-type="string" calcext:value-type="string">
            <text:p>-0.0038543673823527302</text:p>
          </table:table-cell>
          <table:table-cell table:style-name="ce5" office:value-type="string" calcext:value-type="string">
            <text:p>0.0010070385714288088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574</text:p>
          </table:table-cell>
          <table:table-cell table:style-name="ce5" office:value-type="string" calcext:value-type="string">
            <text:p>-0.006321106352940975</text:p>
          </table:table-cell>
          <table:table-cell table:style-name="ce5" office:value-type="string" calcext:value-type="string">
            <text:p>0.003537040000000213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2084</text:p>
          </table:table-cell>
          <table:table-cell table:style-name="ce5" office:value-type="string" calcext:value-type="string">
            <text:p>-0.008310505647058652</text:p>
          </table:table-cell>
          <table:table-cell table:style-name="ce5" office:value-type="string" calcext:value-type="string">
            <text:p>0.00023547714285737653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2732941</text:p>
          </table:table-cell>
          <table:table-cell table:style-name="ce5" office:value-type="string" calcext:value-type="string">
            <text:p>-0.009671066264705708</text:p>
          </table:table-cell>
          <table:table-cell table:style-name="ce5" office:value-type="string" calcext:value-type="string">
            <text:p>0.005059901428571656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3379329</text:p>
          </table:table-cell>
          <table:table-cell table:style-name="ce5" office:value-type="string" calcext:value-type="string">
            <text:p>-0.009217595323529282</text:p>
          </table:table-cell>
          <table:table-cell table:style-name="ce5" office:value-type="string" calcext:value-type="string">
            <text:p>0.0006111171428573869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5" office:value-type="string" calcext:value-type="string">
            <text:p>0.34300505</text:p>
          </table:table-cell>
          <table:table-cell table:style-name="ce5" office:value-type="string" calcext:value-type="string">
            <text:p>-0.008568663558823408</text:p>
          </table:table-cell>
          <table:table-cell table:style-name="ce5" office:value-type="string" calcext:value-type="string">
            <text:p>-0.00014180857142831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21</text:p>
          </table:table-cell>
          <table:table-cell table:style-name="ce5" office:value-type="string" calcext:value-type="string">
            <text:p>-0.007242309852940998</text:p>
          </table:table-cell>
          <table:table-cell table:style-name="ce5" office:value-type="string" calcext:value-type="string">
            <text:p>-0.0022314299999997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9899</text:p>
          </table:table-cell>
          <table:table-cell table:style-name="ce5" office:value-type="string" calcext:value-type="string">
            <text:p>-0.005103110470588035</text:p>
          </table:table-cell>
          <table:table-cell table:style-name="ce5" office:value-type="string" calcext:value-type="string">
            <text:p>-0.0084097828571426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6674</text:p>
          </table:table-cell>
          <table:table-cell table:style-name="ce5" office:value-type="string" calcext:value-type="string">
            <text:p>-0.0027685088529409985</text:p>
          </table:table-cell>
          <table:table-cell table:style-name="ce5" office:value-type="string" calcext:value-type="string">
            <text:p>-0.0024068657142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655</text:p>
          </table:table-cell>
          <table:table-cell table:style-name="ce5" office:value-type="string" calcext:value-type="string">
            <text:p>-0.0005543834705880046</text:p>
          </table:table-cell>
          <table:table-cell table:style-name="ce5" office:value-type="string" calcext:value-type="string">
            <text:p>0.0061253085714287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989</text:p>
          </table:table-cell>
          <table:table-cell table:style-name="ce5" office:value-type="string" calcext:value-type="string">
            <text:p>-0.0003109962352939033</text:p>
          </table:table-cell>
          <table:table-cell table:style-name="ce5" office:value-type="string" calcext:value-type="string">
            <text:p>0.0005523985714287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50512</text:p>
          </table:table-cell>
          <table:table-cell table:style-name="ce5" office:value-type="string" calcext:value-type="string">
            <text:p>0.0007763051470589533</text:p>
          </table:table-cell>
          <table:table-cell table:style-name="ce5" office:value-type="string" calcext:value-type="string">
            <text:p>-0.00216379714285697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48003</text:p>
          </table:table-cell>
          <table:table-cell table:style-name="ce5" office:value-type="string" calcext:value-type="string">
            <text:p>0.0035989053235294666</text:p>
          </table:table-cell>
          <table:table-cell table:style-name="ce5" office:value-type="string" calcext:value-type="string">
            <text:p>-0.00293532999999984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697973</text:p>
          </table:table-cell>
          <table:table-cell table:style-name="ce5" office:value-type="string" calcext:value-type="string">
            <text:p>0.006749375676470604</text:p>
          </table:table-cell>
          <table:table-cell table:style-name="ce5" office:value-type="string" calcext:value-type="string">
            <text:p>-0.0050766442857141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52848</text:p>
          </table:table-cell>
          <table:table-cell table:style-name="ce5" office:value-type="string" calcext:value-type="string">
            <text:p>0.007372338264705902</text:p>
          </table:table-cell>
          <table:table-cell table:style-name="ce5" office:value-type="string" calcext:value-type="string">
            <text:p>-0.0048045999999998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00001</text:p>
          </table:table-cell>
          <table:table-cell table:style-name="ce5" office:value-type="string" calcext:value-type="string">
            <text:p>0.007285916676470605</text:p>
          </table:table-cell>
          <table:table-cell table:style-name="ce5" office:value-type="string" calcext:value-type="string">
            <text:p>0.003539724285714418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99994</text:p>
          </table:table-cell>
          <table:table-cell table:style-name="ce5" office:value-type="string" calcext:value-type="string">
            <text:p>0.005348357411764759</text:p>
          </table:table-cell>
          <table:table-cell table:style-name="ce5" office:value-type="string" calcext:value-type="string">
            <text:p>0.0109382857142858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</text:p>
          </table:table-cell>
          <table:table-cell table:style-name="ce5" office:value-type="string" calcext:value-type="string">
            <text:p>0.003035630588235305</text:p>
          </table:table-cell>
          <table:table-cell table:style-name="ce5" office:value-type="string" calcext:value-type="string">
            <text:p>0.0031949714285715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90997</text:p>
          </table:table-cell>
          <table:table-cell table:style-name="ce5" office:value-type="string" calcext:value-type="string">
            <text:p>0.0016365819999999975</text:p>
          </table:table-cell>
          <table:table-cell table:style-name="ce5" office:value-type="string" calcext:value-type="string">
            <text:p>-0.0051712571428570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</text:p>
          </table:table-cell>
          <table:table-cell table:style-name="ce5" office:value-type="string" calcext:value-type="string">
            <text:p>0.0018340997647058876</text:p>
          </table:table-cell>
          <table:table-cell table:style-name="ce5" office:value-type="string" calcext:value-type="string">
            <text:p>-0.0042454371428570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489975</text:p>
          </table:table-cell>
          <table:table-cell table:style-name="ce5" office:value-type="string" calcext:value-type="string">
            <text:p>0.0033357590294117445</text:p>
          </table:table-cell>
          <table:table-cell table:style-name="ce5" office:value-type="string" calcext:value-type="string">
            <text:p>-0.00137693857142845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07575</text:p>
          </table:table-cell>
          <table:table-cell table:style-name="ce5" office:value-type="string" calcext:value-type="string">
            <text:p>0.0048276904999999815</text:p>
          </table:table-cell>
          <table:table-cell table:style-name="ce5" office:value-type="string" calcext:value-type="string">
            <text:p>-0.00459791714285706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181518</text:p>
          </table:table-cell>
          <table:table-cell table:style-name="ce5" office:value-type="string" calcext:value-type="string">
            <text:p>0.005713095470588181</text:p>
          </table:table-cell>
          <table:table-cell table:style-name="ce5" office:value-type="string" calcext:value-type="string">
            <text:p>-0.0006615428571427606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5" office:value-type="string" calcext:value-type="string">
            <text:p>0.006625960235293993</text:p>
          </table:table-cell>
          <table:table-cell table:style-name="ce5" office:value-type="string" calcext:value-type="string">
            <text:p>-0.00327152142857134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74904</text:p>
          </table:table-cell>
          <table:table-cell table:style-name="ce5" office:value-type="string" calcext:value-type="string">
            <text:p>0.007140245058823436</text:p>
          </table:table-cell>
          <table:table-cell table:style-name="ce5" office:value-type="string" calcext:value-type="string">
            <text:p>0.0062581714285715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994559</text:p>
          </table:table-cell>
          <table:table-cell table:style-name="ce5" office:value-type="string" calcext:value-type="string">
            <text:p>0.006956438441176271</text:p>
          </table:table-cell>
          <table:table-cell table:style-name="ce5" office:value-type="string" calcext:value-type="string">
            <text:p>-0.0021423457142855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77693</text:p>
          </table:table-cell>
          <table:table-cell table:style-name="ce5" office:value-type="string" calcext:value-type="string">
            <text:p>0.007039847441176361</text:p>
          </table:table-cell>
          <table:table-cell table:style-name="ce5" office:value-type="string" calcext:value-type="string">
            <text:p>0.00167180857142873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509</text:p>
          </table:table-cell>
          <table:table-cell table:style-name="ce5" office:value-type="string" calcext:value-type="string">
            <text:p>0.006833383999999831</text:p>
          </table:table-cell>
          <table:table-cell table:style-name="ce5" office:value-type="string" calcext:value-type="string">
            <text:p>0.000363607142857214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9743</text:p>
          </table:table-cell>
          <table:table-cell table:style-name="ce5" office:value-type="string" calcext:value-type="string">
            <text:p>0.005278591029411583</text:p>
          </table:table-cell>
          <table:table-cell table:style-name="ce5" office:value-type="string" calcext:value-type="string">
            <text:p>-0.00076337571428558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438993</text:p>
          </table:table-cell>
          <table:table-cell table:style-name="ce5" office:value-type="string" calcext:value-type="string">
            <text:p>0.0038120874705880325</text:p>
          </table:table-cell>
          <table:table-cell table:style-name="ce5" office:value-type="string" calcext:value-type="string">
            <text:p>0.0027525642857143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6</text:p>
          </table:table-cell>
          <table:table-cell table:style-name="ce5" office:value-type="string" calcext:value-type="string">
            <text:p>0.002508144705882176</text:p>
          </table:table-cell>
          <table:table-cell table:style-name="ce5" office:value-type="string" calcext:value-type="string">
            <text:p>0.00478390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3</text:p>
          </table:table-cell>
          <table:table-cell table:style-name="ce5" office:value-type="string" calcext:value-type="string">
            <text:p>0.0006361260588234052</text:p>
          </table:table-cell>
          <table:table-cell table:style-name="ce5" office:value-type="string" calcext:value-type="string">
            <text:p>-0.000286344285714112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3387</text:p>
          </table:table-cell>
          <table:table-cell table:style-name="ce5" office:value-type="string" calcext:value-type="string">
            <text:p>-0.001545498705882331</text:p>
          </table:table-cell>
          <table:table-cell table:style-name="ce5" office:value-type="string" calcext:value-type="string">
            <text:p>0.0015611700000001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9999</text:p>
          </table:table-cell>
          <table:table-cell table:style-name="ce5" office:value-type="string" calcext:value-type="string">
            <text:p>-0.0027530053529411513</text:p>
          </table:table-cell>
          <table:table-cell table:style-name="ce5" office:value-type="string" calcext:value-type="string">
            <text:p>0.00377894714285725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</text:p>
          </table:table-cell>
          <table:table-cell table:style-name="ce5" office:value-type="string" calcext:value-type="string">
            <text:p>-0.00400865023529412</text:p>
          </table:table-cell>
          <table:table-cell table:style-name="ce5" office:value-type="string" calcext:value-type="string">
            <text:p>0.001567717142857305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904598</text:p>
          </table:table-cell>
          <table:table-cell table:style-name="ce5" office:value-type="string" calcext:value-type="string">
            <text:p>-0.0070331962058823305</text:p>
          </table:table-cell>
          <table:table-cell table:style-name="ce5" office:value-type="string" calcext:value-type="string">
            <text:p>0.002589282857142993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6963</text:p>
          </table:table-cell>
          <table:table-cell table:style-name="ce5" office:value-type="string" calcext:value-type="string">
            <text:p>-0.00973410755882348</text:p>
          </table:table-cell>
          <table:table-cell table:style-name="ce5" office:value-type="string" calcext:value-type="string">
            <text:p>0.00402714285714300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78527</text:p>
          </table:table-cell>
          <table:table-cell table:style-name="ce5" office:value-type="string" calcext:value-type="string">
            <text:p>-0.011139572029411848</text:p>
          </table:table-cell>
          <table:table-cell table:style-name="ce5" office:value-type="string" calcext:value-type="string">
            <text:p>0.0041476800000002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4</text:p>
          </table:table-cell>
          <table:table-cell table:style-name="ce5" office:value-type="string" calcext:value-type="string">
            <text:p>-0.013452858470588247</text:p>
          </table:table-cell>
          <table:table-cell table:style-name="ce5" office:value-type="string" calcext:value-type="string">
            <text:p>0.00419053714285733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641252</text:p>
          </table:table-cell>
          <table:table-cell table:style-name="ce5" office:value-type="string" calcext:value-type="string">
            <text:p>-0.015497841441176552</text:p>
          </table:table-cell>
          <table:table-cell table:style-name="ce5" office:value-type="string" calcext:value-type="string">
            <text:p>-0.00707402857142835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99412</text:p>
          </table:table-cell>
          <table:table-cell table:style-name="ce5" office:value-type="string" calcext:value-type="string">
            <text:p>-0.01626431529411776</text:p>
          </table:table-cell>
          <table:table-cell table:style-name="ce5" office:value-type="string" calcext:value-type="string">
            <text:p>0.00560570142857164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9996</text:p>
          </table:table-cell>
          <table:table-cell table:style-name="ce5" office:value-type="string" calcext:value-type="string">
            <text:p>-0.015427419647058849</text:p>
          </table:table-cell>
          <table:table-cell table:style-name="ce5" office:value-type="string" calcext:value-type="string">
            <text:p>0.00082324857142879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99996</text:p>
          </table:table-cell>
          <table:table-cell table:style-name="ce5" office:value-type="string" calcext:value-type="string">
            <text:p>-0.015041549852941205</text:p>
          </table:table-cell>
          <table:table-cell table:style-name="ce5" office:value-type="string" calcext:value-type="string">
            <text:p>-0.00112687571428549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6</text:p>
          </table:table-cell>
          <table:table-cell table:style-name="ce5" office:value-type="string" calcext:value-type="string">
            <text:p>-0.01329556235294116</text:p>
          </table:table-cell>
          <table:table-cell table:style-name="ce5" office:value-type="string" calcext:value-type="string">
            <text:p>-0.0097291642857140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92</text:p>
          </table:table-cell>
          <table:table-cell table:style-name="ce5" office:value-type="string" calcext:value-type="string">
            <text:p>-0.01122856429411756</text:p>
          </table:table-cell>
          <table:table-cell table:style-name="ce5" office:value-type="string" calcext:value-type="string">
            <text:p>-0.006178228571428301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5" office:value-type="string" calcext:value-type="string">
            <text:p>-0.008004586647058776</text:p>
          </table:table-cell>
          <table:table-cell table:style-name="ce5" office:value-type="string" calcext:value-type="string">
            <text:p>0.00414189714285745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0002</text:p>
          </table:table-cell>
          <table:table-cell table:style-name="ce5" office:value-type="string" calcext:value-type="string">
            <text:p>-0.0066954912941175615</text:p>
          </table:table-cell>
          <table:table-cell table:style-name="ce5" office:value-type="string" calcext:value-type="string">
            <text:p>0.000157968571428912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2849</text:p>
          </table:table-cell>
          <table:table-cell table:style-name="ce5" office:value-type="string" calcext:value-type="string">
            <text:p>-0.00673413144117635</text:p>
          </table:table-cell>
          <table:table-cell table:style-name="ce5" office:value-type="string" calcext:value-type="string">
            <text:p>0.00275305857142887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9991</text:p>
          </table:table-cell>
          <table:table-cell table:style-name="ce5" office:value-type="string" calcext:value-type="string">
            <text:p>-0.006321639764705733</text:p>
          </table:table-cell>
          <table:table-cell table:style-name="ce5" office:value-type="string" calcext:value-type="string">
            <text:p>0.00052445428571462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999998</text:p>
          </table:table-cell>
          <table:table-cell table:style-name="ce5" office:value-type="string" calcext:value-type="string">
            <text:p>-0.005363902029411671</text:p>
          </table:table-cell>
          <table:table-cell table:style-name="ce5" office:value-type="string" calcext:value-type="string">
            <text:p>-0.000904039999999661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41871</text:p>
          </table:table-cell>
          <table:table-cell table:style-name="ce5" office:value-type="string" calcext:value-type="string">
            <text:p>-0.004465795058823385</text:p>
          </table:table-cell>
          <table:table-cell table:style-name="ce5" office:value-type="string" calcext:value-type="string">
            <text:p>-0.00574955571428548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38489</text:p>
          </table:table-cell>
          <table:table-cell table:style-name="ce5" office:value-type="string" calcext:value-type="string">
            <text:p>-0.003568994470588005</text:p>
          </table:table-cell>
          <table:table-cell table:style-name="ce5" office:value-type="string" calcext:value-type="string">
            <text:p>-0.00304750999999980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8886</text:p>
          </table:table-cell>
          <table:table-cell table:style-name="ce5" office:value-type="string" calcext:value-type="string">
            <text:p>-0.0021813897352939704</text:p>
          </table:table-cell>
          <table:table-cell table:style-name="ce5" office:value-type="string" calcext:value-type="string">
            <text:p>0.000425501428571617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44551</text:p>
          </table:table-cell>
          <table:table-cell table:style-name="ce5" office:value-type="string" calcext:value-type="string">
            <text:p>-0.0021264061176468063</text:p>
          </table:table-cell>
          <table:table-cell table:style-name="ce5" office:value-type="string" calcext:value-type="string">
            <text:p>0.00629050142857162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000043</text:p>
          </table:table-cell>
          <table:table-cell table:style-name="ce5" office:value-type="string" calcext:value-type="string">
            <text:p>-0.00362272997058799</text:p>
          </table:table-cell>
          <table:table-cell table:style-name="ce5" office:value-type="string" calcext:value-type="string">
            <text:p>0.00425609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99992</text:p>
          </table:table-cell>
          <table:table-cell table:style-name="ce5" office:value-type="string" calcext:value-type="string">
            <text:p>-0.008114426499999716</text:p>
          </table:table-cell>
          <table:table-cell table:style-name="ce5" office:value-type="string" calcext:value-type="string">
            <text:p>0.0075079900000002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00001</text:p>
          </table:table-cell>
          <table:table-cell table:style-name="ce5" office:value-type="string" calcext:value-type="string">
            <text:p>-0.013061433852940951</text:p>
          </table:table-cell>
          <table:table-cell table:style-name="ce5" office:value-type="string" calcext:value-type="string">
            <text:p>0.00758338428571453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7253</text:p>
          </table:table-cell>
          <table:table-cell table:style-name="ce5" office:value-type="string" calcext:value-type="string">
            <text:p>-0.018094775617646885</text:p>
          </table:table-cell>
          <table:table-cell table:style-name="ce5" office:value-type="string" calcext:value-type="string">
            <text:p>0.0105752028571431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02</text:p>
          </table:table-cell>
          <table:table-cell table:style-name="ce5" office:value-type="string" calcext:value-type="string">
            <text:p>-0.02222762349999985</text:p>
          </table:table-cell>
          <table:table-cell table:style-name="ce5" office:value-type="string" calcext:value-type="string">
            <text:p>0.007299392857143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787421</text:p>
          </table:table-cell>
          <table:table-cell table:style-name="ce5" office:value-type="string" calcext:value-type="string">
            <text:p>-0.02515201455882332</text:p>
          </table:table-cell>
          <table:table-cell table:style-name="ce5" office:value-type="string" calcext:value-type="string">
            <text:p>0.00144383285714311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863338</text:p>
          </table:table-cell>
          <table:table-cell table:style-name="ce5" office:value-type="string" calcext:value-type="string">
            <text:p>-0.02388555447058799</text:p>
          </table:table-cell>
          <table:table-cell table:style-name="ce5" office:value-type="string" calcext:value-type="string">
            <text:p>-0.01272577285714260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9</text:p>
          </table:table-cell>
          <table:table-cell table:style-name="ce5" office:value-type="string" calcext:value-type="string">
            <text:p>-0.02097997073529384</text:p>
          </table:table-cell>
          <table:table-cell table:style-name="ce5" office:value-type="string" calcext:value-type="string">
            <text:p>-0.00039606142857118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7425721941176198</text:p>
          </table:table-cell>
          <table:table-cell table:style-name="ce5" office:value-type="string" calcext:value-type="string">
            <text:p>-0.006138002857142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72</text:p>
          </table:table-cell>
          <table:table-cell table:style-name="ce5" office:value-type="string" calcext:value-type="string">
            <text:p>-0.014269100441176186</text:p>
          </table:table-cell>
          <table:table-cell table:style-name="ce5" office:value-type="string" calcext:value-type="string">
            <text:p>-0.00146175142857118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11576317735293828</text:p>
          </table:table-cell>
          <table:table-cell table:style-name="ce5" office:value-type="string" calcext:value-type="string">
            <text:p>-0.0020759057142854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81629</text:p>
          </table:table-cell>
          <table:table-cell table:style-name="ce5" office:value-type="string" calcext:value-type="string">
            <text:p>-0.010040892382352673</text:p>
          </table:table-cell>
          <table:table-cell table:style-name="ce5" office:value-type="string" calcext:value-type="string">
            <text:p>0.00093133428571445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050001</text:p>
          </table:table-cell>
          <table:table-cell table:style-name="ce5" office:value-type="string" calcext:value-type="string">
            <text:p>-0.009024389588235038</text:p>
          </table:table-cell>
          <table:table-cell table:style-name="ce5" office:value-type="string" calcext:value-type="string">
            <text:p>0.00224193000000016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04345</text:p>
          </table:table-cell>
          <table:table-cell table:style-name="ce5" office:value-type="string" calcext:value-type="string">
            <text:p>-0.00884993502941156</text:p>
          </table:table-cell>
          <table:table-cell table:style-name="ce5" office:value-type="string" calcext:value-type="string">
            <text:p>0.002183268571428809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5" office:value-type="string" calcext:value-type="string">
            <text:p>-0.0091087013235292</text:p>
          </table:table-cell>
          <table:table-cell table:style-name="ce5" office:value-type="string" calcext:value-type="string">
            <text:p>0.00294050428571446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426728</text:p>
          </table:table-cell>
          <table:table-cell table:style-name="ce5" office:value-type="string" calcext:value-type="string">
            <text:p>-0.009788403735293882</text:p>
          </table:table-cell>
          <table:table-cell table:style-name="ce5" office:value-type="string" calcext:value-type="string">
            <text:p>0.001302211428571620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</text:p>
          </table:table-cell>
          <table:table-cell table:style-name="ce5" office:value-type="string" calcext:value-type="string">
            <text:p>-0.009992477294117397</text:p>
          </table:table-cell>
          <table:table-cell table:style-name="ce5" office:value-type="string" calcext:value-type="string">
            <text:p>0.000141034285714547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30004</text:p>
          </table:table-cell>
          <table:table-cell table:style-name="ce5" office:value-type="string" calcext:value-type="string">
            <text:p>-0.009198768852940853</text:p>
          </table:table-cell>
          <table:table-cell table:style-name="ce5" office:value-type="string" calcext:value-type="string">
            <text:p>-0.001074702857142617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847401117647023</text:p>
          </table:table-cell>
          <table:table-cell table:style-name="ce5" office:value-type="string" calcext:value-type="string">
            <text:p>-0.00257093999999979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89995</text:p>
          </table:table-cell>
          <table:table-cell table:style-name="ce5" office:value-type="string" calcext:value-type="string">
            <text:p>-0.007182345058823203</text:p>
          </table:table-cell>
          <table:table-cell table:style-name="ce5" office:value-type="string" calcext:value-type="string">
            <text:p>-0.00693222285714262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26155</text:p>
          </table:table-cell>
          <table:table-cell table:style-name="ce5" office:value-type="string" calcext:value-type="string">
            <text:p>-0.005689340117646713</text:p>
          </table:table-cell>
          <table:table-cell table:style-name="ce5" office:value-type="string" calcext:value-type="string">
            <text:p>0.00224076857142879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219999</text:p>
          </table:table-cell>
          <table:table-cell table:style-name="ce5" office:value-type="string" calcext:value-type="string">
            <text:p>-0.004654114941176124</text:p>
          </table:table-cell>
          <table:table-cell table:style-name="ce5" office:value-type="string" calcext:value-type="string">
            <text:p>0.001040810000000225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5" office:value-type="string" calcext:value-type="string">
            <text:p>-0.004167220764705548</text:p>
          </table:table-cell>
          <table:table-cell table:style-name="ce5" office:value-type="string" calcext:value-type="string">
            <text:p>0.00162189571428589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3584155764705499</text:p>
          </table:table-cell>
          <table:table-cell table:style-name="ce5" office:value-type="string" calcext:value-type="string">
            <text:p>0.00138093142857159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99992</text:p>
          </table:table-cell>
          <table:table-cell table:style-name="ce5" office:value-type="string" calcext:value-type="string">
            <text:p>-0.0030681689117643685</text:p>
          </table:table-cell>
          <table:table-cell table:style-name="ce5" office:value-type="string" calcext:value-type="string">
            <text:p>-0.00135745142857124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382399</text:p>
          </table:table-cell>
          <table:table-cell table:style-name="ce5" office:value-type="string" calcext:value-type="string">
            <text:p>-0.002523066999999657</text:p>
          </table:table-cell>
          <table:table-cell table:style-name="ce5" office:value-type="string" calcext:value-type="string">
            <text:p>-0.00125303857142838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20156622058820073</text:p>
          </table:table-cell>
          <table:table-cell table:style-name="ce5" office:value-type="string" calcext:value-type="string">
            <text:p>-0.00146529285714264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5</text:p>
          </table:table-cell>
          <table:table-cell table:style-name="ce5" office:value-type="string" calcext:value-type="string">
            <text:p>-0.0015069317647055103</text:p>
          </table:table-cell>
          <table:table-cell table:style-name="ce5" office:value-type="string" calcext:value-type="string">
            <text:p>0.00120072857142872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999674</text:p>
          </table:table-cell>
          <table:table-cell table:style-name="ce5" office:value-type="string" calcext:value-type="string">
            <text:p>-0.0017788071176466635</text:p>
          </table:table-cell>
          <table:table-cell table:style-name="ce5" office:value-type="string" calcext:value-type="string">
            <text:p>0.00052959857142875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</text:p>
          </table:table-cell>
          <table:table-cell table:style-name="ce5" office:value-type="string" calcext:value-type="string">
            <text:p>-0.0018612039999996166</text:p>
          </table:table-cell>
          <table:table-cell table:style-name="ce5" office:value-type="string" calcext:value-type="string">
            <text:p>0.00063938285714298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129672</text:p>
          </table:table-cell>
          <table:table-cell table:style-name="ce5" office:value-type="string" calcext:value-type="string">
            <text:p>-0.0016037448529407916</text:p>
          </table:table-cell>
          <table:table-cell table:style-name="ce5" office:value-type="string" calcext:value-type="string">
            <text:p>0.00232820428571439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69609</text:p>
          </table:table-cell>
          <table:table-cell table:style-name="ce5" office:value-type="string" calcext:value-type="string">
            <text:p>-0.0011585463235290194</text:p>
          </table:table-cell>
          <table:table-cell table:style-name="ce5" office:value-type="string" calcext:value-type="string">
            <text:p>0.00174295142857161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9858</text:p>
          </table:table-cell>
          <table:table-cell table:style-name="ce5" office:value-type="string" calcext:value-type="string">
            <text:p>-0.0005704544411760937</text:p>
          </table:table-cell>
          <table:table-cell table:style-name="ce5" office:value-type="string" calcext:value-type="string">
            <text:p>-0.00292628142857126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682</text:p>
          </table:table-cell>
          <table:table-cell table:style-name="ce5" office:value-type="string" calcext:value-type="string">
            <text:p>0.0020088426176474994</text:p>
          </table:table-cell>
          <table:table-cell table:style-name="ce5" office:value-type="string" calcext:value-type="string">
            <text:p>-0.0041653357142855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352989</text:p>
          </table:table-cell>
          <table:table-cell table:style-name="ce5" office:value-type="string" calcext:value-type="string">
            <text:p>0.004781397117647468</text:p>
          </table:table-cell>
          <table:table-cell table:style-name="ce5" office:value-type="string" calcext:value-type="string">
            <text:p>-0.00415859999999984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</text:p>
          </table:table-cell>
          <table:table-cell table:style-name="ce5" office:value-type="string" calcext:value-type="string">
            <text:p>0.006497112205882727</text:p>
          </table:table-cell>
          <table:table-cell table:style-name="ce5" office:value-type="string" calcext:value-type="string">
            <text:p>-0.00218826714285702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81142</text:p>
          </table:table-cell>
          <table:table-cell table:style-name="ce5" office:value-type="string" calcext:value-type="string">
            <text:p>0.008295639235294472</text:p>
          </table:table-cell>
          <table:table-cell table:style-name="ce5" office:value-type="string" calcext:value-type="string">
            <text:p>-0.0043001885714283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21007</text:p>
          </table:table-cell>
          <table:table-cell table:style-name="ce5" office:value-type="string" calcext:value-type="string">
            <text:p>0.010605969411765115</text:p>
          </table:table-cell>
          <table:table-cell table:style-name="ce5" office:value-type="string" calcext:value-type="string">
            <text:p>0.001836961428571648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592</text:p>
          </table:table-cell>
          <table:table-cell table:style-name="ce5" office:value-type="string" calcext:value-type="string">
            <text:p>0.011380605617647477</text:p>
          </table:table-cell>
          <table:table-cell table:style-name="ce5" office:value-type="string" calcext:value-type="string">
            <text:p>-0.00075083857142838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15814</text:p>
          </table:table-cell>
          <table:table-cell table:style-name="ce5" office:value-type="string" calcext:value-type="string">
            <text:p>0.012132548470588589</text:p>
          </table:table-cell>
          <table:table-cell table:style-name="ce5" office:value-type="string" calcext:value-type="string">
            <text:p>-0.0061624914285712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29226</text:p>
          </table:table-cell>
          <table:table-cell table:style-name="ce5" office:value-type="string" calcext:value-type="string">
            <text:p>0.012687584058823864</text:p>
          </table:table-cell>
          <table:table-cell table:style-name="ce5" office:value-type="string" calcext:value-type="string">
            <text:p>0.0001331771428573769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9749</text:p>
          </table:table-cell>
          <table:table-cell table:style-name="ce5" office:value-type="string" calcext:value-type="string">
            <text:p>0.012836036911765047</text:p>
          </table:table-cell>
          <table:table-cell table:style-name="ce5" office:value-type="string" calcext:value-type="string">
            <text:p>0.00140788428571453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31897</text:p>
          </table:table-cell>
          <table:table-cell table:style-name="ce5" office:value-type="string" calcext:value-type="string">
            <text:p>0.0121888410294122</text:p>
          </table:table-cell>
          <table:table-cell table:style-name="ce5" office:value-type="string" calcext:value-type="string">
            <text:p>0.00232673857142884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</text:p>
          </table:table-cell>
          <table:table-cell table:style-name="ce5" office:value-type="string" calcext:value-type="string">
            <text:p>0.011888472441176912</text:p>
          </table:table-cell>
          <table:table-cell table:style-name="ce5" office:value-type="string" calcext:value-type="string">
            <text:p>-0.001716552857142672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371</text:p>
          </table:table-cell>
          <table:table-cell table:style-name="ce5" office:value-type="string" calcext:value-type="string">
            <text:p>0.011379797117647528</text:p>
          </table:table-cell>
          <table:table-cell table:style-name="ce5" office:value-type="string" calcext:value-type="string">
            <text:p>-0.002697238571428395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61026</text:p>
          </table:table-cell>
          <table:table-cell table:style-name="ce5" office:value-type="string" calcext:value-type="string">
            <text:p>0.012146132235294593</text:p>
          </table:table-cell>
          <table:table-cell table:style-name="ce5" office:value-type="string" calcext:value-type="string">
            <text:p>0.00071308571428591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29605</text:p>
          </table:table-cell>
          <table:table-cell table:style-name="ce5" office:value-type="string" calcext:value-type="string">
            <text:p>0.013129789794118218</text:p>
          </table:table-cell>
          <table:table-cell table:style-name="ce5" office:value-type="string" calcext:value-type="string">
            <text:p>-0.00067084999999977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131896</text:p>
          </table:table-cell>
          <table:table-cell table:style-name="ce5" office:value-type="string" calcext:value-type="string">
            <text:p>0.014230759735294696</text:p>
          </table:table-cell>
          <table:table-cell table:style-name="ce5" office:value-type="string" calcext:value-type="string">
            <text:p>-0.0039936342857140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47522</text:p>
          </table:table-cell>
          <table:table-cell table:style-name="ce5" office:value-type="string" calcext:value-type="string">
            <text:p>0.01490089655882404</text:p>
          </table:table-cell>
          <table:table-cell table:style-name="ce5" office:value-type="string" calcext:value-type="string">
            <text:p>-0.0041338857142854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001</text:p>
          </table:table-cell>
          <table:table-cell table:style-name="ce5" office:value-type="string" calcext:value-type="string">
            <text:p>0.015099244000000567</text:p>
          </table:table-cell>
          <table:table-cell table:style-name="ce5" office:value-type="string" calcext:value-type="string">
            <text:p>0.00193666000000014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132</text:p>
          </table:table-cell>
          <table:table-cell table:style-name="ce5" office:value-type="string" calcext:value-type="string">
            <text:p>0.014412286058824053</text:p>
          </table:table-cell>
          <table:table-cell table:style-name="ce5" office:value-type="string" calcext:value-type="string">
            <text:p>0.00214913571428587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3332</text:p>
          </table:table-cell>
          <table:table-cell table:style-name="ce5" office:value-type="string" calcext:value-type="string">
            <text:p>0.013245883323529883</text:p>
          </table:table-cell>
          <table:table-cell table:style-name="ce5" office:value-type="string" calcext:value-type="string">
            <text:p>0.0056978328571430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9483</text:p>
          </table:table-cell>
          <table:table-cell table:style-name="ce5" office:value-type="string" calcext:value-type="string">
            <text:p>0.011909582088235782</text:p>
          </table:table-cell>
          <table:table-cell table:style-name="ce5" office:value-type="string" calcext:value-type="string">
            <text:p>-0.0031722742857140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66705</text:p>
          </table:table-cell>
          <table:table-cell table:style-name="ce5" office:value-type="string" calcext:value-type="string">
            <text:p>0.010511394000000507</text:p>
          </table:table-cell>
          <table:table-cell table:style-name="ce5" office:value-type="string" calcext:value-type="string">
            <text:p>0.00072907714285730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8</text:p>
          </table:table-cell>
          <table:table-cell table:style-name="ce5" office:value-type="string" calcext:value-type="string">
            <text:p>0.008776900529412324</text:p>
          </table:table-cell>
          <table:table-cell table:style-name="ce5" office:value-type="string" calcext:value-type="string">
            <text:p>0.000543985714285877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16499</text:p>
          </table:table-cell>
          <table:table-cell table:style-name="ce5" office:value-type="string" calcext:value-type="string">
            <text:p>0.007941241500000529</text:p>
          </table:table-cell>
          <table:table-cell table:style-name="ce5" office:value-type="string" calcext:value-type="string">
            <text:p>0.00060830428571451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50056</text:p>
          </table:table-cell>
          <table:table-cell table:style-name="ce5" office:value-type="string" calcext:value-type="string">
            <text:p>0.007323265794118239</text:p>
          </table:table-cell>
          <table:table-cell table:style-name="ce5" office:value-type="string" calcext:value-type="string">
            <text:p>0.003998568571428829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" office:value-type="string" calcext:value-type="string">
            <text:p>0.007117242000000523</text:p>
          </table:table-cell>
          <table:table-cell table:style-name="ce5" office:value-type="string" calcext:value-type="string">
            <text:p>-0.006227325714285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99976</text:p>
          </table:table-cell>
          <table:table-cell table:style-name="ce5" office:value-type="string" calcext:value-type="string">
            <text:p>0.007696375941176947</text:p>
          </table:table-cell>
          <table:table-cell table:style-name="ce5" office:value-type="string" calcext:value-type="string">
            <text:p>-0.00390388428571403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008601</text:p>
          </table:table-cell>
          <table:table-cell table:style-name="ce5" office:value-type="string" calcext:value-type="string">
            <text:p>0.009006697588235857</text:p>
          </table:table-cell>
          <table:table-cell table:style-name="ce5" office:value-type="string" calcext:value-type="string">
            <text:p>-0.003009062857142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799995</text:p>
          </table:table-cell>
          <table:table-cell table:style-name="ce5" office:value-type="string" calcext:value-type="string">
            <text:p>0.009699417441177083</text:p>
          </table:table-cell>
          <table:table-cell table:style-name="ce5" office:value-type="string" calcext:value-type="string">
            <text:p>-0.001149621428571112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0004</text:p>
          </table:table-cell>
          <table:table-cell table:style-name="ce5" office:value-type="string" calcext:value-type="string">
            <text:p>0.009450565205882888</text:p>
          </table:table-cell>
          <table:table-cell table:style-name="ce5" office:value-type="string" calcext:value-type="string">
            <text:p>0.00360695571428604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76701</text:p>
          </table:table-cell>
          <table:table-cell table:style-name="ce5" office:value-type="string" calcext:value-type="string">
            <text:p>0.008437776735294666</text:p>
          </table:table-cell>
          <table:table-cell table:style-name="ce5" office:value-type="string" calcext:value-type="string">
            <text:p>0.00094928428571455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32798</text:p>
          </table:table-cell>
          <table:table-cell table:style-name="ce5" office:value-type="string" calcext:value-type="string">
            <text:p>0.0071938277352946445</text:p>
          </table:table-cell>
          <table:table-cell table:style-name="ce5" office:value-type="string" calcext:value-type="string">
            <text:p>0.00206018857142881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26371</text:p>
          </table:table-cell>
          <table:table-cell table:style-name="ce5" office:value-type="string" calcext:value-type="string">
            <text:p>0.005799047647059352</text:p>
          </table:table-cell>
          <table:table-cell table:style-name="ce5" office:value-type="string" calcext:value-type="string">
            <text:p>0.000365027142857354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5037583</text:p>
          </table:table-cell>
          <table:table-cell table:style-name="ce5" office:value-type="string" calcext:value-type="string">
            <text:p>0.00620310791176526</text:p>
          </table:table-cell>
          <table:table-cell table:style-name="ce5" office:value-type="string" calcext:value-type="string">
            <text:p>-0.00326003571428545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05994</text:p>
          </table:table-cell>
          <table:table-cell table:style-name="ce5" office:value-type="string" calcext:value-type="string">
            <text:p>0.006025269911765219</text:p>
          </table:table-cell>
          <table:table-cell table:style-name="ce5" office:value-type="string" calcext:value-type="string">
            <text:p>-0.0016321985714283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868079</text:p>
          </table:table-cell>
          <table:table-cell table:style-name="ce5" office:value-type="string" calcext:value-type="string">
            <text:p>0.005097622970588744</text:p>
          </table:table-cell>
          <table:table-cell table:style-name="ce5" office:value-type="string" calcext:value-type="string">
            <text:p>-0.003168491428571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42015</text:p>
          </table:table-cell>
          <table:table-cell table:style-name="ce5" office:value-type="string" calcext:value-type="string">
            <text:p>0.0041791029117652645</text:p>
          </table:table-cell>
          <table:table-cell table:style-name="ce5" office:value-type="string" calcext:value-type="string">
            <text:p>0.000135794285714474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24145</text:p>
          </table:table-cell>
          <table:table-cell table:style-name="ce5" office:value-type="string" calcext:value-type="string">
            <text:p>0.003486075029412228</text:p>
          </table:table-cell>
          <table:table-cell table:style-name="ce5" office:value-type="string" calcext:value-type="string">
            <text:p>0.0123229942857144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86665</text:p>
          </table:table-cell>
          <table:table-cell table:style-name="ce5" office:value-type="string" calcext:value-type="string">
            <text:p>0.0011691706176474304</text:p>
          </table:table-cell>
          <table:table-cell table:style-name="ce5" office:value-type="string" calcext:value-type="string">
            <text:p>-0.003784134285714113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539344</text:p>
          </table:table-cell>
          <table:table-cell table:style-name="ce5" office:value-type="string" calcext:value-type="string">
            <text:p>-0.0009530810588231353</text:p>
          </table:table-cell>
          <table:table-cell table:style-name="ce5" office:value-type="string" calcext:value-type="string">
            <text:p>0.002675325714285914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759599</text:p>
          </table:table-cell>
          <table:table-cell table:style-name="ce5" office:value-type="string" calcext:value-type="string">
            <text:p>-0.00230199788235258</text:p>
          </table:table-cell>
          <table:table-cell table:style-name="ce5" office:value-type="string" calcext:value-type="string">
            <text:p>0.000668948571428795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93134</text:p>
          </table:table-cell>
          <table:table-cell table:style-name="ce5" office:value-type="string" calcext:value-type="string">
            <text:p>-0.003619498911764385</text:p>
          </table:table-cell>
          <table:table-cell table:style-name="ce5" office:value-type="string" calcext:value-type="string">
            <text:p>0.00365147714285735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63816</text:p>
          </table:table-cell>
          <table:table-cell table:style-name="ce5" office:value-type="string" calcext:value-type="string">
            <text:p>-0.004511502529411404</text:p>
          </table:table-cell>
          <table:table-cell table:style-name="ce5" office:value-type="string" calcext:value-type="string">
            <text:p>0.00242562428571452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001812</text:p>
          </table:table-cell>
          <table:table-cell table:style-name="ce5" office:value-type="string" calcext:value-type="string">
            <text:p>-0.00575374988235261</text:p>
          </table:table-cell>
          <table:table-cell table:style-name="ce5" office:value-type="string" calcext:value-type="string">
            <text:p>-0.00556158142857127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27</text:p>
          </table:table-cell>
          <table:table-cell table:style-name="ce5" office:value-type="string" calcext:value-type="string">
            <text:p>-0.006296810264705521</text:p>
          </table:table-cell>
          <table:table-cell table:style-name="ce5" office:value-type="string" calcext:value-type="string">
            <text:p>-0.001424538571428379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191</text:p>
          </table:table-cell>
          <table:table-cell table:style-name="ce5" office:value-type="string" calcext:value-type="string">
            <text:p>-0.006195182852940795</text:p>
          </table:table-cell>
          <table:table-cell table:style-name="ce5" office:value-type="string" calcext:value-type="string">
            <text:p>0.004491488571428781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5" office:value-type="string" calcext:value-type="string">
            <text:p>-0.006051518823529056</text:p>
          </table:table-cell>
          <table:table-cell table:style-name="ce5" office:value-type="string" calcext:value-type="string">
            <text:p>0.001683085714285881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80082</text:p>
          </table:table-cell>
          <table:table-cell table:style-name="ce5" office:value-type="string" calcext:value-type="string">
            <text:p>-0.005754139147058468</text:p>
          </table:table-cell>
          <table:table-cell table:style-name="ce5" office:value-type="string" calcext:value-type="string">
            <text:p>0.00074807000000015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60192</text:p>
          </table:table-cell>
          <table:table-cell table:style-name="ce5" office:value-type="string" calcext:value-type="string">
            <text:p>-0.005265300705881992</text:p>
          </table:table-cell>
          <table:table-cell table:style-name="ce5" office:value-type="string" calcext:value-type="string">
            <text:p>-0.00652298999999989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97079</text:p>
          </table:table-cell>
          <table:table-cell table:style-name="ce5" office:value-type="string" calcext:value-type="string">
            <text:p>-0.003778433588234875</text:p>
          </table:table-cell>
          <table:table-cell table:style-name="ce5" office:value-type="string" calcext:value-type="string">
            <text:p>-0.0000400271428570020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" office:value-type="string" calcext:value-type="string">
            <text:p>-0.002020733176470224</text:p>
          </table:table-cell>
          <table:table-cell table:style-name="ce5" office:value-type="string" calcext:value-type="string">
            <text:p>-0.001696491428571256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14561</text:p>
          </table:table-cell>
          <table:table-cell table:style-name="ce5" office:value-type="string" calcext:value-type="string">
            <text:p>-0.0004122837352937281</text:p>
          </table:table-cell>
          <table:table-cell table:style-name="ce5" office:value-type="string" calcext:value-type="string">
            <text:p>-0.00267361571428559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8819</text:p>
          </table:table-cell>
          <table:table-cell table:style-name="ce5" office:value-type="string" calcext:value-type="string">
            <text:p>0.00004483682352979246</text:p>
          </table:table-cell>
          <table:table-cell table:style-name="ce5" office:value-type="string" calcext:value-type="string">
            <text:p>0.00026790000000009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02128</text:p>
          </table:table-cell>
          <table:table-cell table:style-name="ce5" office:value-type="string" calcext:value-type="string">
            <text:p>0.00008601011764736155</text:p>
          </table:table-cell>
          <table:table-cell table:style-name="ce5" office:value-type="string" calcext:value-type="string">
            <text:p>0.00263373000000011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99927</text:p>
          </table:table-cell>
          <table:table-cell table:style-name="ce5" office:value-type="string" calcext:value-type="string">
            <text:p>-0.00027307888235256206</text:p>
          </table:table-cell>
          <table:table-cell table:style-name="ce5" office:value-type="string" calcext:value-type="string">
            <text:p>0.00334887571428588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436953</text:p>
          </table:table-cell>
          <table:table-cell table:style-name="ce5" office:value-type="string" calcext:value-type="string">
            <text:p>-0.0015205770588231915</text:p>
          </table:table-cell>
          <table:table-cell table:style-name="ce5" office:value-type="string" calcext:value-type="string">
            <text:p>0.003670541428571538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4584361</text:p>
          </table:table-cell>
          <table:table-cell table:style-name="ce5" office:value-type="string" calcext:value-type="string">
            <text:p>-0.0019997275294114103</text:p>
          </table:table-cell>
          <table:table-cell table:style-name="ce5" office:value-type="string" calcext:value-type="string">
            <text:p>-0.0042093285714285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599999</text:p>
          </table:table-cell>
          <table:table-cell table:style-name="ce5" office:value-type="string" calcext:value-type="string">
            <text:p>-0.0011884529117642817</text:p>
          </table:table-cell>
          <table:table-cell table:style-name="ce5" office:value-type="string" calcext:value-type="string">
            <text:p>-0.004007047142857045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08648236470584214</text:p>
          </table:table-cell>
          <table:table-cell table:style-name="ce5" office:value-type="string" calcext:value-type="string">
            <text:p>0.000420315714285801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5" office:value-type="string" calcext:value-type="string">
            <text:p>-0.0011786357941171999</text:p>
          </table:table-cell>
          <table:table-cell table:style-name="ce5" office:value-type="string" calcext:value-type="string">
            <text:p>-0.0066638528571428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123128</text:p>
          </table:table-cell>
          <table:table-cell table:style-name="ce5" office:value-type="string" calcext:value-type="string">
            <text:p>-0.0018316370882348054</text:p>
          </table:table-cell>
          <table:table-cell table:style-name="ce5" office:value-type="string" calcext:value-type="string">
            <text:p>0.0159230842857143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13076</text:p>
          </table:table-cell>
          <table:table-cell table:style-name="ce5" office:value-type="string" calcext:value-type="string">
            <text:p>-0.003221161264705341</text:p>
          </table:table-cell>
          <table:table-cell table:style-name="ce5" office:value-type="string" calcext:value-type="string">
            <text:p>0.00620353714285709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34081</text:p>
          </table:table-cell>
          <table:table-cell table:style-name="ce5" office:value-type="string" calcext:value-type="string">
            <text:p>-0.0037136785882347922</text:p>
          </table:table-cell>
          <table:table-cell table:style-name="ce5" office:value-type="string" calcext:value-type="string">
            <text:p>-0.00593520714285722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662617</text:p>
          </table:table-cell>
          <table:table-cell table:style-name="ce5" office:value-type="string" calcext:value-type="string">
            <text:p>-0.003237856941175954</text:p>
          </table:table-cell>
          <table:table-cell table:style-name="ce5" office:value-type="string" calcext:value-type="string">
            <text:p>-0.003189858571428616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607899</text:p>
          </table:table-cell>
          <table:table-cell table:style-name="ce5" office:value-type="string" calcext:value-type="string">
            <text:p>-0.002435211588234787</text:p>
          </table:table-cell>
          <table:table-cell table:style-name="ce5" office:value-type="string" calcext:value-type="string">
            <text:p>-0.00696986428571427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449999</text:p>
          </table:table-cell>
          <table:table-cell table:style-name="ce5" office:value-type="string" calcext:value-type="string">
            <text:p>0.00004802797058872654</text:p>
          </table:table-cell>
          <table:table-cell table:style-name="ce5" office:value-type="string" calcext:value-type="string">
            <text:p>0.001572474285714331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398054</text:p>
          </table:table-cell>
          <table:table-cell table:style-name="ce5" office:value-type="string" calcext:value-type="string">
            <text:p>0.0016175754117653263</text:p>
          </table:table-cell>
          <table:table-cell table:style-name="ce5" office:value-type="string" calcext:value-type="string">
            <text:p>0.0014995900000000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174644</text:p>
          </table:table-cell>
          <table:table-cell table:style-name="ce5" office:value-type="string" calcext:value-type="string">
            <text:p>0.000986648470588769</text:p>
          </table:table-cell>
          <table:table-cell table:style-name="ce5" office:value-type="string" calcext:value-type="string">
            <text:p>-0.00571721571428562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3222785</text:p>
          </table:table-cell>
          <table:table-cell table:style-name="ce5" office:value-type="string" calcext:value-type="string">
            <text:p>0.0006741532647064896</text:p>
          </table:table-cell>
          <table:table-cell table:style-name="ce5" office:value-type="string" calcext:value-type="string">
            <text:p>0.00357887714285731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2934021</text:p>
          </table:table-cell>
          <table:table-cell table:style-name="ce5" office:value-type="string" calcext:value-type="string">
            <text:p>0.0009433600588242275</text:p>
          </table:table-cell>
          <table:table-cell table:style-name="ce5" office:value-type="string" calcext:value-type="string">
            <text:p>0.002428534285714434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473249</text:p>
          </table:table-cell>
          <table:table-cell table:style-name="ce5" office:value-type="string" calcext:value-type="string">
            <text:p>-0.0010808268823522815</text:p>
          </table:table-cell>
          <table:table-cell table:style-name="ce5" office:value-type="string" calcext:value-type="string">
            <text:p>0.0036081814285715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1530331</text:p>
          </table:table-cell>
          <table:table-cell table:style-name="ce5" office:value-type="string" calcext:value-type="string">
            <text:p>-0.004228358999999293</text:p>
          </table:table-cell>
          <table:table-cell table:style-name="ce5" office:value-type="string" calcext:value-type="string">
            <text:p>0.004342035714285763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531977</text:p>
          </table:table-cell>
          <table:table-cell table:style-name="ce5" office:value-type="string" calcext:value-type="string">
            <text:p>-0.007938976352940497</text:p>
          </table:table-cell>
          <table:table-cell table:style-name="ce5" office:value-type="string" calcext:value-type="string">
            <text:p>0.00899204857142860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3038</text:p>
          </table:table-cell>
          <table:table-cell table:style-name="ce5" office:value-type="string" calcext:value-type="string">
            <text:p>-0.012144524264705248</text:p>
          </table:table-cell>
          <table:table-cell table:style-name="ce5" office:value-type="string" calcext:value-type="string">
            <text:p>0.01041591428571436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85</text:p>
          </table:table-cell>
          <table:table-cell table:style-name="ce5" office:value-type="string" calcext:value-type="string">
            <text:p>-0.017138442411764043</text:p>
          </table:table-cell>
          <table:table-cell table:style-name="ce5" office:value-type="string" calcext:value-type="string">
            <text:p>0.00055768571428577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019999</text:p>
          </table:table-cell>
          <table:table-cell table:style-name="ce5" office:value-type="string" calcext:value-type="string">
            <text:p>-0.022217960764705225</text:p>
          </table:table-cell>
          <table:table-cell table:style-name="ce5" office:value-type="string" calcext:value-type="string">
            <text:p>0.00713248571428581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790196</text:p>
          </table:table-cell>
          <table:table-cell table:style-name="ce5" office:value-type="string" calcext:value-type="string">
            <text:p>-0.02540971797058761</text:p>
          </table:table-cell>
          <table:table-cell table:style-name="ce5" office:value-type="string" calcext:value-type="string">
            <text:p>0.001640124285714361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353446</text:p>
          </table:table-cell>
          <table:table-cell table:style-name="ce5" office:value-type="string" calcext:value-type="string">
            <text:p>-0.027020886852940573</text:p>
          </table:table-cell>
          <table:table-cell table:style-name="ce5" office:value-type="string" calcext:value-type="string">
            <text:p>0.0031486442857143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8</text:p>
          </table:table-cell>
          <table:table-cell table:style-name="ce5" office:value-type="string" calcext:value-type="string">
            <text:p>-0.02832757438235234</text:p>
          </table:table-cell>
          <table:table-cell table:style-name="ce5" office:value-type="string" calcext:value-type="string">
            <text:p>0.0007581485714285852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93675</text:p>
          </table:table-cell>
          <table:table-cell table:style-name="ce5" office:value-type="string" calcext:value-type="string">
            <text:p>-0.028488844294117077</text:p>
          </table:table-cell>
          <table:table-cell table:style-name="ce5" office:value-type="string" calcext:value-type="string">
            <text:p>-0.006058572857142785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203919</text:p>
          </table:table-cell>
          <table:table-cell table:style-name="ce5" office:value-type="string" calcext:value-type="string">
            <text:p>-0.02800651517646996</text:p>
          </table:table-cell>
          <table:table-cell table:style-name="ce5" office:value-type="string" calcext:value-type="string">
            <text:p>0.00475208428571433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" office:value-type="string" calcext:value-type="string">
            <text:p>-0.029949215235293536</text:p>
          </table:table-cell>
          <table:table-cell table:style-name="ce5" office:value-type="string" calcext:value-type="string">
            <text:p>0.00474172714285708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" office:value-type="string" calcext:value-type="string">
            <text:p>-0.033381629970587634</text:p>
          </table:table-cell>
          <table:table-cell table:style-name="ce5" office:value-type="string" calcext:value-type="string">
            <text:p>0.00845833142857138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16601</text:p>
          </table:table-cell>
          <table:table-cell table:style-name="ce5" office:value-type="string" calcext:value-type="string">
            <text:p>-0.03512988326470534</text:p>
          </table:table-cell>
          <table:table-cell table:style-name="ce5" office:value-type="string" calcext:value-type="string">
            <text:p>0.01113486571428568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01074</text:p>
          </table:table-cell>
          <table:table-cell table:style-name="ce5" office:value-type="string" calcext:value-type="string">
            <text:p>-0.03761690682352886</text:p>
          </table:table-cell>
          <table:table-cell table:style-name="ce5" office:value-type="string" calcext:value-type="string">
            <text:p>0.00088355142857138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53888</text:p>
          </table:table-cell>
          <table:table-cell table:style-name="ce5" office:value-type="string" calcext:value-type="string">
            <text:p>-0.03813405791176411</text:p>
          </table:table-cell>
          <table:table-cell table:style-name="ce5" office:value-type="string" calcext:value-type="string">
            <text:p>-0.01036306999999997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789772</text:p>
          </table:table-cell>
          <table:table-cell table:style-name="ce5" office:value-type="string" calcext:value-type="string">
            <text:p>-0.036815104117646436</text:p>
          </table:table-cell>
          <table:table-cell table:style-name="ce5" office:value-type="string" calcext:value-type="string">
            <text:p>-0.001928922857142856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99996</text:p>
          </table:table-cell>
          <table:table-cell table:style-name="ce5" office:value-type="string" calcext:value-type="string">
            <text:p>-0.03293668491176416</text:p>
          </table:table-cell>
          <table:table-cell table:style-name="ce5" office:value-type="string" calcext:value-type="string">
            <text:p>0.0029569771428571423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26163</text:p>
          </table:table-cell>
          <table:table-cell table:style-name="ce5" office:value-type="string" calcext:value-type="string">
            <text:p>-0.03003944191176411</text:p>
          </table:table-cell>
          <table:table-cell table:style-name="ce5" office:value-type="string" calcext:value-type="string">
            <text:p>-0.0045213828571428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8155</text:p>
          </table:table-cell>
          <table:table-cell table:style-name="ce5" office:value-type="string" calcext:value-type="string">
            <text:p>-0.02642731432352885</text:p>
          </table:table-cell>
          <table:table-cell table:style-name="ce5" office:value-type="string" calcext:value-type="string">
            <text:p>-0.0059741085714286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534529</text:p>
          </table:table-cell>
          <table:table-cell table:style-name="ce5" office:value-type="string" calcext:value-type="string">
            <text:p>-0.023102598264705287</text:p>
          </table:table-cell>
          <table:table-cell table:style-name="ce5" office:value-type="string" calcext:value-type="string">
            <text:p>-0.00434794285714285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5" office:value-type="string" calcext:value-type="string">
            <text:p>-0.01846560435294059</text:p>
          </table:table-cell>
          <table:table-cell table:style-name="ce5" office:value-type="string" calcext:value-type="string">
            <text:p>-0.00067274000000000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184139</text:p>
          </table:table-cell>
          <table:table-cell table:style-name="ce5" office:value-type="string" calcext:value-type="string">
            <text:p>-0.015407065617646432</text:p>
          </table:table-cell>
          <table:table-cell table:style-name="ce5" office:value-type="string" calcext:value-type="string">
            <text:p>0.00423855999999994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9488728</text:p>
          </table:table-cell>
          <table:table-cell table:style-name="ce5" office:value-type="string" calcext:value-type="string">
            <text:p>-0.01307333070588168</text:p>
          </table:table-cell>
          <table:table-cell table:style-name="ce5" office:value-type="string" calcext:value-type="string">
            <text:p>-0.002634650000000071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653799</text:p>
          </table:table-cell>
          <table:table-cell table:style-name="ce5" office:value-type="string" calcext:value-type="string">
            <text:p>-0.012078146088234598</text:p>
          </table:table-cell>
          <table:table-cell table:style-name="ce5" office:value-type="string" calcext:value-type="string">
            <text:p>-0.00446743571428576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3192</text:p>
          </table:table-cell>
          <table:table-cell table:style-name="ce5" office:value-type="string" calcext:value-type="string">
            <text:p>-0.011268848911764051</text:p>
          </table:table-cell>
          <table:table-cell table:style-name="ce5" office:value-type="string" calcext:value-type="string">
            <text:p>0.00407723285714278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14399</text:p>
          </table:table-cell>
          <table:table-cell table:style-name="ce5" office:value-type="string" calcext:value-type="string">
            <text:p>-0.011441596852940494</text:p>
          </table:table-cell>
          <table:table-cell table:style-name="ce5" office:value-type="string" calcext:value-type="string">
            <text:p>0.00472883857142852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800468</text:p>
          </table:table-cell>
          <table:table-cell table:style-name="ce5" office:value-type="string" calcext:value-type="string">
            <text:p>-0.011837330205881735</text:p>
          </table:table-cell>
          <table:table-cell table:style-name="ce5" office:value-type="string" calcext:value-type="string">
            <text:p>0.008823387142857075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793299</text:p>
          </table:table-cell>
          <table:table-cell table:style-name="ce5" office:value-type="string" calcext:value-type="string">
            <text:p>-0.012578482794117107</text:p>
          </table:table-cell>
          <table:table-cell table:style-name="ce5" office:value-type="string" calcext:value-type="string">
            <text:p>0.002284111428571433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50001</text:p>
          </table:table-cell>
          <table:table-cell table:style-name="ce5" office:value-type="string" calcext:value-type="string">
            <text:p>-0.012772119794117076</text:p>
          </table:table-cell>
          <table:table-cell table:style-name="ce5" office:value-type="string" calcext:value-type="string">
            <text:p>-0.004601761428571494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36312</text:p>
          </table:table-cell>
          <table:table-cell table:style-name="ce5" office:value-type="string" calcext:value-type="string">
            <text:p>-0.011665377970587643</text:p>
          </table:table-cell>
          <table:table-cell table:style-name="ce5" office:value-type="string" calcext:value-type="string">
            <text:p>0.00015661714285708506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155035</text:p>
          </table:table-cell>
          <table:table-cell table:style-name="ce5" office:value-type="string" calcext:value-type="string">
            <text:p>-0.010114040999999463</text:p>
          </table:table-cell>
          <table:table-cell table:style-name="ce5" office:value-type="string" calcext:value-type="string">
            <text:p>-0.002270172857142927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023242</text:p>
          </table:table-cell>
          <table:table-cell table:style-name="ce5" office:value-type="string" calcext:value-type="string">
            <text:p>-0.008607105911764057</text:p>
          </table:table-cell>
          <table:table-cell table:style-name="ce5" office:value-type="string" calcext:value-type="string">
            <text:p>-0.001259310000000069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0.28376362</text:p>
          </table:table-cell>
          <table:table-cell table:style-name="ce5" office:value-type="string" calcext:value-type="string">
            <text:p>-0.00718401179411704</text:p>
          </table:table-cell>
          <table:table-cell table:style-name="ce5" office:value-type="string" calcext:value-type="string">
            <text:p>-0.00046343285714295357</text:p>
          </table:table-cell>
          <table:table-cell table:number-columns-repeated="9"/>
        </table:table-row>
        <table:table-row table:style-name="ro1" table:number-rows-repeated="10478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5" loext:min-decimal-places="5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5" loext:min-decimal-places="5" number:min-integer-digits="1" number:grouping="true"/>
    </number:number-style>
    <number:number-style style:name="N115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 style:data-style-name="N2" text:time-value="10:50:16.12799668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5:44:12.737313890</meta:creation-date>
    <dc:date>2018-02-21T15:59:29.273158995</dc:date>
    <meta:editing-duration>PT5H59M47S</meta:editing-duration>
    <meta:editing-cycles>27</meta:editing-cycles>
    <meta:generator>LibreOffice/5.1.6.2$Linux_X86_64 LibreOffice_project/10m0$Build-2</meta:generator>
    <meta:document-statistic meta:table-count="2" meta:cell-count="3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bar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" chart:data-source-has-labels="row" svg:x="0.351cm" svg:y="0.228cm" svg:width="16.863cm" svg:height="10.947cm">
          <chartooo:coordinate-region svg:x="1.943cm" svg:y="0.429cm" svg:width="15.271cm" svg:height="10.5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bar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altro</text:p>
                <draw:g>
                  <svg:desc>Foglio1.H1:Foglio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93252256980639">
                <text:p>-0.393252256980639</text:p>
                <draw:g>
                  <svg:desc>Foglio1.G2:Foglio1.G78</svg:desc>
                </draw:g>
              </table:table-cell>
              <table:table-cell office:value-type="float" office:value="1.11798240304987">
                <text:p>1.11798240304987</text:p>
                <draw:g>
                  <svg:desc>Foglio1.F2:Foglio1.F78</svg:desc>
                </draw:g>
              </table:table-cell>
              <table:table-cell office:value-type="float" office:value="0.486367065550191">
                <text:p>0.486367065550191</text:p>
                <draw:g>
                  <svg:desc>Foglio1.H2:Foglio1.H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2005970951429">
                <text:p>-0.412005970951429</text:p>
              </table:table-cell>
              <table:table-cell office:value-type="float" office:value="1.24512642791017">
                <text:p>1.24512642791017</text:p>
              </table:table-cell>
              <table:table-cell office:value-type="float" office:value="0.563076985796648">
                <text:p>0.563076985796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1249835498195">
                <text:p>-0.421249835498195</text:p>
              </table:table-cell>
              <table:table-cell office:value-type="float" office:value="1.23070987610636">
                <text:p>1.23070987610636</text:p>
              </table:table-cell>
              <table:table-cell office:value-type="float" office:value="0.664811207946927">
                <text:p>0.664811207946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2084975601689">
                <text:p>-0.42084975601689</text:p>
              </table:table-cell>
              <table:table-cell office:value-type="float" office:value="1.03213180442499">
                <text:p>1.03213180442499</text:p>
              </table:table-cell>
              <table:table-cell office:value-type="float" office:value="0.611123734763851">
                <text:p>0.6111237347638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99121196743266">
                <text:p>-0.399121196743266</text:p>
              </table:table-cell>
              <table:table-cell office:value-type="float" office:value="1.11017780242861">
                <text:p>1.11017780242861</text:p>
              </table:table-cell>
              <table:table-cell office:value-type="float" office:value="0.540534202058886">
                <text:p>0.540534202058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707534950555">
                <text:p>-0.3707534950555</text:p>
              </table:table-cell>
              <table:table-cell office:value-type="float" office:value="1.05919989629118">
                <text:p>1.05919989629118</text:p>
              </table:table-cell>
              <table:table-cell office:value-type="float" office:value="0.495259945236583">
                <text:p>0.4952599452365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75939790572845">
                <text:p>-0.375939790572845</text:p>
              </table:table-cell>
              <table:table-cell office:value-type="float" office:value="0.925677063184187">
                <text:p>0.925677063184187</text:p>
              </table:table-cell>
              <table:table-cell office:value-type="float" office:value="0.416769789833982">
                <text:p>0.416769789833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82200972436637">
                <text:p>-0.382200972436637</text:p>
              </table:table-cell>
              <table:table-cell office:value-type="float" office:value="1.00805232381601">
                <text:p>1.00805232381601</text:p>
              </table:table-cell>
              <table:table-cell office:value-type="float" office:value="0.385249528823011">
                <text:p>0.385249528823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2553641561845">
                <text:p>-0.372553641561845</text:p>
              </table:table-cell>
              <table:table-cell office:value-type="float" office:value="0.890229989918758">
                <text:p>0.890229989918758</text:p>
              </table:table-cell>
              <table:table-cell office:value-type="float" office:value="0.345091594039703">
                <text:p>0.345091594039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5903666250677">
                <text:p>-0.385903666250677</text:p>
              </table:table-cell>
              <table:table-cell office:value-type="float" office:value="0.814902922931585">
                <text:p>0.814902922931585</text:p>
              </table:table-cell>
              <table:table-cell office:value-type="float" office:value="0.275920044196763">
                <text:p>0.275920044196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07113655239374">
                <text:p>-0.407113655239374</text:p>
              </table:table-cell>
              <table:table-cell office:value-type="float" office:value="0.852998111914673">
                <text:p>0.852998111914673</text:p>
              </table:table-cell>
              <table:table-cell office:value-type="float" office:value="0.237317468813277">
                <text:p>0.237317468813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03951312798139">
                <text:p>-0.403951312798139</text:p>
              </table:table-cell>
              <table:table-cell office:value-type="float" office:value="0.731399288948175">
                <text:p>0.731399288948175</text:p>
              </table:table-cell>
              <table:table-cell office:value-type="float" office:value="0.184482584465523">
                <text:p>0.1844825844655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1822189184377">
                <text:p>-0.431822189184377</text:p>
              </table:table-cell>
              <table:table-cell office:value-type="float" office:value="0.755423266067237">
                <text:p>0.755423266067237</text:p>
              </table:table-cell>
              <table:table-cell office:value-type="float" office:value="0.155480613759954">
                <text:p>0.155480613759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7254648054578">
                <text:p>-0.47254648054578</text:p>
              </table:table-cell>
              <table:table-cell office:value-type="float" office:value="0.688019906472213">
                <text:p>0.688019906472213</text:p>
              </table:table-cell>
              <table:table-cell office:value-type="float" office:value="0.11759030528853">
                <text:p>0.11759030528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73728826320671">
                <text:p>-0.473728826320671</text:p>
              </table:table-cell>
              <table:table-cell office:value-type="float" office:value="1.05341707660199">
                <text:p>1.05341707660199</text:p>
              </table:table-cell>
              <table:table-cell office:value-type="float" office:value="0.177434747968655">
                <text:p>0.1774347479686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4808441980138">
                <text:p>-0.394808441980138</text:p>
              </table:table-cell>
              <table:table-cell office:value-type="float" office:value="1.14669214208719">
                <text:p>1.14669214208719</text:p>
              </table:table-cell>
              <table:table-cell office:value-type="float" office:value="0.502437756218453">
                <text:p>0.502437756218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6138254711396">
                <text:p>-0.306138254711396</text:p>
              </table:table-cell>
              <table:table-cell office:value-type="float" office:value="1.02148916824426">
                <text:p>1.02148916824426</text:p>
              </table:table-cell>
              <table:table-cell office:value-type="float" office:value="0.656896523583426">
                <text:p>0.6568965235834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4804502072586">
                <text:p>-0.194804502072586</text:p>
              </table:table-cell>
              <table:table-cell office:value-type="float" office:value="1.1917713455964">
                <text:p>1.1917713455964</text:p>
              </table:table-cell>
              <table:table-cell office:value-type="float" office:value="0.702432681211332">
                <text:p>0.702432681211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3082662433858">
                <text:p>-0.023082662433858</text:p>
              </table:table-cell>
              <table:table-cell office:value-type="float" office:value="1.21184513135837">
                <text:p>1.21184513135837</text:p>
              </table:table-cell>
              <table:table-cell office:value-type="float" office:value="0.724002217585646">
                <text:p>0.724002217585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9983947354174">
                <text:p>0.0979983947354174</text:p>
              </table:table-cell>
              <table:table-cell office:value-type="float" office:value="1.16481000099496">
                <text:p>1.16481000099496</text:p>
              </table:table-cell>
              <table:table-cell office:value-type="float" office:value="0.712388968257004">
                <text:p>0.7123889682570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484697025788">
                <text:p>0.11484697025788</text:p>
              </table:table-cell>
              <table:table-cell office:value-type="float" office:value="1.03582204325837">
                <text:p>1.03582204325837</text:p>
              </table:table-cell>
              <table:table-cell office:value-type="float" office:value="0.598585419451438">
                <text:p>0.5985854194514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856047162923">
                <text:p>0.122856047162923</text:p>
              </table:table-cell>
              <table:table-cell office:value-type="float" office:value="1.01646664981413">
                <text:p>1.01646664981413</text:p>
              </table:table-cell>
              <table:table-cell office:value-type="float" office:value="0.479846223811726">
                <text:p>0.479846223811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2420594765444">
                <text:p>0.102420594765444</text:p>
              </table:table-cell>
              <table:table-cell office:value-type="float" office:value="0.918581972451425">
                <text:p>0.918581972451425</text:p>
              </table:table-cell>
              <table:table-cell office:value-type="float" office:value="0.374029712610163">
                <text:p>0.3740297126101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06223751688816">
                <text:p>0.0506223751688816</text:p>
              </table:table-cell>
              <table:table-cell office:value-type="float" office:value="1.05407241929706">
                <text:p>1.05407241929706</text:p>
              </table:table-cell>
              <table:table-cell office:value-type="float" office:value="0.386240551762516">
                <text:p>0.3862405517625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6148904441109">
                <text:p>0.0046148904441109</text:p>
              </table:table-cell>
              <table:table-cell office:value-type="float" office:value="0.918610352793043">
                <text:p>0.918610352793043</text:p>
              </table:table-cell>
              <table:table-cell office:value-type="float" office:value="0.385495338508817">
                <text:p>0.385495338508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47046621665599">
                <text:p>-0.0247046621665599</text:p>
              </table:table-cell>
              <table:table-cell office:value-type="float" office:value="0.973114523498136">
                <text:p>0.973114523498136</text:p>
              </table:table-cell>
              <table:table-cell office:value-type="float" office:value="0.391996541063085">
                <text:p>0.3919965410630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29589324002299">
                <text:p>-0.0229589324002299</text:p>
              </table:table-cell>
              <table:table-cell office:value-type="float" office:value="1.06689774898076">
                <text:p>1.06689774898076</text:p>
              </table:table-cell>
              <table:table-cell office:value-type="float" office:value="0.45069053226718">
                <text:p>0.45069053226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0357647437423">
                <text:p>0.0290357647437423</text:p>
              </table:table-cell>
              <table:table-cell office:value-type="float" office:value="1.11727289314718">
                <text:p>1.11727289314718</text:p>
              </table:table-cell>
              <table:table-cell office:value-type="float" office:value="0.545209708548451">
                <text:p>0.545209708548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4495449667573">
                <text:p>0.0774495449667573</text:p>
              </table:table-cell>
              <table:table-cell office:value-type="float" office:value="1.1397690826207">
                <text:p>1.1397690826207</text:p>
              </table:table-cell>
              <table:table-cell office:value-type="float" office:value="0.617999242835901">
                <text:p>0.617999242835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7258463796499">
                <text:p>0.107258463796499</text:p>
              </table:table-cell>
              <table:table-cell office:value-type="float" office:value="1.08068451465596">
                <text:p>1.08068451465596</text:p>
              </table:table-cell>
              <table:table-cell office:value-type="float" office:value="0.608749819431677">
                <text:p>0.608749819431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5855319675302">
                <text:p>0.135855319675302</text:p>
              </table:table-cell>
              <table:table-cell office:value-type="float" office:value="0.938757145186758">
                <text:p>0.938757145186758</text:p>
              </table:table-cell>
              <table:table-cell office:value-type="float" office:value="0.49375054316732">
                <text:p>0.493750543167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120468245062">
                <text:p>0.133120468245062</text:p>
              </table:table-cell>
              <table:table-cell office:value-type="float" office:value="0.983622155399377">
                <text:p>0.983622155399377</text:p>
              </table:table-cell>
              <table:table-cell office:value-type="float" office:value="0.403919681865337">
                <text:p>0.4039196818653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9231770184345">
                <text:p>0.0999231770184345</text:p>
              </table:table-cell>
              <table:table-cell office:value-type="float" office:value="0.881006371968295">
                <text:p>0.881006371968295</text:p>
              </table:table-cell>
              <table:table-cell office:value-type="float" office:value="0.329245826346113">
                <text:p>0.3292458263461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4789199666614">
                <text:p>0.0194789199666614</text:p>
              </table:table-cell>
              <table:table-cell office:value-type="float" office:value="0.673177577578638">
                <text:p>0.673177577578638</text:p>
              </table:table-cell>
              <table:table-cell office:value-type="float" office:value="0.182752433630757">
                <text:p>0.1827524336307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52558796605057">
                <text:p>-0.0552558796605057</text:p>
              </table:table-cell>
              <table:table-cell office:value-type="float" office:value="0.81390557132831">
                <text:p>0.81390557132831</text:p>
              </table:table-cell>
              <table:table-cell office:value-type="float" office:value="0.128686890249099">
                <text:p>0.1286868902490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04666235709286">
                <text:p>-0.0904666235709286</text:p>
              </table:table-cell>
              <table:table-cell office:value-type="float" office:value="0.745490139689861">
                <text:p>0.745490139689861</text:p>
              </table:table-cell>
              <table:table-cell office:value-type="float" office:value="0.132985131850396">
                <text:p>0.1329851318503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4472760376806">
                <text:p>-0.114472760376806</text:p>
              </table:table-cell>
              <table:table-cell office:value-type="float" office:value="0.83735459330051">
                <text:p>0.83735459330051</text:p>
              </table:table-cell>
              <table:table-cell office:value-type="float" office:value="0.20447479603617">
                <text:p>0.20447479603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2019377157418">
                <text:p>-0.122019377157418</text:p>
              </table:table-cell>
              <table:table-cell office:value-type="float" office:value="0.946990786660807">
                <text:p>0.946990786660807</text:p>
              </table:table-cell>
              <table:table-cell office:value-type="float" office:value="0.323526704610871">
                <text:p>0.323526704610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99682391285339">
                <text:p>-0.0599682391285339</text:p>
              </table:table-cell>
              <table:table-cell office:value-type="float" office:value="0.990270769143561">
                <text:p>0.990270769143561</text:p>
              </table:table-cell>
              <table:table-cell office:value-type="float" office:value="0.441056377117975">
                <text:p>0.4410563771179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21429813819685">
                <text:p>0.00421429813819685</text:p>
              </table:table-cell>
              <table:table-cell office:value-type="float" office:value="0.944152679426728">
                <text:p>0.944152679426728</text:p>
              </table:table-cell>
              <table:table-cell office:value-type="float" office:value="0.474426773230651">
                <text:p>0.4744267732306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5402086876006">
                <text:p>0.0725402086876006</text:p>
              </table:table-cell>
              <table:table-cell office:value-type="float" office:value="1.20809005454214">
                <text:p>1.20809005454214</text:p>
              </table:table-cell>
              <table:table-cell office:value-type="float" office:value="0.581510238819038">
                <text:p>0.5815102388190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5545445078697">
                <text:p>0.165545445078697</text:p>
              </table:table-cell>
              <table:table-cell office:value-type="float" office:value="1.17474312671249">
                <text:p>1.17474312671249</text:p>
              </table:table-cell>
              <table:table-cell office:value-type="float" office:value="0.681242330220703">
                <text:p>0.6812423302207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7808098404913">
                <text:p>0.217808098404913</text:p>
              </table:table-cell>
              <table:table-cell office:value-type="float" office:value="1.09313023815547">
                <text:p>1.09313023815547</text:p>
              </table:table-cell>
              <table:table-cell office:value-type="float" office:value="0.672942979019521">
                <text:p>0.6729429790195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937579766382">
                <text:p>0.227937579766382</text:p>
              </table:table-cell>
              <table:table-cell office:value-type="float" office:value="1.1316320441132">
                <text:p>1.1316320441132</text:p>
              </table:table-cell>
              <table:table-cell office:value-type="float" office:value="0.620905282132852">
                <text:p>0.620905282132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89523577629">
                <text:p>0.2689523577629</text:p>
              </table:table-cell>
              <table:table-cell office:value-type="float" office:value="1.28085829097967">
                <text:p>1.28085829097967</text:p>
              </table:table-cell>
              <table:table-cell office:value-type="float" office:value="0.668223091825993">
                <text:p>0.6682230918259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6192833590143">
                <text:p>0.296192833590143</text:p>
              </table:table-cell>
              <table:table-cell office:value-type="float" office:value="1.27268925395356">
                <text:p>1.27268925395356</text:p>
              </table:table-cell>
              <table:table-cell office:value-type="float" office:value="0.746220972883688">
                <text:p>0.7462209728836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1610194767146">
                <text:p>0.291610194767146</text:p>
              </table:table-cell>
              <table:table-cell office:value-type="float" office:value="1.28239732989947">
                <text:p>1.28239732989947</text:p>
              </table:table-cell>
              <table:table-cell office:value-type="float" office:value="0.784628666957015">
                <text:p>0.784628666957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1972691713666">
                <text:p>0.331972691713666</text:p>
              </table:table-cell>
              <table:table-cell office:value-type="float" office:value="1.47341338155097">
                <text:p>1.47341338155097</text:p>
              </table:table-cell>
              <table:table-cell office:value-type="float" office:value="0.880994176943421">
                <text:p>0.8809941769434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4594277032049">
                <text:p>0.404594277032049</text:p>
              </table:table-cell>
              <table:table-cell office:value-type="float" office:value="1.48805218523413">
                <text:p>1.48805218523413</text:p>
              </table:table-cell>
              <table:table-cell office:value-type="float" office:value="0.983452036452345">
                <text:p>0.9834520364523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7779088444612">
                <text:p>0.457779088444612</text:p>
              </table:table-cell>
              <table:table-cell office:value-type="float" office:value="1.43229492135259">
                <text:p>1.43229492135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1948321012454">
                <text:p>0.471948321012454</text:p>
              </table:table-cell>
              <table:table-cell office:value-type="float" office:value="1.34431579688646">
                <text:p>1.34431579688646</text:p>
              </table:table-cell>
              <table:table-cell office:value-type="float" office:value="0.909372195777674">
                <text:p>0.9093721957776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1.42236179432956">
                <text:p>1.42236179432956</text:p>
              </table:table-cell>
              <table:table-cell office:value-type="float" office:value="0.858314794478807">
                <text:p>0.858314794478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2320632978742">
                <text:p>0.492320632978742</text:p>
              </table:table-cell>
              <table:table-cell office:value-type="float" office:value="1.35721018618165">
                <text:p>1.35721018618165</text:p>
              </table:table-cell>
              <table:table-cell office:value-type="float" office:value="0.829839470231318">
                <text:p>0.8298394702313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9158205674151">
                <text:p>0.459158205674151</text:p>
              </table:table-cell>
              <table:table-cell office:value-type="float" office:value="1.40391455844283">
                <text:p>1.40391455844283</text:p>
              </table:table-cell>
              <table:table-cell office:value-type="float" office:value="0.83739134076473">
                <text:p>0.837391340764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0349225961845">
                <text:p>0.440349225961845</text:p>
              </table:table-cell>
              <table:table-cell office:value-type="float" office:value="1.46705737792628">
                <text:p>1.46705737792628</text:p>
              </table:table-cell>
              <table:table-cell office:value-type="float" office:value="0.888746890222103">
                <text:p>0.8887468902221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0676624596025">
                <text:p>0.450676624596025</text:p>
              </table:table-cell>
              <table:table-cell office:value-type="float" office:value="1.5">
                <text:p>1.5</text:p>
              </table:table-cell>
              <table:table-cell office:value-type="float" office:value="0.957727246243941">
                <text:p>0.9577272462439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3943309322212">
                <text:p>0.443943309322212</text:p>
              </table:table-cell>
              <table:table-cell office:value-type="float" office:value="1.41297131870398">
                <text:p>1.41297131870398</text:p>
              </table:table-cell>
              <table:table-cell office:value-type="float" office:value="0.952293514371332">
                <text:p>0.952293514371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50682466181">
                <text:p>0.4250682466181</text:p>
              </table:table-cell>
              <table:table-cell office:value-type="float" office:value="1.335657628953">
                <text:p>1.335657628953</text:p>
              </table:table-cell>
              <table:table-cell office:value-type="float" office:value="0.86535042314662">
                <text:p>0.865350423146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0044666626408">
                <text:p>0.400044666626408</text:p>
              </table:table-cell>
              <table:table-cell office:value-type="float" office:value="1.30277826965974">
                <text:p>1.30277826965974</text:p>
              </table:table-cell>
              <table:table-cell office:value-type="float" office:value="0.770101223414385">
                <text:p>0.770101223414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4017688544748">
                <text:p>0.344017688544748</text:p>
              </table:table-cell>
              <table:table-cell office:value-type="float" office:value="1.25917470669558">
                <text:p>1.25917470669558</text:p>
              </table:table-cell>
              <table:table-cell office:value-type="float" office:value="0.701245977204189">
                <text:p>0.7012459772041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961101652323">
                <text:p>0.292961101652323</text:p>
              </table:table-cell>
              <table:table-cell office:value-type="float" office:value="1.35138250464532">
                <text:p>1.35138250464532</text:p>
              </table:table-cell>
              <table:table-cell office:value-type="float" office:value="0.723155049747333">
                <text:p>0.723155049747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513629239772">
                <text:p>0.243513629239772</text:p>
              </table:table-cell>
              <table:table-cell office:value-type="float" office:value="1.27587019486466">
                <text:p>1.27587019486466</text:p>
              </table:table-cell>
              <table:table-cell office:value-type="float" office:value="0.741406039679644">
                <text:p>0.7414060396796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4110445079789">
                <text:p>0.214110445079789</text:p>
              </table:table-cell>
              <table:table-cell office:value-type="float" office:value="1.2758326268985">
                <text:p>1.2758326268985</text:p>
              </table:table-cell>
              <table:table-cell office:value-type="float" office:value="0.739083250586923">
                <text:p>0.739083250586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739562917401">
                <text:p>0.18739562917401</text:p>
              </table:table-cell>
              <table:table-cell office:value-type="float" office:value="1.21518514514719">
                <text:p>1.21518514514719</text:p>
              </table:table-cell>
              <table:table-cell office:value-type="float" office:value="0.69667617160954">
                <text:p>0.69667617160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6823886479043">
                <text:p>0.166823886479043</text:p>
              </table:table-cell>
              <table:table-cell office:value-type="float" office:value="1.25053252055331">
                <text:p>1.25053252055331</text:p>
              </table:table-cell>
              <table:table-cell office:value-type="float" office:value="0.6786868116185">
                <text:p>0.6786868116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7083269197255">
                <text:p>0.157083269197255</text:p>
              </table:table-cell>
              <table:table-cell office:value-type="float" office:value="1.36820135568189">
                <text:p>1.36820135568189</text:p>
              </table:table-cell>
              <table:table-cell office:value-type="float" office:value="0.747851078295906">
                <text:p>0.74785107829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279641544391">
                <text:p>0.14279641544391</text:p>
              </table:table-cell>
              <table:table-cell office:value-type="float" office:value="1.25441292079506">
                <text:p>1.25441292079506</text:p>
              </table:table-cell>
              <table:table-cell office:value-type="float" office:value="0.770724965884251">
                <text:p>0.7707249658842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7917273505758">
                <text:p>0.127917273505758</text:p>
              </table:table-cell>
              <table:table-cell office:value-type="float" office:value="1.31651465724633">
                <text:p>1.31651465724633</text:p>
              </table:table-cell>
              <table:table-cell office:value-type="float" office:value="0.777308135365842">
                <text:p>0.777308135365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533914473756">
                <text:p>0.140533914473756</text:p>
              </table:table-cell>
              <table:table-cell office:value-type="float" office:value="1.39530079352409">
                <text:p>1.39530079352409</text:p>
              </table:table-cell>
              <table:table-cell office:value-type="float" office:value="0.820192865948466">
                <text:p>0.8201928659484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0656834413624">
                <text:p>0.170656834413624</text:p>
              </table:table-cell>
              <table:table-cell office:value-type="float" office:value="1.42449032162531">
                <text:p>1.42449032162531</text:p>
              </table:table-cell>
              <table:table-cell office:value-type="float" office:value="0.887305753918458">
                <text:p>0.8873057539184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853362210062">
                <text:p>0.166853362210062</text:p>
              </table:table-cell>
              <table:table-cell office:value-type="float" office:value="1.37025643375412">
                <text:p>1.37025643375412</text:p>
              </table:table-cell>
              <table:table-cell office:value-type="float" office:value="0.896701266967931">
                <text:p>0.8967012669679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6664244099101">
                <text:p>0.156664244099101</text:p>
              </table:table-cell>
              <table:table-cell office:value-type="float" office:value="1.30686226095435">
                <text:p>1.30686226095435</text:p>
              </table:table-cell>
              <table:table-cell office:value-type="float" office:value="0.832857863196202">
                <text:p>0.8328578631962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2806084408875">
                <text:p>0.142806084408875</text:p>
              </table:table-cell>
              <table:table-cell office:value-type="float" office:value="1.26697930128602">
                <text:p>1.26697930128602</text:p>
              </table:table-cell>
              <table:table-cell office:value-type="float" office:value="0.74939554751216">
                <text:p>0.74939554751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23438566416934">
                <text:p>0.0823438566416934</text:p>
              </table:table-cell>
              <table:table-cell office:value-type="float" office:value="1.06051216730637">
                <text:p>1.06051216730637</text:p>
              </table:table-cell>
              <table:table-cell office:value-type="float" office:value="0.593232400346902">
                <text:p>0.5932324003469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74302562972979">
                <text:p>-0.0174302562972979</text:p>
              </table:table-cell>
              <table:table-cell office:value-type="float" office:value="1.04878893569639">
                <text:p>1.04878893569639</text:p>
              </table:table-cell>
              <table:table-cell office:value-type="float" office:value="0.460951953170747">
                <text:p>0.460951953170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886012422665372">
                <text:p>-0.0886012422665372</text:p>
              </table:table-cell>
              <table:table-cell office:value-type="float" office:value="1.1575744210022">
                <text:p>1.1575744210022</text:p>
              </table:table-cell>
              <table:table-cell office:value-type="float" office:value="0.468178704417343">
                <text:p>0.468178704417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9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65cm" svg:height="11.403cm" xlink:href=".." xlink:type="simple" chart:class="chart:bar" chart:column-mapping="1 0 2" chart:style-name="ch1">
        <chart:legend svg:x="-0.001cm" svg:y="0cm" style:legend-expansion="custom" chartooo:width="17.565cm" chartooo:height="11.403cm" style:legend-expansion-aspect-ratio="1.54038410944488" chart:style-name="ch2"/>
        <chart:plot-area chart:style-name="ch3" table:cell-range-address="Foglio1.F1:Foglio1.H78 Foglio2.D2:Foglio2.D78" chart:data-source-has-labels="row" svg:x="0.351cm" svg:y="0.228cm" svg:width="16.863cm" svg:height="10.947cm">
          <chartooo:coordinate-region svg:x="1.943cm" svg:y="0.429cm" svg:width="15.271cm" svg:height="10.5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G2:Foglio1.G78" chart:label-cell-address="Foglio1.G1:Foglio1.G1" chart:class="chart:bar">
            <chart:data-point chart:repeated="77"/>
          </chart:series>
          <chart:series chart:style-name="ch8" chart:values-cell-range-address="Foglio1.F2:Foglio1.F78" chart:label-cell-address="Foglio1.F1:Foglio1.F1" chart:class="chart:line">
            <chart:data-point chart:repeated="77"/>
          </chart:series>
          <chart:series chart:style-name="ch9" chart:values-cell-range-address="Foglio1.H2:Foglio1.H78" chart:label-cell-address="Foglio1.H1:Foglio1.H1" chart:class="chart:line">
            <chart:data-point chart:repeated="77"/>
          </chart:series>
          <chart:series chart:style-name="ch10" chart:values-cell-range-address="Foglio2.D2:Foglio2.D78" chart:class="chart:line">
            <chart:data-point chart:repeated="7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 grapf</text:p>
                <draw:g>
                  <svg:desc>Foglio1.G1:Foglio1.G1</svg:desc>
                </draw:g>
              </table:table-cell>
              <table:table-cell office:value-type="string">
                <text:p>prezzo graph</text:p>
                <draw:g>
                  <svg:desc>Foglio1.F1:Foglio1.F1</svg:desc>
                </draw:g>
              </table:table-cell>
              <table:table-cell office:value-type="string">
                <text:p>altro</text:p>
                <draw:g>
                  <svg:desc>Foglio1.H1:Foglio1.H1</svg:desc>
                </draw:g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93252256980639">
                <text:p>-0.393252256980639</text:p>
                <draw:g>
                  <svg:desc>Foglio1.G2:Foglio1.G78</svg:desc>
                </draw:g>
              </table:table-cell>
              <table:table-cell office:value-type="float" office:value="1.11798240304987">
                <text:p>1.11798240304987</text:p>
                <draw:g>
                  <svg:desc>Foglio1.F2:Foglio1.F78</svg:desc>
                </draw:g>
              </table:table-cell>
              <table:table-cell office:value-type="float" office:value="0.486367065550191">
                <text:p>0.486367065550191</text:p>
                <draw:g>
                  <svg:desc>Foglio1.H2:Foglio1.H78</svg:desc>
                </draw:g>
              </table:table-cell>
              <table:table-cell office:value-type="float" office:value="0">
                <text:p>0</text:p>
                <draw:g>
                  <svg:desc>Foglio2.D2:Foglio2.D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12005970951429">
                <text:p>-0.412005970951429</text:p>
              </table:table-cell>
              <table:table-cell office:value-type="float" office:value="1.24512642791017">
                <text:p>1.24512642791017</text:p>
              </table:table-cell>
              <table:table-cell office:value-type="float" office:value="0.563076985796648">
                <text:p>0.56307698579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21249835498195">
                <text:p>-0.421249835498195</text:p>
              </table:table-cell>
              <table:table-cell office:value-type="float" office:value="1.23070987610636">
                <text:p>1.23070987610636</text:p>
              </table:table-cell>
              <table:table-cell office:value-type="float" office:value="0.664811207946927">
                <text:p>0.664811207946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42084975601689">
                <text:p>-0.42084975601689</text:p>
              </table:table-cell>
              <table:table-cell office:value-type="float" office:value="1.03213180442499">
                <text:p>1.03213180442499</text:p>
              </table:table-cell>
              <table:table-cell office:value-type="float" office:value="0.611123734763851">
                <text:p>0.611123734763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99121196743266">
                <text:p>-0.399121196743266</text:p>
              </table:table-cell>
              <table:table-cell office:value-type="float" office:value="1.11017780242861">
                <text:p>1.11017780242861</text:p>
              </table:table-cell>
              <table:table-cell office:value-type="float" office:value="0.540534202058886">
                <text:p>0.540534202058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707534950555">
                <text:p>-0.3707534950555</text:p>
              </table:table-cell>
              <table:table-cell office:value-type="float" office:value="1.05919989629118">
                <text:p>1.05919989629118</text:p>
              </table:table-cell>
              <table:table-cell office:value-type="float" office:value="0.495259945236583">
                <text:p>0.495259945236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75939790572845">
                <text:p>-0.375939790572845</text:p>
              </table:table-cell>
              <table:table-cell office:value-type="float" office:value="0.925677063184187">
                <text:p>0.925677063184187</text:p>
              </table:table-cell>
              <table:table-cell office:value-type="float" office:value="0.416769789833982">
                <text:p>0.41676978983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82200972436637">
                <text:p>-0.382200972436637</text:p>
              </table:table-cell>
              <table:table-cell office:value-type="float" office:value="1.00805232381601">
                <text:p>1.00805232381601</text:p>
              </table:table-cell>
              <table:table-cell office:value-type="float" office:value="0.385249528823011">
                <text:p>0.385249528823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72553641561845">
                <text:p>-0.372553641561845</text:p>
              </table:table-cell>
              <table:table-cell office:value-type="float" office:value="0.890229989918758">
                <text:p>0.890229989918758</text:p>
              </table:table-cell>
              <table:table-cell office:value-type="float" office:value="0.345091594039703">
                <text:p>0.345091594039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85903666250677">
                <text:p>-0.385903666250677</text:p>
              </table:table-cell>
              <table:table-cell office:value-type="float" office:value="0.814902922931585">
                <text:p>0.814902922931585</text:p>
              </table:table-cell>
              <table:table-cell office:value-type="float" office:value="0.275920044196763">
                <text:p>0.275920044196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407113655239374">
                <text:p>-0.407113655239374</text:p>
              </table:table-cell>
              <table:table-cell office:value-type="float" office:value="0.852998111914673">
                <text:p>0.852998111914673</text:p>
              </table:table-cell>
              <table:table-cell office:value-type="float" office:value="0.237317468813277">
                <text:p>0.237317468813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03951312798139">
                <text:p>-0.403951312798139</text:p>
              </table:table-cell>
              <table:table-cell office:value-type="float" office:value="0.731399288948175">
                <text:p>0.731399288948175</text:p>
              </table:table-cell>
              <table:table-cell office:value-type="float" office:value="0.184482584465523">
                <text:p>0.184482584465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31822189184377">
                <text:p>-0.431822189184377</text:p>
              </table:table-cell>
              <table:table-cell office:value-type="float" office:value="0.755423266067237">
                <text:p>0.755423266067237</text:p>
              </table:table-cell>
              <table:table-cell office:value-type="float" office:value="0.155480613759954">
                <text:p>0.155480613759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47254648054578">
                <text:p>-0.47254648054578</text:p>
              </table:table-cell>
              <table:table-cell office:value-type="float" office:value="0.688019906472213">
                <text:p>0.688019906472213</text:p>
              </table:table-cell>
              <table:table-cell office:value-type="float" office:value="0.11759030528853">
                <text:p>0.1175903052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73728826320671">
                <text:p>-0.473728826320671</text:p>
              </table:table-cell>
              <table:table-cell office:value-type="float" office:value="1.05341707660199">
                <text:p>1.05341707660199</text:p>
              </table:table-cell>
              <table:table-cell office:value-type="float" office:value="0.177434747968655">
                <text:p>0.1774347479686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94808441980138">
                <text:p>-0.394808441980138</text:p>
              </table:table-cell>
              <table:table-cell office:value-type="float" office:value="1.14669214208719">
                <text:p>1.14669214208719</text:p>
              </table:table-cell>
              <table:table-cell office:value-type="float" office:value="0.502437756218453">
                <text:p>0.502437756218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6138254711396">
                <text:p>-0.306138254711396</text:p>
              </table:table-cell>
              <table:table-cell office:value-type="float" office:value="1.02148916824426">
                <text:p>1.02148916824426</text:p>
              </table:table-cell>
              <table:table-cell office:value-type="float" office:value="0.656896523583426">
                <text:p>0.6568965235834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4804502072586">
                <text:p>-0.194804502072586</text:p>
              </table:table-cell>
              <table:table-cell office:value-type="float" office:value="1.1917713455964">
                <text:p>1.1917713455964</text:p>
              </table:table-cell>
              <table:table-cell office:value-type="float" office:value="0.702432681211332">
                <text:p>0.7024326812113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3082662433858">
                <text:p>-0.023082662433858</text:p>
              </table:table-cell>
              <table:table-cell office:value-type="float" office:value="1.21184513135837">
                <text:p>1.21184513135837</text:p>
              </table:table-cell>
              <table:table-cell office:value-type="float" office:value="0.724002217585646">
                <text:p>0.724002217585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79983947354174">
                <text:p>0.0979983947354174</text:p>
              </table:table-cell>
              <table:table-cell office:value-type="float" office:value="1.16481000099496">
                <text:p>1.16481000099496</text:p>
              </table:table-cell>
              <table:table-cell office:value-type="float" office:value="0.712388968257004">
                <text:p>0.7123889682570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484697025788">
                <text:p>0.11484697025788</text:p>
              </table:table-cell>
              <table:table-cell office:value-type="float" office:value="1.03582204325837">
                <text:p>1.03582204325837</text:p>
              </table:table-cell>
              <table:table-cell office:value-type="float" office:value="0.598585419451438">
                <text:p>0.5985854194514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2856047162923">
                <text:p>0.122856047162923</text:p>
              </table:table-cell>
              <table:table-cell office:value-type="float" office:value="1.01646664981413">
                <text:p>1.01646664981413</text:p>
              </table:table-cell>
              <table:table-cell office:value-type="float" office:value="0.479846223811726">
                <text:p>0.4798462238117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2420594765444">
                <text:p>0.102420594765444</text:p>
              </table:table-cell>
              <table:table-cell office:value-type="float" office:value="0.918581972451425">
                <text:p>0.918581972451425</text:p>
              </table:table-cell>
              <table:table-cell office:value-type="float" office:value="0.374029712610163">
                <text:p>0.374029712610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06223751688816">
                <text:p>0.0506223751688816</text:p>
              </table:table-cell>
              <table:table-cell office:value-type="float" office:value="1.05407241929706">
                <text:p>1.05407241929706</text:p>
              </table:table-cell>
              <table:table-cell office:value-type="float" office:value="0.386240551762516">
                <text:p>0.386240551762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6148904441109">
                <text:p>0.0046148904441109</text:p>
              </table:table-cell>
              <table:table-cell office:value-type="float" office:value="0.918610352793043">
                <text:p>0.918610352793043</text:p>
              </table:table-cell>
              <table:table-cell office:value-type="float" office:value="0.385495338508817">
                <text:p>0.385495338508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47046621665599">
                <text:p>-0.0247046621665599</text:p>
              </table:table-cell>
              <table:table-cell office:value-type="float" office:value="0.973114523498136">
                <text:p>0.973114523498136</text:p>
              </table:table-cell>
              <table:table-cell office:value-type="float" office:value="0.391996541063085">
                <text:p>0.391996541063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29589324002299">
                <text:p>-0.0229589324002299</text:p>
              </table:table-cell>
              <table:table-cell office:value-type="float" office:value="1.06689774898076">
                <text:p>1.06689774898076</text:p>
              </table:table-cell>
              <table:table-cell office:value-type="float" office:value="0.45069053226718">
                <text:p>0.450690532267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90357647437423">
                <text:p>0.0290357647437423</text:p>
              </table:table-cell>
              <table:table-cell office:value-type="float" office:value="1.11727289314718">
                <text:p>1.11727289314718</text:p>
              </table:table-cell>
              <table:table-cell office:value-type="float" office:value="0.545209708548451">
                <text:p>0.5452097085484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74495449667573">
                <text:p>0.0774495449667573</text:p>
              </table:table-cell>
              <table:table-cell office:value-type="float" office:value="1.1397690826207">
                <text:p>1.1397690826207</text:p>
              </table:table-cell>
              <table:table-cell office:value-type="float" office:value="0.617999242835901">
                <text:p>0.617999242835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7258463796499">
                <text:p>0.107258463796499</text:p>
              </table:table-cell>
              <table:table-cell office:value-type="float" office:value="1.08068451465596">
                <text:p>1.08068451465596</text:p>
              </table:table-cell>
              <table:table-cell office:value-type="float" office:value="0.608749819431677">
                <text:p>0.6087498194316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5855319675302">
                <text:p>0.135855319675302</text:p>
              </table:table-cell>
              <table:table-cell office:value-type="float" office:value="0.938757145186758">
                <text:p>0.938757145186758</text:p>
              </table:table-cell>
              <table:table-cell office:value-type="float" office:value="0.49375054316732">
                <text:p>0.49375054316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3120468245062">
                <text:p>0.133120468245062</text:p>
              </table:table-cell>
              <table:table-cell office:value-type="float" office:value="0.983622155399377">
                <text:p>0.983622155399377</text:p>
              </table:table-cell>
              <table:table-cell office:value-type="float" office:value="0.403919681865337">
                <text:p>0.403919681865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99231770184345">
                <text:p>0.0999231770184345</text:p>
              </table:table-cell>
              <table:table-cell office:value-type="float" office:value="0.881006371968295">
                <text:p>0.881006371968295</text:p>
              </table:table-cell>
              <table:table-cell office:value-type="float" office:value="0.329245826346113">
                <text:p>0.32924582634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94789199666614">
                <text:p>0.0194789199666614</text:p>
              </table:table-cell>
              <table:table-cell office:value-type="float" office:value="0.673177577578638">
                <text:p>0.673177577578638</text:p>
              </table:table-cell>
              <table:table-cell office:value-type="float" office:value="0.182752433630757">
                <text:p>0.182752433630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552558796605057">
                <text:p>-0.0552558796605057</text:p>
              </table:table-cell>
              <table:table-cell office:value-type="float" office:value="0.81390557132831">
                <text:p>0.81390557132831</text:p>
              </table:table-cell>
              <table:table-cell office:value-type="float" office:value="0.128686890249099">
                <text:p>0.12868689024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04666235709286">
                <text:p>-0.0904666235709286</text:p>
              </table:table-cell>
              <table:table-cell office:value-type="float" office:value="0.745490139689861">
                <text:p>0.745490139689861</text:p>
              </table:table-cell>
              <table:table-cell office:value-type="float" office:value="0.132985131850396">
                <text:p>0.132985131850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114472760376806">
                <text:p>-0.114472760376806</text:p>
              </table:table-cell>
              <table:table-cell office:value-type="float" office:value="0.83735459330051">
                <text:p>0.83735459330051</text:p>
              </table:table-cell>
              <table:table-cell office:value-type="float" office:value="0.20447479603617">
                <text:p>0.20447479603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22019377157418">
                <text:p>-0.122019377157418</text:p>
              </table:table-cell>
              <table:table-cell office:value-type="float" office:value="0.946990786660807">
                <text:p>0.946990786660807</text:p>
              </table:table-cell>
              <table:table-cell office:value-type="float" office:value="0.323526704610871">
                <text:p>0.32352670461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599682391285339">
                <text:p>-0.0599682391285339</text:p>
              </table:table-cell>
              <table:table-cell office:value-type="float" office:value="0.990270769143561">
                <text:p>0.990270769143561</text:p>
              </table:table-cell>
              <table:table-cell office:value-type="float" office:value="0.441056377117975">
                <text:p>0.441056377117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421429813819685">
                <text:p>0.00421429813819685</text:p>
              </table:table-cell>
              <table:table-cell office:value-type="float" office:value="0.944152679426728">
                <text:p>0.944152679426728</text:p>
              </table:table-cell>
              <table:table-cell office:value-type="float" office:value="0.474426773230651">
                <text:p>0.4744267732306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5402086876006">
                <text:p>0.0725402086876006</text:p>
              </table:table-cell>
              <table:table-cell office:value-type="float" office:value="1.20809005454214">
                <text:p>1.20809005454214</text:p>
              </table:table-cell>
              <table:table-cell office:value-type="float" office:value="0.581510238819038">
                <text:p>0.581510238819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5545445078697">
                <text:p>0.165545445078697</text:p>
              </table:table-cell>
              <table:table-cell office:value-type="float" office:value="1.17474312671249">
                <text:p>1.17474312671249</text:p>
              </table:table-cell>
              <table:table-cell office:value-type="float" office:value="0.681242330220703">
                <text:p>0.6812423302207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17808098404913">
                <text:p>0.217808098404913</text:p>
              </table:table-cell>
              <table:table-cell office:value-type="float" office:value="1.09313023815547">
                <text:p>1.09313023815547</text:p>
              </table:table-cell>
              <table:table-cell office:value-type="float" office:value="0.672942979019521">
                <text:p>0.6729429790195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27937579766382">
                <text:p>0.227937579766382</text:p>
              </table:table-cell>
              <table:table-cell office:value-type="float" office:value="1.1316320441132">
                <text:p>1.1316320441132</text:p>
              </table:table-cell>
              <table:table-cell office:value-type="float" office:value="0.620905282132852">
                <text:p>0.620905282132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89523577629">
                <text:p>0.2689523577629</text:p>
              </table:table-cell>
              <table:table-cell office:value-type="float" office:value="1.28085829097967">
                <text:p>1.28085829097967</text:p>
              </table:table-cell>
              <table:table-cell office:value-type="float" office:value="0.668223091825993">
                <text:p>0.668223091825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6192833590143">
                <text:p>0.296192833590143</text:p>
              </table:table-cell>
              <table:table-cell office:value-type="float" office:value="1.27268925395356">
                <text:p>1.27268925395356</text:p>
              </table:table-cell>
              <table:table-cell office:value-type="float" office:value="0.746220972883688">
                <text:p>0.746220972883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91610194767146">
                <text:p>0.291610194767146</text:p>
              </table:table-cell>
              <table:table-cell office:value-type="float" office:value="1.28239732989947">
                <text:p>1.28239732989947</text:p>
              </table:table-cell>
              <table:table-cell office:value-type="float" office:value="0.784628666957015">
                <text:p>0.784628666957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1972691713666">
                <text:p>0.331972691713666</text:p>
              </table:table-cell>
              <table:table-cell office:value-type="float" office:value="1.47341338155097">
                <text:p>1.47341338155097</text:p>
              </table:table-cell>
              <table:table-cell office:value-type="float" office:value="0.880994176943421">
                <text:p>0.880994176943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4594277032049">
                <text:p>0.404594277032049</text:p>
              </table:table-cell>
              <table:table-cell office:value-type="float" office:value="1.48805218523413">
                <text:p>1.48805218523413</text:p>
              </table:table-cell>
              <table:table-cell office:value-type="float" office:value="0.983452036452345">
                <text:p>0.9834520364523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57779088444612">
                <text:p>0.457779088444612</text:p>
              </table:table-cell>
              <table:table-cell office:value-type="float" office:value="1.43229492135259">
                <text:p>1.4322949213525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71948321012454">
                <text:p>0.471948321012454</text:p>
              </table:table-cell>
              <table:table-cell office:value-type="float" office:value="1.34431579688646">
                <text:p>1.34431579688646</text:p>
              </table:table-cell>
              <table:table-cell office:value-type="float" office:value="0.909372195777674">
                <text:p>0.9093721957776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1.42236179432956">
                <text:p>1.42236179432956</text:p>
              </table:table-cell>
              <table:table-cell office:value-type="float" office:value="0.858314794478807">
                <text:p>0.8583147944788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2320632978742">
                <text:p>0.492320632978742</text:p>
              </table:table-cell>
              <table:table-cell office:value-type="float" office:value="1.35721018618165">
                <text:p>1.35721018618165</text:p>
              </table:table-cell>
              <table:table-cell office:value-type="float" office:value="0.829839470231318">
                <text:p>0.82983947023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59158205674151">
                <text:p>0.459158205674151</text:p>
              </table:table-cell>
              <table:table-cell office:value-type="float" office:value="1.40391455844283">
                <text:p>1.40391455844283</text:p>
              </table:table-cell>
              <table:table-cell office:value-type="float" office:value="0.83739134076473">
                <text:p>0.83739134076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40349225961845">
                <text:p>0.440349225961845</text:p>
              </table:table-cell>
              <table:table-cell office:value-type="float" office:value="1.46705737792628">
                <text:p>1.46705737792628</text:p>
              </table:table-cell>
              <table:table-cell office:value-type="float" office:value="0.888746890222103">
                <text:p>0.888746890222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50676624596025">
                <text:p>0.450676624596025</text:p>
              </table:table-cell>
              <table:table-cell office:value-type="float" office:value="1.5">
                <text:p>1.5</text:p>
              </table:table-cell>
              <table:table-cell office:value-type="float" office:value="0.957727246243941">
                <text:p>0.957727246243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3943309322212">
                <text:p>0.443943309322212</text:p>
              </table:table-cell>
              <table:table-cell office:value-type="float" office:value="1.41297131870398">
                <text:p>1.41297131870398</text:p>
              </table:table-cell>
              <table:table-cell office:value-type="float" office:value="0.952293514371332">
                <text:p>0.95229351437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50682466181">
                <text:p>0.4250682466181</text:p>
              </table:table-cell>
              <table:table-cell office:value-type="float" office:value="1.335657628953">
                <text:p>1.335657628953</text:p>
              </table:table-cell>
              <table:table-cell office:value-type="float" office:value="0.86535042314662">
                <text:p>0.865350423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0044666626408">
                <text:p>0.400044666626408</text:p>
              </table:table-cell>
              <table:table-cell office:value-type="float" office:value="1.30277826965974">
                <text:p>1.30277826965974</text:p>
              </table:table-cell>
              <table:table-cell office:value-type="float" office:value="0.770101223414385">
                <text:p>0.77010122341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44017688544748">
                <text:p>0.344017688544748</text:p>
              </table:table-cell>
              <table:table-cell office:value-type="float" office:value="1.25917470669558">
                <text:p>1.25917470669558</text:p>
              </table:table-cell>
              <table:table-cell office:value-type="float" office:value="0.701245977204189">
                <text:p>0.701245977204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2961101652323">
                <text:p>0.292961101652323</text:p>
              </table:table-cell>
              <table:table-cell office:value-type="float" office:value="1.35138250464532">
                <text:p>1.35138250464532</text:p>
              </table:table-cell>
              <table:table-cell office:value-type="float" office:value="0.723155049747333">
                <text:p>0.723155049747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43513629239772">
                <text:p>0.243513629239772</text:p>
              </table:table-cell>
              <table:table-cell office:value-type="float" office:value="1.27587019486466">
                <text:p>1.27587019486466</text:p>
              </table:table-cell>
              <table:table-cell office:value-type="float" office:value="0.741406039679644">
                <text:p>0.741406039679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4110445079789">
                <text:p>0.214110445079789</text:p>
              </table:table-cell>
              <table:table-cell office:value-type="float" office:value="1.2758326268985">
                <text:p>1.2758326268985</text:p>
              </table:table-cell>
              <table:table-cell office:value-type="float" office:value="0.739083250586923">
                <text:p>0.73908325058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8739562917401">
                <text:p>0.18739562917401</text:p>
              </table:table-cell>
              <table:table-cell office:value-type="float" office:value="1.21518514514719">
                <text:p>1.21518514514719</text:p>
              </table:table-cell>
              <table:table-cell office:value-type="float" office:value="0.69667617160954">
                <text:p>0.69667617160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66823886479043">
                <text:p>0.166823886479043</text:p>
              </table:table-cell>
              <table:table-cell office:value-type="float" office:value="1.25053252055331">
                <text:p>1.25053252055331</text:p>
              </table:table-cell>
              <table:table-cell office:value-type="float" office:value="0.6786868116185">
                <text:p>0.6786868116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57083269197255">
                <text:p>0.157083269197255</text:p>
              </table:table-cell>
              <table:table-cell office:value-type="float" office:value="1.36820135568189">
                <text:p>1.36820135568189</text:p>
              </table:table-cell>
              <table:table-cell office:value-type="float" office:value="0.747851078295906">
                <text:p>0.74785107829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279641544391">
                <text:p>0.14279641544391</text:p>
              </table:table-cell>
              <table:table-cell office:value-type="float" office:value="1.25441292079506">
                <text:p>1.25441292079506</text:p>
              </table:table-cell>
              <table:table-cell office:value-type="float" office:value="0.770724965884251">
                <text:p>0.770724965884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27917273505758">
                <text:p>0.127917273505758</text:p>
              </table:table-cell>
              <table:table-cell office:value-type="float" office:value="1.31651465724633">
                <text:p>1.31651465724633</text:p>
              </table:table-cell>
              <table:table-cell office:value-type="float" office:value="0.777308135365842">
                <text:p>0.777308135365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533914473756">
                <text:p>0.140533914473756</text:p>
              </table:table-cell>
              <table:table-cell office:value-type="float" office:value="1.39530079352409">
                <text:p>1.39530079352409</text:p>
              </table:table-cell>
              <table:table-cell office:value-type="float" office:value="0.820192865948466">
                <text:p>0.820192865948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70656834413624">
                <text:p>0.170656834413624</text:p>
              </table:table-cell>
              <table:table-cell office:value-type="float" office:value="1.42449032162531">
                <text:p>1.42449032162531</text:p>
              </table:table-cell>
              <table:table-cell office:value-type="float" office:value="0.887305753918458">
                <text:p>0.8873057539184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853362210062">
                <text:p>0.166853362210062</text:p>
              </table:table-cell>
              <table:table-cell office:value-type="float" office:value="1.37025643375412">
                <text:p>1.37025643375412</text:p>
              </table:table-cell>
              <table:table-cell office:value-type="float" office:value="0.896701266967931">
                <text:p>0.896701266967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6664244099101">
                <text:p>0.156664244099101</text:p>
              </table:table-cell>
              <table:table-cell office:value-type="float" office:value="1.30686226095435">
                <text:p>1.30686226095435</text:p>
              </table:table-cell>
              <table:table-cell office:value-type="float" office:value="0.832857863196202">
                <text:p>0.832857863196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42806084408875">
                <text:p>0.142806084408875</text:p>
              </table:table-cell>
              <table:table-cell office:value-type="float" office:value="1.26697930128602">
                <text:p>1.26697930128602</text:p>
              </table:table-cell>
              <table:table-cell office:value-type="float" office:value="0.74939554751216">
                <text:p>0.74939554751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823438566416934">
                <text:p>0.0823438566416934</text:p>
              </table:table-cell>
              <table:table-cell office:value-type="float" office:value="1.06051216730637">
                <text:p>1.06051216730637</text:p>
              </table:table-cell>
              <table:table-cell office:value-type="float" office:value="0.593232400346902">
                <text:p>0.593232400346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174302562972979">
                <text:p>-0.0174302562972979</text:p>
              </table:table-cell>
              <table:table-cell office:value-type="float" office:value="1.04878893569639">
                <text:p>1.04878893569639</text:p>
              </table:table-cell>
              <table:table-cell office:value-type="float" office:value="0.460951953170747">
                <text:p>0.460951953170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886012422665372">
                <text:p>-0.0886012422665372</text:p>
              </table:table-cell>
              <table:table-cell office:value-type="float" office:value="1.1575744210022">
                <text:p>1.1575744210022</text:p>
              </table:table-cell>
              <table:table-cell office:value-type="float" office:value="0.468178704417343">
                <text:p>0.4681787044173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